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7.3mm"/>
    </style:style>
    <style:style style:name="co3" style:family="table-column">
      <style:table-column-properties fo:break-before="auto" style:column-width="58.28mm"/>
    </style:style>
    <style:style style:name="co4" style:family="table-column">
      <style:table-column-properties fo:break-before="auto" style:column-width="36.4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 style:data-style-name="N100"/>
    <style:style style:name="ce4" style:family="table-cell" style:parent-style-name="Default">
      <style:text-properties style:font-name="Arial" style:font-name-asian="Droid Sans Fallback" style:font-name-complex="FreeSans"/>
    </style:style>
    <style:style style:name="ce5" style:family="table-cell" style:parent-style-name="Default">
      <style:table-cell-properties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15">
      <style:table-cell-properties fo:padding="0.71mm"/>
      <style:text-properties style:font-name="Arial" style:font-name-asian="Droid Sans Fallback" style:font-name-complex="FreeSans"/>
    </style:style>
    <style:style style:name="ce7" style:family="table-cell" style:parent-style-name="Default" style:data-style-name="N115">
      <style:table-cell-properties style:diagonal-bl-tr="none" style:diagonal-tl-br="none" fo:border="0.74pt solid #3c3c3c" fo:padding="0.71mm" style:rotation-align="none"/>
      <style:text-properties style:font-name="Arial" style:font-name-asian="Droid Sans Fallback" style:font-name-complex="FreeSans"/>
    </style:style>
    <style:style style:name="ce8" style:family="table-cell" style:parent-style-name="Default" style:data-style-name="N115">
      <style:table-cell-properties fo:padding="0.71mm"/>
    </style:style>
    <style:style style:name="ce9" style:family="table-cell" style:parent-style-name="Default" style:data-style-name="N11">
      <style:table-cell-properties style:diagonal-bl-tr="none" style:diagonal-tl-br="none" fo:border="0.74pt solid #3c3c3c" fo:padding="0.71m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Knn" table:style-name="ta1">
        <office:forms form:automatic-focus="false" form:apply-design-mode="false"/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inst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predição</text:p>
          </table:table-cell>
          <table:table-cell table:number-columns-repeated="5" table:style-name="ce1" office:value-type="string" calcext:value-type="string">
            <text:p>prob.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predição</text:p>
          </table:table-cell>
          <table:table-cell table:style-name="ce1" office:value-type="string" calcext:value-type="string">
            <text:p>Classe_1</text:p>
          </table:table-cell>
          <table:table-cell table:style-name="ce1" office:value-type="string" calcext:value-type="string">
            <text:p>Classe_2</text:p>
          </table:table-cell>
          <table:table-cell table:style-name="ce1" office:value-type="string" calcext:value-type="string">
            <text:p>Classe_3</text:p>
          </table:table-cell>
          <table:table-cell table:style-name="ce1" office:value-type="string" calcext:value-type="string">
            <text:p>Classe_4</text:p>
          </table:table-cell>
          <table:table-cell table:style-name="ce1" office:value-type="string" calcext:value-type="string">
            <text:p>Classe_5</text:p>
          </table:table-cell>
          <table:table-cell table:number-columns-repeated="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1:0</text:p>
          </table:table-cell>
          <table:table-cell office:value-type="float" office:value="0.983" calcext:value-type="float">
            <text:p>0,983</text:p>
          </table:table-cell>
          <table:table-cell table:number-columns-repeated="4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1:0</text:p>
          </table:table-cell>
          <table:table-cell table:style-name="ce3" office:value-type="string" calcext:value-type="string">
            <text:p>5:4</text:p>
          </table:table-cell>
          <table:table-cell table:number-columns-repeated="4"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1:0</text:p>
          </table:table-cell>
          <table:table-cell table:style-name="ce3" office:value-type="string" calcext:value-type="string">
            <text:p>4:3</text:p>
          </table:table-cell>
          <table:table-cell table:number-columns-repeated="3"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1:0</text:p>
          </table:table-cell>
          <table:table-cell office:value-type="float" office:value="0.983" calcext:value-type="float">
            <text:p>0,983</text:p>
          </table:table-cell>
          <table:table-cell table:number-columns-repeated="4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1:0</text:p>
          </table:table-cell>
          <table:table-cell office:value-type="float" office:value="0.983" calcext:value-type="float">
            <text:p>0,983</text:p>
          </table:table-cell>
          <table:table-cell table:number-columns-repeated="4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1:0</text:p>
          </table:table-cell>
          <table:table-cell table:style-name="ce3" office:value-type="string" calcext:value-type="string">
            <text:p>4:3</text:p>
          </table:table-cell>
          <table:table-cell table:number-columns-repeated="3"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1:0</text:p>
          </table:table-cell>
          <table:table-cell table:style-name="ce3" office:value-type="string" calcext:value-type="string">
            <text:p>4:3</text:p>
          </table:table-cell>
          <table:table-cell table:number-columns-repeated="3"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1:0</text:p>
          </table:table-cell>
          <table:table-cell table:style-name="ce3" office:value-type="string" calcext:value-type="string">
            <text:p>2:1</text:p>
          </table:table-cell>
          <table:table-cell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table:number-columns-repeated="3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2" table:style-name="ce3" office:value-type="string" calcext:value-type="string">
            <text:p>1:0</text:p>
          </table:table-cell>
          <table:table-cell office:value-type="float" office:value="0.983" calcext:value-type="float">
            <text:p>0,983</text:p>
          </table:table-cell>
          <table:table-cell table:number-columns-repeated="4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1:0</text:p>
          </table:table-cell>
          <table:table-cell table:style-name="ce3" office:value-type="string" calcext:value-type="string">
            <text:p>2:1</text:p>
          </table:table-cell>
          <table:table-cell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table:number-columns-repeated="3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2" table:style-name="ce3" office:value-type="string" calcext:value-type="string">
            <text:p>1:0</text:p>
          </table:table-cell>
          <table:table-cell office:value-type="float" office:value="0.983" calcext:value-type="float">
            <text:p>0,983</text:p>
          </table:table-cell>
          <table:table-cell table:number-columns-repeated="4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1:0</text:p>
          </table:table-cell>
          <table:table-cell office:value-type="float" office:value="0.983" calcext:value-type="float">
            <text:p>0,983</text:p>
          </table:table-cell>
          <table:table-cell table:number-columns-repeated="4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2" table:style-name="ce3" office:value-type="string" calcext:value-type="string">
            <text:p>1:0</text:p>
          </table:table-cell>
          <table:table-cell office:value-type="float" office:value="0.983" calcext:value-type="float">
            <text:p>0,983</text:p>
          </table:table-cell>
          <table:table-cell table:number-columns-repeated="4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1:0</text:p>
          </table:table-cell>
          <table:table-cell office:value-type="float" office:value="0.983" calcext:value-type="float">
            <text:p>0,983</text:p>
          </table:table-cell>
          <table:table-cell table:number-columns-repeated="4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1:0</text:p>
          </table:table-cell>
          <table:table-cell table:style-name="ce3" office:value-type="string" calcext:value-type="string">
            <text:p>4:3</text:p>
          </table:table-cell>
          <table:table-cell table:number-columns-repeated="3" table:style-name="ce4" office:value-type="float" office:value="0.002" calcext:value-type="float">
            <text:p>0,002</text:p>
          </table:table-cell>
          <table:table-cell table:number-columns-repeated="2" office:value-type="float" office:value="0.497" calcext:value-type="float">
            <text:p>0,497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1:0</text:p>
          </table:table-cell>
          <table:table-cell table:style-name="ce3" office:value-type="string" calcext:value-type="string">
            <text:p>4:3</text:p>
          </table:table-cell>
          <table:table-cell table:number-columns-repeated="3"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1:0</text:p>
          </table:table-cell>
          <table:table-cell table:style-name="ce3" office:value-type="string" calcext:value-type="string">
            <text:p>3:2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table:number-columns-repeated="2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number-columns-repeated="2" table:style-name="ce3" office:value-type="string" calcext:value-type="string">
            <text:p>1:0</text:p>
          </table:table-cell>
          <table:table-cell office:value-type="float" office:value="0.983" calcext:value-type="float">
            <text:p>0,983</text:p>
          </table:table-cell>
          <table:table-cell table:number-columns-repeated="4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1:0</text:p>
          </table:table-cell>
          <table:table-cell table:style-name="ce3" office:value-type="string" calcext:value-type="string">
            <text:p>4:3</text:p>
          </table:table-cell>
          <table:table-cell table:number-columns-repeated="3"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number-columns-repeated="2" table:style-name="ce3" office:value-type="string" calcext:value-type="string">
            <text:p>1:0</text:p>
          </table:table-cell>
          <table:table-cell office:value-type="float" office:value="0.983" calcext:value-type="float">
            <text:p>0,983</text:p>
          </table:table-cell>
          <table:table-cell table:number-columns-repeated="4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1:0</text:p>
          </table:table-cell>
          <table:table-cell table:style-name="ce3" office:value-type="string" calcext:value-type="string">
            <text:p>5:4</text:p>
          </table:table-cell>
          <table:table-cell table:number-columns-repeated="4"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number-columns-repeated="2" table:style-name="ce3" office:value-type="string" calcext:value-type="string">
            <text:p>1:0</text:p>
          </table:table-cell>
          <table:table-cell office:value-type="float" office:value="0.983" calcext:value-type="float">
            <text:p>0,983</text:p>
          </table:table-cell>
          <table:table-cell table:number-columns-repeated="4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2" table:style-name="ce3" office:value-type="string" calcext:value-type="string">
            <text:p>1:0</text:p>
          </table:table-cell>
          <table:table-cell office:value-type="float" office:value="0.983" calcext:value-type="float">
            <text:p>0,983</text:p>
          </table:table-cell>
          <table:table-cell table:number-columns-repeated="4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number-columns-repeated="2" table:style-name="ce3" office:value-type="string" calcext:value-type="string">
            <text:p>1:0</text:p>
          </table:table-cell>
          <table:table-cell office:value-type="float" office:value="0.983" calcext:value-type="float">
            <text:p>0,983</text:p>
          </table:table-cell>
          <table:table-cell table:number-columns-repeated="4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number-columns-repeated="2" table:style-name="ce3" office:value-type="string" calcext:value-type="string">
            <text:p>1:0</text:p>
          </table:table-cell>
          <table:table-cell office:value-type="float" office:value="0.983" calcext:value-type="float">
            <text:p>0,983</text:p>
          </table:table-cell>
          <table:table-cell table:number-columns-repeated="4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number-columns-repeated="2" table:style-name="ce3" office:value-type="string" calcext:value-type="string">
            <text:p>1:0</text:p>
          </table:table-cell>
          <table:table-cell office:value-type="float" office:value="0.983" calcext:value-type="float">
            <text:p>0,983</text:p>
          </table:table-cell>
          <table:table-cell table:number-columns-repeated="4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1:0</text:p>
          </table:table-cell>
          <table:table-cell table:style-name="ce3" office:value-type="string" calcext:value-type="string">
            <text:p>2:1</text:p>
          </table:table-cell>
          <table:table-cell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table:number-columns-repeated="3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1:0</text:p>
          </table:table-cell>
          <table:table-cell table:style-name="ce3" office:value-type="string" calcext:value-type="string">
            <text:p>2:1</text:p>
          </table:table-cell>
          <table:table-cell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table:number-columns-repeated="3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3" office:value-type="string" calcext:value-type="string">
            <text:p>1:0</text:p>
          </table:table-cell>
          <table:table-cell office:value-type="float" office:value="0.983" calcext:value-type="float">
            <text:p>0,983</text:p>
          </table:table-cell>
          <table:table-cell table:number-columns-repeated="4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1:0</text:p>
          </table:table-cell>
          <table:table-cell table:style-name="ce3" office:value-type="string" calcext:value-type="string">
            <text:p>3:2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table:number-columns-repeated="2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3" office:value-type="string" calcext:value-type="string">
            <text:p>1:0</text:p>
          </table:table-cell>
          <table:table-cell table:style-name="ce3" office:value-type="string" calcext:value-type="string">
            <text:p>4:3</text:p>
          </table:table-cell>
          <table:table-cell table:number-columns-repeated="3"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number-columns-repeated="2" table:style-name="ce3" office:value-type="string" calcext:value-type="string">
            <text:p>1:0</text:p>
          </table:table-cell>
          <table:table-cell office:value-type="float" office:value="0.983" calcext:value-type="float">
            <text:p>0,983</text:p>
          </table:table-cell>
          <table:table-cell table:number-columns-repeated="4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number-columns-repeated="2" table:style-name="ce3" office:value-type="string" calcext:value-type="string">
            <text:p>1:0</text:p>
          </table:table-cell>
          <table:table-cell office:value-type="float" office:value="0.983" calcext:value-type="float">
            <text:p>0,983</text:p>
          </table:table-cell>
          <table:table-cell table:number-columns-repeated="4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number-columns-repeated="2" table:style-name="ce3" office:value-type="string" calcext:value-type="string">
            <text:p>1:0</text:p>
          </table:table-cell>
          <table:table-cell office:value-type="float" office:value="0.983" calcext:value-type="float">
            <text:p>0,983</text:p>
          </table:table-cell>
          <table:table-cell table:number-columns-repeated="4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3" office:value-type="string" calcext:value-type="string">
            <text:p>1:0</text:p>
          </table:table-cell>
          <table:table-cell table:style-name="ce3" office:value-type="string" calcext:value-type="string">
            <text:p>2:1</text:p>
          </table:table-cell>
          <table:table-cell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table:number-columns-repeated="3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number-columns-repeated="2" table:style-name="ce3" office:value-type="string" calcext:value-type="string">
            <text:p>2:1</text:p>
          </table:table-cell>
          <table:table-cell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table:number-columns-repeated="3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number-columns-repeated="2" table:style-name="ce3" office:value-type="string" calcext:value-type="string">
            <text:p>2:1</text:p>
          </table:table-cell>
          <table:table-cell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table:number-columns-repeated="3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3" office:value-type="string" calcext:value-type="string">
            <text:p>2:1</text:p>
          </table:table-cell>
          <table:table-cell table:style-name="ce3" office:value-type="string" calcext:value-type="string">
            <text:p>1:0</text:p>
          </table:table-cell>
          <table:table-cell office:value-type="float" office:value="0.983" calcext:value-type="float">
            <text:p>0,983</text:p>
          </table:table-cell>
          <table:table-cell table:number-columns-repeated="4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3" office:value-type="string" calcext:value-type="string">
            <text:p>2:1</text:p>
          </table:table-cell>
          <table:table-cell table:style-name="ce3" office:value-type="string" calcext:value-type="string">
            <text:p>1:0</text:p>
          </table:table-cell>
          <table:table-cell office:value-type="float" office:value="0.983" calcext:value-type="float">
            <text:p>0,983</text:p>
          </table:table-cell>
          <table:table-cell table:number-columns-repeated="4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number-columns-repeated="2" table:style-name="ce3" office:value-type="string" calcext:value-type="string">
            <text:p>2:1</text:p>
          </table:table-cell>
          <table:table-cell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table:number-columns-repeated="3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3" office:value-type="string" calcext:value-type="string">
            <text:p>2:1</text:p>
          </table:table-cell>
          <table:table-cell table:style-name="ce3" office:value-type="string" calcext:value-type="string">
            <text:p>3:2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table:number-columns-repeated="2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3" office:value-type="string" calcext:value-type="string">
            <text:p>2:1</text:p>
          </table:table-cell>
          <table:table-cell table:style-name="ce3" office:value-type="string" calcext:value-type="string">
            <text:p>4:3</text:p>
          </table:table-cell>
          <table:table-cell table:number-columns-repeated="3"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number-columns-repeated="2" table:style-name="ce3" office:value-type="string" calcext:value-type="string">
            <text:p>2:1</text:p>
          </table:table-cell>
          <table:table-cell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table:number-columns-repeated="3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number-columns-repeated="2" table:style-name="ce3" office:value-type="string" calcext:value-type="string">
            <text:p>2:1</text:p>
          </table:table-cell>
          <table:table-cell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table:number-columns-repeated="3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3" office:value-type="string" calcext:value-type="string">
            <text:p>2:1</text:p>
          </table:table-cell>
          <table:table-cell table:style-name="ce3" office:value-type="string" calcext:value-type="string">
            <text:p>3:2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table:number-columns-repeated="2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3" office:value-type="string" calcext:value-type="string">
            <text:p>2:1</text:p>
          </table:table-cell>
          <table:table-cell table:style-name="ce3" office:value-type="string" calcext:value-type="string">
            <text:p>4:3</text:p>
          </table:table-cell>
          <table:table-cell table:number-columns-repeated="3"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3" office:value-type="string" calcext:value-type="string">
            <text:p>2:1</text:p>
          </table:table-cell>
          <table:table-cell table:style-name="ce3" office:value-type="string" calcext:value-type="string">
            <text:p>1:0</text:p>
          </table:table-cell>
          <table:table-cell office:value-type="float" office:value="0.983" calcext:value-type="float">
            <text:p>0,983</text:p>
          </table:table-cell>
          <table:table-cell table:number-columns-repeated="4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number-columns-repeated="2" table:style-name="ce3" office:value-type="string" calcext:value-type="string">
            <text:p>2:1</text:p>
          </table:table-cell>
          <table:table-cell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table:number-columns-repeated="3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3" office:value-type="string" calcext:value-type="string">
            <text:p>2:1</text:p>
          </table:table-cell>
          <table:table-cell table:style-name="ce3" office:value-type="string" calcext:value-type="string">
            <text:p>1:0</text:p>
          </table:table-cell>
          <table:table-cell office:value-type="float" office:value="0.983" calcext:value-type="float">
            <text:p>0,983</text:p>
          </table:table-cell>
          <table:table-cell table:number-columns-repeated="4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number-columns-repeated="2" table:style-name="ce3" office:value-type="string" calcext:value-type="string">
            <text:p>2:1</text:p>
          </table:table-cell>
          <table:table-cell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table:number-columns-repeated="3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3" office:value-type="string" calcext:value-type="string">
            <text:p>2:1</text:p>
          </table:table-cell>
          <table:table-cell table:style-name="ce3" office:value-type="string" calcext:value-type="string">
            <text:p>1:0</text:p>
          </table:table-cell>
          <table:table-cell office:value-type="float" office:value="0.983" calcext:value-type="float">
            <text:p>0,983</text:p>
          </table:table-cell>
          <table:table-cell table:number-columns-repeated="4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3" office:value-type="string" calcext:value-type="string">
            <text:p>2:1</text:p>
          </table:table-cell>
          <table:table-cell table:style-name="ce3" office:value-type="string" calcext:value-type="string">
            <text:p>5:4</text:p>
          </table:table-cell>
          <table:table-cell table:number-columns-repeated="4"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3" office:value-type="string" calcext:value-type="string">
            <text:p>2:1</text:p>
          </table:table-cell>
          <table:table-cell table:style-name="ce3" office:value-type="string" calcext:value-type="string">
            <text:p>1:0</text:p>
          </table:table-cell>
          <table:table-cell office:value-type="float" office:value="0.983" calcext:value-type="float">
            <text:p>0,983</text:p>
          </table:table-cell>
          <table:table-cell table:number-columns-repeated="4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number-columns-repeated="2" table:style-name="ce3" office:value-type="string" calcext:value-type="string">
            <text:p>2:1</text:p>
          </table:table-cell>
          <table:table-cell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table:number-columns-repeated="3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number-columns-repeated="2" table:style-name="ce3" office:value-type="string" calcext:value-type="string">
            <text:p>2:1</text:p>
          </table:table-cell>
          <table:table-cell table:style-name="ce4" office:value-type="float" office:value="0.002" calcext:value-type="float">
            <text:p>0,002</text:p>
          </table:table-cell>
          <table:table-cell table:number-columns-repeated="2" office:value-type="float" office:value="0.497" calcext:value-type="float">
            <text:p>0,497</text:p>
          </table:table-cell>
          <table:table-cell table:number-columns-repeated="2" table:style-name="ce4" office:value-type="float" office:value="0.002" calcext:value-type="float">
            <text:p>0,002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3" office:value-type="string" calcext:value-type="string">
            <text:p>2:1</text:p>
          </table:table-cell>
          <table:table-cell table:style-name="ce3" office:value-type="string" calcext:value-type="string">
            <text:p>1:0</text:p>
          </table:table-cell>
          <table:table-cell office:value-type="float" office:value="0.983" calcext:value-type="float">
            <text:p>0,983</text:p>
          </table:table-cell>
          <table:table-cell table:number-columns-repeated="4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number-columns-repeated="2" table:style-name="ce3" office:value-type="string" calcext:value-type="string">
            <text:p>2:1</text:p>
          </table:table-cell>
          <table:table-cell table:style-name="ce4" office:value-type="float" office:value="0.002" calcext:value-type="float">
            <text:p>0,002</text:p>
          </table:table-cell>
          <table:table-cell table:number-columns-repeated="2" office:value-type="float" office:value="0.497" calcext:value-type="float">
            <text:p>0,497</text:p>
          </table:table-cell>
          <table:table-cell table:number-columns-repeated="2" table:style-name="ce4" office:value-type="float" office:value="0.002" calcext:value-type="float">
            <text:p>0,002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3" office:value-type="string" calcext:value-type="string">
            <text:p>2:1</text:p>
          </table:table-cell>
          <table:table-cell table:style-name="ce3" office:value-type="string" calcext:value-type="string">
            <text:p>5:4</text:p>
          </table:table-cell>
          <table:table-cell table:number-columns-repeated="4"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number-columns-repeated="2" table:style-name="ce3" office:value-type="string" calcext:value-type="string">
            <text:p>2:1</text:p>
          </table:table-cell>
          <table:table-cell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table:number-columns-repeated="3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3" office:value-type="string" calcext:value-type="string">
            <text:p>2:1</text:p>
          </table:table-cell>
          <table:table-cell table:style-name="ce3" office:value-type="string" calcext:value-type="string">
            <text:p>3:2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table:number-columns-repeated="2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3" office:value-type="string" calcext:value-type="string">
            <text:p>2:1</text:p>
          </table:table-cell>
          <table:table-cell table:style-name="ce3" office:value-type="string" calcext:value-type="string">
            <text:p>3:2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table:number-columns-repeated="2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number-columns-repeated="2" table:style-name="ce3" office:value-type="string" calcext:value-type="string">
            <text:p>3:2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table:number-columns-repeated="2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3" office:value-type="string" calcext:value-type="string">
            <text:p>3:2</text:p>
          </table:table-cell>
          <table:table-cell table:style-name="ce3" office:value-type="string" calcext:value-type="string">
            <text:p>1:0</text:p>
          </table:table-cell>
          <table:table-cell office:value-type="float" office:value="0.983" calcext:value-type="float">
            <text:p>0,983</text:p>
          </table:table-cell>
          <table:table-cell table:number-columns-repeated="4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number-columns-repeated="2" table:style-name="ce3" office:value-type="string" calcext:value-type="string">
            <text:p>3:2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table:number-columns-repeated="2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3" office:value-type="string" calcext:value-type="string">
            <text:p>3:2</text:p>
          </table:table-cell>
          <table:table-cell table:style-name="ce3" office:value-type="string" calcext:value-type="string">
            <text:p>1:0</text:p>
          </table:table-cell>
          <table:table-cell office:value-type="float" office:value="0.983" calcext:value-type="float">
            <text:p>0,983</text:p>
          </table:table-cell>
          <table:table-cell table:number-columns-repeated="4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3" office:value-type="string" calcext:value-type="string">
            <text:p>3:2</text:p>
          </table:table-cell>
          <table:table-cell table:style-name="ce3" office:value-type="string" calcext:value-type="string">
            <text:p>1:0</text:p>
          </table:table-cell>
          <table:table-cell office:value-type="float" office:value="0.983" calcext:value-type="float">
            <text:p>0,983</text:p>
          </table:table-cell>
          <table:table-cell table:number-columns-repeated="4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3" office:value-type="string" calcext:value-type="string">
            <text:p>3:2</text:p>
          </table:table-cell>
          <table:table-cell table:style-name="ce3" office:value-type="string" calcext:value-type="string">
            <text:p>2:1</text:p>
          </table:table-cell>
          <table:table-cell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table:number-columns-repeated="3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3" office:value-type="string" calcext:value-type="string">
            <text:p>3:2</text:p>
          </table:table-cell>
          <table:table-cell table:style-name="ce3" office:value-type="string" calcext:value-type="string">
            <text:p>1:0</text:p>
          </table:table-cell>
          <table:table-cell office:value-type="float" office:value="0.983" calcext:value-type="float">
            <text:p>0,983</text:p>
          </table:table-cell>
          <table:table-cell table:number-columns-repeated="4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3" office:value-type="string" calcext:value-type="string">
            <text:p>3:2</text:p>
          </table:table-cell>
          <table:table-cell table:style-name="ce3" office:value-type="string" calcext:value-type="string">
            <text:p>4:3</text:p>
          </table:table-cell>
          <table:table-cell table:number-columns-repeated="3"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3" office:value-type="string" calcext:value-type="string">
            <text:p>3:2</text:p>
          </table:table-cell>
          <table:table-cell table:style-name="ce3" office:value-type="string" calcext:value-type="string">
            <text:p>4:3</text:p>
          </table:table-cell>
          <table:table-cell table:number-columns-repeated="3"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3" office:value-type="string" calcext:value-type="string">
            <text:p>3:2</text:p>
          </table:table-cell>
          <table:table-cell table:style-name="ce3" office:value-type="string" calcext:value-type="string">
            <text:p>2:1</text:p>
          </table:table-cell>
          <table:table-cell office:value-type="float" office:value="0.002" calcext:value-type="float">
            <text:p>0,002</text:p>
          </table:table-cell>
          <table:table-cell table:number-columns-repeated="2" office:value-type="float" office:value="0.497" calcext:value-type="float">
            <text:p>0,497</text:p>
          </table:table-cell>
          <table:table-cell table:number-columns-repeated="2" table:style-name="ce4" office:value-type="float" office:value="0.002" calcext:value-type="float">
            <text:p>0,002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number-columns-repeated="2" table:style-name="ce3" office:value-type="string" calcext:value-type="string">
            <text:p>3:2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table:number-columns-repeated="2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3" office:value-type="string" calcext:value-type="string">
            <text:p>3:2</text:p>
          </table:table-cell>
          <table:table-cell table:style-name="ce3" office:value-type="string" calcext:value-type="string">
            <text:p>1:0</text:p>
          </table:table-cell>
          <table:table-cell office:value-type="float" office:value="0.983" calcext:value-type="float">
            <text:p>0,983</text:p>
          </table:table-cell>
          <table:table-cell table:number-columns-repeated="4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3" office:value-type="string" calcext:value-type="string">
            <text:p>3:2</text:p>
          </table:table-cell>
          <table:table-cell table:style-name="ce3" office:value-type="string" calcext:value-type="string">
            <text:p>1:0</text:p>
          </table:table-cell>
          <table:table-cell office:value-type="float" office:value="0.983" calcext:value-type="float">
            <text:p>0,983</text:p>
          </table:table-cell>
          <table:table-cell table:number-columns-repeated="4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3" office:value-type="string" calcext:value-type="string">
            <text:p>3:2</text:p>
          </table:table-cell>
          <table:table-cell table:style-name="ce3" office:value-type="string" calcext:value-type="string">
            <text:p>4:3</text:p>
          </table:table-cell>
          <table:table-cell table:number-columns-repeated="3"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number-columns-repeated="2" table:style-name="ce3" office:value-type="string" calcext:value-type="string">
            <text:p>4:3</text:p>
          </table:table-cell>
          <table:table-cell table:number-columns-repeated="3"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3" office:value-type="string" calcext:value-type="string">
            <text:p>4:3</text:p>
          </table:table-cell>
          <table:table-cell table:style-name="ce3" office:value-type="string" calcext:value-type="string">
            <text:p>1:0</text:p>
          </table:table-cell>
          <table:table-cell office:value-type="float" office:value="0.983" calcext:value-type="float">
            <text:p>0,983</text:p>
          </table:table-cell>
          <table:table-cell table:number-columns-repeated="4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3" office:value-type="string" calcext:value-type="string">
            <text:p>4:3</text:p>
          </table:table-cell>
          <table:table-cell table:style-name="ce3" office:value-type="string" calcext:value-type="string">
            <text:p>2:1</text:p>
          </table:table-cell>
          <table:table-cell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table:number-columns-repeated="3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3" office:value-type="string" calcext:value-type="string">
            <text:p>4:3</text:p>
          </table:table-cell>
          <table:table-cell table:style-name="ce3" office:value-type="string" calcext:value-type="string">
            <text:p>1:0</text:p>
          </table:table-cell>
          <table:table-cell office:value-type="float" office:value="0.983" calcext:value-type="float">
            <text:p>0,983</text:p>
          </table:table-cell>
          <table:table-cell table:number-columns-repeated="4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3" office:value-type="string" calcext:value-type="string">
            <text:p>4:3</text:p>
          </table:table-cell>
          <table:table-cell table:style-name="ce3" office:value-type="string" calcext:value-type="string">
            <text:p>1:0</text:p>
          </table:table-cell>
          <table:table-cell office:value-type="float" office:value="0.983" calcext:value-type="float">
            <text:p>0,983</text:p>
          </table:table-cell>
          <table:table-cell table:number-columns-repeated="4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3" office:value-type="string" calcext:value-type="string">
            <text:p>4:3</text:p>
          </table:table-cell>
          <table:table-cell table:style-name="ce3" office:value-type="string" calcext:value-type="string">
            <text:p>2:1</text:p>
          </table:table-cell>
          <table:table-cell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table:number-columns-repeated="3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3" office:value-type="string" calcext:value-type="string">
            <text:p>4:3</text:p>
          </table:table-cell>
          <table:table-cell table:style-name="ce3" office:value-type="string" calcext:value-type="string">
            <text:p>1:0</text:p>
          </table:table-cell>
          <table:table-cell office:value-type="float" office:value="0.983" calcext:value-type="float">
            <text:p>0,983</text:p>
          </table:table-cell>
          <table:table-cell table:number-columns-repeated="4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number-columns-repeated="2" table:style-name="ce3" office:value-type="string" calcext:value-type="string">
            <text:p>4:3</text:p>
          </table:table-cell>
          <table:table-cell table:number-columns-repeated="3"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number-columns-repeated="2" table:style-name="ce3" office:value-type="string" calcext:value-type="string">
            <text:p>4:3</text:p>
          </table:table-cell>
          <table:table-cell table:number-columns-repeated="3"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number-columns-repeated="2" table:style-name="ce3" office:value-type="string" calcext:value-type="string">
            <text:p>4:3</text:p>
          </table:table-cell>
          <table:table-cell table:number-columns-repeated="3"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number-columns-repeated="2" table:style-name="ce3" office:value-type="string" calcext:value-type="string">
            <text:p>4:3</text:p>
          </table:table-cell>
          <table:table-cell table:number-columns-repeated="3"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number-columns-repeated="2" table:style-name="ce3" office:value-type="string" calcext:value-type="string">
            <text:p>4:3</text:p>
          </table:table-cell>
          <table:table-cell table:number-columns-repeated="3"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3" office:value-type="string" calcext:value-type="string">
            <text:p>4:3</text:p>
          </table:table-cell>
          <table:table-cell table:style-name="ce3" office:value-type="string" calcext:value-type="string">
            <text:p>5:4</text:p>
          </table:table-cell>
          <table:table-cell table:number-columns-repeated="4"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number-columns-repeated="2" table:style-name="ce3" office:value-type="string" calcext:value-type="string">
            <text:p>5:4</text:p>
          </table:table-cell>
          <table:table-cell table:number-columns-repeated="4"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3" office:value-type="string" calcext:value-type="string">
            <text:p>5:4</text:p>
          </table:table-cell>
          <table:table-cell table:style-name="ce3" office:value-type="string" calcext:value-type="string">
            <text:p>2:1</text:p>
          </table:table-cell>
          <table:table-cell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table:number-columns-repeated="3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3" office:value-type="string" calcext:value-type="string">
            <text:p>5:4</text:p>
          </table:table-cell>
          <table:table-cell table:style-name="ce3" office:value-type="string" calcext:value-type="string">
            <text:p>4:3</text:p>
          </table:table-cell>
          <table:table-cell table:number-columns-repeated="3"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3" office:value-type="string" calcext:value-type="string">
            <text:p>5:4</text:p>
          </table:table-cell>
          <table:table-cell table:style-name="ce3" office:value-type="string" calcext:value-type="string">
            <text:p>4:3</text:p>
          </table:table-cell>
          <table:table-cell table:number-columns-repeated="3"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3" office:value-type="string" calcext:value-type="string">
            <text:p>5:4</text:p>
          </table:table-cell>
          <table:table-cell table:style-name="ce3" office:value-type="string" calcext:value-type="string">
            <text:p>1:0</text:p>
          </table:table-cell>
          <table:table-cell office:value-type="float" office:value="0.983" calcext:value-type="float">
            <text:p>0,983</text:p>
          </table:table-cell>
          <table:table-cell table:number-columns-repeated="4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3" office:value-type="string" calcext:value-type="string">
            <text:p>5:4</text:p>
          </table:table-cell>
          <table:table-cell table:style-name="ce3" office:value-type="string" calcext:value-type="string">
            <text:p>2:1</text:p>
          </table:table-cell>
          <table:table-cell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table:number-columns-repeated="3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3" office:value-type="string" calcext:value-type="string">
            <text:p>5:4</text:p>
          </table:table-cell>
          <table:table-cell table:style-name="ce3" office:value-type="string" calcext:value-type="string">
            <text:p>2:1</text:p>
          </table:table-cell>
          <table:table-cell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table:number-columns-repeated="3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3" office:value-type="string" calcext:value-type="string">
            <text:p>5:4</text:p>
          </table:table-cell>
          <table:table-cell table:style-name="ce3" office:value-type="string" calcext:value-type="string">
            <text:p>4:3</text:p>
          </table:table-cell>
          <table:table-cell table:number-columns-repeated="3"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3" office:value-type="string" calcext:value-type="string">
            <text:p>5:4</text:p>
          </table:table-cell>
          <table:table-cell table:style-name="ce3" office:value-type="string" calcext:value-type="string">
            <text:p>4:3</text:p>
          </table:table-cell>
          <table:table-cell table:number-columns-repeated="3"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3" office:value-type="string" calcext:value-type="string">
            <text:p>5:4</text:p>
          </table:table-cell>
          <table:table-cell table:style-name="ce3" office:value-type="string" calcext:value-type="string">
            <text:p>1:0</text:p>
          </table:table-cell>
          <table:table-cell office:value-type="float" office:value="0.983" calcext:value-type="float">
            <text:p>0,983</text:p>
          </table:table-cell>
          <table:table-cell table:number-columns-repeated="4" office:value-type="float" office:value="0.004" calcext:value-type="float">
            <text:p>0,004</text:p>
          </table:table-cell>
          <table:table-cell table:number-columns-repeated="4"/>
          <table:table-cell table:style-name="ce3" table:number-columns-repeated="3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number-columns-repeated="2" table:style-name="ce3" office:value-type="string" calcext:value-type="string">
            <text:p>5:4</text:p>
          </table:table-cell>
          <table:table-cell table:number-columns-repeated="4" office:value-type="float" office:value="0.004" calcext:value-type="float">
            <text:p>0,004</text:p>
          </table:table-cell>
          <table:table-cell office:value-type="float" office:value="0.983" calcext:value-type="float">
            <text:p>0,983</text:p>
          </table:table-cell>
          <table:table-cell table:number-columns-repeated="4"/>
          <table:table-cell table:style-name="ce3" table:number-columns-repeated="3"/>
        </table:table-row>
        <table:table-row table:style-name="ro1" table:number-rows-repeated="104847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RandomForest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9" table:default-cell-style-name="Default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>
            <text:p>inst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predição</text:p>
          </table:table-cell>
          <table:table-cell table:number-columns-repeated="5" table:style-name="ce1" office:value-type="string" calcext:value-type="string">
            <text:p>prob,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predição</text:p>
          </table:table-cell>
          <table:table-cell table:style-name="ce1" office:value-type="string" calcext:value-type="string">
            <text:p>Classe_1</text:p>
          </table:table-cell>
          <table:table-cell table:style-name="ce1" office:value-type="string" calcext:value-type="string">
            <text:p>Classe_2</text:p>
          </table:table-cell>
          <table:table-cell table:style-name="ce1" office:value-type="string" calcext:value-type="string">
            <text:p>Classe_3</text:p>
          </table:table-cell>
          <table:table-cell table:style-name="ce1" office:value-type="string" calcext:value-type="string">
            <text:p>Classe_4</text:p>
          </table:table-cell>
          <table:table-cell table:style-name="ce1" office:value-type="string" calcext:value-type="string">
            <text:p>Classe_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: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1: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1: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1:0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1: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1: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1: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1: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1: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1: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4:3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1: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1: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1: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1: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1: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1: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1: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1:0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1: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1: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1: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1: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1: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1: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1: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1: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1: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1: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1: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1: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1: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1:0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1: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2: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2: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2: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2: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2: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2: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2: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2: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2: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2: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2: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2: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2: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2: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2: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2: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2: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2: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2: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2: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2: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2: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2: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2: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2: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3: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3: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3: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3: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3: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3: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3: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3: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3: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3: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3: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3: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3: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4: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5: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4: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4: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4:3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4:3</text:p>
          </table:table-cell>
          <table:table-cell office:value-type="string" calcext:value-type="string">
            <text:p>1: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4:3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4: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4: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4: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4: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4:3</text:p>
          </table:table-cell>
          <table:table-cell office:value-type="string" calcext:value-type="string">
            <text:p>5: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4: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4:3</text:p>
          </table:table-cell>
          <table:table-cell office:value-type="string" calcext:value-type="string">
            <text:p>5: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4:3</text:p>
          </table:table-cell>
          <table:table-cell office:value-type="string" calcext:value-type="string">
            <text:p>5: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:3</text:p>
          </table:table-cell>
          <table:table-cell office:value-type="string" calcext:value-type="string">
            <text:p>5: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5: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5: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5: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5: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5:4</text:p>
          </table:table-cell>
          <table:table-cell office:value-type="string" calcext:value-type="string">
            <text:p>1: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5:4</text:p>
          </table:table-cell>
          <table:table-cell office:value-type="string" calcext:value-type="string">
            <text:p>1:0</text:p>
          </table:table-cell>
          <table:table-cell table:number-columns-repeated="2"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5:4</text:p>
          </table:table-cell>
          <table:table-cell office:value-type="string" calcext:value-type="string">
            <text:p>1:0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5:4</text:p>
          </table:table-cell>
          <table:table-cell office:value-type="string" calcext:value-type="string">
            <text:p>2: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5:4</text:p>
          </table:table-cell>
          <table:table-cell office:value-type="string" calcext:value-type="string">
            <text:p>2:1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5:4</text:p>
          </table:table-cell>
          <table:table-cell office:value-type="string" calcext:value-type="string">
            <text:p>1: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5:4</text:p>
          </table:table-cell>
          <table:table-cell office:value-type="string" calcext:value-type="string">
            <text:p>1: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</table:table-row>
      </table:table>
      <table:table table:name="BayesNaive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3"/>
        <table:table-column table:style-name="co1" table:default-cell-style-name="ce3"/>
        <table:table-row table:style-name="ro1">
          <table:table-cell table:style-name="ce1" office:value-type="string" calcext:value-type="string">
            <text:p>inst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predição</text:p>
          </table:table-cell>
          <table:table-cell table:number-columns-repeated="5" table:style-name="ce1" office:value-type="string" calcext:value-type="string">
            <text:p>prob,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predição</text:p>
          </table:table-cell>
          <table:table-cell table:style-name="ce1" office:value-type="string" calcext:value-type="string">
            <text:p>Classe_1</text:p>
          </table:table-cell>
          <table:table-cell table:style-name="ce1" office:value-type="string" calcext:value-type="string">
            <text:p>Classe_2</text:p>
          </table:table-cell>
          <table:table-cell table:style-name="ce1" office:value-type="string" calcext:value-type="string">
            <text:p>Classe_3</text:p>
          </table:table-cell>
          <table:table-cell table:style-name="ce1" office:value-type="string" calcext:value-type="string">
            <text:p>Classe_4</text:p>
          </table:table-cell>
          <table:table-cell table:style-name="ce1" office:value-type="string" calcext:value-type="string">
            <text:p>Classe_5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float" office:value="0.011" calcext:value-type="float">
            <text:p>0,011</text:p>
          </table:table-cell>
          <table:table-cell office:value-type="float" office:value="0.005" calcext:value-type="float">
            <text:p>0,005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007" calcext:value-type="float">
            <text:p>0,00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float" office:value="0.024" calcext:value-type="float">
            <text:p>0,024</text:p>
          </table:table-cell>
          <table:table-cell office:value-type="float" office:value="0.013" calcext:value-type="float">
            <text:p>0,013</text:p>
          </table:table-cell>
          <table:table-cell office:value-type="float" office:value="0.938" calcext:value-type="float">
            <text:p>0,938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float" office:value="0.011" calcext:value-type="float">
            <text:p>0,011</text:p>
          </table:table-cell>
          <table:table-cell office:value-type="float" office:value="0.005" calcext:value-type="float">
            <text:p>0,005</text:p>
          </table:table-cell>
          <table:table-cell office:value-type="float" office:value="0.971" calcext:value-type="float">
            <text:p>0,971</text:p>
          </table:table-cell>
          <table:table-cell table:number-columns-repeated="2" office:value-type="float" office:value="0.007" calcext:value-type="float">
            <text:p>0,00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float" office:value="0.042" calcext:value-type="float">
            <text:p>0,042</text:p>
          </table:table-cell>
          <table:table-cell office:value-type="float" office:value="0.018" calcext:value-type="float">
            <text:p>0,018</text:p>
          </table:table-cell>
          <table:table-cell office:value-type="float" office:value="0.896" calcext:value-type="float">
            <text:p>0,896</text:p>
          </table:table-cell>
          <table:table-cell office:value-type="float" office:value="0.02" calcext:value-type="float">
            <text:p>0,02</text:p>
          </table:table-cell>
          <table:table-cell office:value-type="float" office:value="0.023" calcext:value-type="float">
            <text:p>0,02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float" office:value="0.074" calcext:value-type="float">
            <text:p>0,074</text:p>
          </table:table-cell>
          <table:table-cell office:value-type="float" office:value="0.031" calcext:value-type="float">
            <text:p>0,031</text:p>
          </table:table-cell>
          <table:table-cell office:value-type="float" office:value="0.845" calcext:value-type="float">
            <text:p>0,845</text:p>
          </table:table-cell>
          <table:table-cell office:value-type="float" office:value="0.045" calcext:value-type="float">
            <text:p>0,045</text:p>
          </table:table-cell>
          <table:table-cell office:value-type="float" office:value="0.005" calcext:value-type="float">
            <text:p>0,00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5: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24" calcext:value-type="float">
            <text:p>0,424</text:p>
          </table:table-cell>
          <table:table-cell office:value-type="float" office:value="0.576" calcext:value-type="float">
            <text:p>0,57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4:3</text:p>
          </table:table-cell>
          <table:table-cell office:value-type="float" office:value="0.218" calcext:value-type="float">
            <text:p>0,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8" calcext:value-type="float">
            <text:p>0,778</text:p>
          </table:table-cell>
          <table:table-cell office:value-type="float" office:value="0.004" calcext:value-type="float">
            <text:p>0,00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5: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float" office:value="0.027" calcext:value-type="float">
            <text:p>0,027</text:p>
          </table:table-cell>
          <table:table-cell office:value-type="float" office:value="0.011" calcext:value-type="float">
            <text:p>0,011</text:p>
          </table:table-cell>
          <table:table-cell office:value-type="float" office:value="0.933" calcext:value-type="float">
            <text:p>0,933</text:p>
          </table:table-cell>
          <table:table-cell table:number-columns-repeated="2" office:value-type="float" office:value="0.014" calcext:value-type="float">
            <text:p>0,014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float" office:value="0.072" calcext:value-type="float">
            <text:p>0,072</text:p>
          </table:table-cell>
          <table:table-cell office:value-type="float" office:value="0.029" calcext:value-type="float">
            <text:p>0,029</text:p>
          </table:table-cell>
          <table:table-cell office:value-type="float" office:value="0.823" calcext:value-type="float">
            <text:p>0,823</text:p>
          </table:table-cell>
          <table:table-cell office:value-type="float" office:value="0.043" calcext:value-type="float">
            <text:p>0,043</text:p>
          </table:table-cell>
          <table:table-cell office:value-type="float" office:value="0.032" calcext:value-type="float">
            <text:p>0,03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6" calcext:value-type="float">
            <text:p>0,006</text:p>
          </table:table-cell>
          <table:table-cell office:value-type="float" office:value="0.969" calcext:value-type="float">
            <text:p>0,969</text:p>
          </table:table-cell>
          <table:table-cell table:number-columns-repeated="2" office:value-type="float" office:value="0.005" calcext:value-type="float">
            <text:p>0,005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float" office:value="0.112" calcext:value-type="float">
            <text:p>0,112</text:p>
          </table:table-cell>
          <table:table-cell office:value-type="float" office:value="0.098" calcext:value-type="float">
            <text:p>0,098</text:p>
          </table:table-cell>
          <table:table-cell office:value-type="float" office:value="0.755" calcext:value-type="float">
            <text:p>0,755</text:p>
          </table:table-cell>
          <table:table-cell office:value-type="float" office:value="0.03" calcext:value-type="float">
            <text:p>0,03</text:p>
          </table:table-cell>
          <table:table-cell office:value-type="float" office:value="0.005" calcext:value-type="float">
            <text:p>0,00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7" calcext:value-type="float">
            <text:p>0,007</text:p>
          </table:table-cell>
          <table:table-cell office:value-type="float" office:value="0.962" calcext:value-type="float">
            <text:p>0,962</text:p>
          </table:table-cell>
          <table:table-cell office:value-type="float" office:value="0.008" calcext:value-type="float">
            <text:p>0,008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5:4</text:p>
          </table:table-cell>
          <table:table-cell office:value-type="float" office:value="0.332" calcext:value-type="float">
            <text:p>0,332</text:p>
          </table:table-cell>
          <table:table-cell office:value-type="float" office:value="0.071" calcext:value-type="float">
            <text:p>0,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7" calcext:value-type="float">
            <text:p>0,597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4:3</text:p>
          </table:table-cell>
          <table:table-cell office:value-type="float" office:value="0.145" calcext:value-type="float">
            <text:p>0,14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441" calcext:value-type="float">
            <text:p>0,441</text:p>
          </table:table-cell>
          <table:table-cell office:value-type="float" office:value="0.414" calcext:value-type="float">
            <text:p>0,414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float" office:value="0.017" calcext:value-type="float">
            <text:p>0,017</text:p>
          </table:table-cell>
          <table:table-cell office:value-type="float" office:value="0.007" calcext:value-type="float">
            <text:p>0,007</text:p>
          </table:table-cell>
          <table:table-cell office:value-type="float" office:value="0.955" calcext:value-type="float">
            <text:p>0,955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" calcext:value-type="float">
            <text:p>0,01</text:p>
          </table:table-cell>
          <table:table-cell office:value-type="float" office:value="0.936" calcext:value-type="float">
            <text:p>0,936</text:p>
          </table:table-cell>
          <table:table-cell office:value-type="float" office:value="0.019" calcext:value-type="float">
            <text:p>0,019</text:p>
          </table:table-cell>
          <table:table-cell office:value-type="float" office:value="0.012" calcext:value-type="float">
            <text:p>0,01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1:0</text:p>
          </table:table-cell>
          <table:table-cell office:value-type="float" office:value="0.337" calcext:value-type="float">
            <text:p>0,337</text:p>
          </table:table-cell>
          <table:table-cell office:value-type="float" office:value="0.101" calcext:value-type="float">
            <text:p>0,101</text:p>
          </table:table-cell>
          <table:table-cell office:value-type="float" office:value="0.173" calcext:value-type="float">
            <text:p>0,173</text:p>
          </table:table-cell>
          <table:table-cell office:value-type="float" office:value="0.2" calcext:value-type="float">
            <text:p>0,2</text:p>
          </table:table-cell>
          <table:table-cell office:value-type="float" office:value="0.188" calcext:value-type="float">
            <text:p>0,188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6" calcext:value-type="float">
            <text:p>0,006</text:p>
          </table:table-cell>
          <table:table-cell office:value-type="float" office:value="0.964" calcext:value-type="float">
            <text:p>0,964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9" calcext:value-type="float">
            <text:p>0,00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1:0</text:p>
          </table:table-cell>
          <table:table-cell office:value-type="float" office:value="0.482" calcext:value-type="float">
            <text:p>0,482</text:p>
          </table:table-cell>
          <table:table-cell office:value-type="float" office:value="0.248" calcext:value-type="float">
            <text:p>0,248</text:p>
          </table:table-cell>
          <table:table-cell office:value-type="float" office:value="0.224" calcext:value-type="float">
            <text:p>0,224</text:p>
          </table:table-cell>
          <table:table-cell office:value-type="float" office:value="0.046" calcext:value-type="float">
            <text:p>0,04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5: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1:0</text:p>
          </table:table-cell>
          <table:table-cell office:value-type="float" office:value="0.411" calcext:value-type="float">
            <text:p>0,411</text:p>
          </table:table-cell>
          <table:table-cell office:value-type="float" office:value="0.212" calcext:value-type="float">
            <text:p>0,212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0.369" calcext:value-type="float">
            <text:p>0,369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float" office:value="0.027" calcext:value-type="float">
            <text:p>0,027</text:p>
          </table:table-cell>
          <table:table-cell office:value-type="float" office:value="0.011" calcext:value-type="float">
            <text:p>0,011</text:p>
          </table:table-cell>
          <table:table-cell office:value-type="float" office:value="0.931" calcext:value-type="float">
            <text:p>0,931</text:p>
          </table:table-cell>
          <table:table-cell office:value-type="float" office:value="0.017" calcext:value-type="float">
            <text:p>0,017</text:p>
          </table:table-cell>
          <table:table-cell office:value-type="float" office:value="0.014" calcext:value-type="float">
            <text:p>0,014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" calcext:value-type="float">
            <text:p>0,01</text:p>
          </table:table-cell>
          <table:table-cell office:value-type="float" office:value="0.937" calcext:value-type="float">
            <text:p>0,937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4" calcext:value-type="float">
            <text:p>0,014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1:0</text:p>
          </table:table-cell>
          <table:table-cell office:value-type="float" office:value="0.77" calcext:value-type="float">
            <text:p>0,77</text:p>
          </table:table-cell>
          <table:table-cell office:value-type="float" office:value="0.017" calcext:value-type="float">
            <text:p>0,017</text:p>
          </table:table-cell>
          <table:table-cell office:value-type="float" office:value="0" calcext:value-type="float">
            <text:p>0</text:p>
          </table:table-cell>
          <table:table-cell office:value-type="float" office:value="0.212" calcext:value-type="float">
            <text:p>0,2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float" office:value="0.029" calcext:value-type="float">
            <text:p>0,029</text:p>
          </table:table-cell>
          <table:table-cell office:value-type="float" office:value="0.013" calcext:value-type="float">
            <text:p>0,013</text:p>
          </table:table-cell>
          <table:table-cell office:value-type="float" office:value="0.927" calcext:value-type="float">
            <text:p>0,927</text:p>
          </table:table-cell>
          <table:table-cell office:value-type="float" office:value="0.014" calcext:value-type="float">
            <text:p>0,014</text:p>
          </table:table-cell>
          <table:table-cell office:value-type="float" office:value="0.017" calcext:value-type="float">
            <text:p>0,017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office:value-type="float" office:value="0.749" calcext:value-type="float">
            <text:p>0,749</text:p>
          </table:table-cell>
          <table:table-cell office:value-type="float" office:value="0.035" calcext:value-type="float">
            <text:p>0,035</text:p>
          </table:table-cell>
          <table:table-cell office:value-type="float" office:value="0.006" calcext:value-type="float">
            <text:p>0,006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float" office:value="0.027" calcext:value-type="float">
            <text:p>0,027</text:p>
          </table:table-cell>
          <table:table-cell office:value-type="float" office:value="0.012" calcext:value-type="float">
            <text:p>0,012</text:p>
          </table:table-cell>
          <table:table-cell office:value-type="float" office:value="0.925" calcext:value-type="float">
            <text:p>0,925</text:p>
          </table:table-cell>
          <table:table-cell office:value-type="float" office:value="0.019" calcext:value-type="float">
            <text:p>0,019</text:p>
          </table:table-cell>
          <table:table-cell office:value-type="float" office:value="0.018" calcext:value-type="float">
            <text:p>0,018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5" calcext:value-type="float">
            <text:p>0,005</text:p>
          </table:table-cell>
          <table:table-cell office:value-type="float" office:value="0.975" calcext:value-type="float">
            <text:p>0,975</text:p>
          </table:table-cell>
          <table:table-cell table:number-columns-repeated="2" office:value-type="float" office:value="0.003" calcext:value-type="float">
            <text:p>0,003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float" office:value="0.011" calcext:value-type="float">
            <text:p>0,011</text:p>
          </table:table-cell>
          <table:table-cell office:value-type="float" office:value="0.004" calcext:value-type="float">
            <text:p>0,004</text:p>
          </table:table-cell>
          <table:table-cell office:value-type="float" office:value="0.973" calcext:value-type="float">
            <text:p>0,973</text:p>
          </table:table-cell>
          <table:table-cell table:number-columns-repeated="2" office:value-type="float" office:value="0.006" calcext:value-type="float">
            <text:p>0,006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float" office:value="0.029" calcext:value-type="float">
            <text:p>0,029</text:p>
          </table:table-cell>
          <table:table-cell office:value-type="float" office:value="0.014" calcext:value-type="float">
            <text:p>0,014</text:p>
          </table:table-cell>
          <table:table-cell office:value-type="float" office:value="0.921" calcext:value-type="float">
            <text:p>0,921</text:p>
          </table:table-cell>
          <table:table-cell office:value-type="float" office:value="0.02" calcext:value-type="float">
            <text:p>0,02</text:p>
          </table:table-cell>
          <table:table-cell office:value-type="float" office:value="0.016" calcext:value-type="float">
            <text:p>0,016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float" office:value="0.076" calcext:value-type="float">
            <text:p>0,076</text:p>
          </table:table-cell>
          <table:table-cell office:value-type="float" office:value="0.031" calcext:value-type="float">
            <text:p>0,031</text:p>
          </table:table-cell>
          <table:table-cell office:value-type="float" office:value="0.829" calcext:value-type="float">
            <text:p>0,829</text:p>
          </table:table-cell>
          <table:table-cell table:number-columns-repeated="2" office:value-type="float" office:value="0.032" calcext:value-type="float">
            <text:p>0,03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float" office:value="0.038" calcext:value-type="float">
            <text:p>0,038</text:p>
          </table:table-cell>
          <table:table-cell office:value-type="float" office:value="0.015" calcext:value-type="float">
            <text:p>0,015</text:p>
          </table:table-cell>
          <table:table-cell office:value-type="float" office:value="0.916" calcext:value-type="float">
            <text:p>0,916</text:p>
          </table:table-cell>
          <table:table-cell office:value-type="float" office:value="0.014" calcext:value-type="float">
            <text:p>0,014</text:p>
          </table:table-cell>
          <table:table-cell office:value-type="float" office:value="0.017" calcext:value-type="float">
            <text:p>0,017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float" office:value="0.077" calcext:value-type="float">
            <text:p>0,077</text:p>
          </table:table-cell>
          <table:table-cell office:value-type="float" office:value="0.031" calcext:value-type="float">
            <text:p>0,031</text:p>
          </table:table-cell>
          <table:table-cell office:value-type="float" office:value="0.821" calcext:value-type="float">
            <text:p>0,821</text:p>
          </table:table-cell>
          <table:table-cell office:value-type="float" office:value="0.034" calcext:value-type="float">
            <text:p>0,034</text:p>
          </table:table-cell>
          <table:table-cell office:value-type="float" office:value="0.036" calcext:value-type="float">
            <text:p>0,036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3:2</text:p>
          </table:table-cell>
          <table:table-cell office:value-type="float" office:value="0.073" calcext:value-type="float">
            <text:p>0,073</text:p>
          </table:table-cell>
          <table:table-cell office:value-type="float" office:value="0.065" calcext:value-type="float">
            <text:p>0,065</text:p>
          </table:table-cell>
          <table:table-cell office:value-type="float" office:value="0.848" calcext:value-type="float">
            <text:p>0,848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3" calcext:value-type="float">
            <text:p>0,003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3:2</text:p>
          </table:table-cell>
          <table:table-cell office:value-type="float" office:value="0.073" calcext:value-type="float">
            <text:p>0,073</text:p>
          </table:table-cell>
          <table:table-cell office:value-type="float" office:value="0.065" calcext:value-type="float">
            <text:p>0,065</text:p>
          </table:table-cell>
          <table:table-cell office:value-type="float" office:value="0.848" calcext:value-type="float">
            <text:p>0,848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3" calcext:value-type="float">
            <text:p>0,003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2:1</text:p>
          </table:table-cell>
          <table:table-cell office:value-type="float" office:value="0.012" calcext:value-type="float">
            <text:p>0,012</text:p>
          </table:table-cell>
          <table:table-cell office:value-type="float" office:value="0.987" calcext:value-type="float">
            <text:p>0,9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1:0</text:p>
          </table:table-cell>
          <table:table-cell office:value-type="float" office:value="0.475" calcext:value-type="float">
            <text:p>0,475</text:p>
          </table:table-cell>
          <table:table-cell office:value-type="float" office:value="0.184" calcext:value-type="float">
            <text:p>0,184</text:p>
          </table:table-cell>
          <table:table-cell office:value-type="float" office:value="0.24" calcext:value-type="float">
            <text:p>0,24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1:0</text:p>
          </table:table-cell>
          <table:table-cell office:value-type="float" office:value="0.545" calcext:value-type="float">
            <text:p>0,545</text:p>
          </table:table-cell>
          <table:table-cell office:value-type="float" office:value="0.24" calcext:value-type="float">
            <text:p>0,24</text:p>
          </table:table-cell>
          <table:table-cell office:value-type="float" office:value="0.165" calcext:value-type="float">
            <text:p>0,165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2:1</text:p>
          </table:table-cell>
          <table:table-cell office:value-type="float" office:value="0.247" calcext:value-type="float">
            <text:p>0,247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,05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3:2</text:p>
          </table:table-cell>
          <table:table-cell office:value-type="float" office:value="0.013" calcext:value-type="float">
            <text:p>0,013</text:p>
          </table:table-cell>
          <table:table-cell office:value-type="float" office:value="0.006" calcext:value-type="float">
            <text:p>0,006</text:p>
          </table:table-cell>
          <table:table-cell office:value-type="float" office:value="0.962" calcext:value-type="float">
            <text:p>0,962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1:0</text:p>
          </table:table-cell>
          <table:table-cell office:value-type="float" office:value="0.562" calcext:value-type="float">
            <text:p>0,562</text:p>
          </table:table-cell>
          <table:table-cell office:value-type="float" office:value="0.262" calcext:value-type="float">
            <text:p>0,262</text:p>
          </table:table-cell>
          <table:table-cell office:value-type="float" office:value="0" calcext:value-type="float">
            <text:p>0</text:p>
          </table:table-cell>
          <table:table-cell office:value-type="float" office:value="0.175" calcext:value-type="float">
            <text:p>0,175</text:p>
          </table:table-cell>
          <table:table-cell office:value-type="float" office:value="0.002" calcext:value-type="float">
            <text:p>0,002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1:0</text:p>
          </table:table-cell>
          <table:table-cell office:value-type="float" office:value="0.587" calcext:value-type="float">
            <text:p>0,587</text:p>
          </table:table-cell>
          <table:table-cell office:value-type="float" office:value="0.308" calcext:value-type="float">
            <text:p>0,308</text:p>
          </table:table-cell>
          <table:table-cell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5: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3:2</text:p>
          </table:table-cell>
          <table:table-cell office:value-type="float" office:value="0.038" calcext:value-type="float">
            <text:p>0,038</text:p>
          </table:table-cell>
          <table:table-cell office:value-type="float" office:value="0.019" calcext:value-type="float">
            <text:p>0,019</text:p>
          </table:table-cell>
          <table:table-cell office:value-type="float" office:value="0.886" calcext:value-type="float">
            <text:p>0,886</text:p>
          </table:table-cell>
          <table:table-cell office:value-type="float" office:value="0.031" calcext:value-type="float">
            <text:p>0,031</text:p>
          </table:table-cell>
          <table:table-cell office:value-type="float" office:value="0.026" calcext:value-type="float">
            <text:p>0,026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2:1</text:p>
          </table:table-cell>
          <table:table-cell office:value-type="float" office:value="0.002" calcext:value-type="float">
            <text:p>0,002</text:p>
          </table:table-cell>
          <table:table-cell office:value-type="float" office:value="0.987" calcext:value-type="float">
            <text:p>0,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,012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1:0</text:p>
          </table:table-cell>
          <table:table-cell office:value-type="float" office:value="0.373" calcext:value-type="float">
            <text:p>0,373</text:p>
          </table:table-cell>
          <table:table-cell office:value-type="float" office:value="0.305" calcext:value-type="float">
            <text:p>0,305</text:p>
          </table:table-cell>
          <table:table-cell office:value-type="float" office:value="0" calcext:value-type="float">
            <text:p>0</text:p>
          </table:table-cell>
          <table:table-cell office:value-type="float" office:value="0.322" calcext:value-type="float">
            <text:p>0,3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3:2</text:p>
          </table:table-cell>
          <table:table-cell office:value-type="float" office:value="0.003" calcext:value-type="float">
            <text:p>0,003</text:p>
          </table:table-cell>
          <table:table-cell office:value-type="float" office:value="0.082" calcext:value-type="float">
            <text:p>0,082</text:p>
          </table:table-cell>
          <table:table-cell office:value-type="float" office:value="0.627" calcext:value-type="float">
            <text:p>0,627</text:p>
          </table:table-cell>
          <table:table-cell office:value-type="float" office:value="0" calcext:value-type="float">
            <text:p>0</text:p>
          </table:table-cell>
          <table:table-cell office:value-type="float" office:value="0.287" calcext:value-type="float">
            <text:p>0,287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3:2</text:p>
          </table:table-cell>
          <table:table-cell office:value-type="float" office:value="0.013" calcext:value-type="float">
            <text:p>0,013</text:p>
          </table:table-cell>
          <table:table-cell office:value-type="float" office:value="0.005" calcext:value-type="float">
            <text:p>0,005</text:p>
          </table:table-cell>
          <table:table-cell office:value-type="float" office:value="0.965" calcext:value-type="float">
            <text:p>0,965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7" calcext:value-type="float">
            <text:p>0,007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5: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3:2</text:p>
          </table:table-cell>
          <table:table-cell office:value-type="float" office:value="0.072" calcext:value-type="float">
            <text:p>0,072</text:p>
          </table:table-cell>
          <table:table-cell office:value-type="float" office:value="0.026" calcext:value-type="float">
            <text:p>0,026</text:p>
          </table:table-cell>
          <table:table-cell office:value-type="float" office:value="0.843" calcext:value-type="float">
            <text:p>0,843</text:p>
          </table:table-cell>
          <table:table-cell office:value-type="float" office:value="0.027" calcext:value-type="float">
            <text:p>0,027</text:p>
          </table:table-cell>
          <table:table-cell office:value-type="float" office:value="0.031" calcext:value-type="float">
            <text:p>0,031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5:4</text:p>
          </table:table-cell>
          <table:table-cell office:value-type="float" office:value="0.248" calcext:value-type="float">
            <text:p>0,248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0.367" calcext:value-type="float">
            <text:p>0,367</text:p>
          </table:table-cell>
          <table:table-cell office:value-type="float" office:value="0.381" calcext:value-type="float">
            <text:p>0,381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3:2</text:p>
          </table:table-cell>
          <table:table-cell office:value-type="float" office:value="0.034" calcext:value-type="float">
            <text:p>0,034</text:p>
          </table:table-cell>
          <table:table-cell office:value-type="float" office:value="0.013" calcext:value-type="float">
            <text:p>0,013</text:p>
          </table:table-cell>
          <table:table-cell office:value-type="float" office:value="0.917" calcext:value-type="float">
            <text:p>0,917</text:p>
          </table:table-cell>
          <table:table-cell office:value-type="float" office:value="0.021" calcext:value-type="float">
            <text:p>0,021</text:p>
          </table:table-cell>
          <table:table-cell office:value-type="float" office:value="0.015" calcext:value-type="float">
            <text:p>0,015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3:2</text:p>
          </table:table-cell>
          <table:table-cell office:value-type="float" office:value="0.069" calcext:value-type="float">
            <text:p>0,069</text:p>
          </table:table-cell>
          <table:table-cell office:value-type="float" office:value="0.057" calcext:value-type="float">
            <text:p>0,057</text:p>
          </table:table-cell>
          <table:table-cell office:value-type="float" office:value="0.854" calcext:value-type="float">
            <text:p>0,854</text:p>
          </table:table-cell>
          <table:table-cell office:value-type="float" office:value="0.017" calcext:value-type="float">
            <text:p>0,017</text:p>
          </table:table-cell>
          <table:table-cell office:value-type="float" office:value="0.004" calcext:value-type="float">
            <text:p>0,004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3:2</text:p>
          </table:table-cell>
          <table:table-cell office:value-type="float" office:value="0.068" calcext:value-type="float">
            <text:p>0,068</text:p>
          </table:table-cell>
          <table:table-cell office:value-type="float" office:value="0.026" calcext:value-type="float">
            <text:p>0,026</text:p>
          </table:table-cell>
          <table:table-cell office:value-type="float" office:value="0.85" calcext:value-type="float">
            <text:p>0,85</text:p>
          </table:table-cell>
          <table:table-cell office:value-type="float" office:value="0.029" calcext:value-type="float">
            <text:p>0,029</text:p>
          </table:table-cell>
          <table:table-cell office:value-type="float" office:value="0.027" calcext:value-type="float">
            <text:p>0,027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3:2</text:p>
          </table:table-cell>
          <table:table-cell office:value-type="float" office:value="0.065" calcext:value-type="float">
            <text:p>0,065</text:p>
          </table:table-cell>
          <table:table-cell office:value-type="float" office:value="0.024" calcext:value-type="float">
            <text:p>0,024</text:p>
          </table:table-cell>
          <table:table-cell office:value-type="float" office:value="0.853" calcext:value-type="float">
            <text:p>0,853</text:p>
          </table:table-cell>
          <table:table-cell office:value-type="float" office:value="0.032" calcext:value-type="float">
            <text:p>0,032</text:p>
          </table:table-cell>
          <table:table-cell office:value-type="float" office:value="0.027" calcext:value-type="float">
            <text:p>0,027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3:2</text:p>
          </table:table-cell>
          <table:table-cell office:value-type="float" office:value="0.042" calcext:value-type="float">
            <text:p>0,042</text:p>
          </table:table-cell>
          <table:table-cell office:value-type="float" office:value="0.015" calcext:value-type="float">
            <text:p>0,015</text:p>
          </table:table-cell>
          <table:table-cell office:value-type="float" office:value="0.915" calcext:value-type="float">
            <text:p>0,915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5" calcext:value-type="float">
            <text:p>0,015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3:2</text:p>
          </table:table-cell>
          <table:table-cell office:value-type="float" office:value="0.144" calcext:value-type="float">
            <text:p>0,144</text:p>
          </table:table-cell>
          <table:table-cell office:value-type="float" office:value="0.059" calcext:value-type="float">
            <text:p>0,059</text:p>
          </table:table-cell>
          <table:table-cell office:value-type="float" office:value="0.635" calcext:value-type="float">
            <text:p>0,635</text:p>
          </table:table-cell>
          <table:table-cell office:value-type="float" office:value="0.077" calcext:value-type="float">
            <text:p>0,077</text:p>
          </table:table-cell>
          <table:table-cell office:value-type="float" office:value="0.085" calcext:value-type="float">
            <text:p>0,085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2:1</text:p>
          </table:table-cell>
          <table:table-cell office:value-type="float" office:value="0.029" calcext:value-type="float">
            <text:p>0,029</text:p>
          </table:table-cell>
          <table:table-cell office:value-type="float" office:value="0.97" calcext:value-type="float">
            <text:p>0,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3:2</text:p>
          </table:table-cell>
          <table:table-cell office:value-type="float" office:value="0.077" calcext:value-type="float">
            <text:p>0,077</text:p>
          </table:table-cell>
          <table:table-cell office:value-type="float" office:value="0.062" calcext:value-type="float">
            <text:p>0,062</text:p>
          </table:table-cell>
          <table:table-cell office:value-type="float" office:value="0.843" calcext:value-type="float">
            <text:p>0,843</text:p>
          </table:table-cell>
          <table:table-cell office:value-type="float" office:value="0.013" calcext:value-type="float">
            <text:p>0,013</text:p>
          </table:table-cell>
          <table:table-cell office:value-type="float" office:value="0.004" calcext:value-type="float">
            <text:p>0,004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:1</text:p>
          </table:table-cell>
          <table:table-cell office:value-type="string" calcext:value-type="string">
            <text:p>3:2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5" calcext:value-type="float">
            <text:p>0,005</text:p>
          </table:table-cell>
          <table:table-cell office:value-type="float" office:value="0.968" calcext:value-type="float">
            <text:p>0,968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6" calcext:value-type="float">
            <text:p>0,006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3:2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5" calcext:value-type="float">
            <text:p>0,005</text:p>
          </table:table-cell>
          <table:table-cell office:value-type="float" office:value="0.968" calcext:value-type="float">
            <text:p>0,968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6" calcext:value-type="float">
            <text:p>0,006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1:0</text:p>
          </table:table-cell>
          <table:table-cell office:value-type="float" office:value="0.393" calcext:value-type="float">
            <text:p>0,393</text:p>
          </table:table-cell>
          <table:table-cell office:value-type="float" office:value="0.177" calcext:value-type="float">
            <text:p>0,177</text:p>
          </table:table-cell>
          <table:table-cell office:value-type="float" office:value="0.049" calcext:value-type="float">
            <text:p>0,049</text:p>
          </table:table-cell>
          <table:table-cell office:value-type="float" office:value="0.225" calcext:value-type="float">
            <text:p>0,225</text:p>
          </table:table-cell>
          <table:table-cell office:value-type="float" office:value="0.156" calcext:value-type="float">
            <text:p>0,156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3:2</text:p>
          </table:table-cell>
          <table:table-cell office:value-type="float" office:value="0.358" calcext:value-type="float">
            <text:p>0,358</text:p>
          </table:table-cell>
          <table:table-cell office:value-type="float" office:value="0.201" calcext:value-type="float">
            <text:p>0,201</text:p>
          </table:table-cell>
          <table:table-cell office:value-type="float" office:value="0.36" calcext:value-type="float">
            <text:p>0,36</text:p>
          </table:table-cell>
          <table:table-cell office:value-type="float" office:value="0.078" calcext:value-type="float">
            <text:p>0,078</text:p>
          </table:table-cell>
          <table:table-cell office:value-type="float" office:value="0.003" calcext:value-type="float">
            <text:p>0,00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3:2</text:p>
          </table:table-cell>
          <table:table-cell office:value-type="float" office:value="0.027" calcext:value-type="float">
            <text:p>0,027</text:p>
          </table:table-cell>
          <table:table-cell office:value-type="float" office:value="0.011" calcext:value-type="float">
            <text:p>0,011</text:p>
          </table:table-cell>
          <table:table-cell office:value-type="float" office:value="0.925" calcext:value-type="float">
            <text:p>0,925</text:p>
          </table:table-cell>
          <table:table-cell office:value-type="float" office:value="0.022" calcext:value-type="float">
            <text:p>0,022</text:p>
          </table:table-cell>
          <table:table-cell office:value-type="float" office:value="0.015" calcext:value-type="float">
            <text:p>0,015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1:0</text:p>
          </table:table-cell>
          <table:table-cell office:value-type="float" office:value="0.353" calcext:value-type="float">
            <text:p>0,353</text:p>
          </table:table-cell>
          <table:table-cell office:value-type="float" office:value="0.111" calcext:value-type="float">
            <text:p>0,111</text:p>
          </table:table-cell>
          <table:table-cell office:value-type="float" office:value="0.108" calcext:value-type="float">
            <text:p>0,108</text:p>
          </table:table-cell>
          <table:table-cell office:value-type="float" office:value="0.227" calcext:value-type="float">
            <text:p>0,227</text:p>
          </table:table-cell>
          <table:table-cell office:value-type="float" office:value="0.2" calcext:value-type="float">
            <text:p>0,2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3:2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5" calcext:value-type="float">
            <text:p>0,005</text:p>
          </table:table-cell>
          <table:table-cell office:value-type="float" office:value="0.969" calcext:value-type="float">
            <text:p>0,969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8" calcext:value-type="float">
            <text:p>0,008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3:2</text:p>
          </table:table-cell>
          <table:table-cell office:value-type="string" calcext:value-type="string">
            <text:p>4:3</text:p>
          </table:table-cell>
          <table:table-cell office:value-type="float" office:value="0.309" calcext:value-type="float">
            <text:p>0,309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,396</text:p>
          </table:table-cell>
          <table:table-cell office:value-type="float" office:value="0.235" calcext:value-type="float">
            <text:p>0,235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3:2</text:p>
          </table:table-cell>
          <table:table-cell office:value-type="float" office:value="0.063" calcext:value-type="float">
            <text:p>0,063</text:p>
          </table:table-cell>
          <table:table-cell office:value-type="float" office:value="0.029" calcext:value-type="float">
            <text:p>0,029</text:p>
          </table:table-cell>
          <table:table-cell office:value-type="float" office:value="0.851" calcext:value-type="float">
            <text:p>0,851</text:p>
          </table:table-cell>
          <table:table-cell office:value-type="float" office:value="0.03" calcext:value-type="float">
            <text:p>0,03</text:p>
          </table:table-cell>
          <table:table-cell office:value-type="float" office:value="0.027" calcext:value-type="float">
            <text:p>0,027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3:2</text:p>
          </table:table-cell>
          <table:table-cell office:value-type="float" office:value="0.042" calcext:value-type="float">
            <text:p>0,042</text:p>
          </table:table-cell>
          <table:table-cell office:value-type="float" office:value="0.018" calcext:value-type="float">
            <text:p>0,018</text:p>
          </table:table-cell>
          <table:table-cell office:value-type="float" office:value="0.888" calcext:value-type="float">
            <text:p>0,888</text:p>
          </table:table-cell>
          <table:table-cell office:value-type="float" office:value="0.033" calcext:value-type="float">
            <text:p>0,033</text:p>
          </table:table-cell>
          <table:table-cell office:value-type="float" office:value="0.019" calcext:value-type="float">
            <text:p>0,019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3:2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9" calcext:value-type="float">
            <text:p>0,009</text:p>
          </table:table-cell>
          <table:table-cell office:value-type="float" office:value="0.943" calcext:value-type="float">
            <text:p>0,943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1" calcext:value-type="float">
            <text:p>0,011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3:2</text:p>
          </table:table-cell>
          <table:table-cell office:value-type="float" office:value="0.029" calcext:value-type="float">
            <text:p>0,029</text:p>
          </table:table-cell>
          <table:table-cell office:value-type="float" office:value="0.013" calcext:value-type="float">
            <text:p>0,013</text:p>
          </table:table-cell>
          <table:table-cell office:value-type="float" office:value="0.926" calcext:value-type="float">
            <text:p>0,926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7" calcext:value-type="float">
            <text:p>0,017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3:2</text:p>
          </table:table-cell>
          <table:table-cell office:value-type="float" office:value="0.127" calcext:value-type="float">
            <text:p>0,127</text:p>
          </table:table-cell>
          <table:table-cell office:value-type="float" office:value="0.08" calcext:value-type="float">
            <text:p>0,08</text:p>
          </table:table-cell>
          <table:table-cell office:value-type="float" office:value="0.744" calcext:value-type="float">
            <text:p>0,744</text:p>
          </table:table-cell>
          <table:table-cell office:value-type="float" office:value="0.016" calcext:value-type="float">
            <text:p>0,016</text:p>
          </table:table-cell>
          <table:table-cell office:value-type="float" office:value="0.034" calcext:value-type="float">
            <text:p>0,034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3:2</text:p>
          </table:table-cell>
          <table:table-cell office:value-type="float" office:value="0.036" calcext:value-type="float">
            <text:p>0,036</text:p>
          </table:table-cell>
          <table:table-cell office:value-type="float" office:value="0.015" calcext:value-type="float">
            <text:p>0,015</text:p>
          </table:table-cell>
          <table:table-cell office:value-type="float" office:value="0.91" calcext:value-type="float">
            <text:p>0,91</text:p>
          </table:table-cell>
          <table:table-cell office:value-type="float" office:value="0.022" calcext:value-type="float">
            <text:p>0,022</text:p>
          </table:table-cell>
          <table:table-cell office:value-type="float" office:value="0.017" calcext:value-type="float">
            <text:p>0,017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3:2</text:p>
          </table:table-cell>
          <table:table-cell office:value-type="float" office:value="0.081" calcext:value-type="float">
            <text:p>0,081</text:p>
          </table:table-cell>
          <table:table-cell office:value-type="float" office:value="0.037" calcext:value-type="float">
            <text:p>0,037</text:p>
          </table:table-cell>
          <table:table-cell office:value-type="float" office:value="0.811" calcext:value-type="float">
            <text:p>0,811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2" calcext:value-type="float">
            <text:p>0,032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4:3</text:p>
          </table:table-cell>
          <table:table-cell office:value-type="string" calcext:value-type="string">
            <text:p>3:2</text:p>
          </table:table-cell>
          <table:table-cell office:value-type="float" office:value="0.081" calcext:value-type="float">
            <text:p>0,081</text:p>
          </table:table-cell>
          <table:table-cell office:value-type="float" office:value="0.037" calcext:value-type="float">
            <text:p>0,037</text:p>
          </table:table-cell>
          <table:table-cell office:value-type="float" office:value="0.811" calcext:value-type="float">
            <text:p>0,811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2" calcext:value-type="float">
            <text:p>0,032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4:3</text:p>
          </table:table-cell>
          <table:table-cell office:value-type="string" calcext:value-type="string">
            <text:p>3:2</text:p>
          </table:table-cell>
          <table:table-cell office:value-type="float" office:value="0.042" calcext:value-type="float">
            <text:p>0,042</text:p>
          </table:table-cell>
          <table:table-cell office:value-type="float" office:value="0.018" calcext:value-type="float">
            <text:p>0,018</text:p>
          </table:table-cell>
          <table:table-cell office:value-type="float" office:value="0.885" calcext:value-type="float">
            <text:p>0,885</text:p>
          </table:table-cell>
          <table:table-cell office:value-type="float" office:value="0.033" calcext:value-type="float">
            <text:p>0,033</text:p>
          </table:table-cell>
          <table:table-cell office:value-type="float" office:value="0.023" calcext:value-type="float">
            <text:p>0,023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4:3</text:p>
          </table:table-cell>
          <table:table-cell office:value-type="string" calcext:value-type="string">
            <text:p>3:2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5" calcext:value-type="float">
            <text:p>0,035</text:p>
          </table:table-cell>
          <table:table-cell office:value-type="float" office:value="0.912" calcext:value-type="float">
            <text:p>0,912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2" calcext:value-type="float">
            <text:p>0,002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4:3</text:p>
          </table:table-cell>
          <table:table-cell office:value-type="string" calcext:value-type="string">
            <text:p>3:2</text:p>
          </table:table-cell>
          <table:table-cell office:value-type="float" office:value="0.098" calcext:value-type="float">
            <text:p>0,098</text:p>
          </table:table-cell>
          <table:table-cell office:value-type="float" office:value="0.037" calcext:value-type="float">
            <text:p>0,037</text:p>
          </table:table-cell>
          <table:table-cell office:value-type="float" office:value="0.752" calcext:value-type="float">
            <text:p>0,752</text:p>
          </table:table-cell>
          <table:table-cell office:value-type="float" office:value="0.061" calcext:value-type="float">
            <text:p>0,061</text:p>
          </table:table-cell>
          <table:table-cell office:value-type="float" office:value="0.053" calcext:value-type="float">
            <text:p>0,05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4:3</text:p>
          </table:table-cell>
          <table:table-cell office:value-type="string" calcext:value-type="string">
            <text:p>3:2</text:p>
          </table:table-cell>
          <table:table-cell office:value-type="float" office:value="0.019" calcext:value-type="float">
            <text:p>0,019</text:p>
          </table:table-cell>
          <table:table-cell office:value-type="float" office:value="0.008" calcext:value-type="float">
            <text:p>0,008</text:p>
          </table:table-cell>
          <table:table-cell office:value-type="float" office:value="0.955" calcext:value-type="float">
            <text:p>0,955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6" calcext:value-type="float">
            <text:p>0,006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4:3</text:p>
          </table:table-cell>
          <table:table-cell office:value-type="string" calcext:value-type="string">
            <text:p>3:2</text:p>
          </table:table-cell>
          <table:table-cell office:value-type="float" office:value="0.025" calcext:value-type="float">
            <text:p>0,025</text:p>
          </table:table-cell>
          <table:table-cell office:value-type="float" office:value="0.009" calcext:value-type="float">
            <text:p>0,009</text:p>
          </table:table-cell>
          <table:table-cell office:value-type="float" office:value="0.947" calcext:value-type="float">
            <text:p>0,947</text:p>
          </table:table-cell>
          <table:table-cell office:value-type="float" office:value="0.01" calcext:value-type="float">
            <text:p>0,01</text:p>
          </table:table-cell>
          <table:table-cell office:value-type="float" office:value="0.009" calcext:value-type="float">
            <text:p>0,009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4:3</text:p>
          </table:table-cell>
          <table:table-cell office:value-type="string" calcext:value-type="string">
            <text:p>1:0</text:p>
          </table:table-cell>
          <table:table-cell office:value-type="float" office:value="0.412" calcext:value-type="float">
            <text:p>0,412</text:p>
          </table:table-cell>
          <table:table-cell office:value-type="float" office:value="0.279" calcext:value-type="float">
            <text:p>0,279</text:p>
          </table:table-cell>
          <table:table-cell office:value-type="float" office:value="0.265" calcext:value-type="float">
            <text:p>0,265</text:p>
          </table:table-cell>
          <table:table-cell office:value-type="float" office:value="0.042" calcext:value-type="float">
            <text:p>0,04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4:3</text:p>
          </table:table-cell>
          <table:table-cell office:value-type="string" calcext:value-type="string">
            <text:p>5: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69" calcext:value-type="float">
            <text:p>0,469</text:p>
          </table:table-cell>
          <table:table-cell office:value-type="float" office:value="0.531" calcext:value-type="float">
            <text:p>0,531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4: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01" calcext:value-type="float">
            <text:p>0,601</text:p>
          </table:table-cell>
          <table:table-cell office:value-type="float" office:value="0.399" calcext:value-type="float">
            <text:p>0,399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4: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39" calcext:value-type="float">
            <text:p>0,539</text:p>
          </table:table-cell>
          <table:table-cell office:value-type="float" office:value="0.461" calcext:value-type="float">
            <text:p>0,461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4:3</text:p>
          </table:table-cell>
          <table:table-cell office:value-type="string" calcext:value-type="string">
            <text:p>3:2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9" calcext:value-type="float">
            <text:p>0,009</text:p>
          </table:table-cell>
          <table:table-cell office:value-type="float" office:value="0.942" calcext:value-type="float">
            <text:p>0,942</text:p>
          </table:table-cell>
          <table:table-cell office:value-type="float" office:value="0.014" calcext:value-type="float">
            <text:p>0,014</text:p>
          </table:table-cell>
          <table:table-cell office:value-type="float" office:value="0.012" calcext:value-type="float">
            <text:p>0,012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4:3</text:p>
          </table:table-cell>
          <table:table-cell office:value-type="string" calcext:value-type="string">
            <text:p>3:2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1" calcext:value-type="float">
            <text:p>0,011</text:p>
          </table:table-cell>
          <table:table-cell office:value-type="float" office:value="0.931" calcext:value-type="float">
            <text:p>0,931</text:p>
          </table:table-cell>
          <table:table-cell office:value-type="float" office:value="0.022" calcext:value-type="float">
            <text:p>0,022</text:p>
          </table:table-cell>
          <table:table-cell office:value-type="float" office:value="0.013" calcext:value-type="float">
            <text:p>0,013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:3</text:p>
          </table:table-cell>
          <table:table-cell office:value-type="string" calcext:value-type="string">
            <text:p>3:2</text:p>
          </table:table-cell>
          <table:table-cell office:value-type="float" office:value="0.021" calcext:value-type="float">
            <text:p>0,021</text:p>
          </table:table-cell>
          <table:table-cell office:value-type="float" office:value="0.009" calcext:value-type="float">
            <text:p>0,009</text:p>
          </table:table-cell>
          <table:table-cell office:value-type="float" office:value="0.938" calcext:value-type="float">
            <text:p>0,938</text:p>
          </table:table-cell>
          <table:table-cell office:value-type="float" office:value="0.018" calcext:value-type="float">
            <text:p>0,018</text:p>
          </table:table-cell>
          <table:table-cell office:value-type="float" office:value="0.013" calcext:value-type="float">
            <text:p>0,013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5:4</text:p>
          </table:table-cell>
          <table:table-cell office:value-type="string" calcext:value-type="string">
            <text:p>3:2</text:p>
          </table:table-cell>
          <table:table-cell office:value-type="float" office:value="0.021" calcext:value-type="float">
            <text:p>0,021</text:p>
          </table:table-cell>
          <table:table-cell office:value-type="float" office:value="0.009" calcext:value-type="float">
            <text:p>0,009</text:p>
          </table:table-cell>
          <table:table-cell office:value-type="float" office:value="0.938" calcext:value-type="float">
            <text:p>0,938</text:p>
          </table:table-cell>
          <table:table-cell office:value-type="float" office:value="0.018" calcext:value-type="float">
            <text:p>0,018</text:p>
          </table:table-cell>
          <table:table-cell office:value-type="float" office:value="0.013" calcext:value-type="float">
            <text:p>0,01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5:4</text:p>
          </table:table-cell>
          <table:table-cell office:value-type="string" calcext:value-type="string">
            <text:p>4:3</text:p>
          </table:table-cell>
          <table:table-cell office:value-type="float" office:value="0.217" calcext:value-type="float">
            <text:p>0,217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779" calcext:value-type="float">
            <text:p>0,77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5:4</text:p>
          </table:table-cell>
          <table:table-cell office:value-type="float" office:value="0.024" calcext:value-type="float">
            <text:p>0,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9" calcext:value-type="float">
            <text:p>0,469</text:p>
          </table:table-cell>
          <table:table-cell office:value-type="float" office:value="0.507" calcext:value-type="float">
            <text:p>0,507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5:4</text:p>
          </table:table-cell>
          <table:table-cell office:value-type="string" calcext:value-type="string">
            <text:p>4:3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7" calcext:value-type="float">
            <text:p>0,597</text:p>
          </table:table-cell>
          <table:table-cell office:value-type="float" office:value="0.403" calcext:value-type="float">
            <text:p>0,40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5:4</text:p>
          </table:table-cell>
          <table:table-cell office:value-type="string" calcext:value-type="string">
            <text:p>3:2</text:p>
          </table:table-cell>
          <table:table-cell office:value-type="float" office:value="0.214" calcext:value-type="float">
            <text:p>0,214</text:p>
          </table:table-cell>
          <table:table-cell office:value-type="float" office:value="0.132" calcext:value-type="float">
            <text:p>0,132</text:p>
          </table:table-cell>
          <table:table-cell office:value-type="float" office:value="0.62" calcext:value-type="float">
            <text:p>0,62</text:p>
          </table:table-cell>
          <table:table-cell office:value-type="float" office:value="0.033" calcext:value-type="float">
            <text:p>0,03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5:4</text:p>
          </table:table-cell>
          <table:table-cell office:value-type="float" office:value="0.237" calcext:value-type="float">
            <text:p>0,237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349" calcext:value-type="float">
            <text:p>0,349</text:p>
          </table:table-cell>
          <table:table-cell office:value-type="float" office:value="0.411" calcext:value-type="float">
            <text:p>0,411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5:4</text:p>
          </table:table-cell>
          <table:table-cell office:value-type="string" calcext:value-type="string">
            <text:p>3:2</text:p>
          </table:table-cell>
          <table:table-cell office:value-type="float" office:value="0.003" calcext:value-type="float">
            <text:p>0,003</text:p>
          </table:table-cell>
          <table:table-cell office:value-type="float" office:value="0.053" calcext:value-type="float">
            <text:p>0,053</text:p>
          </table:table-cell>
          <table:table-cell office:value-type="float" office:value="0.773" calcext:value-type="float">
            <text:p>0,773</text:p>
          </table:table-cell>
          <table:table-cell office:value-type="float" office:value="0" calcext:value-type="float">
            <text:p>0</text:p>
          </table:table-cell>
          <table:table-cell office:value-type="float" office:value="0.171" calcext:value-type="float">
            <text:p>0,171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5: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83" calcext:value-type="float">
            <text:p>0,483</text:p>
          </table:table-cell>
          <table:table-cell office:value-type="float" office:value="0.517" calcext:value-type="float">
            <text:p>0,51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5:4</text:p>
          </table:table-cell>
          <table:table-cell office:value-type="string" calcext:value-type="string">
            <text:p>3:2</text:p>
          </table:table-cell>
          <table:table-cell office:value-type="float" office:value="0.027" calcext:value-type="float">
            <text:p>0,027</text:p>
          </table:table-cell>
          <table:table-cell office:value-type="float" office:value="0.012" calcext:value-type="float">
            <text:p>0,012</text:p>
          </table:table-cell>
          <table:table-cell office:value-type="float" office:value="0.931" calcext:value-type="float">
            <text:p>0,931</text:p>
          </table:table-cell>
          <table:table-cell office:value-type="float" office:value="0.014" calcext:value-type="float">
            <text:p>0,014</text:p>
          </table:table-cell>
          <table:table-cell office:value-type="float" office:value="0.016" calcext:value-type="float">
            <text:p>0,016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5:4</text:p>
          </table:table-cell>
          <table:table-cell office:value-type="string" calcext:value-type="string">
            <text:p>2:1</text:p>
          </table:table-cell>
          <table:table-cell office:value-type="float" office:value="0.01" calcext:value-type="float">
            <text:p>0,01</text:p>
          </table:table-cell>
          <table:table-cell office:value-type="float" office:value="0.99" calcext:value-type="float">
            <text:p>0,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5:4</text:p>
          </table:table-cell>
          <table:table-cell office:value-type="string" calcext:value-type="string">
            <text:p>3:2</text:p>
          </table:table-cell>
          <table:table-cell office:value-type="float" office:value="0.084" calcext:value-type="float">
            <text:p>0,084</text:p>
          </table:table-cell>
          <table:table-cell office:value-type="float" office:value="0.033" calcext:value-type="float">
            <text:p>0,033</text:p>
          </table:table-cell>
          <table:table-cell office:value-type="float" office:value="0.792" calcext:value-type="float">
            <text:p>0,792</text:p>
          </table:table-cell>
          <table:table-cell office:value-type="float" office:value="0.052" calcext:value-type="float">
            <text:p>0,052</text:p>
          </table:table-cell>
          <table:table-cell office:value-type="float" office:value="0.039" calcext:value-type="float">
            <text:p>0,039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9"/>
          <table:table-cell table:style-name="Default" table:number-columns-repeated="2"/>
        </table:table-row>
      </table:table>
      <table:table table:name="RegraDaSoma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1" table:default-cell-style-name="ce6"/>
        <table:table-column table:style-name="co1" table:number-columns-repeated="5" table:default-cell-style-name="ce8"/>
        <table:table-row table:style-name="ro1">
          <table:table-cell table:style-name="ce1" office:value-type="string" calcext:value-type="string">
            <text:p>inst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predição</text:p>
          </table:table-cell>
          <table:table-cell table:number-columns-repeated="5" table:style-name="ce1" office:value-type="string" calcext:value-type="string">
            <text:p>prob.</text:p>
          </table:table-cell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predição</text:p>
          </table:table-cell>
          <table:table-cell table:style-name="ce1" office:value-type="string" calcext:value-type="string">
            <text:p>Classe_1</text:p>
          </table:table-cell>
          <table:table-cell table:style-name="ce1" office:value-type="string" calcext:value-type="string">
            <text:p>Classe_2</text:p>
          </table:table-cell>
          <table:table-cell table:style-name="ce1" office:value-type="string" calcext:value-type="string">
            <text:p>Classe_3</text:p>
          </table:table-cell>
          <table:table-cell table:style-name="ce1" office:value-type="string" calcext:value-type="string">
            <text:p>Classe_4</text:p>
          </table:table-cell>
          <table:table-cell table:style-name="ce1" office:value-type="string" calcext:value-type="string">
            <text:p>Classe_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asse_1</text:p>
          </table:table-cell>
          <table:table-cell table:formula="of:=IF(MAX([.D3:.M3])=[.D3];&quot;ACERTO&quot;;&quot;ERRO&quot;)" office:value-type="string" office:string-value="ACERTO" calcext:value-type="string">
            <text:p>ACERTO</text:p>
          </table:table-cell>
          <table:table-cell table:formula="of:=SUM([$Knn.D3];[$RandomForest.D3];[$BayesNaive.D3])" office:value-type="float" office:value="1.994" calcext:value-type="float">
            <text:p>1,99400</text:p>
          </table:table-cell>
          <table:table-cell table:formula="of:=SUM([$Knn.E3];[$RandomForest.E3];[$BayesNaive.E3])" office:value-type="float" office:value="0.009" calcext:value-type="float">
            <text:p>0,00900</text:p>
          </table:table-cell>
          <table:table-cell table:formula="of:=SUM([$Knn.F3];[$RandomForest.F3];[$BayesNaive.F3])" office:value-type="float" office:value="0.974" calcext:value-type="float">
            <text:p>0,97400</text:p>
          </table:table-cell>
          <table:table-cell table:formula="of:=SUM([$Knn.G3];[$RandomForest.G3];[$BayesNaive.G3])" office:value-type="float" office:value="0.011" calcext:value-type="float">
            <text:p>0,01100</text:p>
          </table:table-cell>
          <table:table-cell table:formula="of:=SUM([$Knn.H3];[$RandomForest.H3];[$BayesNaive.H3])" office:value-type="float" office:value="0.011" calcext:value-type="float">
            <text:p>0,01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asse_1</text:p>
          </table:table-cell>
          <table:table-cell table:formula="of:=IF(MAX([.D4:.M4])=[.D4];&quot;ACERTO&quot;;&quot;ERRO&quot;)" office:value-type="string" office:string-value="ACERTO" calcext:value-type="string">
            <text:p>ACERTO</text:p>
          </table:table-cell>
          <table:table-cell table:formula="of:=SUM([$Knn.D4];[$RandomForest.D4];[$BayesNaive.D4])" office:value-type="float" office:value="1.028" calcext:value-type="float">
            <text:p>1,02800</text:p>
          </table:table-cell>
          <table:table-cell table:formula="of:=SUM([$Knn.E4];[$RandomForest.E4];[$BayesNaive.E4])" office:value-type="float" office:value="0.017" calcext:value-type="float">
            <text:p>0,01700</text:p>
          </table:table-cell>
          <table:table-cell table:formula="of:=SUM([$Knn.F4];[$RandomForest.F4];[$BayesNaive.F4])" office:value-type="float" office:value="0.942" calcext:value-type="float">
            <text:p>0,94200</text:p>
          </table:table-cell>
          <table:table-cell table:formula="of:=SUM([$Knn.G4];[$RandomForest.G4];[$BayesNaive.G4])" office:value-type="float" office:value="0.019" calcext:value-type="float">
            <text:p>0,01900</text:p>
          </table:table-cell>
          <table:table-cell table:formula="of:=SUM([$Knn.H4];[$RandomForest.H4];[$BayesNaive.H4])" office:value-type="float" office:value="0.993" calcext:value-type="float">
            <text:p>0,993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asse_1</text:p>
          </table:table-cell>
          <table:table-cell table:formula="of:=IF(MAX([.D5:.M5])=[.D5];&quot;ACERTO&quot;;&quot;ERRO&quot;)" office:value-type="string" office:string-value="ACERTO" calcext:value-type="string">
            <text:p>ACERTO</text:p>
          </table:table-cell>
          <table:table-cell table:formula="of:=SUM([$Knn.D5];[$RandomForest.D5];[$BayesNaive.D5])" office:value-type="float" office:value="1.015" calcext:value-type="float">
            <text:p>1,01500</text:p>
          </table:table-cell>
          <table:table-cell table:formula="of:=SUM([$Knn.E5];[$RandomForest.E5];[$BayesNaive.E5])" office:value-type="float" office:value="0.009" calcext:value-type="float">
            <text:p>0,00900</text:p>
          </table:table-cell>
          <table:table-cell table:formula="of:=SUM([$Knn.F5];[$RandomForest.F5];[$BayesNaive.F5])" office:value-type="float" office:value="0.975" calcext:value-type="float">
            <text:p>0,97500</text:p>
          </table:table-cell>
          <table:table-cell table:formula="of:=SUM([$Knn.G5];[$RandomForest.G5];[$BayesNaive.G5])" office:value-type="float" office:value="0.99" calcext:value-type="float">
            <text:p>0,99000</text:p>
          </table:table-cell>
          <table:table-cell table:formula="of:=SUM([$Knn.H5];[$RandomForest.H5];[$BayesNaive.H5])" office:value-type="float" office:value="0.011" calcext:value-type="float">
            <text:p>0,01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asse_1</text:p>
          </table:table-cell>
          <table:table-cell table:formula="of:=IF(MAX([.D6:.M6])=[.D6];&quot;ACERTO&quot;;&quot;ERRO&quot;)" office:value-type="string" office:string-value="ACERTO" calcext:value-type="string">
            <text:p>ACERTO</text:p>
          </table:table-cell>
          <table:table-cell table:formula="of:=SUM([$Knn.D6];[$RandomForest.D6];[$BayesNaive.D6])" office:value-type="float" office:value="1.925" calcext:value-type="float">
            <text:p>1,92500</text:p>
          </table:table-cell>
          <table:table-cell table:formula="of:=SUM([$Knn.E6];[$RandomForest.E6];[$BayesNaive.E6])" office:value-type="float" office:value="0.022" calcext:value-type="float">
            <text:p>0,02200</text:p>
          </table:table-cell>
          <table:table-cell table:formula="of:=SUM([$Knn.F6];[$RandomForest.F6];[$BayesNaive.F6])" office:value-type="float" office:value="0.9" calcext:value-type="float">
            <text:p>0,90000</text:p>
          </table:table-cell>
          <table:table-cell table:formula="of:=SUM([$Knn.G6];[$RandomForest.G6];[$BayesNaive.G6])" office:value-type="float" office:value="0.124" calcext:value-type="float">
            <text:p>0,12400</text:p>
          </table:table-cell>
          <table:table-cell table:formula="of:=SUM([$Knn.H6];[$RandomForest.H6];[$BayesNaive.H6])" office:value-type="float" office:value="0.027" calcext:value-type="float">
            <text:p>0,027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lasse_1</text:p>
          </table:table-cell>
          <table:table-cell table:formula="of:=IF(MAX([.D7:.M7])=[.D7];&quot;ACERTO&quot;;&quot;ERRO&quot;)" office:value-type="string" office:string-value="ACERTO" calcext:value-type="string">
            <text:p>ACERTO</text:p>
          </table:table-cell>
          <table:table-cell table:formula="of:=SUM([$Knn.D7];[$RandomForest.D7];[$BayesNaive.D7])" office:value-type="float" office:value="2.057" calcext:value-type="float">
            <text:p>2,05700</text:p>
          </table:table-cell>
          <table:table-cell table:formula="of:=SUM([$Knn.E7];[$RandomForest.E7];[$BayesNaive.E7])" office:value-type="float" office:value="0.035" calcext:value-type="float">
            <text:p>0,03500</text:p>
          </table:table-cell>
          <table:table-cell table:formula="of:=SUM([$Knn.F7];[$RandomForest.F7];[$BayesNaive.F7])" office:value-type="float" office:value="0.849" calcext:value-type="float">
            <text:p>0,84900</text:p>
          </table:table-cell>
          <table:table-cell table:formula="of:=SUM([$Knn.G7];[$RandomForest.G7];[$BayesNaive.G7])" office:value-type="float" office:value="0.049" calcext:value-type="float">
            <text:p>0,04900</text:p>
          </table:table-cell>
          <table:table-cell table:formula="of:=SUM([$Knn.H7];[$RandomForest.H7];[$BayesNaive.H7])" office:value-type="float" office:value="0.009" calcext:value-type="float">
            <text:p>0,009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lasse_1</text:p>
          </table:table-cell>
          <table:table-cell table:formula="of:=IF(MAX([.D8:.M8])=[.D8];&quot;ACERTO&quot;;&quot;ERRO&quot;)" office:value-type="string" office:string-value="ERRO" calcext:value-type="string">
            <text:p>ERRO</text:p>
          </table:table-cell>
          <table:table-cell table:formula="of:=SUM([$Knn.D8];[$RandomForest.D8];[$BayesNaive.D8])" office:value-type="float" office:value="0.604" calcext:value-type="float">
            <text:p>0,60400</text:p>
          </table:table-cell>
          <table:table-cell table:formula="of:=SUM([$Knn.E8];[$RandomForest.E8];[$BayesNaive.E8])" office:value-type="float" office:value="0.004" calcext:value-type="float">
            <text:p>0,00400</text:p>
          </table:table-cell>
          <table:table-cell table:formula="of:=SUM([$Knn.F8];[$RandomForest.F8];[$BayesNaive.F8])" office:value-type="float" office:value="0.004" calcext:value-type="float">
            <text:p>0,00400</text:p>
          </table:table-cell>
          <table:table-cell table:formula="of:=SUM([$Knn.G8];[$RandomForest.G8];[$BayesNaive.G8])" office:value-type="float" office:value="1.807" calcext:value-type="float">
            <text:p>1,80700</text:p>
          </table:table-cell>
          <table:table-cell table:formula="of:=SUM([$Knn.H8];[$RandomForest.H8];[$BayesNaive.H8])" office:value-type="float" office:value="0.58" calcext:value-type="float">
            <text:p>0,58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asse_1</text:p>
          </table:table-cell>
          <table:table-cell table:formula="of:=IF(MAX([.D9:.M9])=[.D9];&quot;ACERTO&quot;;&quot;ERRO&quot;)" office:value-type="string" office:string-value="ERRO" calcext:value-type="string">
            <text:p>ERRO</text:p>
          </table:table-cell>
          <table:table-cell table:formula="of:=SUM([$Knn.D9];[$RandomForest.D9];[$BayesNaive.D9])" office:value-type="float" office:value="1.222" calcext:value-type="float">
            <text:p>1,22200</text:p>
          </table:table-cell>
          <table:table-cell table:formula="of:=SUM([$Knn.E9];[$RandomForest.E9];[$BayesNaive.E9])" office:value-type="float" office:value="0.004" calcext:value-type="float">
            <text:p>0,00400</text:p>
          </table:table-cell>
          <table:table-cell table:formula="of:=SUM([$Knn.F9];[$RandomForest.F9];[$BayesNaive.F9])" office:value-type="float" office:value="0.004" calcext:value-type="float">
            <text:p>0,00400</text:p>
          </table:table-cell>
          <table:table-cell table:formula="of:=SUM([$Knn.G9];[$RandomForest.G9];[$BayesNaive.G9])" office:value-type="float" office:value="1.761" calcext:value-type="float">
            <text:p>1,76100</text:p>
          </table:table-cell>
          <table:table-cell table:formula="of:=SUM([$Knn.H9];[$RandomForest.H9];[$BayesNaive.H9])" office:value-type="float" office:value="0.008" calcext:value-type="float">
            <text:p>0,008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lasse_1</text:p>
          </table:table-cell>
          <table:table-cell table:formula="of:=IF(MAX([.D10:.M10])=[.D10];&quot;ACERTO&quot;;&quot;ERRO&quot;)" office:value-type="string" office:string-value="ACERTO" calcext:value-type="string">
            <text:p>ACERTO</text:p>
          </table:table-cell>
          <table:table-cell table:formula="of:=SUM([$Knn.D10];[$RandomForest.D10];[$BayesNaive.D10])" office:value-type="float" office:value="1.004" calcext:value-type="float">
            <text:p>1,00400</text:p>
          </table:table-cell>
          <table:table-cell table:formula="of:=SUM([$Knn.E10];[$RandomForest.E10];[$BayesNaive.E10])" office:value-type="float" office:value="0.983" calcext:value-type="float">
            <text:p>0,98300</text:p>
          </table:table-cell>
          <table:table-cell table:formula="of:=SUM([$Knn.F10];[$RandomForest.F10];[$BayesNaive.F10])" office:value-type="float" office:value="0.004" calcext:value-type="float">
            <text:p>0,00400</text:p>
          </table:table-cell>
          <table:table-cell table:formula="of:=SUM([$Knn.G10];[$RandomForest.G10];[$BayesNaive.G10])" office:value-type="float" office:value="0.004" calcext:value-type="float">
            <text:p>0,00400</text:p>
          </table:table-cell>
          <table:table-cell table:formula="of:=SUM([$Knn.H10];[$RandomForest.H10];[$BayesNaive.H10])" office:value-type="float" office:value="1.004" calcext:value-type="float">
            <text:p>1,004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lasse_1</text:p>
          </table:table-cell>
          <table:table-cell table:formula="of:=IF(MAX([.D11:.M11])=[.D11];&quot;ACERTO&quot;;&quot;ERRO&quot;)" office:value-type="string" office:string-value="ACERTO" calcext:value-type="string">
            <text:p>ACERTO</text:p>
          </table:table-cell>
          <table:table-cell table:formula="of:=SUM([$Knn.D11];[$RandomForest.D11];[$BayesNaive.D11])" office:value-type="float" office:value="2.01" calcext:value-type="float">
            <text:p>2,01000</text:p>
          </table:table-cell>
          <table:table-cell table:formula="of:=SUM([$Knn.E11];[$RandomForest.E11];[$BayesNaive.E11])" office:value-type="float" office:value="0.015" calcext:value-type="float">
            <text:p>0,01500</text:p>
          </table:table-cell>
          <table:table-cell table:formula="of:=SUM([$Knn.F11];[$RandomForest.F11];[$BayesNaive.F11])" office:value-type="float" office:value="0.937" calcext:value-type="float">
            <text:p>0,93700</text:p>
          </table:table-cell>
          <table:table-cell table:formula="of:=SUM([$Knn.G11];[$RandomForest.G11];[$BayesNaive.G11])" office:value-type="float" office:value="0.018" calcext:value-type="float">
            <text:p>0,01800</text:p>
          </table:table-cell>
          <table:table-cell table:formula="of:=SUM([$Knn.H11];[$RandomForest.H11];[$BayesNaive.H11])" office:value-type="float" office:value="0.018" calcext:value-type="float">
            <text:p>0,018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lasse_1</text:p>
          </table:table-cell>
          <table:table-cell table:formula="of:=IF(MAX([.D12:.M12])=[.D12];&quot;ACERTO&quot;;&quot;ERRO&quot;)" office:value-type="string" office:string-value="ACERTO" calcext:value-type="string">
            <text:p>ACERTO</text:p>
          </table:table-cell>
          <table:table-cell table:formula="of:=SUM([$Knn.D12];[$RandomForest.D12];[$BayesNaive.D12])" office:value-type="float" office:value="1.076" calcext:value-type="float">
            <text:p>1,07600</text:p>
          </table:table-cell>
          <table:table-cell table:formula="of:=SUM([$Knn.E12];[$RandomForest.E12];[$BayesNaive.E12])" office:value-type="float" office:value="1.012" calcext:value-type="float">
            <text:p>1,01200</text:p>
          </table:table-cell>
          <table:table-cell table:formula="of:=SUM([$Knn.F12];[$RandomForest.F12];[$BayesNaive.F12])" office:value-type="float" office:value="0.827" calcext:value-type="float">
            <text:p>0,82700</text:p>
          </table:table-cell>
          <table:table-cell table:formula="of:=SUM([$Knn.G12];[$RandomForest.G12];[$BayesNaive.G12])" office:value-type="float" office:value="0.047" calcext:value-type="float">
            <text:p>0,04700</text:p>
          </table:table-cell>
          <table:table-cell table:formula="of:=SUM([$Knn.H12];[$RandomForest.H12];[$BayesNaive.H12])" office:value-type="float" office:value="0.036" calcext:value-type="float">
            <text:p>0,036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lasse_1</text:p>
          </table:table-cell>
          <table:table-cell table:formula="of:=IF(MAX([.D13:.M13])=[.D13];&quot;ACERTO&quot;;&quot;ERRO&quot;)" office:value-type="string" office:string-value="ACERTO" calcext:value-type="string">
            <text:p>ACERTO</text:p>
          </table:table-cell>
          <table:table-cell table:formula="of:=SUM([$Knn.D13];[$RandomForest.D13];[$BayesNaive.D13])" office:value-type="float" office:value="1.299" calcext:value-type="float">
            <text:p>1,29900</text:p>
          </table:table-cell>
          <table:table-cell table:formula="of:=SUM([$Knn.E13];[$RandomForest.E13];[$BayesNaive.E13])" office:value-type="float" office:value="0.01" calcext:value-type="float">
            <text:p>0,01000</text:p>
          </table:table-cell>
          <table:table-cell table:formula="of:=SUM([$Knn.F13];[$RandomForest.F13];[$BayesNaive.F13])" office:value-type="float" office:value="0.973" calcext:value-type="float">
            <text:p>0,97300</text:p>
          </table:table-cell>
          <table:table-cell table:formula="of:=SUM([$Knn.G13];[$RandomForest.G13];[$BayesNaive.G13])" office:value-type="float" office:value="0.709" calcext:value-type="float">
            <text:p>0,70900</text:p>
          </table:table-cell>
          <table:table-cell table:formula="of:=SUM([$Knn.H13];[$RandomForest.H13];[$BayesNaive.H13])" office:value-type="float" office:value="0.009" calcext:value-type="float">
            <text:p>0,009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lasse_1</text:p>
          </table:table-cell>
          <table:table-cell table:formula="of:=IF(MAX([.D14:.M14])=[.D14];&quot;ACERTO&quot;;&quot;ERRO&quot;)" office:value-type="string" office:string-value="ACERTO" calcext:value-type="string">
            <text:p>ACERTO</text:p>
          </table:table-cell>
          <table:table-cell table:formula="of:=SUM([$Knn.D14];[$RandomForest.D14];[$BayesNaive.D14])" office:value-type="float" office:value="2.095" calcext:value-type="float">
            <text:p>2,09500</text:p>
          </table:table-cell>
          <table:table-cell table:formula="of:=SUM([$Knn.E14];[$RandomForest.E14];[$BayesNaive.E14])" office:value-type="float" office:value="0.102" calcext:value-type="float">
            <text:p>0,10200</text:p>
          </table:table-cell>
          <table:table-cell table:formula="of:=SUM([$Knn.F14];[$RandomForest.F14];[$BayesNaive.F14])" office:value-type="float" office:value="0.759" calcext:value-type="float">
            <text:p>0,75900</text:p>
          </table:table-cell>
          <table:table-cell table:formula="of:=SUM([$Knn.G14];[$RandomForest.G14];[$BayesNaive.G14])" office:value-type="float" office:value="0.034" calcext:value-type="float">
            <text:p>0,03400</text:p>
          </table:table-cell>
          <table:table-cell table:formula="of:=SUM([$Knn.H14];[$RandomForest.H14];[$BayesNaive.H14])" office:value-type="float" office:value="0.009" calcext:value-type="float">
            <text:p>0,00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asse_1</text:p>
          </table:table-cell>
          <table:table-cell table:formula="of:=IF(MAX([.D15:.M15])=[.D15];&quot;ACERTO&quot;;&quot;ERRO&quot;)" office:value-type="string" office:string-value="ACERTO" calcext:value-type="string">
            <text:p>ACERTO</text:p>
          </table:table-cell>
          <table:table-cell table:formula="of:=SUM([$Knn.D15];[$RandomForest.D15];[$BayesNaive.D15])" office:value-type="float" office:value="1.997" calcext:value-type="float">
            <text:p>1,99700</text:p>
          </table:table-cell>
          <table:table-cell table:formula="of:=SUM([$Knn.E15];[$RandomForest.E15];[$BayesNaive.E15])" office:value-type="float" office:value="0.011" calcext:value-type="float">
            <text:p>0,01100</text:p>
          </table:table-cell>
          <table:table-cell table:formula="of:=SUM([$Knn.F15];[$RandomForest.F15];[$BayesNaive.F15])" office:value-type="float" office:value="0.966" calcext:value-type="float">
            <text:p>0,96600</text:p>
          </table:table-cell>
          <table:table-cell table:formula="of:=SUM([$Knn.G15];[$RandomForest.G15];[$BayesNaive.G15])" office:value-type="float" office:value="0.012" calcext:value-type="float">
            <text:p>0,01200</text:p>
          </table:table-cell>
          <table:table-cell table:formula="of:=SUM([$Knn.H15];[$RandomForest.H15];[$BayesNaive.H15])" office:value-type="float" office:value="0.014" calcext:value-type="float">
            <text:p>0,014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lasse_1</text:p>
          </table:table-cell>
          <table:table-cell table:formula="of:=IF(MAX([.D16:.M16])=[.D16];&quot;ACERTO&quot;;&quot;ERRO&quot;)" office:value-type="string" office:string-value="ACERTO" calcext:value-type="string">
            <text:p>ACERTO</text:p>
          </table:table-cell>
          <table:table-cell table:formula="of:=SUM([$Knn.D16];[$RandomForest.D16];[$BayesNaive.D16])" office:value-type="float" office:value="2.315" calcext:value-type="float">
            <text:p>2,31500</text:p>
          </table:table-cell>
          <table:table-cell table:formula="of:=SUM([$Knn.E16];[$RandomForest.E16];[$BayesNaive.E16])" office:value-type="float" office:value="0.075" calcext:value-type="float">
            <text:p>0,07500</text:p>
          </table:table-cell>
          <table:table-cell table:formula="of:=SUM([$Knn.F16];[$RandomForest.F16];[$BayesNaive.F16])" office:value-type="float" office:value="0.004" calcext:value-type="float">
            <text:p>0,00400</text:p>
          </table:table-cell>
          <table:table-cell table:formula="of:=SUM([$Knn.G16];[$RandomForest.G16];[$BayesNaive.G16])" office:value-type="float" office:value="0.004" calcext:value-type="float">
            <text:p>0,00400</text:p>
          </table:table-cell>
          <table:table-cell table:formula="of:=SUM([$Knn.H16];[$RandomForest.H16];[$BayesNaive.H16])" office:value-type="float" office:value="0.601" calcext:value-type="float">
            <text:p>0,60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asse_1</text:p>
          </table:table-cell>
          <table:table-cell table:formula="of:=IF(MAX([.D17:.M17])=[.D17];&quot;ACERTO&quot;;&quot;ERRO&quot;)" office:value-type="string" office:string-value="ACERTO" calcext:value-type="string">
            <text:p>ACERTO</text:p>
          </table:table-cell>
          <table:table-cell table:formula="of:=SUM([$Knn.D17];[$RandomForest.D17];[$BayesNaive.D17])" office:value-type="float" office:value="1.147" calcext:value-type="float">
            <text:p>1,14700</text:p>
          </table:table-cell>
          <table:table-cell table:formula="of:=SUM([$Knn.E17];[$RandomForest.E17];[$BayesNaive.E17])" office:value-type="float" office:value="0.003" calcext:value-type="float">
            <text:p>0,00300</text:p>
          </table:table-cell>
          <table:table-cell table:formula="of:=SUM([$Knn.F17];[$RandomForest.F17];[$BayesNaive.F17])" office:value-type="float" office:value="0.002" calcext:value-type="float">
            <text:p>0,00200</text:p>
          </table:table-cell>
          <table:table-cell table:formula="of:=SUM([$Knn.G17];[$RandomForest.G17];[$BayesNaive.G17])" office:value-type="float" office:value="0.938" calcext:value-type="float">
            <text:p>0,93800</text:p>
          </table:table-cell>
          <table:table-cell table:formula="of:=SUM([$Knn.H17];[$RandomForest.H17];[$BayesNaive.H17])" office:value-type="float" office:value="0.911" calcext:value-type="float">
            <text:p>0,91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lasse_1</text:p>
          </table:table-cell>
          <table:table-cell table:formula="of:=IF(MAX([.D18:.M18])=[.D18];&quot;ACERTO&quot;;&quot;ERRO&quot;)" office:value-type="string" office:string-value="ACERTO" calcext:value-type="string">
            <text:p>ACERTO</text:p>
          </table:table-cell>
          <table:table-cell table:formula="of:=SUM([$Knn.D18];[$RandomForest.D18];[$BayesNaive.D18])" office:value-type="float" office:value="1.021" calcext:value-type="float">
            <text:p>1,02100</text:p>
          </table:table-cell>
          <table:table-cell table:formula="of:=SUM([$Knn.E18];[$RandomForest.E18];[$BayesNaive.E18])" office:value-type="float" office:value="0.011" calcext:value-type="float">
            <text:p>0,01100</text:p>
          </table:table-cell>
          <table:table-cell table:formula="of:=SUM([$Knn.F18];[$RandomForest.F18];[$BayesNaive.F18])" office:value-type="float" office:value="0.959" calcext:value-type="float">
            <text:p>0,95900</text:p>
          </table:table-cell>
          <table:table-cell table:formula="of:=SUM([$Knn.G18];[$RandomForest.G18];[$BayesNaive.G18])" office:value-type="float" office:value="0.994" calcext:value-type="float">
            <text:p>0,99400</text:p>
          </table:table-cell>
          <table:table-cell table:formula="of:=SUM([$Knn.H18];[$RandomForest.H18];[$BayesNaive.H18])" office:value-type="float" office:value="0.014" calcext:value-type="float">
            <text:p>0,014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asse_1</text:p>
          </table:table-cell>
          <table:table-cell table:formula="of:=IF(MAX([.D19:.M19])=[.D19];&quot;ACERTO&quot;;&quot;ERRO&quot;)" office:value-type="string" office:string-value="ERRO" calcext:value-type="string">
            <text:p>ERRO</text:p>
          </table:table-cell>
          <table:table-cell table:formula="of:=SUM([$Knn.D19];[$RandomForest.D19];[$BayesNaive.D19])" office:value-type="float" office:value="1.027" calcext:value-type="float">
            <text:p>1,02700</text:p>
          </table:table-cell>
          <table:table-cell table:formula="of:=SUM([$Knn.E19];[$RandomForest.E19];[$BayesNaive.E19])" office:value-type="float" office:value="0.014" calcext:value-type="float">
            <text:p>0,01400</text:p>
          </table:table-cell>
          <table:table-cell table:formula="of:=SUM([$Knn.F19];[$RandomForest.F19];[$BayesNaive.F19])" office:value-type="float" office:value="1.919" calcext:value-type="float">
            <text:p>1,91900</text:p>
          </table:table-cell>
          <table:table-cell table:formula="of:=SUM([$Knn.G19];[$RandomForest.G19];[$BayesNaive.G19])" office:value-type="float" office:value="0.023" calcext:value-type="float">
            <text:p>0,02300</text:p>
          </table:table-cell>
          <table:table-cell table:formula="of:=SUM([$Knn.H19];[$RandomForest.H19];[$BayesNaive.H19])" office:value-type="float" office:value="0.016" calcext:value-type="float">
            <text:p>0,016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lasse_1</text:p>
          </table:table-cell>
          <table:table-cell table:formula="of:=IF(MAX([.D20:.M20])=[.D20];&quot;ACERTO&quot;;&quot;ERRO&quot;)" office:value-type="string" office:string-value="ACERTO" calcext:value-type="string">
            <text:p>ACERTO</text:p>
          </table:table-cell>
          <table:table-cell table:formula="of:=SUM([$Knn.D20];[$RandomForest.D20];[$BayesNaive.D20])" office:value-type="float" office:value="2.32" calcext:value-type="float">
            <text:p>2,32000</text:p>
          </table:table-cell>
          <table:table-cell table:formula="of:=SUM([$Knn.E20];[$RandomForest.E20];[$BayesNaive.E20])" office:value-type="float" office:value="0.105" calcext:value-type="float">
            <text:p>0,10500</text:p>
          </table:table-cell>
          <table:table-cell table:formula="of:=SUM([$Knn.F20];[$RandomForest.F20];[$BayesNaive.F20])" office:value-type="float" office:value="0.177" calcext:value-type="float">
            <text:p>0,17700</text:p>
          </table:table-cell>
          <table:table-cell table:formula="of:=SUM([$Knn.G20];[$RandomForest.G20];[$BayesNaive.G20])" office:value-type="float" office:value="0.204" calcext:value-type="float">
            <text:p>0,20400</text:p>
          </table:table-cell>
          <table:table-cell table:formula="of:=SUM([$Knn.H20];[$RandomForest.H20];[$BayesNaive.H20])" office:value-type="float" office:value="0.192" calcext:value-type="float">
            <text:p>0,192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lasse_1</text:p>
          </table:table-cell>
          <table:table-cell table:formula="of:=IF(MAX([.D21:.M21])=[.D21];&quot;ACERTO&quot;;&quot;ERRO&quot;)" office:value-type="string" office:string-value="ERRO" calcext:value-type="string">
            <text:p>ERRO</text:p>
          </table:table-cell>
          <table:table-cell table:formula="of:=SUM([$Knn.D21];[$RandomForest.D21];[$BayesNaive.D21])" office:value-type="float" office:value="0.818" calcext:value-type="float">
            <text:p>0,81800</text:p>
          </table:table-cell>
          <table:table-cell table:formula="of:=SUM([$Knn.E21];[$RandomForest.E21];[$BayesNaive.E21])" office:value-type="float" office:value="0.01" calcext:value-type="float">
            <text:p>0,01000</text:p>
          </table:table-cell>
          <table:table-cell table:formula="of:=SUM([$Knn.F21];[$RandomForest.F21];[$BayesNaive.F21])" office:value-type="float" office:value="0.968" calcext:value-type="float">
            <text:p>0,96800</text:p>
          </table:table-cell>
          <table:table-cell table:formula="of:=SUM([$Knn.G21];[$RandomForest.G21];[$BayesNaive.G21])" office:value-type="float" office:value="1.189" calcext:value-type="float">
            <text:p>1,18900</text:p>
          </table:table-cell>
          <table:table-cell table:formula="of:=SUM([$Knn.H21];[$RandomForest.H21];[$BayesNaive.H21])" office:value-type="float" office:value="0.013" calcext:value-type="float">
            <text:p>0,013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lasse_1</text:p>
          </table:table-cell>
          <table:table-cell table:formula="of:=IF(MAX([.D22:.M22])=[.D22];&quot;ACERTO&quot;;&quot;ERRO&quot;)" office:value-type="string" office:string-value="ACERTO" calcext:value-type="string">
            <text:p>ACERTO</text:p>
          </table:table-cell>
          <table:table-cell table:formula="of:=SUM([$Knn.D22];[$RandomForest.D22];[$BayesNaive.D22])" office:value-type="float" office:value="2.465" calcext:value-type="float">
            <text:p>2,46500</text:p>
          </table:table-cell>
          <table:table-cell table:formula="of:=SUM([$Knn.E22];[$RandomForest.E22];[$BayesNaive.E22])" office:value-type="float" office:value="0.252" calcext:value-type="float">
            <text:p>0,25200</text:p>
          </table:table-cell>
          <table:table-cell table:formula="of:=SUM([$Knn.F22];[$RandomForest.F22];[$BayesNaive.F22])" office:value-type="float" office:value="0.228" calcext:value-type="float">
            <text:p>0,22800</text:p>
          </table:table-cell>
          <table:table-cell table:formula="of:=SUM([$Knn.G22];[$RandomForest.G22];[$BayesNaive.G22])" office:value-type="float" office:value="0.05" calcext:value-type="float">
            <text:p>0,05000</text:p>
          </table:table-cell>
          <table:table-cell table:formula="of:=SUM([$Knn.H22];[$RandomForest.H22];[$BayesNaive.H22])" office:value-type="float" office:value="0.004" calcext:value-type="float">
            <text:p>0,004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lasse_1</text:p>
          </table:table-cell>
          <table:table-cell table:formula="of:=IF(MAX([.D23:.M23])=[.D23];&quot;ACERTO&quot;;&quot;ERRO&quot;)" office:value-type="string" office:string-value="ERRO" calcext:value-type="string">
            <text:p>ERRO</text:p>
          </table:table-cell>
          <table:table-cell table:formula="of:=SUM([$Knn.D23];[$RandomForest.D23];[$BayesNaive.D23])" office:value-type="float" office:value="1.004" calcext:value-type="float">
            <text:p>1,00400</text:p>
          </table:table-cell>
          <table:table-cell table:formula="of:=SUM([$Knn.E23];[$RandomForest.E23];[$BayesNaive.E23])" office:value-type="float" office:value="0.004" calcext:value-type="float">
            <text:p>0,00400</text:p>
          </table:table-cell>
          <table:table-cell table:formula="of:=SUM([$Knn.F23];[$RandomForest.F23];[$BayesNaive.F23])" office:value-type="float" office:value="0.004" calcext:value-type="float">
            <text:p>0,00400</text:p>
          </table:table-cell>
          <table:table-cell table:formula="of:=SUM([$Knn.G23];[$RandomForest.G23];[$BayesNaive.G23])" office:value-type="float" office:value="0.004" calcext:value-type="float">
            <text:p>0,00400</text:p>
          </table:table-cell>
          <table:table-cell table:formula="of:=SUM([$Knn.H23];[$RandomForest.H23];[$BayesNaive.H23])" office:value-type="float" office:value="1.983" calcext:value-type="float">
            <text:p>1,983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lasse_1</text:p>
          </table:table-cell>
          <table:table-cell table:formula="of:=IF(MAX([.D24:.M24])=[.D24];&quot;ACERTO&quot;;&quot;ERRO&quot;)" office:value-type="string" office:string-value="ACERTO" calcext:value-type="string">
            <text:p>ACERTO</text:p>
          </table:table-cell>
          <table:table-cell table:formula="of:=SUM([$Knn.D24];[$RandomForest.D24];[$BayesNaive.D24])" office:value-type="float" office:value="2.394" calcext:value-type="float">
            <text:p>2,39400</text:p>
          </table:table-cell>
          <table:table-cell table:formula="of:=SUM([$Knn.E24];[$RandomForest.E24];[$BayesNaive.E24])" office:value-type="float" office:value="0.216" calcext:value-type="float">
            <text:p>0,21600</text:p>
          </table:table-cell>
          <table:table-cell table:formula="of:=SUM([$Knn.F24];[$RandomForest.F24];[$BayesNaive.F24])" office:value-type="float" office:value="0.012" calcext:value-type="float">
            <text:p>0,01200</text:p>
          </table:table-cell>
          <table:table-cell table:formula="of:=SUM([$Knn.G24];[$RandomForest.G24];[$BayesNaive.G24])" office:value-type="float" office:value="0.004" calcext:value-type="float">
            <text:p>0,00400</text:p>
          </table:table-cell>
          <table:table-cell table:formula="of:=SUM([$Knn.H24];[$RandomForest.H24];[$BayesNaive.H24])" office:value-type="float" office:value="0.373" calcext:value-type="float">
            <text:p>0,373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lasse_1</text:p>
          </table:table-cell>
          <table:table-cell table:formula="of:=IF(MAX([.D25:.M25])=[.D25];&quot;ACERTO&quot;;&quot;ERRO&quot;)" office:value-type="string" office:string-value="ACERTO" calcext:value-type="string">
            <text:p>ACERTO</text:p>
          </table:table-cell>
          <table:table-cell table:formula="of:=SUM([$Knn.D25];[$RandomForest.D25];[$BayesNaive.D25])" office:value-type="float" office:value="2.01" calcext:value-type="float">
            <text:p>2,01000</text:p>
          </table:table-cell>
          <table:table-cell table:formula="of:=SUM([$Knn.E25];[$RandomForest.E25];[$BayesNaive.E25])" office:value-type="float" office:value="0.015" calcext:value-type="float">
            <text:p>0,01500</text:p>
          </table:table-cell>
          <table:table-cell table:formula="of:=SUM([$Knn.F25];[$RandomForest.F25];[$BayesNaive.F25])" office:value-type="float" office:value="0.935" calcext:value-type="float">
            <text:p>0,93500</text:p>
          </table:table-cell>
          <table:table-cell table:formula="of:=SUM([$Knn.G25];[$RandomForest.G25];[$BayesNaive.G25])" office:value-type="float" office:value="0.021" calcext:value-type="float">
            <text:p>0,02100</text:p>
          </table:table-cell>
          <table:table-cell table:formula="of:=SUM([$Knn.H25];[$RandomForest.H25];[$BayesNaive.H25])" office:value-type="float" office:value="0.018" calcext:value-type="float">
            <text:p>0,018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lasse_1</text:p>
          </table:table-cell>
          <table:table-cell table:formula="of:=IF(MAX([.D26:.M26])=[.D26];&quot;ACERTO&quot;;&quot;ERRO&quot;)" office:value-type="string" office:string-value="ACERTO" calcext:value-type="string">
            <text:p>ACERTO</text:p>
          </table:table-cell>
          <table:table-cell table:formula="of:=SUM([$Knn.D26];[$RandomForest.D26];[$BayesNaive.D26])" office:value-type="float" office:value="2.006" calcext:value-type="float">
            <text:p>2,00600</text:p>
          </table:table-cell>
          <table:table-cell table:formula="of:=SUM([$Knn.E26];[$RandomForest.E26];[$BayesNaive.E26])" office:value-type="float" office:value="0.014" calcext:value-type="float">
            <text:p>0,01400</text:p>
          </table:table-cell>
          <table:table-cell table:formula="of:=SUM([$Knn.F26];[$RandomForest.F26];[$BayesNaive.F26])" office:value-type="float" office:value="0.941" calcext:value-type="float">
            <text:p>0,94100</text:p>
          </table:table-cell>
          <table:table-cell table:formula="of:=SUM([$Knn.G26];[$RandomForest.G26];[$BayesNaive.G26])" office:value-type="float" office:value="0.019" calcext:value-type="float">
            <text:p>0,01900</text:p>
          </table:table-cell>
          <table:table-cell table:formula="of:=SUM([$Knn.H26];[$RandomForest.H26];[$BayesNaive.H26])" office:value-type="float" office:value="0.018" calcext:value-type="float">
            <text:p>0,018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lasse_1</text:p>
          </table:table-cell>
          <table:table-cell table:formula="of:=IF(MAX([.D27:.M27])=[.D27];&quot;ACERTO&quot;;&quot;ERRO&quot;)" office:value-type="string" office:string-value="ACERTO" calcext:value-type="string">
            <text:p>ACERTO</text:p>
          </table:table-cell>
          <table:table-cell table:formula="of:=SUM([$Knn.D27];[$RandomForest.D27];[$BayesNaive.D27])" office:value-type="float" office:value="2.753" calcext:value-type="float">
            <text:p>2,75300</text:p>
          </table:table-cell>
          <table:table-cell table:formula="of:=SUM([$Knn.E27];[$RandomForest.E27];[$BayesNaive.E27])" office:value-type="float" office:value="0.021" calcext:value-type="float">
            <text:p>0,02100</text:p>
          </table:table-cell>
          <table:table-cell table:formula="of:=SUM([$Knn.F27];[$RandomForest.F27];[$BayesNaive.F27])" office:value-type="float" office:value="0.004" calcext:value-type="float">
            <text:p>0,00400</text:p>
          </table:table-cell>
          <table:table-cell table:formula="of:=SUM([$Knn.G27];[$RandomForest.G27];[$BayesNaive.G27])" office:value-type="float" office:value="0.216" calcext:value-type="float">
            <text:p>0,21600</text:p>
          </table:table-cell>
          <table:table-cell table:formula="of:=SUM([$Knn.H27];[$RandomForest.H27];[$BayesNaive.H27])" office:value-type="float" office:value="0.004" calcext:value-type="float">
            <text:p>0,004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lasse_1</text:p>
          </table:table-cell>
          <table:table-cell table:formula="of:=IF(MAX([.D28:.M28])=[.D28];&quot;ACERTO&quot;;&quot;ERRO&quot;)" office:value-type="string" office:string-value="ACERTO" calcext:value-type="string">
            <text:p>ACERTO</text:p>
          </table:table-cell>
          <table:table-cell table:formula="of:=SUM([$Knn.D28];[$RandomForest.D28];[$BayesNaive.D28])" office:value-type="float" office:value="2.012" calcext:value-type="float">
            <text:p>2,01200</text:p>
          </table:table-cell>
          <table:table-cell table:formula="of:=SUM([$Knn.E28];[$RandomForest.E28];[$BayesNaive.E28])" office:value-type="float" office:value="0.017" calcext:value-type="float">
            <text:p>0,01700</text:p>
          </table:table-cell>
          <table:table-cell table:formula="of:=SUM([$Knn.F28];[$RandomForest.F28];[$BayesNaive.F28])" office:value-type="float" office:value="0.931" calcext:value-type="float">
            <text:p>0,93100</text:p>
          </table:table-cell>
          <table:table-cell table:formula="of:=SUM([$Knn.G28];[$RandomForest.G28];[$BayesNaive.G28])" office:value-type="float" office:value="0.018" calcext:value-type="float">
            <text:p>0,01800</text:p>
          </table:table-cell>
          <table:table-cell table:formula="of:=SUM([$Knn.H28];[$RandomForest.H28];[$BayesNaive.H28])" office:value-type="float" office:value="0.021" calcext:value-type="float">
            <text:p>0,02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lasse_1</text:p>
          </table:table-cell>
          <table:table-cell table:formula="of:=IF(MAX([.D29:.M29])=[.D29];&quot;ACERTO&quot;;&quot;ERRO&quot;)" office:value-type="string" office:string-value="ACERTO" calcext:value-type="string">
            <text:p>ACERTO</text:p>
          </table:table-cell>
          <table:table-cell table:formula="of:=SUM([$Knn.D29];[$RandomForest.D29];[$BayesNaive.D29])" office:value-type="float" office:value="1.114" calcext:value-type="float">
            <text:p>1,11400</text:p>
          </table:table-cell>
          <table:table-cell table:formula="of:=SUM([$Knn.E29];[$RandomForest.E29];[$BayesNaive.E29])" office:value-type="float" office:value="1.083" calcext:value-type="float">
            <text:p>1,08300</text:p>
          </table:table-cell>
          <table:table-cell table:formula="of:=SUM([$Knn.F29];[$RandomForest.F29];[$BayesNaive.F29])" office:value-type="float" office:value="0.753" calcext:value-type="float">
            <text:p>0,75300</text:p>
          </table:table-cell>
          <table:table-cell table:formula="of:=SUM([$Knn.G29];[$RandomForest.G29];[$BayesNaive.G29])" office:value-type="float" office:value="0.039" calcext:value-type="float">
            <text:p>0,03900</text:p>
          </table:table-cell>
          <table:table-cell table:formula="of:=SUM([$Knn.H29];[$RandomForest.H29];[$BayesNaive.H29])" office:value-type="float" office:value="0.01" calcext:value-type="float">
            <text:p>0,01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lasse_1</text:p>
          </table:table-cell>
          <table:table-cell table:formula="of:=IF(MAX([.D30:.M30])=[.D30];&quot;ACERTO&quot;;&quot;ERRO&quot;)" office:value-type="string" office:string-value="ACERTO" calcext:value-type="string">
            <text:p>ACERTO</text:p>
          </table:table-cell>
          <table:table-cell table:formula="of:=SUM([$Knn.D30];[$RandomForest.D30];[$BayesNaive.D30])" office:value-type="float" office:value="1.031" calcext:value-type="float">
            <text:p>1,03100</text:p>
          </table:table-cell>
          <table:table-cell table:formula="of:=SUM([$Knn.E30];[$RandomForest.E30];[$BayesNaive.E30])" office:value-type="float" office:value="0.995" calcext:value-type="float">
            <text:p>0,99500</text:p>
          </table:table-cell>
          <table:table-cell table:formula="of:=SUM([$Knn.F30];[$RandomForest.F30];[$BayesNaive.F30])" office:value-type="float" office:value="0.929" calcext:value-type="float">
            <text:p>0,92900</text:p>
          </table:table-cell>
          <table:table-cell table:formula="of:=SUM([$Knn.G30];[$RandomForest.G30];[$BayesNaive.G30])" office:value-type="float" office:value="0.023" calcext:value-type="float">
            <text:p>0,02300</text:p>
          </table:table-cell>
          <table:table-cell table:formula="of:=SUM([$Knn.H30];[$RandomForest.H30];[$BayesNaive.H30])" office:value-type="float" office:value="0.022" calcext:value-type="float">
            <text:p>0,022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lasse_1</text:p>
          </table:table-cell>
          <table:table-cell table:formula="of:=IF(MAX([.D31:.M31])=[.D31];&quot;ACERTO&quot;;&quot;ERRO&quot;)" office:value-type="string" office:string-value="ACERTO" calcext:value-type="string">
            <text:p>ACERTO</text:p>
          </table:table-cell>
          <table:table-cell table:formula="of:=SUM([$Knn.D31];[$RandomForest.D31];[$BayesNaive.D31])" office:value-type="float" office:value="1.997" calcext:value-type="float">
            <text:p>1,99700</text:p>
          </table:table-cell>
          <table:table-cell table:formula="of:=SUM([$Knn.E31];[$RandomForest.E31];[$BayesNaive.E31])" office:value-type="float" office:value="0.009" calcext:value-type="float">
            <text:p>0,00900</text:p>
          </table:table-cell>
          <table:table-cell table:formula="of:=SUM([$Knn.F31];[$RandomForest.F31];[$BayesNaive.F31])" office:value-type="float" office:value="0.979" calcext:value-type="float">
            <text:p>0,97900</text:p>
          </table:table-cell>
          <table:table-cell table:formula="of:=SUM([$Knn.G31];[$RandomForest.G31];[$BayesNaive.G31])" office:value-type="float" office:value="0.007" calcext:value-type="float">
            <text:p>0,00700</text:p>
          </table:table-cell>
          <table:table-cell table:formula="of:=SUM([$Knn.H31];[$RandomForest.H31];[$BayesNaive.H31])" office:value-type="float" office:value="0.007" calcext:value-type="float">
            <text:p>0,007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lasse_1</text:p>
          </table:table-cell>
          <table:table-cell table:formula="of:=IF(MAX([.D32:.M32])=[.D32];&quot;ACERTO&quot;;&quot;ERRO&quot;)" office:value-type="string" office:string-value="ERRO" calcext:value-type="string">
            <text:p>ERRO</text:p>
          </table:table-cell>
          <table:table-cell table:formula="of:=SUM([$Knn.D32];[$RandomForest.D32];[$BayesNaive.D32])" office:value-type="float" office:value="1.015" calcext:value-type="float">
            <text:p>1,01500</text:p>
          </table:table-cell>
          <table:table-cell table:formula="of:=SUM([$Knn.E32];[$RandomForest.E32];[$BayesNaive.E32])" office:value-type="float" office:value="0.008" calcext:value-type="float">
            <text:p>0,00800</text:p>
          </table:table-cell>
          <table:table-cell table:formula="of:=SUM([$Knn.F32];[$RandomForest.F32];[$BayesNaive.F32])" office:value-type="float" office:value="1.956" calcext:value-type="float">
            <text:p>1,95600</text:p>
          </table:table-cell>
          <table:table-cell table:formula="of:=SUM([$Knn.G32];[$RandomForest.G32];[$BayesNaive.G32])" office:value-type="float" office:value="0.01" calcext:value-type="float">
            <text:p>0,01000</text:p>
          </table:table-cell>
          <table:table-cell table:formula="of:=SUM([$Knn.H32];[$RandomForest.H32];[$BayesNaive.H32])" office:value-type="float" office:value="0.01" calcext:value-type="float">
            <text:p>0,01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lasse_2</text:p>
          </table:table-cell>
          <table:table-cell table:formula="of:=IF(MAX([.D33:.M33])=[.D33];&quot;ACERTO&quot;;&quot;ERRO&quot;)" office:value-type="string" office:string-value="ACERTO" calcext:value-type="string">
            <text:p>ACERTO</text:p>
          </table:table-cell>
          <table:table-cell table:formula="of:=SUM([$Knn.D33];[$RandomForest.D33];[$BayesNaive.D33])" office:value-type="float" office:value="1.033" calcext:value-type="float">
            <text:p>1,03300</text:p>
          </table:table-cell>
          <table:table-cell table:formula="of:=SUM([$Knn.E33];[$RandomForest.E33];[$BayesNaive.E33])" office:value-type="float" office:value="0.018" calcext:value-type="float">
            <text:p>0,01800</text:p>
          </table:table-cell>
          <table:table-cell table:formula="of:=SUM([$Knn.F33];[$RandomForest.F33];[$BayesNaive.F33])" office:value-type="float" office:value="0.925" calcext:value-type="float">
            <text:p>0,92500</text:p>
          </table:table-cell>
          <table:table-cell table:formula="of:=SUM([$Knn.G33];[$RandomForest.G33];[$BayesNaive.G33])" office:value-type="float" office:value="1.003" calcext:value-type="float">
            <text:p>1,00300</text:p>
          </table:table-cell>
          <table:table-cell table:formula="of:=SUM([$Knn.H33];[$RandomForest.H33];[$BayesNaive.H33])" office:value-type="float" office:value="0.02" calcext:value-type="float">
            <text:p>0,020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lasse_2</text:p>
          </table:table-cell>
          <table:table-cell table:formula="of:=IF(MAX([.D34:.M34])=[.D34];&quot;ACERTO&quot;;&quot;ERRO&quot;)" office:value-type="string" office:string-value="ACERTO" calcext:value-type="string">
            <text:p>ACERTO</text:p>
          </table:table-cell>
          <table:table-cell table:formula="of:=SUM([$Knn.D34];[$RandomForest.D34];[$BayesNaive.D34])" office:value-type="float" office:value="2.059" calcext:value-type="float">
            <text:p>2,05900</text:p>
          </table:table-cell>
          <table:table-cell table:formula="of:=SUM([$Knn.E34];[$RandomForest.E34];[$BayesNaive.E34])" office:value-type="float" office:value="0.035" calcext:value-type="float">
            <text:p>0,03500</text:p>
          </table:table-cell>
          <table:table-cell table:formula="of:=SUM([$Knn.F34];[$RandomForest.F34];[$BayesNaive.F34])" office:value-type="float" office:value="0.833" calcext:value-type="float">
            <text:p>0,83300</text:p>
          </table:table-cell>
          <table:table-cell table:formula="of:=SUM([$Knn.G34];[$RandomForest.G34];[$BayesNaive.G34])" office:value-type="float" office:value="0.036" calcext:value-type="float">
            <text:p>0,03600</text:p>
          </table:table-cell>
          <table:table-cell table:formula="of:=SUM([$Knn.H34];[$RandomForest.H34];[$BayesNaive.H34])" office:value-type="float" office:value="0.036" calcext:value-type="float">
            <text:p>0,036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lasse_2</text:p>
          </table:table-cell>
          <table:table-cell table:formula="of:=IF(MAX([.D35:.M35])=[.D35];&quot;ACERTO&quot;;&quot;ERRO&quot;)" office:value-type="string" office:string-value="ACERTO" calcext:value-type="string">
            <text:p>ACERTO</text:p>
          </table:table-cell>
          <table:table-cell table:formula="of:=SUM([$Knn.D35];[$RandomForest.D35];[$BayesNaive.D35])" office:value-type="float" office:value="1.921" calcext:value-type="float">
            <text:p>1,92100</text:p>
          </table:table-cell>
          <table:table-cell table:formula="of:=SUM([$Knn.E35];[$RandomForest.E35];[$BayesNaive.E35])" office:value-type="float" office:value="0.019" calcext:value-type="float">
            <text:p>0,01900</text:p>
          </table:table-cell>
          <table:table-cell table:formula="of:=SUM([$Knn.F35];[$RandomForest.F35];[$BayesNaive.F35])" office:value-type="float" office:value="0.92" calcext:value-type="float">
            <text:p>0,92000</text:p>
          </table:table-cell>
          <table:table-cell table:formula="of:=SUM([$Knn.G35];[$RandomForest.G35];[$BayesNaive.G35])" office:value-type="float" office:value="0.118" calcext:value-type="float">
            <text:p>0,11800</text:p>
          </table:table-cell>
          <table:table-cell table:formula="of:=SUM([$Knn.H35];[$RandomForest.H35];[$BayesNaive.H35])" office:value-type="float" office:value="0.021" calcext:value-type="float">
            <text:p>0,02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lasse_2</text:p>
          </table:table-cell>
          <table:table-cell table:formula="of:=IF(MAX([.D36:.M36])=[.D36];&quot;ACERTO&quot;;&quot;ERRO&quot;)" office:value-type="string" office:string-value="ACERTO" calcext:value-type="string">
            <text:p>ACERTO</text:p>
          </table:table-cell>
          <table:table-cell table:formula="of:=SUM([$Knn.D36];[$RandomForest.D36];[$BayesNaive.D36])" office:value-type="float" office:value="2.06" calcext:value-type="float">
            <text:p>2,06000</text:p>
          </table:table-cell>
          <table:table-cell table:formula="of:=SUM([$Knn.E36];[$RandomForest.E36];[$BayesNaive.E36])" office:value-type="float" office:value="0.035" calcext:value-type="float">
            <text:p>0,03500</text:p>
          </table:table-cell>
          <table:table-cell table:formula="of:=SUM([$Knn.F36];[$RandomForest.F36];[$BayesNaive.F36])" office:value-type="float" office:value="0.825" calcext:value-type="float">
            <text:p>0,82500</text:p>
          </table:table-cell>
          <table:table-cell table:formula="of:=SUM([$Knn.G36];[$RandomForest.G36];[$BayesNaive.G36])" office:value-type="float" office:value="0.038" calcext:value-type="float">
            <text:p>0,03800</text:p>
          </table:table-cell>
          <table:table-cell table:formula="of:=SUM([$Knn.H36];[$RandomForest.H36];[$BayesNaive.H36])" office:value-type="float" office:value="0.04" calcext:value-type="float">
            <text:p>0,04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asse_2</text:p>
          </table:table-cell>
          <table:table-cell table:formula="of:=IF(MAX([.D37:.M37])=[.D37];&quot;ACERTO&quot;;&quot;ERRO&quot;)" office:value-type="string" office:string-value="ERRO" calcext:value-type="string">
            <text:p>ERRO</text:p>
          </table:table-cell>
          <table:table-cell table:formula="of:=SUM([$Knn.D37];[$RandomForest.D37];[$BayesNaive.D37])" office:value-type="float" office:value="0.077" calcext:value-type="float">
            <text:p>0,07700</text:p>
          </table:table-cell>
          <table:table-cell table:formula="of:=SUM([$Knn.E37];[$RandomForest.E37];[$BayesNaive.E37])" office:value-type="float" office:value="2.048" calcext:value-type="float">
            <text:p>2,04800</text:p>
          </table:table-cell>
          <table:table-cell table:formula="of:=SUM([$Knn.F37];[$RandomForest.F37];[$BayesNaive.F37])" office:value-type="float" office:value="0.852" calcext:value-type="float">
            <text:p>0,85200</text:p>
          </table:table-cell>
          <table:table-cell table:formula="of:=SUM([$Knn.G37];[$RandomForest.G37];[$BayesNaive.G37])" office:value-type="float" office:value="0.016" calcext:value-type="float">
            <text:p>0,01600</text:p>
          </table:table-cell>
          <table:table-cell table:formula="of:=SUM([$Knn.H37];[$RandomForest.H37];[$BayesNaive.H37])" office:value-type="float" office:value="0.007" calcext:value-type="float">
            <text:p>0,007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lasse_2</text:p>
          </table:table-cell>
          <table:table-cell table:formula="of:=IF(MAX([.D38:.M38])=[.D38];&quot;ACERTO&quot;;&quot;ERRO&quot;)" office:value-type="string" office:string-value="ERRO" calcext:value-type="string">
            <text:p>ERRO</text:p>
          </table:table-cell>
          <table:table-cell table:formula="of:=SUM([$Knn.D38];[$RandomForest.D38];[$BayesNaive.D38])" office:value-type="float" office:value="0.077" calcext:value-type="float">
            <text:p>0,07700</text:p>
          </table:table-cell>
          <table:table-cell table:formula="of:=SUM([$Knn.E38];[$RandomForest.E38];[$BayesNaive.E38])" office:value-type="float" office:value="2.048" calcext:value-type="float">
            <text:p>2,04800</text:p>
          </table:table-cell>
          <table:table-cell table:formula="of:=SUM([$Knn.F38];[$RandomForest.F38];[$BayesNaive.F38])" office:value-type="float" office:value="0.852" calcext:value-type="float">
            <text:p>0,85200</text:p>
          </table:table-cell>
          <table:table-cell table:formula="of:=SUM([$Knn.G38];[$RandomForest.G38];[$BayesNaive.G38])" office:value-type="float" office:value="0.016" calcext:value-type="float">
            <text:p>0,01600</text:p>
          </table:table-cell>
          <table:table-cell table:formula="of:=SUM([$Knn.H38];[$RandomForest.H38];[$BayesNaive.H38])" office:value-type="float" office:value="0.007" calcext:value-type="float">
            <text:p>0,007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lasse_2</text:p>
          </table:table-cell>
          <table:table-cell table:formula="of:=IF(MAX([.D39:.M39])=[.D39];&quot;ACERTO&quot;;&quot;ERRO&quot;)" office:value-type="string" office:string-value="ERRO" calcext:value-type="string">
            <text:p>ERRO</text:p>
          </table:table-cell>
          <table:table-cell table:formula="of:=SUM([$Knn.D39];[$RandomForest.D39];[$BayesNaive.D39])" office:value-type="float" office:value="0.016" calcext:value-type="float">
            <text:p>0,01600</text:p>
          </table:table-cell>
          <table:table-cell table:formula="of:=SUM([$Knn.E39];[$RandomForest.E39];[$BayesNaive.E39])" office:value-type="float" office:value="2.97" calcext:value-type="float">
            <text:p>2,97000</text:p>
          </table:table-cell>
          <table:table-cell table:formula="of:=SUM([$Knn.F39];[$RandomForest.F39];[$BayesNaive.F39])" office:value-type="float" office:value="0.004" calcext:value-type="float">
            <text:p>0,00400</text:p>
          </table:table-cell>
          <table:table-cell table:formula="of:=SUM([$Knn.G39];[$RandomForest.G39];[$BayesNaive.G39])" office:value-type="float" office:value="0.004" calcext:value-type="float">
            <text:p>0,00400</text:p>
          </table:table-cell>
          <table:table-cell table:formula="of:=SUM([$Knn.H39];[$RandomForest.H39];[$BayesNaive.H39])" office:value-type="float" office:value="0.004" calcext:value-type="float">
            <text:p>0,00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lasse_2</text:p>
          </table:table-cell>
          <table:table-cell table:formula="of:=IF(MAX([.D40:.M40])=[.D40];&quot;ACERTO&quot;;&quot;ERRO&quot;)" office:value-type="string" office:string-value="ACERTO" calcext:value-type="string">
            <text:p>ACERTO</text:p>
          </table:table-cell>
          <table:table-cell table:formula="of:=SUM([$Knn.D40];[$RandomForest.D40];[$BayesNaive.D40])" office:value-type="float" office:value="1.458" calcext:value-type="float">
            <text:p>1,45800</text:p>
          </table:table-cell>
          <table:table-cell table:formula="of:=SUM([$Knn.E40];[$RandomForest.E40];[$BayesNaive.E40])" office:value-type="float" office:value="1.188" calcext:value-type="float">
            <text:p>1,18800</text:p>
          </table:table-cell>
          <table:table-cell table:formula="of:=SUM([$Knn.F40];[$RandomForest.F40];[$BayesNaive.F40])" office:value-type="float" office:value="0.244" calcext:value-type="float">
            <text:p>0,24400</text:p>
          </table:table-cell>
          <table:table-cell table:formula="of:=SUM([$Knn.G40];[$RandomForest.G40];[$BayesNaive.G40])" office:value-type="float" office:value="0.104" calcext:value-type="float">
            <text:p>0,10400</text:p>
          </table:table-cell>
          <table:table-cell table:formula="of:=SUM([$Knn.H40];[$RandomForest.H40];[$BayesNaive.H40])" office:value-type="float" office:value="0.004" calcext:value-type="float">
            <text:p>0,004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lasse_2</text:p>
          </table:table-cell>
          <table:table-cell table:formula="of:=IF(MAX([.D41:.M41])=[.D41];&quot;ACERTO&quot;;&quot;ERRO&quot;)" office:value-type="string" office:string-value="ACERTO" calcext:value-type="string">
            <text:p>ACERTO</text:p>
          </table:table-cell>
          <table:table-cell table:formula="of:=SUM([$Knn.D41];[$RandomForest.D41];[$BayesNaive.D41])" office:value-type="float" office:value="1.528" calcext:value-type="float">
            <text:p>1,52800</text:p>
          </table:table-cell>
          <table:table-cell table:formula="of:=SUM([$Knn.E41];[$RandomForest.E41];[$BayesNaive.E41])" office:value-type="float" office:value="1.244" calcext:value-type="float">
            <text:p>1,24400</text:p>
          </table:table-cell>
          <table:table-cell table:formula="of:=SUM([$Knn.F41];[$RandomForest.F41];[$BayesNaive.F41])" office:value-type="float" office:value="0.169" calcext:value-type="float">
            <text:p>0,16900</text:p>
          </table:table-cell>
          <table:table-cell table:formula="of:=SUM([$Knn.G41];[$RandomForest.G41];[$BayesNaive.G41])" office:value-type="float" office:value="0.054" calcext:value-type="float">
            <text:p>0,05400</text:p>
          </table:table-cell>
          <table:table-cell table:formula="of:=SUM([$Knn.H41];[$RandomForest.H41];[$BayesNaive.H41])" office:value-type="float" office:value="0.004" calcext:value-type="float">
            <text:p>0,004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lasse_2</text:p>
          </table:table-cell>
          <table:table-cell table:formula="of:=IF(MAX([.D42:.M42])=[.D42];&quot;ACERTO&quot;;&quot;ERRO&quot;)" office:value-type="string" office:string-value="ERRO" calcext:value-type="string">
            <text:p>ERRO</text:p>
          </table:table-cell>
          <table:table-cell table:formula="of:=SUM([$Knn.D42];[$RandomForest.D42];[$BayesNaive.D42])" office:value-type="float" office:value="0.251" calcext:value-type="float">
            <text:p>0,25100</text:p>
          </table:table-cell>
          <table:table-cell table:formula="of:=SUM([$Knn.E42];[$RandomForest.E42];[$BayesNaive.E42])" office:value-type="float" office:value="2.683" calcext:value-type="float">
            <text:p>2,68300</text:p>
          </table:table-cell>
          <table:table-cell table:formula="of:=SUM([$Knn.F42];[$RandomForest.F42];[$BayesNaive.F42])" office:value-type="float" office:value="0.004" calcext:value-type="float">
            <text:p>0,00400</text:p>
          </table:table-cell>
          <table:table-cell table:formula="of:=SUM([$Knn.G42];[$RandomForest.G42];[$BayesNaive.G42])" office:value-type="float" office:value="0.057" calcext:value-type="float">
            <text:p>0,05700</text:p>
          </table:table-cell>
          <table:table-cell table:formula="of:=SUM([$Knn.H42];[$RandomForest.H42];[$BayesNaive.H42])" office:value-type="float" office:value="0.004" calcext:value-type="float">
            <text:p>0,004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lasse_2</text:p>
          </table:table-cell>
          <table:table-cell table:formula="of:=IF(MAX([.D43:.M43])=[.D43];&quot;ACERTO&quot;;&quot;ERRO&quot;)" office:value-type="string" office:string-value="ERRO" calcext:value-type="string">
            <text:p>ERRO</text:p>
          </table:table-cell>
          <table:table-cell table:formula="of:=SUM([$Knn.D43];[$RandomForest.D43];[$BayesNaive.D43])" office:value-type="float" office:value="0.017" calcext:value-type="float">
            <text:p>0,01700</text:p>
          </table:table-cell>
          <table:table-cell table:formula="of:=SUM([$Knn.E43];[$RandomForest.E43];[$BayesNaive.E43])" office:value-type="float" office:value="1.01" calcext:value-type="float">
            <text:p>1,01000</text:p>
          </table:table-cell>
          <table:table-cell table:formula="of:=SUM([$Knn.F43];[$RandomForest.F43];[$BayesNaive.F43])" office:value-type="float" office:value="1.945" calcext:value-type="float">
            <text:p>1,94500</text:p>
          </table:table-cell>
          <table:table-cell table:formula="of:=SUM([$Knn.G43];[$RandomForest.G43];[$BayesNaive.G43])" office:value-type="float" office:value="0.013" calcext:value-type="float">
            <text:p>0,01300</text:p>
          </table:table-cell>
          <table:table-cell table:formula="of:=SUM([$Knn.H43];[$RandomForest.H43];[$BayesNaive.H43])" office:value-type="float" office:value="0.014" calcext:value-type="float">
            <text:p>0,014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lasse_2</text:p>
          </table:table-cell>
          <table:table-cell table:formula="of:=IF(MAX([.D44:.M44])=[.D44];&quot;ACERTO&quot;;&quot;ERRO&quot;)" office:value-type="string" office:string-value="ERRO" calcext:value-type="string">
            <text:p>ERRO</text:p>
          </table:table-cell>
          <table:table-cell table:formula="of:=SUM([$Knn.D44];[$RandomForest.D44];[$BayesNaive.D44])" office:value-type="float" office:value="0.566" calcext:value-type="float">
            <text:p>0,56600</text:p>
          </table:table-cell>
          <table:table-cell table:formula="of:=SUM([$Knn.E44];[$RandomForest.E44];[$BayesNaive.E44])" office:value-type="float" office:value="1.266" calcext:value-type="float">
            <text:p>1,26600</text:p>
          </table:table-cell>
          <table:table-cell table:formula="of:=SUM([$Knn.F44];[$RandomForest.F44];[$BayesNaive.F44])" office:value-type="float" office:value="0.004" calcext:value-type="float">
            <text:p>0,00400</text:p>
          </table:table-cell>
          <table:table-cell table:formula="of:=SUM([$Knn.G44];[$RandomForest.G44];[$BayesNaive.G44])" office:value-type="float" office:value="1.158" calcext:value-type="float">
            <text:p>1,15800</text:p>
          </table:table-cell>
          <table:table-cell table:formula="of:=SUM([$Knn.H44];[$RandomForest.H44];[$BayesNaive.H44])" office:value-type="float" office:value="0.006" calcext:value-type="float">
            <text:p>0,006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lasse_2</text:p>
          </table:table-cell>
          <table:table-cell table:formula="of:=IF(MAX([.D45:.M45])=[.D45];&quot;ACERTO&quot;;&quot;ERRO&quot;)" office:value-type="string" office:string-value="ERRO" calcext:value-type="string">
            <text:p>ERRO</text:p>
          </table:table-cell>
          <table:table-cell table:formula="of:=SUM([$Knn.D45];[$RandomForest.D45];[$BayesNaive.D45])" office:value-type="float" office:value="0.591" calcext:value-type="float">
            <text:p>0,59100</text:p>
          </table:table-cell>
          <table:table-cell table:formula="of:=SUM([$Knn.E45];[$RandomForest.E45];[$BayesNaive.E45])" office:value-type="float" office:value="2.291" calcext:value-type="float">
            <text:p>2,29100</text:p>
          </table:table-cell>
          <table:table-cell table:formula="of:=SUM([$Knn.F45];[$RandomForest.F45];[$BayesNaive.F45])" office:value-type="float" office:value="0.004" calcext:value-type="float">
            <text:p>0,00400</text:p>
          </table:table-cell>
          <table:table-cell table:formula="of:=SUM([$Knn.G45];[$RandomForest.G45];[$BayesNaive.G45])" office:value-type="float" office:value="0.109" calcext:value-type="float">
            <text:p>0,10900</text:p>
          </table:table-cell>
          <table:table-cell table:formula="of:=SUM([$Knn.H45];[$RandomForest.H45];[$BayesNaive.H45])" office:value-type="float" office:value="0.004" calcext:value-type="float">
            <text:p>0,004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lasse_2</text:p>
          </table:table-cell>
          <table:table-cell table:formula="of:=IF(MAX([.D46:.M46])=[.D46];&quot;ACERTO&quot;;&quot;ERRO&quot;)" office:value-type="string" office:string-value="ERRO" calcext:value-type="string">
            <text:p>ERRO</text:p>
          </table:table-cell>
          <table:table-cell table:formula="of:=SUM([$Knn.D46];[$RandomForest.D46];[$BayesNaive.D46])" office:value-type="float" office:value="0.004" calcext:value-type="float">
            <text:p>0,00400</text:p>
          </table:table-cell>
          <table:table-cell table:formula="of:=SUM([$Knn.E46];[$RandomForest.E46];[$BayesNaive.E46])" office:value-type="float" office:value="1.983" calcext:value-type="float">
            <text:p>1,98300</text:p>
          </table:table-cell>
          <table:table-cell table:formula="of:=SUM([$Knn.F46];[$RandomForest.F46];[$BayesNaive.F46])" office:value-type="float" office:value="0.004" calcext:value-type="float">
            <text:p>0,00400</text:p>
          </table:table-cell>
          <table:table-cell table:formula="of:=SUM([$Knn.G46];[$RandomForest.G46];[$BayesNaive.G46])" office:value-type="float" office:value="0.004" calcext:value-type="float">
            <text:p>0,00400</text:p>
          </table:table-cell>
          <table:table-cell table:formula="of:=SUM([$Knn.H46];[$RandomForest.H46];[$BayesNaive.H46])" office:value-type="float" office:value="1.004" calcext:value-type="float">
            <text:p>1,004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lasse_2</text:p>
          </table:table-cell>
          <table:table-cell table:formula="of:=IF(MAX([.D47:.M47])=[.D47];&quot;ACERTO&quot;;&quot;ERRO&quot;)" office:value-type="string" office:string-value="ERRO" calcext:value-type="string">
            <text:p>ERRO</text:p>
          </table:table-cell>
          <table:table-cell table:formula="of:=SUM([$Knn.D47];[$RandomForest.D47];[$BayesNaive.D47])" office:value-type="float" office:value="0.042" calcext:value-type="float">
            <text:p>0,04200</text:p>
          </table:table-cell>
          <table:table-cell table:formula="of:=SUM([$Knn.E47];[$RandomForest.E47];[$BayesNaive.E47])" office:value-type="float" office:value="1.023" calcext:value-type="float">
            <text:p>1,02300</text:p>
          </table:table-cell>
          <table:table-cell table:formula="of:=SUM([$Knn.F47];[$RandomForest.F47];[$BayesNaive.F47])" office:value-type="float" office:value="1.869" calcext:value-type="float">
            <text:p>1,86900</text:p>
          </table:table-cell>
          <table:table-cell table:formula="of:=SUM([$Knn.G47];[$RandomForest.G47];[$BayesNaive.G47])" office:value-type="float" office:value="0.035" calcext:value-type="float">
            <text:p>0,03500</text:p>
          </table:table-cell>
          <table:table-cell table:formula="of:=SUM([$Knn.H47];[$RandomForest.H47];[$BayesNaive.H47])" office:value-type="float" office:value="0.03" calcext:value-type="float">
            <text:p>0,030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lasse_2</text:p>
          </table:table-cell>
          <table:table-cell table:formula="of:=IF(MAX([.D48:.M48])=[.D48];&quot;ACERTO&quot;;&quot;ERRO&quot;)" office:value-type="string" office:string-value="ERRO" calcext:value-type="string">
            <text:p>ERRO</text:p>
          </table:table-cell>
          <table:table-cell table:formula="of:=SUM([$Knn.D48];[$RandomForest.D48];[$BayesNaive.D48])" office:value-type="float" office:value="0.006" calcext:value-type="float">
            <text:p>0,00600</text:p>
          </table:table-cell>
          <table:table-cell table:formula="of:=SUM([$Knn.E48];[$RandomForest.E48];[$BayesNaive.E48])" office:value-type="float" office:value="1.991" calcext:value-type="float">
            <text:p>1,99100</text:p>
          </table:table-cell>
          <table:table-cell table:formula="of:=SUM([$Knn.F48];[$RandomForest.F48];[$BayesNaive.F48])" office:value-type="float" office:value="0.004" calcext:value-type="float">
            <text:p>0,00400</text:p>
          </table:table-cell>
          <table:table-cell table:formula="of:=SUM([$Knn.G48];[$RandomForest.G48];[$BayesNaive.G48])" office:value-type="float" office:value="0.983" calcext:value-type="float">
            <text:p>0,98300</text:p>
          </table:table-cell>
          <table:table-cell table:formula="of:=SUM([$Knn.H48];[$RandomForest.H48];[$BayesNaive.H48])" office:value-type="float" office:value="0.016" calcext:value-type="float">
            <text:p>0,016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lasse_2</text:p>
          </table:table-cell>
          <table:table-cell table:formula="of:=IF(MAX([.D49:.M49])=[.D49];&quot;ACERTO&quot;;&quot;ERRO&quot;)" office:value-type="string" office:string-value="ACERTO" calcext:value-type="string">
            <text:p>ACERTO</text:p>
          </table:table-cell>
          <table:table-cell table:formula="of:=SUM([$Knn.D49];[$RandomForest.D49];[$BayesNaive.D49])" office:value-type="float" office:value="1.356" calcext:value-type="float">
            <text:p>1,35600</text:p>
          </table:table-cell>
          <table:table-cell table:formula="of:=SUM([$Knn.E49];[$RandomForest.E49];[$BayesNaive.E49])" office:value-type="float" office:value="1.309" calcext:value-type="float">
            <text:p>1,30900</text:p>
          </table:table-cell>
          <table:table-cell table:formula="of:=SUM([$Knn.F49];[$RandomForest.F49];[$BayesNaive.F49])" office:value-type="float" office:value="0.004" calcext:value-type="float">
            <text:p>0,00400</text:p>
          </table:table-cell>
          <table:table-cell table:formula="of:=SUM([$Knn.G49];[$RandomForest.G49];[$BayesNaive.G49])" office:value-type="float" office:value="0.326" calcext:value-type="float">
            <text:p>0,32600</text:p>
          </table:table-cell>
          <table:table-cell table:formula="of:=SUM([$Knn.H49];[$RandomForest.H49];[$BayesNaive.H49])" office:value-type="float" office:value="0.004" calcext:value-type="float">
            <text:p>0,004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lasse_2</text:p>
          </table:table-cell>
          <table:table-cell table:formula="of:=IF(MAX([.D50:.M50])=[.D50];&quot;ACERTO&quot;;&quot;ERRO&quot;)" office:value-type="string" office:string-value="ERRO" calcext:value-type="string">
            <text:p>ERRO</text:p>
          </table:table-cell>
          <table:table-cell table:formula="of:=SUM([$Knn.D50];[$RandomForest.D50];[$BayesNaive.D50])" office:value-type="float" office:value="0.007" calcext:value-type="float">
            <text:p>0,00700</text:p>
          </table:table-cell>
          <table:table-cell table:formula="of:=SUM([$Knn.E50];[$RandomForest.E50];[$BayesNaive.E50])" office:value-type="float" office:value="2.065" calcext:value-type="float">
            <text:p>2,06500</text:p>
          </table:table-cell>
          <table:table-cell table:formula="of:=SUM([$Knn.F50];[$RandomForest.F50];[$BayesNaive.F50])" office:value-type="float" office:value="0.631" calcext:value-type="float">
            <text:p>0,63100</text:p>
          </table:table-cell>
          <table:table-cell table:formula="of:=SUM([$Knn.G50];[$RandomForest.G50];[$BayesNaive.G50])" office:value-type="float" office:value="0.004" calcext:value-type="float">
            <text:p>0,00400</text:p>
          </table:table-cell>
          <table:table-cell table:formula="of:=SUM([$Knn.H50];[$RandomForest.H50];[$BayesNaive.H50])" office:value-type="float" office:value="0.291" calcext:value-type="float">
            <text:p>0,29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lasse_2</text:p>
          </table:table-cell>
          <table:table-cell table:formula="of:=IF(MAX([.D51:.M51])=[.D51];&quot;ACERTO&quot;;&quot;ERRO&quot;)" office:value-type="string" office:string-value="ERRO" calcext:value-type="string">
            <text:p>ERRO</text:p>
          </table:table-cell>
          <table:table-cell table:formula="of:=SUM([$Knn.D51];[$RandomForest.D51];[$BayesNaive.D51])" office:value-type="float" office:value="0.996" calcext:value-type="float">
            <text:p>0,99600</text:p>
          </table:table-cell>
          <table:table-cell table:formula="of:=SUM([$Knn.E51];[$RandomForest.E51];[$BayesNaive.E51])" office:value-type="float" office:value="1.009" calcext:value-type="float">
            <text:p>1,00900</text:p>
          </table:table-cell>
          <table:table-cell table:formula="of:=SUM([$Knn.F51];[$RandomForest.F51];[$BayesNaive.F51])" office:value-type="float" office:value="0.969" calcext:value-type="float">
            <text:p>0,96900</text:p>
          </table:table-cell>
          <table:table-cell table:formula="of:=SUM([$Knn.G51];[$RandomForest.G51];[$BayesNaive.G51])" office:value-type="float" office:value="0.013" calcext:value-type="float">
            <text:p>0,01300</text:p>
          </table:table-cell>
          <table:table-cell table:formula="of:=SUM([$Knn.H51];[$RandomForest.H51];[$BayesNaive.H51])" office:value-type="float" office:value="0.011" calcext:value-type="float">
            <text:p>0,01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asse_2</text:p>
          </table:table-cell>
          <table:table-cell table:formula="of:=IF(MAX([.D52:.M52])=[.D52];&quot;ACERTO&quot;;&quot;ERRO&quot;)" office:value-type="string" office:string-value="ERRO" calcext:value-type="string">
            <text:p>ERRO</text:p>
          </table:table-cell>
          <table:table-cell table:formula="of:=SUM([$Knn.D52];[$RandomForest.D52];[$BayesNaive.D52])" office:value-type="float" office:value="0.004" calcext:value-type="float">
            <text:p>0,00400</text:p>
          </table:table-cell>
          <table:table-cell table:formula="of:=SUM([$Knn.E52];[$RandomForest.E52];[$BayesNaive.E52])" office:value-type="float" office:value="1.983" calcext:value-type="float">
            <text:p>1,98300</text:p>
          </table:table-cell>
          <table:table-cell table:formula="of:=SUM([$Knn.F52];[$RandomForest.F52];[$BayesNaive.F52])" office:value-type="float" office:value="0.004" calcext:value-type="float">
            <text:p>0,00400</text:p>
          </table:table-cell>
          <table:table-cell table:formula="of:=SUM([$Knn.G52];[$RandomForest.G52];[$BayesNaive.G52])" office:value-type="float" office:value="0.004" calcext:value-type="float">
            <text:p>0,00400</text:p>
          </table:table-cell>
          <table:table-cell table:formula="of:=SUM([$Knn.H52];[$RandomForest.H52];[$BayesNaive.H52])" office:value-type="float" office:value="1.004" calcext:value-type="float">
            <text:p>1,004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lasse_2</text:p>
          </table:table-cell>
          <table:table-cell table:formula="of:=IF(MAX([.D53:.M53])=[.D53];&quot;ACERTO&quot;;&quot;ERRO&quot;)" office:value-type="string" office:string-value="ACERTO" calcext:value-type="string">
            <text:p>ACERTO</text:p>
          </table:table-cell>
          <table:table-cell table:formula="of:=SUM([$Knn.D53];[$RandomForest.D53];[$BayesNaive.D53])" office:value-type="float" office:value="1.055" calcext:value-type="float">
            <text:p>1,05500</text:p>
          </table:table-cell>
          <table:table-cell table:formula="of:=SUM([$Knn.E53];[$RandomForest.E53];[$BayesNaive.E53])" office:value-type="float" office:value="1.03" calcext:value-type="float">
            <text:p>1,03000</text:p>
          </table:table-cell>
          <table:table-cell table:formula="of:=SUM([$Knn.F53];[$RandomForest.F53];[$BayesNaive.F53])" office:value-type="float" office:value="0.847" calcext:value-type="float">
            <text:p>0,84700</text:p>
          </table:table-cell>
          <table:table-cell table:formula="of:=SUM([$Knn.G53];[$RandomForest.G53];[$BayesNaive.G53])" office:value-type="float" office:value="0.031" calcext:value-type="float">
            <text:p>0,03100</text:p>
          </table:table-cell>
          <table:table-cell table:formula="of:=SUM([$Knn.H53];[$RandomForest.H53];[$BayesNaive.H53])" office:value-type="float" office:value="0.035" calcext:value-type="float">
            <text:p>0,035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lasse_2</text:p>
          </table:table-cell>
          <table:table-cell table:formula="of:=IF(MAX([.D54:.M54])=[.D54];&quot;ACERTO&quot;;&quot;ERRO&quot;)" office:value-type="string" office:string-value="ERRO" calcext:value-type="string">
            <text:p>ERRO</text:p>
          </table:table-cell>
          <table:table-cell table:formula="of:=SUM([$Knn.D54];[$RandomForest.D54];[$BayesNaive.D54])" office:value-type="float" office:value="0.252" calcext:value-type="float">
            <text:p>0,25200</text:p>
          </table:table-cell>
          <table:table-cell table:formula="of:=SUM([$Knn.E54];[$RandomForest.E54];[$BayesNaive.E54])" office:value-type="float" office:value="1.009" calcext:value-type="float">
            <text:p>1,00900</text:p>
          </table:table-cell>
          <table:table-cell table:formula="of:=SUM([$Knn.F54];[$RandomForest.F54];[$BayesNaive.F54])" office:value-type="float" office:value="0.004" calcext:value-type="float">
            <text:p>0,00400</text:p>
          </table:table-cell>
          <table:table-cell table:formula="of:=SUM([$Knn.G54];[$RandomForest.G54];[$BayesNaive.G54])" office:value-type="float" office:value="0.371" calcext:value-type="float">
            <text:p>0,37100</text:p>
          </table:table-cell>
          <table:table-cell table:formula="of:=SUM([$Knn.H54];[$RandomForest.H54];[$BayesNaive.H54])" office:value-type="float" office:value="1.364" calcext:value-type="float">
            <text:p>1,364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lasse_2</text:p>
          </table:table-cell>
          <table:table-cell table:formula="of:=IF(MAX([.D55:.M55])=[.D55];&quot;ACERTO&quot;;&quot;ERRO&quot;)" office:value-type="string" office:string-value="ACERTO" calcext:value-type="string">
            <text:p>ACERTO</text:p>
          </table:table-cell>
          <table:table-cell table:formula="of:=SUM([$Knn.D55];[$RandomForest.D55];[$BayesNaive.D55])" office:value-type="float" office:value="1.017" calcext:value-type="float">
            <text:p>1,01700</text:p>
          </table:table-cell>
          <table:table-cell table:formula="of:=SUM([$Knn.E55];[$RandomForest.E55];[$BayesNaive.E55])" office:value-type="float" office:value="1.017" calcext:value-type="float">
            <text:p>1,01700</text:p>
          </table:table-cell>
          <table:table-cell table:formula="of:=SUM([$Knn.F55];[$RandomForest.F55];[$BayesNaive.F55])" office:value-type="float" office:value="0.921" calcext:value-type="float">
            <text:p>0,92100</text:p>
          </table:table-cell>
          <table:table-cell table:formula="of:=SUM([$Knn.G55];[$RandomForest.G55];[$BayesNaive.G55])" office:value-type="float" office:value="0.025" calcext:value-type="float">
            <text:p>0,02500</text:p>
          </table:table-cell>
          <table:table-cell table:formula="of:=SUM([$Knn.H55];[$RandomForest.H55];[$BayesNaive.H55])" office:value-type="float" office:value="0.019" calcext:value-type="float">
            <text:p>0,019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lasse_2</text:p>
          </table:table-cell>
          <table:table-cell table:formula="of:=IF(MAX([.D56:.M56])=[.D56];&quot;ACERTO&quot;;&quot;ERRO&quot;)" office:value-type="string" office:string-value="ERRO" calcext:value-type="string">
            <text:p>ERRO</text:p>
          </table:table-cell>
          <table:table-cell table:formula="of:=SUM([$Knn.D56];[$RandomForest.D56];[$BayesNaive.D56])" office:value-type="float" office:value="0.073" calcext:value-type="float">
            <text:p>0,07300</text:p>
          </table:table-cell>
          <table:table-cell table:formula="of:=SUM([$Knn.E56];[$RandomForest.E56];[$BayesNaive.E56])" office:value-type="float" office:value="2.04" calcext:value-type="float">
            <text:p>2,04000</text:p>
          </table:table-cell>
          <table:table-cell table:formula="of:=SUM([$Knn.F56];[$RandomForest.F56];[$BayesNaive.F56])" office:value-type="float" office:value="0.858" calcext:value-type="float">
            <text:p>0,85800</text:p>
          </table:table-cell>
          <table:table-cell table:formula="of:=SUM([$Knn.G56];[$RandomForest.G56];[$BayesNaive.G56])" office:value-type="float" office:value="0.021" calcext:value-type="float">
            <text:p>0,02100</text:p>
          </table:table-cell>
          <table:table-cell table:formula="of:=SUM([$Knn.H56];[$RandomForest.H56];[$BayesNaive.H56])" office:value-type="float" office:value="0.008" calcext:value-type="float">
            <text:p>0,008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lasse_2</text:p>
          </table:table-cell>
          <table:table-cell table:formula="of:=IF(MAX([.D57:.M57])=[.D57];&quot;ACERTO&quot;;&quot;ERRO&quot;)" office:value-type="string" office:string-value="ERRO" calcext:value-type="string">
            <text:p>ERRO</text:p>
          </table:table-cell>
          <table:table-cell table:formula="of:=SUM([$Knn.D57];[$RandomForest.D57];[$BayesNaive.D57])" office:value-type="float" office:value="0.07" calcext:value-type="float">
            <text:p>0,07000</text:p>
          </table:table-cell>
          <table:table-cell table:formula="of:=SUM([$Knn.E57];[$RandomForest.E57];[$BayesNaive.E57])" office:value-type="float" office:value="1.523" calcext:value-type="float">
            <text:p>1,52300</text:p>
          </table:table-cell>
          <table:table-cell table:formula="of:=SUM([$Knn.F57];[$RandomForest.F57];[$BayesNaive.F57])" office:value-type="float" office:value="1.347" calcext:value-type="float">
            <text:p>1,34700</text:p>
          </table:table-cell>
          <table:table-cell table:formula="of:=SUM([$Knn.G57];[$RandomForest.G57];[$BayesNaive.G57])" office:value-type="float" office:value="0.031" calcext:value-type="float">
            <text:p>0,03100</text:p>
          </table:table-cell>
          <table:table-cell table:formula="of:=SUM([$Knn.H57];[$RandomForest.H57];[$BayesNaive.H57])" office:value-type="float" office:value="0.029" calcext:value-type="float">
            <text:p>0,029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lasse_2</text:p>
          </table:table-cell>
          <table:table-cell table:formula="of:=IF(MAX([.D58:.M58])=[.D58];&quot;ACERTO&quot;;&quot;ERRO&quot;)" office:value-type="string" office:string-value="ACERTO" calcext:value-type="string">
            <text:p>ACERTO</text:p>
          </table:table-cell>
          <table:table-cell table:formula="of:=SUM([$Knn.D58];[$RandomForest.D58];[$BayesNaive.D58])" office:value-type="float" office:value="1.048" calcext:value-type="float">
            <text:p>1,04800</text:p>
          </table:table-cell>
          <table:table-cell table:formula="of:=SUM([$Knn.E58];[$RandomForest.E58];[$BayesNaive.E58])" office:value-type="float" office:value="1.028" calcext:value-type="float">
            <text:p>1,02800</text:p>
          </table:table-cell>
          <table:table-cell table:formula="of:=SUM([$Knn.F58];[$RandomForest.F58];[$BayesNaive.F58])" office:value-type="float" office:value="0.857" calcext:value-type="float">
            <text:p>0,85700</text:p>
          </table:table-cell>
          <table:table-cell table:formula="of:=SUM([$Knn.G58];[$RandomForest.G58];[$BayesNaive.G58])" office:value-type="float" office:value="0.036" calcext:value-type="float">
            <text:p>0,03600</text:p>
          </table:table-cell>
          <table:table-cell table:formula="of:=SUM([$Knn.H58];[$RandomForest.H58];[$BayesNaive.H58])" office:value-type="float" office:value="0.031" calcext:value-type="float">
            <text:p>0,031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lasse_2</text:p>
          </table:table-cell>
          <table:table-cell table:formula="of:=IF(MAX([.D59:.M59])=[.D59];&quot;ACERTO&quot;;&quot;ERRO&quot;)" office:value-type="string" office:string-value="ERRO" calcext:value-type="string">
            <text:p>ERRO</text:p>
          </table:table-cell>
          <table:table-cell table:formula="of:=SUM([$Knn.D59];[$RandomForest.D59];[$BayesNaive.D59])" office:value-type="float" office:value="0.044" calcext:value-type="float">
            <text:p>0,04400</text:p>
          </table:table-cell>
          <table:table-cell table:formula="of:=SUM([$Knn.E59];[$RandomForest.E59];[$BayesNaive.E59])" office:value-type="float" office:value="1.512" calcext:value-type="float">
            <text:p>1,51200</text:p>
          </table:table-cell>
          <table:table-cell table:formula="of:=SUM([$Knn.F59];[$RandomForest.F59];[$BayesNaive.F59])" office:value-type="float" office:value="1.412" calcext:value-type="float">
            <text:p>1,41200</text:p>
          </table:table-cell>
          <table:table-cell table:formula="of:=SUM([$Knn.G59];[$RandomForest.G59];[$BayesNaive.G59])" office:value-type="float" office:value="0.014" calcext:value-type="float">
            <text:p>0,01400</text:p>
          </table:table-cell>
          <table:table-cell table:formula="of:=SUM([$Knn.H59];[$RandomForest.H59];[$BayesNaive.H59])" office:value-type="float" office:value="0.017" calcext:value-type="float">
            <text:p>0,017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lasse_2</text:p>
          </table:table-cell>
          <table:table-cell table:formula="of:=IF(MAX([.D60:.M60])=[.D60];&quot;ACERTO&quot;;&quot;ERRO&quot;)" office:value-type="string" office:string-value="ERRO" calcext:value-type="string">
            <text:p>ERRO</text:p>
          </table:table-cell>
          <table:table-cell table:formula="of:=SUM([$Knn.D60];[$RandomForest.D60];[$BayesNaive.D60])" office:value-type="float" office:value="0.148" calcext:value-type="float">
            <text:p>0,14800</text:p>
          </table:table-cell>
          <table:table-cell table:formula="of:=SUM([$Knn.E60];[$RandomForest.E60];[$BayesNaive.E60])" office:value-type="float" office:value="1.063" calcext:value-type="float">
            <text:p>1,06300</text:p>
          </table:table-cell>
          <table:table-cell table:formula="of:=SUM([$Knn.F60];[$RandomForest.F60];[$BayesNaive.F60])" office:value-type="float" office:value="0.639" calcext:value-type="float">
            <text:p>0,63900</text:p>
          </table:table-cell>
          <table:table-cell table:formula="of:=SUM([$Knn.G60];[$RandomForest.G60];[$BayesNaive.G60])" office:value-type="float" office:value="0.081" calcext:value-type="float">
            <text:p>0,08100</text:p>
          </table:table-cell>
          <table:table-cell table:formula="of:=SUM([$Knn.H60];[$RandomForest.H60];[$BayesNaive.H60])" office:value-type="float" office:value="1.068" calcext:value-type="float">
            <text:p>1,068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lasse_2</text:p>
          </table:table-cell>
          <table:table-cell table:formula="of:=IF(MAX([.D61:.M61])=[.D61];&quot;ACERTO&quot;;&quot;ERRO&quot;)" office:value-type="string" office:string-value="ERRO" calcext:value-type="string">
            <text:p>ERRO</text:p>
          </table:table-cell>
          <table:table-cell table:formula="of:=SUM([$Knn.D61];[$RandomForest.D61];[$BayesNaive.D61])" office:value-type="float" office:value="0.033" calcext:value-type="float">
            <text:p>0,03300</text:p>
          </table:table-cell>
          <table:table-cell table:formula="of:=SUM([$Knn.E61];[$RandomForest.E61];[$BayesNaive.E61])" office:value-type="float" office:value="2.953" calcext:value-type="float">
            <text:p>2,95300</text:p>
          </table:table-cell>
          <table:table-cell table:formula="of:=SUM([$Knn.F61];[$RandomForest.F61];[$BayesNaive.F61])" office:value-type="float" office:value="0.004" calcext:value-type="float">
            <text:p>0,00400</text:p>
          </table:table-cell>
          <table:table-cell table:formula="of:=SUM([$Knn.G61];[$RandomForest.G61];[$BayesNaive.G61])" office:value-type="float" office:value="0.004" calcext:value-type="float">
            <text:p>0,00400</text:p>
          </table:table-cell>
          <table:table-cell table:formula="of:=SUM([$Knn.H61];[$RandomForest.H61];[$BayesNaive.H61])" office:value-type="float" office:value="0.004" calcext:value-type="float">
            <text:p>0,004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lasse_2</text:p>
          </table:table-cell>
          <table:table-cell table:formula="of:=IF(MAX([.D62:.M62])=[.D62];&quot;ACERTO&quot;;&quot;ERRO&quot;)" office:value-type="string" office:string-value="ERRO" calcext:value-type="string">
            <text:p>ERRO</text:p>
          </table:table-cell>
          <table:table-cell table:formula="of:=SUM([$Knn.D62];[$RandomForest.D62];[$BayesNaive.D62])" office:value-type="float" office:value="0.081" calcext:value-type="float">
            <text:p>0,08100</text:p>
          </table:table-cell>
          <table:table-cell table:formula="of:=SUM([$Knn.E62];[$RandomForest.E62];[$BayesNaive.E62])" office:value-type="float" office:value="0.066" calcext:value-type="float">
            <text:p>0,06600</text:p>
          </table:table-cell>
          <table:table-cell table:formula="of:=SUM([$Knn.F62];[$RandomForest.F62];[$BayesNaive.F62])" office:value-type="float" office:value="2.726" calcext:value-type="float">
            <text:p>2,72600</text:p>
          </table:table-cell>
          <table:table-cell table:formula="of:=SUM([$Knn.G62];[$RandomForest.G62];[$BayesNaive.G62])" office:value-type="float" office:value="0.017" calcext:value-type="float">
            <text:p>0,01700</text:p>
          </table:table-cell>
          <table:table-cell table:formula="of:=SUM([$Knn.H62];[$RandomForest.H62];[$BayesNaive.H62])" office:value-type="float" office:value="0.108" calcext:value-type="float">
            <text:p>0,108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lasse_3</text:p>
          </table:table-cell>
          <table:table-cell table:formula="of:=IF(MAX([.D63:.M63])=[.D63];&quot;ACERTO&quot;;&quot;ERRO&quot;)" office:value-type="string" office:string-value="ERRO" calcext:value-type="string">
            <text:p>ERRO</text:p>
          </table:table-cell>
          <table:table-cell table:formula="of:=SUM([$Knn.D63];[$RandomForest.D63];[$BayesNaive.D63])" office:value-type="float" office:value="0.018" calcext:value-type="float">
            <text:p>0,01800</text:p>
          </table:table-cell>
          <table:table-cell table:formula="of:=SUM([$Knn.E63];[$RandomForest.E63];[$BayesNaive.E63])" office:value-type="float" office:value="0.009" calcext:value-type="float">
            <text:p>0,00900</text:p>
          </table:table-cell>
          <table:table-cell table:formula="of:=SUM([$Knn.F63];[$RandomForest.F63];[$BayesNaive.F63])" office:value-type="float" office:value="2.951" calcext:value-type="float">
            <text:p>2,95100</text:p>
          </table:table-cell>
          <table:table-cell table:formula="of:=SUM([$Knn.G63];[$RandomForest.G63];[$BayesNaive.G63])" office:value-type="float" office:value="0.012" calcext:value-type="float">
            <text:p>0,01200</text:p>
          </table:table-cell>
          <table:table-cell table:formula="of:=SUM([$Knn.H63];[$RandomForest.H63];[$BayesNaive.H63])" office:value-type="float" office:value="0.01" calcext:value-type="float">
            <text:p>0,010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lasse_3</text:p>
          </table:table-cell>
          <table:table-cell table:formula="of:=IF(MAX([.D64:.M64])=[.D64];&quot;ACERTO&quot;;&quot;ERRO&quot;)" office:value-type="string" office:string-value="ERRO" calcext:value-type="string">
            <text:p>ERRO</text:p>
          </table:table-cell>
          <table:table-cell table:formula="of:=SUM([$Knn.D64];[$RandomForest.D64];[$BayesNaive.D64])" office:value-type="float" office:value="0.018" calcext:value-type="float">
            <text:p>0,01800</text:p>
          </table:table-cell>
          <table:table-cell table:formula="of:=SUM([$Knn.E64];[$RandomForest.E64];[$BayesNaive.E64])" office:value-type="float" office:value="0.009" calcext:value-type="float">
            <text:p>0,00900</text:p>
          </table:table-cell>
          <table:table-cell table:formula="of:=SUM([$Knn.F64];[$RandomForest.F64];[$BayesNaive.F64])" office:value-type="float" office:value="2.951" calcext:value-type="float">
            <text:p>2,95100</text:p>
          </table:table-cell>
          <table:table-cell table:formula="of:=SUM([$Knn.G64];[$RandomForest.G64];[$BayesNaive.G64])" office:value-type="float" office:value="0.012" calcext:value-type="float">
            <text:p>0,01200</text:p>
          </table:table-cell>
          <table:table-cell table:formula="of:=SUM([$Knn.H64];[$RandomForest.H64];[$BayesNaive.H64])" office:value-type="float" office:value="0.01" calcext:value-type="float">
            <text:p>0,01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lasse_3</text:p>
          </table:table-cell>
          <table:table-cell table:formula="of:=IF(MAX([.D65:.M65])=[.D65];&quot;ACERTO&quot;;&quot;ERRO&quot;)" office:value-type="string" office:string-value="ACERTO" calcext:value-type="string">
            <text:p>ACERTO</text:p>
          </table:table-cell>
          <table:table-cell table:formula="of:=SUM([$Knn.D65];[$RandomForest.D65];[$BayesNaive.D65])" office:value-type="float" office:value="1.376" calcext:value-type="float">
            <text:p>1,37600</text:p>
          </table:table-cell>
          <table:table-cell table:formula="of:=SUM([$Knn.E65];[$RandomForest.E65];[$BayesNaive.E65])" office:value-type="float" office:value="0.181" calcext:value-type="float">
            <text:p>0,18100</text:p>
          </table:table-cell>
          <table:table-cell table:formula="of:=SUM([$Knn.F65];[$RandomForest.F65];[$BayesNaive.F65])" office:value-type="float" office:value="1.053" calcext:value-type="float">
            <text:p>1,05300</text:p>
          </table:table-cell>
          <table:table-cell table:formula="of:=SUM([$Knn.G65];[$RandomForest.G65];[$BayesNaive.G65])" office:value-type="float" office:value="0.229" calcext:value-type="float">
            <text:p>0,22900</text:p>
          </table:table-cell>
          <table:table-cell table:formula="of:=SUM([$Knn.H65];[$RandomForest.H65];[$BayesNaive.H65])" office:value-type="float" office:value="0.16" calcext:value-type="float">
            <text:p>0,16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lasse_3</text:p>
          </table:table-cell>
          <table:table-cell table:formula="of:=IF(MAX([.D66:.M66])=[.D66];&quot;ACERTO&quot;;&quot;ERRO&quot;)" office:value-type="string" office:string-value="ERRO" calcext:value-type="string">
            <text:p>ERRO</text:p>
          </table:table-cell>
          <table:table-cell table:formula="of:=SUM([$Knn.D66];[$RandomForest.D66];[$BayesNaive.D66])" office:value-type="float" office:value="0.362" calcext:value-type="float">
            <text:p>0,36200</text:p>
          </table:table-cell>
          <table:table-cell table:formula="of:=SUM([$Knn.E66];[$RandomForest.E66];[$BayesNaive.E66])" office:value-type="float" office:value="0.205" calcext:value-type="float">
            <text:p>0,20500</text:p>
          </table:table-cell>
          <table:table-cell table:formula="of:=SUM([$Knn.F66];[$RandomForest.F66];[$BayesNaive.F66])" office:value-type="float" office:value="2.343" calcext:value-type="float">
            <text:p>2,34300</text:p>
          </table:table-cell>
          <table:table-cell table:formula="of:=SUM([$Knn.G66];[$RandomForest.G66];[$BayesNaive.G66])" office:value-type="float" office:value="0.082" calcext:value-type="float">
            <text:p>0,08200</text:p>
          </table:table-cell>
          <table:table-cell table:formula="of:=SUM([$Knn.H66];[$RandomForest.H66];[$BayesNaive.H66])" office:value-type="float" office:value="0.007" calcext:value-type="float">
            <text:p>0,007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lasse_3</text:p>
          </table:table-cell>
          <table:table-cell table:formula="of:=IF(MAX([.D67:.M67])=[.D67];&quot;ACERTO&quot;;&quot;ERRO&quot;)" office:value-type="string" office:string-value="ERRO" calcext:value-type="string">
            <text:p>ERRO</text:p>
          </table:table-cell>
          <table:table-cell table:formula="of:=SUM([$Knn.D67];[$RandomForest.D67];[$BayesNaive.D67])" office:value-type="float" office:value="1.01" calcext:value-type="float">
            <text:p>1,01000</text:p>
          </table:table-cell>
          <table:table-cell table:formula="of:=SUM([$Knn.E67];[$RandomForest.E67];[$BayesNaive.E67])" office:value-type="float" office:value="0.015" calcext:value-type="float">
            <text:p>0,01500</text:p>
          </table:table-cell>
          <table:table-cell table:formula="of:=SUM([$Knn.F67];[$RandomForest.F67];[$BayesNaive.F67])" office:value-type="float" office:value="1.929" calcext:value-type="float">
            <text:p>1,92900</text:p>
          </table:table-cell>
          <table:table-cell table:formula="of:=SUM([$Knn.G67];[$RandomForest.G67];[$BayesNaive.G67])" office:value-type="float" office:value="0.026" calcext:value-type="float">
            <text:p>0,02600</text:p>
          </table:table-cell>
          <table:table-cell table:formula="of:=SUM([$Knn.H67];[$RandomForest.H67];[$BayesNaive.H67])" office:value-type="float" office:value="0.019" calcext:value-type="float">
            <text:p>0,019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lasse_3</text:p>
          </table:table-cell>
          <table:table-cell table:formula="of:=IF(MAX([.D68:.M68])=[.D68];&quot;ACERTO&quot;;&quot;ERRO&quot;)" office:value-type="string" office:string-value="ACERTO" calcext:value-type="string">
            <text:p>ACERTO</text:p>
          </table:table-cell>
          <table:table-cell table:formula="of:=SUM([$Knn.D68];[$RandomForest.D68];[$BayesNaive.D68])" office:value-type="float" office:value="1.336" calcext:value-type="float">
            <text:p>1,33600</text:p>
          </table:table-cell>
          <table:table-cell table:formula="of:=SUM([$Knn.E68];[$RandomForest.E68];[$BayesNaive.E68])" office:value-type="float" office:value="0.115" calcext:value-type="float">
            <text:p>0,11500</text:p>
          </table:table-cell>
          <table:table-cell table:formula="of:=SUM([$Knn.F68];[$RandomForest.F68];[$BayesNaive.F68])" office:value-type="float" office:value="1.112" calcext:value-type="float">
            <text:p>1,11200</text:p>
          </table:table-cell>
          <table:table-cell table:formula="of:=SUM([$Knn.G68];[$RandomForest.G68];[$BayesNaive.G68])" office:value-type="float" office:value="0.231" calcext:value-type="float">
            <text:p>0,23100</text:p>
          </table:table-cell>
          <table:table-cell table:formula="of:=SUM([$Knn.H68];[$RandomForest.H68];[$BayesNaive.H68])" office:value-type="float" office:value="0.204" calcext:value-type="float">
            <text:p>0,204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lasse_3</text:p>
          </table:table-cell>
          <table:table-cell table:formula="of:=IF(MAX([.D69:.M69])=[.D69];&quot;ACERTO&quot;;&quot;ERRO&quot;)" office:value-type="string" office:string-value="ERRO" calcext:value-type="string">
            <text:p>ERRO</text:p>
          </table:table-cell>
          <table:table-cell table:formula="of:=SUM([$Knn.D69];[$RandomForest.D69];[$BayesNaive.D69])" office:value-type="float" office:value="0.016" calcext:value-type="float">
            <text:p>0,01600</text:p>
          </table:table-cell>
          <table:table-cell table:formula="of:=SUM([$Knn.E69];[$RandomForest.E69];[$BayesNaive.E69])" office:value-type="float" office:value="0.988" calcext:value-type="float">
            <text:p>0,98800</text:p>
          </table:table-cell>
          <table:table-cell table:formula="of:=SUM([$Knn.F69];[$RandomForest.F69];[$BayesNaive.F69])" office:value-type="float" office:value="1.973" calcext:value-type="float">
            <text:p>1,97300</text:p>
          </table:table-cell>
          <table:table-cell table:formula="of:=SUM([$Knn.G69];[$RandomForest.G69];[$BayesNaive.G69])" office:value-type="float" office:value="0.01" calcext:value-type="float">
            <text:p>0,01000</text:p>
          </table:table-cell>
          <table:table-cell table:formula="of:=SUM([$Knn.H69];[$RandomForest.H69];[$BayesNaive.H69])" office:value-type="float" office:value="0.012" calcext:value-type="float">
            <text:p>0,012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lasse_3</text:p>
          </table:table-cell>
          <table:table-cell table:formula="of:=IF(MAX([.D70:.M70])=[.D70];&quot;ACERTO&quot;;&quot;ERRO&quot;)" office:value-type="string" office:string-value="ACERTO" calcext:value-type="string">
            <text:p>ACERTO</text:p>
          </table:table-cell>
          <table:table-cell table:formula="of:=SUM([$Knn.D70];[$RandomForest.D70];[$BayesNaive.D70])" office:value-type="float" office:value="1.292" calcext:value-type="float">
            <text:p>1,29200</text:p>
          </table:table-cell>
          <table:table-cell table:formula="of:=SUM([$Knn.E70];[$RandomForest.E70];[$BayesNaive.E70])" office:value-type="float" office:value="0.064" calcext:value-type="float">
            <text:p>0,06400</text:p>
          </table:table-cell>
          <table:table-cell table:formula="of:=SUM([$Knn.F70];[$RandomForest.F70];[$BayesNaive.F70])" office:value-type="float" office:value="1.004" calcext:value-type="float">
            <text:p>1,00400</text:p>
          </table:table-cell>
          <table:table-cell table:formula="of:=SUM([$Knn.G70];[$RandomForest.G70];[$BayesNaive.G70])" office:value-type="float" office:value="0.4" calcext:value-type="float">
            <text:p>0,40000</text:p>
          </table:table-cell>
          <table:table-cell table:formula="of:=SUM([$Knn.H70];[$RandomForest.H70];[$BayesNaive.H70])" office:value-type="float" office:value="0.239" calcext:value-type="float">
            <text:p>0,239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lasse_3</text:p>
          </table:table-cell>
          <table:table-cell table:formula="of:=IF(MAX([.D71:.M71])=[.D71];&quot;ACERTO&quot;;&quot;ERRO&quot;)" office:value-type="string" office:string-value="ERRO" calcext:value-type="string">
            <text:p>ERRO</text:p>
          </table:table-cell>
          <table:table-cell table:formula="of:=SUM([$Knn.D71];[$RandomForest.D71];[$BayesNaive.D71])" office:value-type="float" office:value="0.067" calcext:value-type="float">
            <text:p>0,06700</text:p>
          </table:table-cell>
          <table:table-cell table:formula="of:=SUM([$Knn.E71];[$RandomForest.E71];[$BayesNaive.E71])" office:value-type="float" office:value="0.033" calcext:value-type="float">
            <text:p>0,03300</text:p>
          </table:table-cell>
          <table:table-cell table:formula="of:=SUM([$Knn.F71];[$RandomForest.F71];[$BayesNaive.F71])" office:value-type="float" office:value="1.855" calcext:value-type="float">
            <text:p>1,85500</text:p>
          </table:table-cell>
          <table:table-cell table:formula="of:=SUM([$Knn.G71];[$RandomForest.G71];[$BayesNaive.G71])" office:value-type="float" office:value="1.013" calcext:value-type="float">
            <text:p>1,01300</text:p>
          </table:table-cell>
          <table:table-cell table:formula="of:=SUM([$Knn.H71];[$RandomForest.H71];[$BayesNaive.H71])" office:value-type="float" office:value="0.031" calcext:value-type="float">
            <text:p>0,03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lasse_3</text:p>
          </table:table-cell>
          <table:table-cell table:formula="of:=IF(MAX([.D72:.M72])=[.D72];&quot;ACERTO&quot;;&quot;ERRO&quot;)" office:value-type="string" office:string-value="ERRO" calcext:value-type="string">
            <text:p>ERRO</text:p>
          </table:table-cell>
          <table:table-cell table:formula="of:=SUM([$Knn.D72];[$RandomForest.D72];[$BayesNaive.D72])" office:value-type="float" office:value="0.046" calcext:value-type="float">
            <text:p>0,04600</text:p>
          </table:table-cell>
          <table:table-cell table:formula="of:=SUM([$Knn.E72];[$RandomForest.E72];[$BayesNaive.E72])" office:value-type="float" office:value="0.022" calcext:value-type="float">
            <text:p>0,02200</text:p>
          </table:table-cell>
          <table:table-cell table:formula="of:=SUM([$Knn.F72];[$RandomForest.F72];[$BayesNaive.F72])" office:value-type="float" office:value="1.892" calcext:value-type="float">
            <text:p>1,89200</text:p>
          </table:table-cell>
          <table:table-cell table:formula="of:=SUM([$Knn.G72];[$RandomForest.G72];[$BayesNaive.G72])" office:value-type="float" office:value="1.016" calcext:value-type="float">
            <text:p>1,01600</text:p>
          </table:table-cell>
          <table:table-cell table:formula="of:=SUM([$Knn.H72];[$RandomForest.H72];[$BayesNaive.H72])" office:value-type="float" office:value="0.023" calcext:value-type="float">
            <text:p>0,023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lasse_3</text:p>
          </table:table-cell>
          <table:table-cell table:formula="of:=IF(MAX([.D73:.M73])=[.D73];&quot;ACERTO&quot;;&quot;ERRO&quot;)" office:value-type="string" office:string-value="ERRO" calcext:value-type="string">
            <text:p>ERRO</text:p>
          </table:table-cell>
          <table:table-cell table:formula="of:=SUM([$Knn.D73];[$RandomForest.D73];[$BayesNaive.D73])" office:value-type="float" office:value="0.026" calcext:value-type="float">
            <text:p>0,02600</text:p>
          </table:table-cell>
          <table:table-cell table:formula="of:=SUM([$Knn.E73];[$RandomForest.E73];[$BayesNaive.E73])" office:value-type="float" office:value="0.506" calcext:value-type="float">
            <text:p>0,50600</text:p>
          </table:table-cell>
          <table:table-cell table:formula="of:=SUM([$Knn.F73];[$RandomForest.F73];[$BayesNaive.F73])" office:value-type="float" office:value="2.44" calcext:value-type="float">
            <text:p>2,44000</text:p>
          </table:table-cell>
          <table:table-cell table:formula="of:=SUM([$Knn.G73];[$RandomForest.G73];[$BayesNaive.G73])" office:value-type="float" office:value="0.015" calcext:value-type="float">
            <text:p>0,01500</text:p>
          </table:table-cell>
          <table:table-cell table:formula="of:=SUM([$Knn.H73];[$RandomForest.H73];[$BayesNaive.H73])" office:value-type="float" office:value="0.013" calcext:value-type="float">
            <text:p>0,013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lasse_3</text:p>
          </table:table-cell>
          <table:table-cell table:formula="of:=IF(MAX([.D74:.M74])=[.D74];&quot;ACERTO&quot;;&quot;ERRO&quot;)" office:value-type="string" office:string-value="ERRO" calcext:value-type="string">
            <text:p>ERRO</text:p>
          </table:table-cell>
          <table:table-cell table:formula="of:=SUM([$Knn.D74];[$RandomForest.D74];[$BayesNaive.D74])" office:value-type="float" office:value="0.033" calcext:value-type="float">
            <text:p>0,03300</text:p>
          </table:table-cell>
          <table:table-cell table:formula="of:=SUM([$Knn.E74];[$RandomForest.E74];[$BayesNaive.E74])" office:value-type="float" office:value="0.017" calcext:value-type="float">
            <text:p>0,01700</text:p>
          </table:table-cell>
          <table:table-cell table:formula="of:=SUM([$Knn.F74];[$RandomForest.F74];[$BayesNaive.F74])" office:value-type="float" office:value="2.909" calcext:value-type="float">
            <text:p>2,90900</text:p>
          </table:table-cell>
          <table:table-cell table:formula="of:=SUM([$Knn.G74];[$RandomForest.G74];[$BayesNaive.G74])" office:value-type="float" office:value="0.019" calcext:value-type="float">
            <text:p>0,01900</text:p>
          </table:table-cell>
          <table:table-cell table:formula="of:=SUM([$Knn.H74];[$RandomForest.H74];[$BayesNaive.H74])" office:value-type="float" office:value="0.021" calcext:value-type="float">
            <text:p>0,021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lasse_3</text:p>
          </table:table-cell>
          <table:table-cell table:formula="of:=IF(MAX([.D75:.M75])=[.D75];&quot;ACERTO&quot;;&quot;ERRO&quot;)" office:value-type="string" office:string-value="ACERTO" calcext:value-type="string">
            <text:p>ACERTO</text:p>
          </table:table-cell>
          <table:table-cell table:formula="of:=SUM([$Knn.D75];[$RandomForest.D75];[$BayesNaive.D75])" office:value-type="float" office:value="1.21" calcext:value-type="float">
            <text:p>1,21000</text:p>
          </table:table-cell>
          <table:table-cell table:formula="of:=SUM([$Knn.E75];[$RandomForest.E75];[$BayesNaive.E75])" office:value-type="float" office:value="0.084" calcext:value-type="float">
            <text:p>0,08400</text:p>
          </table:table-cell>
          <table:table-cell table:formula="of:=SUM([$Knn.F75];[$RandomForest.F75];[$BayesNaive.F75])" office:value-type="float" office:value="0.748" calcext:value-type="float">
            <text:p>0,74800</text:p>
          </table:table-cell>
          <table:table-cell table:formula="of:=SUM([$Knn.G75];[$RandomForest.G75];[$BayesNaive.G75])" office:value-type="float" office:value="0.92" calcext:value-type="float">
            <text:p>0,92000</text:p>
          </table:table-cell>
          <table:table-cell table:formula="of:=SUM([$Knn.H75];[$RandomForest.H75];[$BayesNaive.H75])" office:value-type="float" office:value="0.038" calcext:value-type="float">
            <text:p>0,038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lasse_3</text:p>
          </table:table-cell>
          <table:table-cell table:formula="of:=IF(MAX([.D76:.M76])=[.D76];&quot;ACERTO&quot;;&quot;ERRO&quot;)" office:value-type="string" office:string-value="ACERTO" calcext:value-type="string">
            <text:p>ACERTO</text:p>
          </table:table-cell>
          <table:table-cell table:formula="of:=SUM([$Knn.D76];[$RandomForest.D76];[$BayesNaive.D76])" office:value-type="float" office:value="1.019" calcext:value-type="float">
            <text:p>1,01900</text:p>
          </table:table-cell>
          <table:table-cell table:formula="of:=SUM([$Knn.E76];[$RandomForest.E76];[$BayesNaive.E76])" office:value-type="float" office:value="0.019" calcext:value-type="float">
            <text:p>0,01900</text:p>
          </table:table-cell>
          <table:table-cell table:formula="of:=SUM([$Knn.F76];[$RandomForest.F76];[$BayesNaive.F76])" office:value-type="float" office:value="0.914" calcext:value-type="float">
            <text:p>0,91400</text:p>
          </table:table-cell>
          <table:table-cell table:formula="of:=SUM([$Knn.G76];[$RandomForest.G76];[$BayesNaive.G76])" office:value-type="float" office:value="0.126" calcext:value-type="float">
            <text:p>0,12600</text:p>
          </table:table-cell>
          <table:table-cell table:formula="of:=SUM([$Knn.H76];[$RandomForest.H76];[$BayesNaive.H76])" office:value-type="float" office:value="0.921" calcext:value-type="float">
            <text:p>0,92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lasse_3</text:p>
          </table:table-cell>
          <table:table-cell table:formula="of:=IF(MAX([.D77:.M77])=[.D77];&quot;ACERTO&quot;;&quot;ERRO&quot;)" office:value-type="string" office:string-value="ERRO" calcext:value-type="string">
            <text:p>ERRO</text:p>
          </table:table-cell>
          <table:table-cell table:formula="of:=SUM([$Knn.D77];[$RandomForest.D77];[$BayesNaive.D77])" office:value-type="float" office:value="0.085" calcext:value-type="float">
            <text:p>0,08500</text:p>
          </table:table-cell>
          <table:table-cell table:formula="of:=SUM([$Knn.E77];[$RandomForest.E77];[$BayesNaive.E77])" office:value-type="float" office:value="0.041" calcext:value-type="float">
            <text:p>0,04100</text:p>
          </table:table-cell>
          <table:table-cell table:formula="of:=SUM([$Knn.F77];[$RandomForest.F77];[$BayesNaive.F77])" office:value-type="float" office:value="0.815" calcext:value-type="float">
            <text:p>0,81500</text:p>
          </table:table-cell>
          <table:table-cell table:formula="of:=SUM([$Knn.G77];[$RandomForest.G77];[$BayesNaive.G77])" office:value-type="float" office:value="2.022" calcext:value-type="float">
            <text:p>2,02200</text:p>
          </table:table-cell>
          <table:table-cell table:formula="of:=SUM([$Knn.H77];[$RandomForest.H77];[$BayesNaive.H77])" office:value-type="float" office:value="0.036" calcext:value-type="float">
            <text:p>0,036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lasse_3</text:p>
          </table:table-cell>
          <table:table-cell table:formula="of:=IF(MAX([.D78:.M78])=[.D78];&quot;ACERTO&quot;;&quot;ERRO&quot;)" office:value-type="string" office:string-value="ERRO" calcext:value-type="string">
            <text:p>ERRO</text:p>
          </table:table-cell>
          <table:table-cell table:formula="of:=SUM([$Knn.D78];[$RandomForest.D78];[$BayesNaive.D78])" office:value-type="float" office:value="0.085" calcext:value-type="float">
            <text:p>0,08500</text:p>
          </table:table-cell>
          <table:table-cell table:formula="of:=SUM([$Knn.E78];[$RandomForest.E78];[$BayesNaive.E78])" office:value-type="float" office:value="0.041" calcext:value-type="float">
            <text:p>0,04100</text:p>
          </table:table-cell>
          <table:table-cell table:formula="of:=SUM([$Knn.F78];[$RandomForest.F78];[$BayesNaive.F78])" office:value-type="float" office:value="0.815" calcext:value-type="float">
            <text:p>0,81500</text:p>
          </table:table-cell>
          <table:table-cell table:formula="of:=SUM([$Knn.G78];[$RandomForest.G78];[$BayesNaive.G78])" office:value-type="float" office:value="2.022" calcext:value-type="float">
            <text:p>2,02200</text:p>
          </table:table-cell>
          <table:table-cell table:formula="of:=SUM([$Knn.H78];[$RandomForest.H78];[$BayesNaive.H78])" office:value-type="float" office:value="0.036" calcext:value-type="float">
            <text:p>0,036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lasse_3</text:p>
          </table:table-cell>
          <table:table-cell table:formula="of:=IF(MAX([.D79:.M79])=[.D79];&quot;ACERTO&quot;;&quot;ERRO&quot;)" office:value-type="string" office:string-value="ACERTO" calcext:value-type="string">
            <text:p>ACERTO</text:p>
          </table:table-cell>
          <table:table-cell table:formula="of:=SUM([$Knn.D79];[$RandomForest.D79];[$BayesNaive.D79])" office:value-type="float" office:value="1.225" calcext:value-type="float">
            <text:p>1,22500</text:p>
          </table:table-cell>
          <table:table-cell table:formula="of:=SUM([$Knn.E79];[$RandomForest.E79];[$BayesNaive.E79])" office:value-type="float" office:value="0.022" calcext:value-type="float">
            <text:p>0,02200</text:p>
          </table:table-cell>
          <table:table-cell table:formula="of:=SUM([$Knn.F79];[$RandomForest.F79];[$BayesNaive.F79])" office:value-type="float" office:value="0.889" calcext:value-type="float">
            <text:p>0,88900</text:p>
          </table:table-cell>
          <table:table-cell table:formula="of:=SUM([$Knn.G79];[$RandomForest.G79];[$BayesNaive.G79])" office:value-type="float" office:value="0.837" calcext:value-type="float">
            <text:p>0,83700</text:p>
          </table:table-cell>
          <table:table-cell table:formula="of:=SUM([$Knn.H79];[$RandomForest.H79];[$BayesNaive.H79])" office:value-type="float" office:value="0.027" calcext:value-type="float">
            <text:p>0,027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lasse_3</text:p>
          </table:table-cell>
          <table:table-cell table:formula="of:=IF(MAX([.D80:.M80])=[.D80];&quot;ACERTO&quot;;&quot;ERRO&quot;)" office:value-type="string" office:string-value="ERRO" calcext:value-type="string">
            <text:p>ERRO</text:p>
          </table:table-cell>
          <table:table-cell table:formula="of:=SUM([$Knn.D80];[$RandomForest.D80];[$BayesNaive.D80])" office:value-type="float" office:value="0.643" calcext:value-type="float">
            <text:p>0,64300</text:p>
          </table:table-cell>
          <table:table-cell table:formula="of:=SUM([$Knn.E80];[$RandomForest.E80];[$BayesNaive.E80])" office:value-type="float" office:value="1.018" calcext:value-type="float">
            <text:p>1,01800</text:p>
          </table:table-cell>
          <table:table-cell table:formula="of:=SUM([$Knn.F80];[$RandomForest.F80];[$BayesNaive.F80])" office:value-type="float" office:value="0.916" calcext:value-type="float">
            <text:p>0,91600</text:p>
          </table:table-cell>
          <table:table-cell table:formula="of:=SUM([$Knn.G80];[$RandomForest.G80];[$BayesNaive.G80])" office:value-type="float" office:value="0.416" calcext:value-type="float">
            <text:p>0,41600</text:p>
          </table:table-cell>
          <table:table-cell table:formula="of:=SUM([$Knn.H80];[$RandomForest.H80];[$BayesNaive.H80])" office:value-type="float" office:value="0.006" calcext:value-type="float">
            <text:p>0,006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lasse_3</text:p>
          </table:table-cell>
          <table:table-cell table:formula="of:=IF(MAX([.D81:.M81])=[.D81];&quot;ACERTO&quot;;&quot;ERRO&quot;)" office:value-type="string" office:string-value="ACERTO" calcext:value-type="string">
            <text:p>ACERTO</text:p>
          </table:table-cell>
          <table:table-cell table:formula="of:=SUM([$Knn.D81];[$RandomForest.D81];[$BayesNaive.D81])" office:value-type="float" office:value="1.381" calcext:value-type="float">
            <text:p>1,38100</text:p>
          </table:table-cell>
          <table:table-cell table:formula="of:=SUM([$Knn.E81];[$RandomForest.E81];[$BayesNaive.E81])" office:value-type="float" office:value="0.041" calcext:value-type="float">
            <text:p>0,04100</text:p>
          </table:table-cell>
          <table:table-cell table:formula="of:=SUM([$Knn.F81];[$RandomForest.F81];[$BayesNaive.F81])" office:value-type="float" office:value="0.756" calcext:value-type="float">
            <text:p>0,75600</text:p>
          </table:table-cell>
          <table:table-cell table:formula="of:=SUM([$Knn.G81];[$RandomForest.G81];[$BayesNaive.G81])" office:value-type="float" office:value="0.765" calcext:value-type="float">
            <text:p>0,76500</text:p>
          </table:table-cell>
          <table:table-cell table:formula="of:=SUM([$Knn.H81];[$RandomForest.H81];[$BayesNaive.H81])" office:value-type="float" office:value="0.057" calcext:value-type="float">
            <text:p>0,057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lasse_3</text:p>
          </table:table-cell>
          <table:table-cell table:formula="of:=IF(MAX([.D82:.M82])=[.D82];&quot;ACERTO&quot;;&quot;ERRO&quot;)" office:value-type="string" office:string-value="ERRO" calcext:value-type="string">
            <text:p>ERRO</text:p>
          </table:table-cell>
          <table:table-cell table:formula="of:=SUM([$Knn.D82];[$RandomForest.D82];[$BayesNaive.D82])" office:value-type="float" office:value="1.002" calcext:value-type="float">
            <text:p>1,00200</text:p>
          </table:table-cell>
          <table:table-cell table:formula="of:=SUM([$Knn.E82];[$RandomForest.E82];[$BayesNaive.E82])" office:value-type="float" office:value="0.012" calcext:value-type="float">
            <text:p>0,01200</text:p>
          </table:table-cell>
          <table:table-cell table:formula="of:=SUM([$Knn.F82];[$RandomForest.F82];[$BayesNaive.F82])" office:value-type="float" office:value="0.959" calcext:value-type="float">
            <text:p>0,95900</text:p>
          </table:table-cell>
          <table:table-cell table:formula="of:=SUM([$Knn.G82];[$RandomForest.G82];[$BayesNaive.G82])" office:value-type="float" office:value="1.016" calcext:value-type="float">
            <text:p>1,01600</text:p>
          </table:table-cell>
          <table:table-cell table:formula="of:=SUM([$Knn.H82];[$RandomForest.H82];[$BayesNaive.H82])" office:value-type="float" office:value="0.01" calcext:value-type="float">
            <text:p>0,010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lasse_3</text:p>
          </table:table-cell>
          <table:table-cell table:formula="of:=IF(MAX([.D83:.M83])=[.D83];&quot;ACERTO&quot;;&quot;ERRO&quot;)" office:value-type="string" office:string-value="ERRO" calcext:value-type="string">
            <text:p>ERRO</text:p>
          </table:table-cell>
          <table:table-cell table:formula="of:=SUM([$Knn.D83];[$RandomForest.D83];[$BayesNaive.D83])" office:value-type="float" office:value="0.029" calcext:value-type="float">
            <text:p>0,02900</text:p>
          </table:table-cell>
          <table:table-cell table:formula="of:=SUM([$Knn.E83];[$RandomForest.E83];[$BayesNaive.E83])" office:value-type="float" office:value="0.992" calcext:value-type="float">
            <text:p>0,99200</text:p>
          </table:table-cell>
          <table:table-cell table:formula="of:=SUM([$Knn.F83];[$RandomForest.F83];[$BayesNaive.F83])" office:value-type="float" office:value="0.951" calcext:value-type="float">
            <text:p>0,95100</text:p>
          </table:table-cell>
          <table:table-cell table:formula="of:=SUM([$Knn.G83];[$RandomForest.G83];[$BayesNaive.G83])" office:value-type="float" office:value="1.014" calcext:value-type="float">
            <text:p>1,01400</text:p>
          </table:table-cell>
          <table:table-cell table:formula="of:=SUM([$Knn.H83];[$RandomForest.H83];[$BayesNaive.H83])" office:value-type="float" office:value="0.013" calcext:value-type="float">
            <text:p>0,013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lasse_3</text:p>
          </table:table-cell>
          <table:table-cell table:formula="of:=IF(MAX([.D84:.M84])=[.D84];&quot;ACERTO&quot;;&quot;ERRO&quot;)" office:value-type="string" office:string-value="ACERTO" calcext:value-type="string">
            <text:p>ACERTO</text:p>
          </table:table-cell>
          <table:table-cell table:formula="of:=SUM([$Knn.D84];[$RandomForest.D84];[$BayesNaive.D84])" office:value-type="float" office:value="1.395" calcext:value-type="float">
            <text:p>1,39500</text:p>
          </table:table-cell>
          <table:table-cell table:formula="of:=SUM([$Knn.E84];[$RandomForest.E84];[$BayesNaive.E84])" office:value-type="float" office:value="0.283" calcext:value-type="float">
            <text:p>0,28300</text:p>
          </table:table-cell>
          <table:table-cell table:formula="of:=SUM([$Knn.F84];[$RandomForest.F84];[$BayesNaive.F84])" office:value-type="float" office:value="0.269" calcext:value-type="float">
            <text:p>0,26900</text:p>
          </table:table-cell>
          <table:table-cell table:formula="of:=SUM([$Knn.G84];[$RandomForest.G84];[$BayesNaive.G84])" office:value-type="float" office:value="1.046" calcext:value-type="float">
            <text:p>1,04600</text:p>
          </table:table-cell>
          <table:table-cell table:formula="of:=SUM([$Knn.H84];[$RandomForest.H84];[$BayesNaive.H84])" office:value-type="float" office:value="0.004" calcext:value-type="float">
            <text:p>0,004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lasse_3</text:p>
          </table:table-cell>
          <table:table-cell table:formula="of:=IF(MAX([.D85:.M85])=[.D85];&quot;ACERTO&quot;;&quot;ERRO&quot;)" office:value-type="string" office:string-value="ERRO" calcext:value-type="string">
            <text:p>ERRO</text:p>
          </table:table-cell>
          <table:table-cell table:formula="of:=SUM([$Knn.D85];[$RandomForest.D85];[$BayesNaive.D85])" office:value-type="float" office:value="0.004" calcext:value-type="float">
            <text:p>0,00400</text:p>
          </table:table-cell>
          <table:table-cell table:formula="of:=SUM([$Knn.E85];[$RandomForest.E85];[$BayesNaive.E85])" office:value-type="float" office:value="0.004" calcext:value-type="float">
            <text:p>0,00400</text:p>
          </table:table-cell>
          <table:table-cell table:formula="of:=SUM([$Knn.F85];[$RandomForest.F85];[$BayesNaive.F85])" office:value-type="float" office:value="0.004" calcext:value-type="float">
            <text:p>0,00400</text:p>
          </table:table-cell>
          <table:table-cell table:formula="of:=SUM([$Knn.G85];[$RandomForest.G85];[$BayesNaive.G85])" office:value-type="float" office:value="2.452" calcext:value-type="float">
            <text:p>2,45200</text:p>
          </table:table-cell>
          <table:table-cell table:formula="of:=SUM([$Knn.H85];[$RandomForest.H85];[$BayesNaive.H85])" office:value-type="float" office:value="0.535" calcext:value-type="float">
            <text:p>0,535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lasse_3</text:p>
          </table:table-cell>
          <table:table-cell table:formula="of:=IF(MAX([.D86:.M86])=[.D86];&quot;ACERTO&quot;;&quot;ERRO&quot;)" office:value-type="string" office:string-value="ERRO" calcext:value-type="string">
            <text:p>ERRO</text:p>
          </table:table-cell>
          <table:table-cell table:formula="of:=SUM([$Knn.D86];[$RandomForest.D86];[$BayesNaive.D86])" office:value-type="float" office:value="0.004" calcext:value-type="float">
            <text:p>0,00400</text:p>
          </table:table-cell>
          <table:table-cell table:formula="of:=SUM([$Knn.E86];[$RandomForest.E86];[$BayesNaive.E86])" office:value-type="float" office:value="0.004" calcext:value-type="float">
            <text:p>0,00400</text:p>
          </table:table-cell>
          <table:table-cell table:formula="of:=SUM([$Knn.F86];[$RandomForest.F86];[$BayesNaive.F86])" office:value-type="float" office:value="0.004" calcext:value-type="float">
            <text:p>0,00400</text:p>
          </table:table-cell>
          <table:table-cell table:formula="of:=SUM([$Knn.G86];[$RandomForest.G86];[$BayesNaive.G86])" office:value-type="float" office:value="1.584" calcext:value-type="float">
            <text:p>1,58400</text:p>
          </table:table-cell>
          <table:table-cell table:formula="of:=SUM([$Knn.H86];[$RandomForest.H86];[$BayesNaive.H86])" office:value-type="float" office:value="1.403" calcext:value-type="float">
            <text:p>1,403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lasse_3</text:p>
          </table:table-cell>
          <table:table-cell table:formula="of:=IF(MAX([.D87:.M87])=[.D87];&quot;ACERTO&quot;;&quot;ERRO&quot;)" office:value-type="string" office:string-value="ERRO" calcext:value-type="string">
            <text:p>ERRO</text:p>
          </table:table-cell>
          <table:table-cell table:formula="of:=SUM([$Knn.D87];[$RandomForest.D87];[$BayesNaive.D87])" office:value-type="float" office:value="0.004" calcext:value-type="float">
            <text:p>0,00400</text:p>
          </table:table-cell>
          <table:table-cell table:formula="of:=SUM([$Knn.E87];[$RandomForest.E87];[$BayesNaive.E87])" office:value-type="float" office:value="0.004" calcext:value-type="float">
            <text:p>0,00400</text:p>
          </table:table-cell>
          <table:table-cell table:formula="of:=SUM([$Knn.F87];[$RandomForest.F87];[$BayesNaive.F87])" office:value-type="float" office:value="0.004" calcext:value-type="float">
            <text:p>0,00400</text:p>
          </table:table-cell>
          <table:table-cell table:formula="of:=SUM([$Knn.G87];[$RandomForest.G87];[$BayesNaive.G87])" office:value-type="float" office:value="2.222" calcext:value-type="float">
            <text:p>2,22200</text:p>
          </table:table-cell>
          <table:table-cell table:formula="of:=SUM([$Knn.H87];[$RandomForest.H87];[$BayesNaive.H87])" office:value-type="float" office:value="0.765" calcext:value-type="float">
            <text:p>0,765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lasse_3</text:p>
          </table:table-cell>
          <table:table-cell table:formula="of:=IF(MAX([.D88:.M88])=[.D88];&quot;ACERTO&quot;;&quot;ERRO&quot;)" office:value-type="string" office:string-value="ERRO" calcext:value-type="string">
            <text:p>ERRO</text:p>
          </table:table-cell>
          <table:table-cell table:formula="of:=SUM([$Knn.D88];[$RandomForest.D88];[$BayesNaive.D88])" office:value-type="float" office:value="0.026" calcext:value-type="float">
            <text:p>0,02600</text:p>
          </table:table-cell>
          <table:table-cell table:formula="of:=SUM([$Knn.E88];[$RandomForest.E88];[$BayesNaive.E88])" office:value-type="float" office:value="0.013" calcext:value-type="float">
            <text:p>0,01300</text:p>
          </table:table-cell>
          <table:table-cell table:formula="of:=SUM([$Knn.F88];[$RandomForest.F88];[$BayesNaive.F88])" office:value-type="float" office:value="0.946" calcext:value-type="float">
            <text:p>0,94600</text:p>
          </table:table-cell>
          <table:table-cell table:formula="of:=SUM([$Knn.G88];[$RandomForest.G88];[$BayesNaive.G88])" office:value-type="float" office:value="0.997" calcext:value-type="float">
            <text:p>0,99700</text:p>
          </table:table-cell>
          <table:table-cell table:formula="of:=SUM([$Knn.H88];[$RandomForest.H88];[$BayesNaive.H88])" office:value-type="float" office:value="1.016" calcext:value-type="float">
            <text:p>1,016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lasse_3</text:p>
          </table:table-cell>
          <table:table-cell table:formula="of:=IF(MAX([.D89:.M89])=[.D89];&quot;ACERTO&quot;;&quot;ERRO&quot;)" office:value-type="string" office:string-value="ERRO" calcext:value-type="string">
            <text:p>ERRO</text:p>
          </table:table-cell>
          <table:table-cell table:formula="of:=SUM([$Knn.D89];[$RandomForest.D89];[$BayesNaive.D89])" office:value-type="float" office:value="0.027" calcext:value-type="float">
            <text:p>0,02700</text:p>
          </table:table-cell>
          <table:table-cell table:formula="of:=SUM([$Knn.E89];[$RandomForest.E89];[$BayesNaive.E89])" office:value-type="float" office:value="0.015" calcext:value-type="float">
            <text:p>0,01500</text:p>
          </table:table-cell>
          <table:table-cell table:formula="of:=SUM([$Knn.F89];[$RandomForest.F89];[$BayesNaive.F89])" office:value-type="float" office:value="0.935" calcext:value-type="float">
            <text:p>0,93500</text:p>
          </table:table-cell>
          <table:table-cell table:formula="of:=SUM([$Knn.G89];[$RandomForest.G89];[$BayesNaive.G89])" office:value-type="float" office:value="1.005" calcext:value-type="float">
            <text:p>1,00500</text:p>
          </table:table-cell>
          <table:table-cell table:formula="of:=SUM([$Knn.H89];[$RandomForest.H89];[$BayesNaive.H89])" office:value-type="float" office:value="1.017" calcext:value-type="float">
            <text:p>1,017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lasse_3</text:p>
          </table:table-cell>
          <table:table-cell table:formula="of:=IF(MAX([.D90:.M90])=[.D90];&quot;ACERTO&quot;;&quot;ERRO&quot;)" office:value-type="string" office:string-value="ERRO" calcext:value-type="string">
            <text:p>ERRO</text:p>
          </table:table-cell>
          <table:table-cell table:formula="of:=SUM([$Knn.D90];[$RandomForest.D90];[$BayesNaive.D90])" office:value-type="float" office:value="0.025" calcext:value-type="float">
            <text:p>0,02500</text:p>
          </table:table-cell>
          <table:table-cell table:formula="of:=SUM([$Knn.E90];[$RandomForest.E90];[$BayesNaive.E90])" office:value-type="float" office:value="0.013" calcext:value-type="float">
            <text:p>0,01300</text:p>
          </table:table-cell>
          <table:table-cell table:formula="of:=SUM([$Knn.F90];[$RandomForest.F90];[$BayesNaive.F90])" office:value-type="float" office:value="0.942" calcext:value-type="float">
            <text:p>0,94200</text:p>
          </table:table-cell>
          <table:table-cell table:formula="of:=SUM([$Knn.G90];[$RandomForest.G90];[$BayesNaive.G90])" office:value-type="float" office:value="0.022" calcext:value-type="float">
            <text:p>0,02200</text:p>
          </table:table-cell>
          <table:table-cell table:formula="of:=SUM([$Knn.H90];[$RandomForest.H90];[$BayesNaive.H90])" office:value-type="float" office:value="1.996" calcext:value-type="float">
            <text:p>1,996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lasse_3</text:p>
          </table:table-cell>
          <table:table-cell table:formula="of:=IF(MAX([.D91:.M91])=[.D91];&quot;ACERTO&quot;;&quot;ERRO&quot;)" office:value-type="string" office:string-value="ERRO" calcext:value-type="string">
            <text:p>ERRO</text:p>
          </table:table-cell>
          <table:table-cell table:formula="of:=SUM([$Knn.D91];[$RandomForest.D91];[$BayesNaive.D91])" office:value-type="float" office:value="0.025" calcext:value-type="float">
            <text:p>0,02500</text:p>
          </table:table-cell>
          <table:table-cell table:formula="of:=SUM([$Knn.E91];[$RandomForest.E91];[$BayesNaive.E91])" office:value-type="float" office:value="0.013" calcext:value-type="float">
            <text:p>0,01300</text:p>
          </table:table-cell>
          <table:table-cell table:formula="of:=SUM([$Knn.F91];[$RandomForest.F91];[$BayesNaive.F91])" office:value-type="float" office:value="0.942" calcext:value-type="float">
            <text:p>0,94200</text:p>
          </table:table-cell>
          <table:table-cell table:formula="of:=SUM([$Knn.G91];[$RandomForest.G91];[$BayesNaive.G91])" office:value-type="float" office:value="0.022" calcext:value-type="float">
            <text:p>0,02200</text:p>
          </table:table-cell>
          <table:table-cell table:formula="of:=SUM([$Knn.H91];[$RandomForest.H91];[$BayesNaive.H91])" office:value-type="float" office:value="1.996" calcext:value-type="float">
            <text:p>1,996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lasse_3</text:p>
          </table:table-cell>
          <table:table-cell table:formula="of:=IF(MAX([.D92:.M92])=[.D92];&quot;ACERTO&quot;;&quot;ERRO&quot;)" office:value-type="string" office:string-value="ERRO" calcext:value-type="string">
            <text:p>ERRO</text:p>
          </table:table-cell>
          <table:table-cell table:formula="of:=SUM([$Knn.D92];[$RandomForest.D92];[$BayesNaive.D92])" office:value-type="float" office:value="0.221" calcext:value-type="float">
            <text:p>0,22100</text:p>
          </table:table-cell>
          <table:table-cell table:formula="of:=SUM([$Knn.E92];[$RandomForest.E92];[$BayesNaive.E92])" office:value-type="float" office:value="0.987" calcext:value-type="float">
            <text:p>0,98700</text:p>
          </table:table-cell>
          <table:table-cell table:formula="of:=SUM([$Knn.F92];[$RandomForest.F92];[$BayesNaive.F92])" office:value-type="float" office:value="0.004" calcext:value-type="float">
            <text:p>0,00400</text:p>
          </table:table-cell>
          <table:table-cell table:formula="of:=SUM([$Knn.G92];[$RandomForest.G92];[$BayesNaive.G92])" office:value-type="float" office:value="0.783" calcext:value-type="float">
            <text:p>0,78300</text:p>
          </table:table-cell>
          <table:table-cell table:formula="of:=SUM([$Knn.H92];[$RandomForest.H92];[$BayesNaive.H92])" office:value-type="float" office:value="1.004" calcext:value-type="float">
            <text:p>1,004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lasse_4</text:p>
          </table:table-cell>
          <table:table-cell table:formula="of:=IF(MAX([.D93:.M93])=[.D93];&quot;ACERTO&quot;;&quot;ERRO&quot;)" office:value-type="string" office:string-value="ERRO" calcext:value-type="string">
            <text:p>ERRO</text:p>
          </table:table-cell>
          <table:table-cell table:formula="of:=SUM([$Knn.D93];[$RandomForest.D93];[$BayesNaive.D93])" office:value-type="float" office:value="0.028" calcext:value-type="float">
            <text:p>0,02800</text:p>
          </table:table-cell>
          <table:table-cell table:formula="of:=SUM([$Knn.E93];[$RandomForest.E93];[$BayesNaive.E93])" office:value-type="float" office:value="0.004" calcext:value-type="float">
            <text:p>0,00400</text:p>
          </table:table-cell>
          <table:table-cell table:formula="of:=SUM([$Knn.F93];[$RandomForest.F93];[$BayesNaive.F93])" office:value-type="float" office:value="0.004" calcext:value-type="float">
            <text:p>0,00400</text:p>
          </table:table-cell>
          <table:table-cell table:formula="of:=SUM([$Knn.G93];[$RandomForest.G93];[$BayesNaive.G93])" office:value-type="float" office:value="1.452" calcext:value-type="float">
            <text:p>1,45200</text:p>
          </table:table-cell>
          <table:table-cell table:formula="of:=SUM([$Knn.H93];[$RandomForest.H93];[$BayesNaive.H93])" office:value-type="float" office:value="1.511" calcext:value-type="float">
            <text:p>1,511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lasse_4</text:p>
          </table:table-cell>
          <table:table-cell table:formula="of:=IF(MAX([.D94:.M94])=[.D94];&quot;ACERTO&quot;;&quot;ERRO&quot;)" office:value-type="string" office:string-value="ERRO" calcext:value-type="string">
            <text:p>ERRO</text:p>
          </table:table-cell>
          <table:table-cell table:formula="of:=SUM([$Knn.D94];[$RandomForest.D94];[$BayesNaive.D94])" office:value-type="float" office:value="0.005" calcext:value-type="float">
            <text:p>0,00500</text:p>
          </table:table-cell>
          <table:table-cell table:formula="of:=SUM([$Knn.E94];[$RandomForest.E94];[$BayesNaive.E94])" office:value-type="float" office:value="0.004" calcext:value-type="float">
            <text:p>0,00400</text:p>
          </table:table-cell>
          <table:table-cell table:formula="of:=SUM([$Knn.F94];[$RandomForest.F94];[$BayesNaive.F94])" office:value-type="float" office:value="0.004" calcext:value-type="float">
            <text:p>0,00400</text:p>
          </table:table-cell>
          <table:table-cell table:formula="of:=SUM([$Knn.G94];[$RandomForest.G94];[$BayesNaive.G94])" office:value-type="float" office:value="1.58" calcext:value-type="float">
            <text:p>1,58000</text:p>
          </table:table-cell>
          <table:table-cell table:formula="of:=SUM([$Knn.H94];[$RandomForest.H94];[$BayesNaive.H94])" office:value-type="float" office:value="1.407" calcext:value-type="float">
            <text:p>1,407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lasse_4</text:p>
          </table:table-cell>
          <table:table-cell table:formula="of:=IF(MAX([.D95:.M95])=[.D95];&quot;ACERTO&quot;;&quot;ERRO&quot;)" office:value-type="string" office:string-value="ACERTO" calcext:value-type="string">
            <text:p>ACERTO</text:p>
          </table:table-cell>
          <table:table-cell table:formula="of:=SUM([$Knn.D95];[$RandomForest.D95];[$BayesNaive.D95])" office:value-type="float" office:value="1.197" calcext:value-type="float">
            <text:p>1,19700</text:p>
          </table:table-cell>
          <table:table-cell table:formula="of:=SUM([$Knn.E95];[$RandomForest.E95];[$BayesNaive.E95])" office:value-type="float" office:value="0.136" calcext:value-type="float">
            <text:p>0,13600</text:p>
          </table:table-cell>
          <table:table-cell table:formula="of:=SUM([$Knn.F95];[$RandomForest.F95];[$BayesNaive.F95])" office:value-type="float" office:value="0.624" calcext:value-type="float">
            <text:p>0,62400</text:p>
          </table:table-cell>
          <table:table-cell table:formula="of:=SUM([$Knn.G95];[$RandomForest.G95];[$BayesNaive.G95])" office:value-type="float" office:value="0.037" calcext:value-type="float">
            <text:p>0,03700</text:p>
          </table:table-cell>
          <table:table-cell table:formula="of:=SUM([$Knn.H95];[$RandomForest.H95];[$BayesNaive.H95])" office:value-type="float" office:value="1.004" calcext:value-type="float">
            <text:p>1,004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lasse_4</text:p>
          </table:table-cell>
          <table:table-cell table:formula="of:=IF(MAX([.D96:.M96])=[.D96];&quot;ACERTO&quot;;&quot;ERRO&quot;)" office:value-type="string" office:string-value="ERRO" calcext:value-type="string">
            <text:p>ERRO</text:p>
          </table:table-cell>
          <table:table-cell table:formula="of:=SUM([$Knn.D96];[$RandomForest.D96];[$BayesNaive.D96])" office:value-type="float" office:value="0.641" calcext:value-type="float">
            <text:p>0,64100</text:p>
          </table:table-cell>
          <table:table-cell table:formula="of:=SUM([$Knn.E96];[$RandomForest.E96];[$BayesNaive.E96])" office:value-type="float" office:value="1.386" calcext:value-type="float">
            <text:p>1,38600</text:p>
          </table:table-cell>
          <table:table-cell table:formula="of:=SUM([$Knn.F96];[$RandomForest.F96];[$BayesNaive.F96])" office:value-type="float" office:value="0.004" calcext:value-type="float">
            <text:p>0,00400</text:p>
          </table:table-cell>
          <table:table-cell table:formula="of:=SUM([$Knn.G96];[$RandomForest.G96];[$BayesNaive.G96])" office:value-type="float" office:value="0.353" calcext:value-type="float">
            <text:p>0,35300</text:p>
          </table:table-cell>
          <table:table-cell table:formula="of:=SUM([$Knn.H96];[$RandomForest.H96];[$BayesNaive.H96])" office:value-type="float" office:value="0.615" calcext:value-type="float">
            <text:p>0,615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lasse_4</text:p>
          </table:table-cell>
          <table:table-cell table:formula="of:=IF(MAX([.D97:.M97])=[.D97];&quot;ACERTO&quot;;&quot;ERRO&quot;)" office:value-type="string" office:string-value="ERRO" calcext:value-type="string">
            <text:p>ERRO</text:p>
          </table:table-cell>
          <table:table-cell table:formula="of:=SUM([$Knn.D97];[$RandomForest.D97];[$BayesNaive.D97])" office:value-type="float" office:value="0.507" calcext:value-type="float">
            <text:p>0,50700</text:p>
          </table:table-cell>
          <table:table-cell table:formula="of:=SUM([$Knn.E97];[$RandomForest.E97];[$BayesNaive.E97])" office:value-type="float" office:value="1.536" calcext:value-type="float">
            <text:p>1,53600</text:p>
          </table:table-cell>
          <table:table-cell table:formula="of:=SUM([$Knn.F97];[$RandomForest.F97];[$BayesNaive.F97])" office:value-type="float" office:value="0.777" calcext:value-type="float">
            <text:p>0,77700</text:p>
          </table:table-cell>
          <table:table-cell table:formula="of:=SUM([$Knn.G97];[$RandomForest.G97];[$BayesNaive.G97])" office:value-type="float" office:value="0.004" calcext:value-type="float">
            <text:p>0,00400</text:p>
          </table:table-cell>
          <table:table-cell table:formula="of:=SUM([$Knn.H97];[$RandomForest.H97];[$BayesNaive.H97])" office:value-type="float" office:value="0.175" calcext:value-type="float">
            <text:p>0,175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lasse_4</text:p>
          </table:table-cell>
          <table:table-cell table:formula="of:=IF(MAX([.D98:.M98])=[.D98];&quot;ACERTO&quot;;&quot;ERRO&quot;)" office:value-type="string" office:string-value="ERRO" calcext:value-type="string">
            <text:p>ERRO</text:p>
          </table:table-cell>
          <table:table-cell table:formula="of:=SUM([$Knn.D98];[$RandomForest.D98];[$BayesNaive.D98])" office:value-type="float" office:value="0.504" calcext:value-type="float">
            <text:p>0,50400</text:p>
          </table:table-cell>
          <table:table-cell table:formula="of:=SUM([$Knn.E98];[$RandomForest.E98];[$BayesNaive.E98])" office:value-type="float" office:value="0.104" calcext:value-type="float">
            <text:p>0,10400</text:p>
          </table:table-cell>
          <table:table-cell table:formula="of:=SUM([$Knn.F98];[$RandomForest.F98];[$BayesNaive.F98])" office:value-type="float" office:value="0.104" calcext:value-type="float">
            <text:p>0,10400</text:p>
          </table:table-cell>
          <table:table-cell table:formula="of:=SUM([$Knn.G98];[$RandomForest.G98];[$BayesNaive.G98])" office:value-type="float" office:value="1.566" calcext:value-type="float">
            <text:p>1,56600</text:p>
          </table:table-cell>
          <table:table-cell table:formula="of:=SUM([$Knn.H98];[$RandomForest.H98];[$BayesNaive.H98])" office:value-type="float" office:value="0.721" calcext:value-type="float">
            <text:p>0,721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lasse_4</text:p>
          </table:table-cell>
          <table:table-cell table:formula="of:=IF(MAX([.D99:.M99])=[.D99];&quot;ACERTO&quot;;&quot;ERRO&quot;)" office:value-type="string" office:string-value="ERRO" calcext:value-type="string">
            <text:p>ERRO</text:p>
          </table:table-cell>
          <table:table-cell table:formula="of:=SUM([$Knn.D99];[$RandomForest.D99];[$BayesNaive.D99])" office:value-type="float" office:value="0.231" calcext:value-type="float">
            <text:p>0,23100</text:p>
          </table:table-cell>
          <table:table-cell table:formula="of:=SUM([$Knn.E99];[$RandomForest.E99];[$BayesNaive.E99])" office:value-type="float" office:value="0.416" calcext:value-type="float">
            <text:p>0,41600</text:p>
          </table:table-cell>
          <table:table-cell table:formula="of:=SUM([$Knn.F99];[$RandomForest.F99];[$BayesNaive.F99])" office:value-type="float" office:value="0.935" calcext:value-type="float">
            <text:p>0,93500</text:p>
          </table:table-cell>
          <table:table-cell table:formula="of:=SUM([$Knn.G99];[$RandomForest.G99];[$BayesNaive.G99])" office:value-type="float" office:value="1.297" calcext:value-type="float">
            <text:p>1,29700</text:p>
          </table:table-cell>
          <table:table-cell table:formula="of:=SUM([$Knn.H99];[$RandomForest.H99];[$BayesNaive.H99])" office:value-type="float" office:value="0.12" calcext:value-type="float">
            <text:p>0,120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lasse_4</text:p>
          </table:table-cell>
          <table:table-cell table:formula="of:=IF(MAX([.D100:.M100])=[.D100];&quot;ACERTO&quot;;&quot;ERRO&quot;)" office:value-type="string" office:string-value="ERRO" calcext:value-type="string">
            <text:p>ERRO</text:p>
          </table:table-cell>
          <table:table-cell table:formula="of:=SUM([$Knn.D100];[$RandomForest.D100];[$BayesNaive.D100])" office:value-type="float" office:value="1.293" calcext:value-type="float">
            <text:p>1,29300</text:p>
          </table:table-cell>
          <table:table-cell table:formula="of:=SUM([$Knn.E100];[$RandomForest.E100];[$BayesNaive.E100])" office:value-type="float" office:value="1.394" calcext:value-type="float">
            <text:p>1,39400</text:p>
          </table:table-cell>
          <table:table-cell table:formula="of:=SUM([$Knn.F100];[$RandomForest.F100];[$BayesNaive.F100])" office:value-type="float" office:value="0.004" calcext:value-type="float">
            <text:p>0,00400</text:p>
          </table:table-cell>
          <table:table-cell table:formula="of:=SUM([$Knn.G100];[$RandomForest.G100];[$BayesNaive.G100])" office:value-type="float" office:value="0.204" calcext:value-type="float">
            <text:p>0,20400</text:p>
          </table:table-cell>
          <table:table-cell table:formula="of:=SUM([$Knn.H100];[$RandomForest.H100];[$BayesNaive.H100])" office:value-type="float" office:value="0.104" calcext:value-type="float">
            <text:p>0,104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lasse_4</text:p>
          </table:table-cell>
          <table:table-cell table:formula="of:=IF(MAX([.D101:.M101])=[.D101];&quot;ACERTO&quot;;&quot;ERRO&quot;)" office:value-type="string" office:string-value="ERRO" calcext:value-type="string">
            <text:p>ERRO</text:p>
          </table:table-cell>
          <table:table-cell table:formula="of:=SUM([$Knn.D101];[$RandomForest.D101];[$BayesNaive.D101])" office:value-type="float" office:value="0.588" calcext:value-type="float">
            <text:p>0,58800</text:p>
          </table:table-cell>
          <table:table-cell table:formula="of:=SUM([$Knn.E101];[$RandomForest.E101];[$BayesNaive.E101])" office:value-type="float" office:value="0.237" calcext:value-type="float">
            <text:p>0,23700</text:p>
          </table:table-cell>
          <table:table-cell table:formula="of:=SUM([$Knn.F101];[$RandomForest.F101];[$BayesNaive.F101])" office:value-type="float" office:value="0.996" calcext:value-type="float">
            <text:p>0,99600</text:p>
          </table:table-cell>
          <table:table-cell table:formula="of:=SUM([$Knn.G101];[$RandomForest.G101];[$BayesNaive.G101])" office:value-type="float" office:value="0.156" calcext:value-type="float">
            <text:p>0,15600</text:p>
          </table:table-cell>
          <table:table-cell table:formula="of:=SUM([$Knn.H101];[$RandomForest.H101];[$BayesNaive.H101])" office:value-type="float" office:value="1.022" calcext:value-type="float">
            <text:p>1,02200</text:p>
          </table:table-cell>
        </table:table-row>
        <table:table-row table:style-name="ro2">
          <table:table-cell table:style-name="Default" table:number-columns-repeated="8"/>
        </table:table-row>
        <table:table-row table:style-name="ro1">
          <table:table-cell table:style-name="Default"/>
          <table:table-cell table:style-name="ce5" office:value-type="string" calcext:value-type="string">
            <text:p>ACERTO</text:p>
          </table:table-cell>
          <table:table-cell table:style-name="ce7" table:formula="of:=COUNTIF([.C3:.C302];&quot;ACERTO&quot;)" office:value-type="float" office:value="43" calcext:value-type="float">
            <text:p>43,00000</text:p>
          </table:table-cell>
          <table:table-cell table:style-name="ce9" table:formula="of:=[.C103]/300" office:value-type="percentage" office:value="0.143333333333333" calcext:value-type="percentage">
            <text:p>14,33%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 table:style-name="ce5" office:value-type="string" calcext:value-type="string">
            <text:p>ERRO</text:p>
          </table:table-cell>
          <table:table-cell table:style-name="ce7" table:formula="of:=COUNTIF([.C3:.C302];&quot;ERRO&quot;)" office:value-type="float" office:value="56" calcext:value-type="float">
            <text:p>56,00000</text:p>
          </table:table-cell>
          <table:table-cell table:style-name="ce9" table:formula="of:=[.C104]/300" office:value-type="percentage" office:value="0.186666666666667" calcext:value-type="percentage">
            <text:p>18,67%</text:p>
          </table:table-cell>
          <table:table-cell table:style-name="Default" table:number-columns-repeated="4"/>
        </table:table-row>
      </table:table>
      <table:table table:name="RegraDoMaximo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1" table:default-cell-style-name="ce6"/>
        <table:table-column table:style-name="co1" table:number-columns-repeated="5" table:default-cell-style-name="ce8"/>
        <table:table-row table:style-name="ro1">
          <table:table-cell table:style-name="ce1" office:value-type="string" calcext:value-type="string">
            <text:p>inst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predição</text:p>
          </table:table-cell>
          <table:table-cell table:number-columns-repeated="5" table:style-name="ce1" office:value-type="string" calcext:value-type="string">
            <text:p>prob.</text:p>
          </table:table-cell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predição</text:p>
          </table:table-cell>
          <table:table-cell table:style-name="ce1" office:value-type="string" calcext:value-type="string">
            <text:p>Classe_1</text:p>
          </table:table-cell>
          <table:table-cell table:style-name="ce1" office:value-type="string" calcext:value-type="string">
            <text:p>Classe_2</text:p>
          </table:table-cell>
          <table:table-cell table:style-name="ce1" office:value-type="string" calcext:value-type="string">
            <text:p>Classe_3</text:p>
          </table:table-cell>
          <table:table-cell table:style-name="ce1" office:value-type="string" calcext:value-type="string">
            <text:p>Classe_4</text:p>
          </table:table-cell>
          <table:table-cell table:style-name="ce1" office:value-type="string" calcext:value-type="string">
            <text:p>Classe_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asse_1</text:p>
          </table:table-cell>
          <table:table-cell table:formula="of:=IF(MAX([.D3:.M3])=[.D3];&quot;ACERTO&quot;;&quot;ERRO&quot;)" office:value-type="string" office:string-value="ACERTO" calcext:value-type="string">
            <text:p>ACERTO</text:p>
          </table:table-cell>
          <table:table-cell table:formula="of:=MAX([$Knn.D3];[$RandomForest.D3];[$BayesNaive.D3])" office:value-type="float" office:value="1" calcext:value-type="float">
            <text:p>1,00000</text:p>
          </table:table-cell>
          <table:table-cell table:formula="of:=MAX([$Knn.E3];[$RandomForest.E3];[$BayesNaive.E3])" office:value-type="float" office:value="0.005" calcext:value-type="float">
            <text:p>0,00500</text:p>
          </table:table-cell>
          <table:table-cell table:formula="of:=MAX([$Knn.F3];[$RandomForest.F3];[$BayesNaive.F3])" office:value-type="float" office:value="0.97" calcext:value-type="float">
            <text:p>0,97000</text:p>
          </table:table-cell>
          <table:table-cell table:formula="of:=MAX([$Knn.G3];[$RandomForest.G3];[$BayesNaive.G3])" office:value-type="float" office:value="0.007" calcext:value-type="float">
            <text:p>0,00700</text:p>
          </table:table-cell>
          <table:table-cell table:formula="of:=MAX([$Knn.H3];[$RandomForest.H3];[$BayesNaive.H3])" office:value-type="float" office:value="0.007" calcext:value-type="float">
            <text:p>0,007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asse_1</text:p>
          </table:table-cell>
          <table:table-cell table:formula="of:=IF(MAX([.D4:.M4])=[.D4];&quot;ACERTO&quot;;&quot;ERRO&quot;)" office:value-type="string" office:string-value="ACERTO" calcext:value-type="string">
            <text:p>ACERTO</text:p>
          </table:table-cell>
          <table:table-cell table:formula="of:=MAX([$Knn.D4];[$RandomForest.D4];[$BayesNaive.D4])" office:value-type="float" office:value="1" calcext:value-type="float">
            <text:p>1,00000</text:p>
          </table:table-cell>
          <table:table-cell table:formula="of:=MAX([$Knn.E4];[$RandomForest.E4];[$BayesNaive.E4])" office:value-type="float" office:value="0.013" calcext:value-type="float">
            <text:p>0,01300</text:p>
          </table:table-cell>
          <table:table-cell table:formula="of:=MAX([$Knn.F4];[$RandomForest.F4];[$BayesNaive.F4])" office:value-type="float" office:value="0.938" calcext:value-type="float">
            <text:p>0,93800</text:p>
          </table:table-cell>
          <table:table-cell table:formula="of:=MAX([$Knn.G4];[$RandomForest.G4];[$BayesNaive.G4])" office:value-type="float" office:value="0.015" calcext:value-type="float">
            <text:p>0,01500</text:p>
          </table:table-cell>
          <table:table-cell table:formula="of:=MAX([$Knn.H4];[$RandomForest.H4];[$BayesNaive.H4])" office:value-type="float" office:value="0.983" calcext:value-type="float">
            <text:p>0,983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asse_1</text:p>
          </table:table-cell>
          <table:table-cell table:formula="of:=IF(MAX([.D5:.M5])=[.D5];&quot;ACERTO&quot;;&quot;ERRO&quot;)" office:value-type="string" office:string-value="ACERTO" calcext:value-type="string">
            <text:p>ACERTO</text:p>
          </table:table-cell>
          <table:table-cell table:formula="of:=MAX([$Knn.D5];[$RandomForest.D5];[$BayesNaive.D5])" office:value-type="float" office:value="1" calcext:value-type="float">
            <text:p>1,00000</text:p>
          </table:table-cell>
          <table:table-cell table:formula="of:=MAX([$Knn.E5];[$RandomForest.E5];[$BayesNaive.E5])" office:value-type="float" office:value="0.005" calcext:value-type="float">
            <text:p>0,00500</text:p>
          </table:table-cell>
          <table:table-cell table:formula="of:=MAX([$Knn.F5];[$RandomForest.F5];[$BayesNaive.F5])" office:value-type="float" office:value="0.971" calcext:value-type="float">
            <text:p>0,97100</text:p>
          </table:table-cell>
          <table:table-cell table:formula="of:=MAX([$Knn.G5];[$RandomForest.G5];[$BayesNaive.G5])" office:value-type="float" office:value="0.983" calcext:value-type="float">
            <text:p>0,98300</text:p>
          </table:table-cell>
          <table:table-cell table:formula="of:=MAX([$Knn.H5];[$RandomForest.H5];[$BayesNaive.H5])" office:value-type="float" office:value="0.007" calcext:value-type="float">
            <text:p>0,007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asse_1</text:p>
          </table:table-cell>
          <table:table-cell table:formula="of:=IF(MAX([.D6:.M6])=[.D6];&quot;ACERTO&quot;;&quot;ERRO&quot;)" office:value-type="string" office:string-value="ACERTO" calcext:value-type="string">
            <text:p>ACERTO</text:p>
          </table:table-cell>
          <table:table-cell table:formula="of:=MAX([$Knn.D6];[$RandomForest.D6];[$BayesNaive.D6])" office:value-type="float" office:value="0.983" calcext:value-type="float">
            <text:p>0,98300</text:p>
          </table:table-cell>
          <table:table-cell table:formula="of:=MAX([$Knn.E6];[$RandomForest.E6];[$BayesNaive.E6])" office:value-type="float" office:value="0.018" calcext:value-type="float">
            <text:p>0,01800</text:p>
          </table:table-cell>
          <table:table-cell table:formula="of:=MAX([$Knn.F6];[$RandomForest.F6];[$BayesNaive.F6])" office:value-type="float" office:value="0.896" calcext:value-type="float">
            <text:p>0,89600</text:p>
          </table:table-cell>
          <table:table-cell table:formula="of:=MAX([$Knn.G6];[$RandomForest.G6];[$BayesNaive.G6])" office:value-type="float" office:value="0.1" calcext:value-type="float">
            <text:p>0,10000</text:p>
          </table:table-cell>
          <table:table-cell table:formula="of:=MAX([$Knn.H6];[$RandomForest.H6];[$BayesNaive.H6])" office:value-type="float" office:value="0.023" calcext:value-type="float">
            <text:p>0,023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lasse_1</text:p>
          </table:table-cell>
          <table:table-cell table:formula="of:=IF(MAX([.D7:.M7])=[.D7];&quot;ACERTO&quot;;&quot;ERRO&quot;)" office:value-type="string" office:string-value="ACERTO" calcext:value-type="string">
            <text:p>ACERTO</text:p>
          </table:table-cell>
          <table:table-cell table:formula="of:=MAX([$Knn.D7];[$RandomForest.D7];[$BayesNaive.D7])" office:value-type="float" office:value="1" calcext:value-type="float">
            <text:p>1,00000</text:p>
          </table:table-cell>
          <table:table-cell table:formula="of:=MAX([$Knn.E7];[$RandomForest.E7];[$BayesNaive.E7])" office:value-type="float" office:value="0.031" calcext:value-type="float">
            <text:p>0,03100</text:p>
          </table:table-cell>
          <table:table-cell table:formula="of:=MAX([$Knn.F7];[$RandomForest.F7];[$BayesNaive.F7])" office:value-type="float" office:value="0.845" calcext:value-type="float">
            <text:p>0,84500</text:p>
          </table:table-cell>
          <table:table-cell table:formula="of:=MAX([$Knn.G7];[$RandomForest.G7];[$BayesNaive.G7])" office:value-type="float" office:value="0.045" calcext:value-type="float">
            <text:p>0,04500</text:p>
          </table:table-cell>
          <table:table-cell table:formula="of:=MAX([$Knn.H7];[$RandomForest.H7];[$BayesNaive.H7])" office:value-type="float" office:value="0.005" calcext:value-type="float">
            <text:p>0,005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lasse_1</text:p>
          </table:table-cell>
          <table:table-cell table:formula="of:=IF(MAX([.D8:.M8])=[.D8];&quot;ACERTO&quot;;&quot;ERRO&quot;)" office:value-type="string" office:string-value="ERRO" calcext:value-type="string">
            <text:p>ERRO</text:p>
          </table:table-cell>
          <table:table-cell table:formula="of:=MAX([$Knn.D8];[$RandomForest.D8];[$BayesNaive.D8])" office:value-type="float" office:value="0.6" calcext:value-type="float">
            <text:p>0,60000</text:p>
          </table:table-cell>
          <table:table-cell table:formula="of:=MAX([$Knn.E8];[$RandomForest.E8];[$BayesNaive.E8])" office:value-type="float" office:value="0.004" calcext:value-type="float">
            <text:p>0,00400</text:p>
          </table:table-cell>
          <table:table-cell table:formula="of:=MAX([$Knn.F8];[$RandomForest.F8];[$BayesNaive.F8])" office:value-type="float" office:value="0.004" calcext:value-type="float">
            <text:p>0,00400</text:p>
          </table:table-cell>
          <table:table-cell table:formula="of:=MAX([$Knn.G8];[$RandomForest.G8];[$BayesNaive.G8])" office:value-type="float" office:value="0.983" calcext:value-type="float">
            <text:p>0,98300</text:p>
          </table:table-cell>
          <table:table-cell table:formula="of:=MAX([$Knn.H8];[$RandomForest.H8];[$BayesNaive.H8])" office:value-type="float" office:value="0.576" calcext:value-type="float">
            <text:p>0,576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asse_1</text:p>
          </table:table-cell>
          <table:table-cell table:formula="of:=IF(MAX([.D9:.M9])=[.D9];&quot;ACERTO&quot;;&quot;ERRO&quot;)" office:value-type="string" office:string-value="ACERTO" calcext:value-type="string">
            <text:p>ACERTO</text:p>
          </table:table-cell>
          <table:table-cell table:formula="of:=MAX([$Knn.D9];[$RandomForest.D9];[$BayesNaive.D9])" office:value-type="float" office:value="1" calcext:value-type="float">
            <text:p>1,00000</text:p>
          </table:table-cell>
          <table:table-cell table:formula="of:=MAX([$Knn.E9];[$RandomForest.E9];[$BayesNaive.E9])" office:value-type="float" office:value="0.004" calcext:value-type="float">
            <text:p>0,00400</text:p>
          </table:table-cell>
          <table:table-cell table:formula="of:=MAX([$Knn.F9];[$RandomForest.F9];[$BayesNaive.F9])" office:value-type="float" office:value="0.004" calcext:value-type="float">
            <text:p>0,00400</text:p>
          </table:table-cell>
          <table:table-cell table:formula="of:=MAX([$Knn.G9];[$RandomForest.G9];[$BayesNaive.G9])" office:value-type="float" office:value="0.983" calcext:value-type="float">
            <text:p>0,98300</text:p>
          </table:table-cell>
          <table:table-cell table:formula="of:=MAX([$Knn.H9];[$RandomForest.H9];[$BayesNaive.H9])" office:value-type="float" office:value="0.004" calcext:value-type="float">
            <text:p>0,004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lasse_1</text:p>
          </table:table-cell>
          <table:table-cell table:formula="of:=IF(MAX([.D10:.M10])=[.D10];&quot;ACERTO&quot;;&quot;ERRO&quot;)" office:value-type="string" office:string-value="ACERTO" calcext:value-type="string">
            <text:p>ACERTO</text:p>
          </table:table-cell>
          <table:table-cell table:formula="of:=MAX([$Knn.D10];[$RandomForest.D10];[$BayesNaive.D10])" office:value-type="float" office:value="1" calcext:value-type="float">
            <text:p>1,00000</text:p>
          </table:table-cell>
          <table:table-cell table:formula="of:=MAX([$Knn.E10];[$RandomForest.E10];[$BayesNaive.E10])" office:value-type="float" office:value="0.983" calcext:value-type="float">
            <text:p>0,98300</text:p>
          </table:table-cell>
          <table:table-cell table:formula="of:=MAX([$Knn.F10];[$RandomForest.F10];[$BayesNaive.F10])" office:value-type="float" office:value="0.004" calcext:value-type="float">
            <text:p>0,00400</text:p>
          </table:table-cell>
          <table:table-cell table:formula="of:=MAX([$Knn.G10];[$RandomForest.G10];[$BayesNaive.G10])" office:value-type="float" office:value="0.004" calcext:value-type="float">
            <text:p>0,00400</text:p>
          </table:table-cell>
          <table:table-cell table:formula="of:=MAX([$Knn.H10];[$RandomForest.H10];[$BayesNaive.H10])" office:value-type="float" office:value="1" calcext:value-type="float">
            <text:p>1,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lasse_1</text:p>
          </table:table-cell>
          <table:table-cell table:formula="of:=IF(MAX([.D11:.M11])=[.D11];&quot;ACERTO&quot;;&quot;ERRO&quot;)" office:value-type="string" office:string-value="ACERTO" calcext:value-type="string">
            <text:p>ACERTO</text:p>
          </table:table-cell>
          <table:table-cell table:formula="of:=MAX([$Knn.D11];[$RandomForest.D11];[$BayesNaive.D11])" office:value-type="float" office:value="1" calcext:value-type="float">
            <text:p>1,00000</text:p>
          </table:table-cell>
          <table:table-cell table:formula="of:=MAX([$Knn.E11];[$RandomForest.E11];[$BayesNaive.E11])" office:value-type="float" office:value="0.011" calcext:value-type="float">
            <text:p>0,01100</text:p>
          </table:table-cell>
          <table:table-cell table:formula="of:=MAX([$Knn.F11];[$RandomForest.F11];[$BayesNaive.F11])" office:value-type="float" office:value="0.933" calcext:value-type="float">
            <text:p>0,93300</text:p>
          </table:table-cell>
          <table:table-cell table:formula="of:=MAX([$Knn.G11];[$RandomForest.G11];[$BayesNaive.G11])" office:value-type="float" office:value="0.014" calcext:value-type="float">
            <text:p>0,01400</text:p>
          </table:table-cell>
          <table:table-cell table:formula="of:=MAX([$Knn.H11];[$RandomForest.H11];[$BayesNaive.H11])" office:value-type="float" office:value="0.014" calcext:value-type="float">
            <text:p>0,014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lasse_1</text:p>
          </table:table-cell>
          <table:table-cell table:formula="of:=IF(MAX([.D12:.M12])=[.D12];&quot;ACERTO&quot;;&quot;ERRO&quot;)" office:value-type="string" office:string-value="ACERTO" calcext:value-type="string">
            <text:p>ACERTO</text:p>
          </table:table-cell>
          <table:table-cell table:formula="of:=MAX([$Knn.D12];[$RandomForest.D12];[$BayesNaive.D12])" office:value-type="float" office:value="1" calcext:value-type="float">
            <text:p>1,00000</text:p>
          </table:table-cell>
          <table:table-cell table:formula="of:=MAX([$Knn.E12];[$RandomForest.E12];[$BayesNaive.E12])" office:value-type="float" office:value="0.983" calcext:value-type="float">
            <text:p>0,98300</text:p>
          </table:table-cell>
          <table:table-cell table:formula="of:=MAX([$Knn.F12];[$RandomForest.F12];[$BayesNaive.F12])" office:value-type="float" office:value="0.823" calcext:value-type="float">
            <text:p>0,82300</text:p>
          </table:table-cell>
          <table:table-cell table:formula="of:=MAX([$Knn.G12];[$RandomForest.G12];[$BayesNaive.G12])" office:value-type="float" office:value="0.043" calcext:value-type="float">
            <text:p>0,04300</text:p>
          </table:table-cell>
          <table:table-cell table:formula="of:=MAX([$Knn.H12];[$RandomForest.H12];[$BayesNaive.H12])" office:value-type="float" office:value="0.032" calcext:value-type="float">
            <text:p>0,032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lasse_1</text:p>
          </table:table-cell>
          <table:table-cell table:formula="of:=IF(MAX([.D13:.M13])=[.D13];&quot;ACERTO&quot;;&quot;ERRO&quot;)" office:value-type="string" office:string-value="ACERTO" calcext:value-type="string">
            <text:p>ACERTO</text:p>
          </table:table-cell>
          <table:table-cell table:formula="of:=MAX([$Knn.D13];[$RandomForest.D13];[$BayesNaive.D13])" office:value-type="float" office:value="0.983" calcext:value-type="float">
            <text:p>0,98300</text:p>
          </table:table-cell>
          <table:table-cell table:formula="of:=MAX([$Knn.E13];[$RandomForest.E13];[$BayesNaive.E13])" office:value-type="float" office:value="0.006" calcext:value-type="float">
            <text:p>0,00600</text:p>
          </table:table-cell>
          <table:table-cell table:formula="of:=MAX([$Knn.F13];[$RandomForest.F13];[$BayesNaive.F13])" office:value-type="float" office:value="0.969" calcext:value-type="float">
            <text:p>0,96900</text:p>
          </table:table-cell>
          <table:table-cell table:formula="of:=MAX([$Knn.G13];[$RandomForest.G13];[$BayesNaive.G13])" office:value-type="float" office:value="0.7" calcext:value-type="float">
            <text:p>0,70000</text:p>
          </table:table-cell>
          <table:table-cell table:formula="of:=MAX([$Knn.H13];[$RandomForest.H13];[$BayesNaive.H13])" office:value-type="float" office:value="0.005" calcext:value-type="float">
            <text:p>0,005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lasse_1</text:p>
          </table:table-cell>
          <table:table-cell table:formula="of:=IF(MAX([.D14:.M14])=[.D14];&quot;ACERTO&quot;;&quot;ERRO&quot;)" office:value-type="string" office:string-value="ACERTO" calcext:value-type="string">
            <text:p>ACERTO</text:p>
          </table:table-cell>
          <table:table-cell table:formula="of:=MAX([$Knn.D14];[$RandomForest.D14];[$BayesNaive.D14])" office:value-type="float" office:value="1" calcext:value-type="float">
            <text:p>1,00000</text:p>
          </table:table-cell>
          <table:table-cell table:formula="of:=MAX([$Knn.E14];[$RandomForest.E14];[$BayesNaive.E14])" office:value-type="float" office:value="0.098" calcext:value-type="float">
            <text:p>0,09800</text:p>
          </table:table-cell>
          <table:table-cell table:formula="of:=MAX([$Knn.F14];[$RandomForest.F14];[$BayesNaive.F14])" office:value-type="float" office:value="0.755" calcext:value-type="float">
            <text:p>0,75500</text:p>
          </table:table-cell>
          <table:table-cell table:formula="of:=MAX([$Knn.G14];[$RandomForest.G14];[$BayesNaive.G14])" office:value-type="float" office:value="0.03" calcext:value-type="float">
            <text:p>0,03000</text:p>
          </table:table-cell>
          <table:table-cell table:formula="of:=MAX([$Knn.H14];[$RandomForest.H14];[$BayesNaive.H14])" office:value-type="float" office:value="0.005" calcext:value-type="float">
            <text:p>0,005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asse_1</text:p>
          </table:table-cell>
          <table:table-cell table:formula="of:=IF(MAX([.D15:.M15])=[.D15];&quot;ACERTO&quot;;&quot;ERRO&quot;)" office:value-type="string" office:string-value="ACERTO" calcext:value-type="string">
            <text:p>ACERTO</text:p>
          </table:table-cell>
          <table:table-cell table:formula="of:=MAX([$Knn.D15];[$RandomForest.D15];[$BayesNaive.D15])" office:value-type="float" office:value="1" calcext:value-type="float">
            <text:p>1,00000</text:p>
          </table:table-cell>
          <table:table-cell table:formula="of:=MAX([$Knn.E15];[$RandomForest.E15];[$BayesNaive.E15])" office:value-type="float" office:value="0.007" calcext:value-type="float">
            <text:p>0,00700</text:p>
          </table:table-cell>
          <table:table-cell table:formula="of:=MAX([$Knn.F15];[$RandomForest.F15];[$BayesNaive.F15])" office:value-type="float" office:value="0.962" calcext:value-type="float">
            <text:p>0,96200</text:p>
          </table:table-cell>
          <table:table-cell table:formula="of:=MAX([$Knn.G15];[$RandomForest.G15];[$BayesNaive.G15])" office:value-type="float" office:value="0.008" calcext:value-type="float">
            <text:p>0,00800</text:p>
          </table:table-cell>
          <table:table-cell table:formula="of:=MAX([$Knn.H15];[$RandomForest.H15];[$BayesNaive.H15])" office:value-type="float" office:value="0.01" calcext:value-type="float">
            <text:p>0,01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lasse_1</text:p>
          </table:table-cell>
          <table:table-cell table:formula="of:=IF(MAX([.D16:.M16])=[.D16];&quot;ACERTO&quot;;&quot;ERRO&quot;)" office:value-type="string" office:string-value="ACERTO" calcext:value-type="string">
            <text:p>ACERTO</text:p>
          </table:table-cell>
          <table:table-cell table:formula="of:=MAX([$Knn.D16];[$RandomForest.D16];[$BayesNaive.D16])" office:value-type="float" office:value="1" calcext:value-type="float">
            <text:p>1,00000</text:p>
          </table:table-cell>
          <table:table-cell table:formula="of:=MAX([$Knn.E16];[$RandomForest.E16];[$BayesNaive.E16])" office:value-type="float" office:value="0.071" calcext:value-type="float">
            <text:p>0,07100</text:p>
          </table:table-cell>
          <table:table-cell table:formula="of:=MAX([$Knn.F16];[$RandomForest.F16];[$BayesNaive.F16])" office:value-type="float" office:value="0.004" calcext:value-type="float">
            <text:p>0,00400</text:p>
          </table:table-cell>
          <table:table-cell table:formula="of:=MAX([$Knn.G16];[$RandomForest.G16];[$BayesNaive.G16])" office:value-type="float" office:value="0.004" calcext:value-type="float">
            <text:p>0,00400</text:p>
          </table:table-cell>
          <table:table-cell table:formula="of:=MAX([$Knn.H16];[$RandomForest.H16];[$BayesNaive.H16])" office:value-type="float" office:value="0.597" calcext:value-type="float">
            <text:p>0,597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asse_1</text:p>
          </table:table-cell>
          <table:table-cell table:formula="of:=IF(MAX([.D17:.M17])=[.D17];&quot;ACERTO&quot;;&quot;ERRO&quot;)" office:value-type="string" office:string-value="ACERTO" calcext:value-type="string">
            <text:p>ACERTO</text:p>
          </table:table-cell>
          <table:table-cell table:formula="of:=MAX([$Knn.D17];[$RandomForest.D17];[$BayesNaive.D17])" office:value-type="float" office:value="1" calcext:value-type="float">
            <text:p>1,00000</text:p>
          </table:table-cell>
          <table:table-cell table:formula="of:=MAX([$Knn.E17];[$RandomForest.E17];[$BayesNaive.E17])" office:value-type="float" office:value="0.002" calcext:value-type="float">
            <text:p>0,00200</text:p>
          </table:table-cell>
          <table:table-cell table:formula="of:=MAX([$Knn.F17];[$RandomForest.F17];[$BayesNaive.F17])" office:value-type="float" office:value="0.002" calcext:value-type="float">
            <text:p>0,00200</text:p>
          </table:table-cell>
          <table:table-cell table:formula="of:=MAX([$Knn.G17];[$RandomForest.G17];[$BayesNaive.G17])" office:value-type="float" office:value="0.497" calcext:value-type="float">
            <text:p>0,49700</text:p>
          </table:table-cell>
          <table:table-cell table:formula="of:=MAX([$Knn.H17];[$RandomForest.H17];[$BayesNaive.H17])" office:value-type="float" office:value="0.497" calcext:value-type="float">
            <text:p>0,497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lasse_1</text:p>
          </table:table-cell>
          <table:table-cell table:formula="of:=IF(MAX([.D18:.M18])=[.D18];&quot;ACERTO&quot;;&quot;ERRO&quot;)" office:value-type="string" office:string-value="ACERTO" calcext:value-type="string">
            <text:p>ACERTO</text:p>
          </table:table-cell>
          <table:table-cell table:formula="of:=MAX([$Knn.D18];[$RandomForest.D18];[$BayesNaive.D18])" office:value-type="float" office:value="1" calcext:value-type="float">
            <text:p>1,00000</text:p>
          </table:table-cell>
          <table:table-cell table:formula="of:=MAX([$Knn.E18];[$RandomForest.E18];[$BayesNaive.E18])" office:value-type="float" office:value="0.007" calcext:value-type="float">
            <text:p>0,00700</text:p>
          </table:table-cell>
          <table:table-cell table:formula="of:=MAX([$Knn.F18];[$RandomForest.F18];[$BayesNaive.F18])" office:value-type="float" office:value="0.955" calcext:value-type="float">
            <text:p>0,95500</text:p>
          </table:table-cell>
          <table:table-cell table:formula="of:=MAX([$Knn.G18];[$RandomForest.G18];[$BayesNaive.G18])" office:value-type="float" office:value="0.983" calcext:value-type="float">
            <text:p>0,98300</text:p>
          </table:table-cell>
          <table:table-cell table:formula="of:=MAX([$Knn.H18];[$RandomForest.H18];[$BayesNaive.H18])" office:value-type="float" office:value="0.01" calcext:value-type="float">
            <text:p>0,01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asse_1</text:p>
          </table:table-cell>
          <table:table-cell table:formula="of:=IF(MAX([.D19:.M19])=[.D19];&quot;ACERTO&quot;;&quot;ERRO&quot;)" office:value-type="string" office:string-value="ACERTO" calcext:value-type="string">
            <text:p>ACERTO</text:p>
          </table:table-cell>
          <table:table-cell table:formula="of:=MAX([$Knn.D19];[$RandomForest.D19];[$BayesNaive.D19])" office:value-type="float" office:value="1" calcext:value-type="float">
            <text:p>1,00000</text:p>
          </table:table-cell>
          <table:table-cell table:formula="of:=MAX([$Knn.E19];[$RandomForest.E19];[$BayesNaive.E19])" office:value-type="float" office:value="0.01" calcext:value-type="float">
            <text:p>0,01000</text:p>
          </table:table-cell>
          <table:table-cell table:formula="of:=MAX([$Knn.F19];[$RandomForest.F19];[$BayesNaive.F19])" office:value-type="float" office:value="0.983" calcext:value-type="float">
            <text:p>0,98300</text:p>
          </table:table-cell>
          <table:table-cell table:formula="of:=MAX([$Knn.G19];[$RandomForest.G19];[$BayesNaive.G19])" office:value-type="float" office:value="0.019" calcext:value-type="float">
            <text:p>0,01900</text:p>
          </table:table-cell>
          <table:table-cell table:formula="of:=MAX([$Knn.H19];[$RandomForest.H19];[$BayesNaive.H19])" office:value-type="float" office:value="0.012" calcext:value-type="float">
            <text:p>0,012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lasse_1</text:p>
          </table:table-cell>
          <table:table-cell table:formula="of:=IF(MAX([.D20:.M20])=[.D20];&quot;ACERTO&quot;;&quot;ERRO&quot;)" office:value-type="string" office:string-value="ACERTO" calcext:value-type="string">
            <text:p>ACERTO</text:p>
          </table:table-cell>
          <table:table-cell table:formula="of:=MAX([$Knn.D20];[$RandomForest.D20];[$BayesNaive.D20])" office:value-type="float" office:value="1" calcext:value-type="float">
            <text:p>1,00000</text:p>
          </table:table-cell>
          <table:table-cell table:formula="of:=MAX([$Knn.E20];[$RandomForest.E20];[$BayesNaive.E20])" office:value-type="float" office:value="0.101" calcext:value-type="float">
            <text:p>0,10100</text:p>
          </table:table-cell>
          <table:table-cell table:formula="of:=MAX([$Knn.F20];[$RandomForest.F20];[$BayesNaive.F20])" office:value-type="float" office:value="0.173" calcext:value-type="float">
            <text:p>0,17300</text:p>
          </table:table-cell>
          <table:table-cell table:formula="of:=MAX([$Knn.G20];[$RandomForest.G20];[$BayesNaive.G20])" office:value-type="float" office:value="0.2" calcext:value-type="float">
            <text:p>0,20000</text:p>
          </table:table-cell>
          <table:table-cell table:formula="of:=MAX([$Knn.H20];[$RandomForest.H20];[$BayesNaive.H20])" office:value-type="float" office:value="0.188" calcext:value-type="float">
            <text:p>0,188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lasse_1</text:p>
          </table:table-cell>
          <table:table-cell table:formula="of:=IF(MAX([.D21:.M21])=[.D21];&quot;ACERTO&quot;;&quot;ERRO&quot;)" office:value-type="string" office:string-value="ERRO" calcext:value-type="string">
            <text:p>ERRO</text:p>
          </table:table-cell>
          <table:table-cell table:formula="of:=MAX([$Knn.D21];[$RandomForest.D21];[$BayesNaive.D21])" office:value-type="float" office:value="0.8" calcext:value-type="float">
            <text:p>0,80000</text:p>
          </table:table-cell>
          <table:table-cell table:formula="of:=MAX([$Knn.E21];[$RandomForest.E21];[$BayesNaive.E21])" office:value-type="float" office:value="0.006" calcext:value-type="float">
            <text:p>0,00600</text:p>
          </table:table-cell>
          <table:table-cell table:formula="of:=MAX([$Knn.F21];[$RandomForest.F21];[$BayesNaive.F21])" office:value-type="float" office:value="0.964" calcext:value-type="float">
            <text:p>0,96400</text:p>
          </table:table-cell>
          <table:table-cell table:formula="of:=MAX([$Knn.G21];[$RandomForest.G21];[$BayesNaive.G21])" office:value-type="float" office:value="0.983" calcext:value-type="float">
            <text:p>0,98300</text:p>
          </table:table-cell>
          <table:table-cell table:formula="of:=MAX([$Knn.H21];[$RandomForest.H21];[$BayesNaive.H21])" office:value-type="float" office:value="0.009" calcext:value-type="float">
            <text:p>0,009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lasse_1</text:p>
          </table:table-cell>
          <table:table-cell table:formula="of:=IF(MAX([.D22:.M22])=[.D22];&quot;ACERTO&quot;;&quot;ERRO&quot;)" office:value-type="string" office:string-value="ACERTO" calcext:value-type="string">
            <text:p>ACERTO</text:p>
          </table:table-cell>
          <table:table-cell table:formula="of:=MAX([$Knn.D22];[$RandomForest.D22];[$BayesNaive.D22])" office:value-type="float" office:value="1" calcext:value-type="float">
            <text:p>1,00000</text:p>
          </table:table-cell>
          <table:table-cell table:formula="of:=MAX([$Knn.E22];[$RandomForest.E22];[$BayesNaive.E22])" office:value-type="float" office:value="0.248" calcext:value-type="float">
            <text:p>0,24800</text:p>
          </table:table-cell>
          <table:table-cell table:formula="of:=MAX([$Knn.F22];[$RandomForest.F22];[$BayesNaive.F22])" office:value-type="float" office:value="0.224" calcext:value-type="float">
            <text:p>0,22400</text:p>
          </table:table-cell>
          <table:table-cell table:formula="of:=MAX([$Knn.G22];[$RandomForest.G22];[$BayesNaive.G22])" office:value-type="float" office:value="0.046" calcext:value-type="float">
            <text:p>0,04600</text:p>
          </table:table-cell>
          <table:table-cell table:formula="of:=MAX([$Knn.H22];[$RandomForest.H22];[$BayesNaive.H22])" office:value-type="float" office:value="0.004" calcext:value-type="float">
            <text:p>0,004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lasse_1</text:p>
          </table:table-cell>
          <table:table-cell table:formula="of:=IF(MAX([.D23:.M23])=[.D23];&quot;ACERTO&quot;;&quot;ERRO&quot;)" office:value-type="string" office:string-value="ACERTO" calcext:value-type="string">
            <text:p>ACERTO</text:p>
          </table:table-cell>
          <table:table-cell table:formula="of:=MAX([$Knn.D23];[$RandomForest.D23];[$BayesNaive.D23])" office:value-type="float" office:value="1" calcext:value-type="float">
            <text:p>1,00000</text:p>
          </table:table-cell>
          <table:table-cell table:formula="of:=MAX([$Knn.E23];[$RandomForest.E23];[$BayesNaive.E23])" office:value-type="float" office:value="0.004" calcext:value-type="float">
            <text:p>0,00400</text:p>
          </table:table-cell>
          <table:table-cell table:formula="of:=MAX([$Knn.F23];[$RandomForest.F23];[$BayesNaive.F23])" office:value-type="float" office:value="0.004" calcext:value-type="float">
            <text:p>0,00400</text:p>
          </table:table-cell>
          <table:table-cell table:formula="of:=MAX([$Knn.G23];[$RandomForest.G23];[$BayesNaive.G23])" office:value-type="float" office:value="0.004" calcext:value-type="float">
            <text:p>0,00400</text:p>
          </table:table-cell>
          <table:table-cell table:formula="of:=MAX([$Knn.H23];[$RandomForest.H23];[$BayesNaive.H23])" office:value-type="float" office:value="1" calcext:value-type="float">
            <text:p>1,00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lasse_1</text:p>
          </table:table-cell>
          <table:table-cell table:formula="of:=IF(MAX([.D24:.M24])=[.D24];&quot;ACERTO&quot;;&quot;ERRO&quot;)" office:value-type="string" office:string-value="ACERTO" calcext:value-type="string">
            <text:p>ACERTO</text:p>
          </table:table-cell>
          <table:table-cell table:formula="of:=MAX([$Knn.D24];[$RandomForest.D24];[$BayesNaive.D24])" office:value-type="float" office:value="1" calcext:value-type="float">
            <text:p>1,00000</text:p>
          </table:table-cell>
          <table:table-cell table:formula="of:=MAX([$Knn.E24];[$RandomForest.E24];[$BayesNaive.E24])" office:value-type="float" office:value="0.212" calcext:value-type="float">
            <text:p>0,21200</text:p>
          </table:table-cell>
          <table:table-cell table:formula="of:=MAX([$Knn.F24];[$RandomForest.F24];[$BayesNaive.F24])" office:value-type="float" office:value="0.008" calcext:value-type="float">
            <text:p>0,00800</text:p>
          </table:table-cell>
          <table:table-cell table:formula="of:=MAX([$Knn.G24];[$RandomForest.G24];[$BayesNaive.G24])" office:value-type="float" office:value="0.004" calcext:value-type="float">
            <text:p>0,00400</text:p>
          </table:table-cell>
          <table:table-cell table:formula="of:=MAX([$Knn.H24];[$RandomForest.H24];[$BayesNaive.H24])" office:value-type="float" office:value="0.369" calcext:value-type="float">
            <text:p>0,369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lasse_1</text:p>
          </table:table-cell>
          <table:table-cell table:formula="of:=IF(MAX([.D25:.M25])=[.D25];&quot;ACERTO&quot;;&quot;ERRO&quot;)" office:value-type="string" office:string-value="ACERTO" calcext:value-type="string">
            <text:p>ACERTO</text:p>
          </table:table-cell>
          <table:table-cell table:formula="of:=MAX([$Knn.D25];[$RandomForest.D25];[$BayesNaive.D25])" office:value-type="float" office:value="1" calcext:value-type="float">
            <text:p>1,00000</text:p>
          </table:table-cell>
          <table:table-cell table:formula="of:=MAX([$Knn.E25];[$RandomForest.E25];[$BayesNaive.E25])" office:value-type="float" office:value="0.011" calcext:value-type="float">
            <text:p>0,01100</text:p>
          </table:table-cell>
          <table:table-cell table:formula="of:=MAX([$Knn.F25];[$RandomForest.F25];[$BayesNaive.F25])" office:value-type="float" office:value="0.931" calcext:value-type="float">
            <text:p>0,93100</text:p>
          </table:table-cell>
          <table:table-cell table:formula="of:=MAX([$Knn.G25];[$RandomForest.G25];[$BayesNaive.G25])" office:value-type="float" office:value="0.017" calcext:value-type="float">
            <text:p>0,01700</text:p>
          </table:table-cell>
          <table:table-cell table:formula="of:=MAX([$Knn.H25];[$RandomForest.H25];[$BayesNaive.H25])" office:value-type="float" office:value="0.014" calcext:value-type="float">
            <text:p>0,014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lasse_1</text:p>
          </table:table-cell>
          <table:table-cell table:formula="of:=IF(MAX([.D26:.M26])=[.D26];&quot;ACERTO&quot;;&quot;ERRO&quot;)" office:value-type="string" office:string-value="ACERTO" calcext:value-type="string">
            <text:p>ACERTO</text:p>
          </table:table-cell>
          <table:table-cell table:formula="of:=MAX([$Knn.D26];[$RandomForest.D26];[$BayesNaive.D26])" office:value-type="float" office:value="1" calcext:value-type="float">
            <text:p>1,00000</text:p>
          </table:table-cell>
          <table:table-cell table:formula="of:=MAX([$Knn.E26];[$RandomForest.E26];[$BayesNaive.E26])" office:value-type="float" office:value="0.01" calcext:value-type="float">
            <text:p>0,01000</text:p>
          </table:table-cell>
          <table:table-cell table:formula="of:=MAX([$Knn.F26];[$RandomForest.F26];[$BayesNaive.F26])" office:value-type="float" office:value="0.937" calcext:value-type="float">
            <text:p>0,93700</text:p>
          </table:table-cell>
          <table:table-cell table:formula="of:=MAX([$Knn.G26];[$RandomForest.G26];[$BayesNaive.G26])" office:value-type="float" office:value="0.015" calcext:value-type="float">
            <text:p>0,01500</text:p>
          </table:table-cell>
          <table:table-cell table:formula="of:=MAX([$Knn.H26];[$RandomForest.H26];[$BayesNaive.H26])" office:value-type="float" office:value="0.014" calcext:value-type="float">
            <text:p>0,014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lasse_1</text:p>
          </table:table-cell>
          <table:table-cell table:formula="of:=IF(MAX([.D27:.M27])=[.D27];&quot;ACERTO&quot;;&quot;ERRO&quot;)" office:value-type="string" office:string-value="ACERTO" calcext:value-type="string">
            <text:p>ACERTO</text:p>
          </table:table-cell>
          <table:table-cell table:formula="of:=MAX([$Knn.D27];[$RandomForest.D27];[$BayesNaive.D27])" office:value-type="float" office:value="1" calcext:value-type="float">
            <text:p>1,00000</text:p>
          </table:table-cell>
          <table:table-cell table:formula="of:=MAX([$Knn.E27];[$RandomForest.E27];[$BayesNaive.E27])" office:value-type="float" office:value="0.017" calcext:value-type="float">
            <text:p>0,01700</text:p>
          </table:table-cell>
          <table:table-cell table:formula="of:=MAX([$Knn.F27];[$RandomForest.F27];[$BayesNaive.F27])" office:value-type="float" office:value="0.004" calcext:value-type="float">
            <text:p>0,00400</text:p>
          </table:table-cell>
          <table:table-cell table:formula="of:=MAX([$Knn.G27];[$RandomForest.G27];[$BayesNaive.G27])" office:value-type="float" office:value="0.212" calcext:value-type="float">
            <text:p>0,21200</text:p>
          </table:table-cell>
          <table:table-cell table:formula="of:=MAX([$Knn.H27];[$RandomForest.H27];[$BayesNaive.H27])" office:value-type="float" office:value="0.004" calcext:value-type="float">
            <text:p>0,004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lasse_1</text:p>
          </table:table-cell>
          <table:table-cell table:formula="of:=IF(MAX([.D28:.M28])=[.D28];&quot;ACERTO&quot;;&quot;ERRO&quot;)" office:value-type="string" office:string-value="ACERTO" calcext:value-type="string">
            <text:p>ACERTO</text:p>
          </table:table-cell>
          <table:table-cell table:formula="of:=MAX([$Knn.D28];[$RandomForest.D28];[$BayesNaive.D28])" office:value-type="float" office:value="1" calcext:value-type="float">
            <text:p>1,00000</text:p>
          </table:table-cell>
          <table:table-cell table:formula="of:=MAX([$Knn.E28];[$RandomForest.E28];[$BayesNaive.E28])" office:value-type="float" office:value="0.013" calcext:value-type="float">
            <text:p>0,01300</text:p>
          </table:table-cell>
          <table:table-cell table:formula="of:=MAX([$Knn.F28];[$RandomForest.F28];[$BayesNaive.F28])" office:value-type="float" office:value="0.927" calcext:value-type="float">
            <text:p>0,92700</text:p>
          </table:table-cell>
          <table:table-cell table:formula="of:=MAX([$Knn.G28];[$RandomForest.G28];[$BayesNaive.G28])" office:value-type="float" office:value="0.014" calcext:value-type="float">
            <text:p>0,01400</text:p>
          </table:table-cell>
          <table:table-cell table:formula="of:=MAX([$Knn.H28];[$RandomForest.H28];[$BayesNaive.H28])" office:value-type="float" office:value="0.017" calcext:value-type="float">
            <text:p>0,017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lasse_1</text:p>
          </table:table-cell>
          <table:table-cell table:formula="of:=IF(MAX([.D29:.M29])=[.D29];&quot;ACERTO&quot;;&quot;ERRO&quot;)" office:value-type="string" office:string-value="ACERTO" calcext:value-type="string">
            <text:p>ACERTO</text:p>
          </table:table-cell>
          <table:table-cell table:formula="of:=MAX([$Knn.D29];[$RandomForest.D29];[$BayesNaive.D29])" office:value-type="float" office:value="1" calcext:value-type="float">
            <text:p>1,00000</text:p>
          </table:table-cell>
          <table:table-cell table:formula="of:=MAX([$Knn.E29];[$RandomForest.E29];[$BayesNaive.E29])" office:value-type="float" office:value="0.983" calcext:value-type="float">
            <text:p>0,98300</text:p>
          </table:table-cell>
          <table:table-cell table:formula="of:=MAX([$Knn.F29];[$RandomForest.F29];[$BayesNaive.F29])" office:value-type="float" office:value="0.749" calcext:value-type="float">
            <text:p>0,74900</text:p>
          </table:table-cell>
          <table:table-cell table:formula="of:=MAX([$Knn.G29];[$RandomForest.G29];[$BayesNaive.G29])" office:value-type="float" office:value="0.035" calcext:value-type="float">
            <text:p>0,03500</text:p>
          </table:table-cell>
          <table:table-cell table:formula="of:=MAX([$Knn.H29];[$RandomForest.H29];[$BayesNaive.H29])" office:value-type="float" office:value="0.006" calcext:value-type="float">
            <text:p>0,00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lasse_1</text:p>
          </table:table-cell>
          <table:table-cell table:formula="of:=IF(MAX([.D30:.M30])=[.D30];&quot;ACERTO&quot;;&quot;ERRO&quot;)" office:value-type="string" office:string-value="ACERTO" calcext:value-type="string">
            <text:p>ACERTO</text:p>
          </table:table-cell>
          <table:table-cell table:formula="of:=MAX([$Knn.D30];[$RandomForest.D30];[$BayesNaive.D30])" office:value-type="float" office:value="1" calcext:value-type="float">
            <text:p>1,00000</text:p>
          </table:table-cell>
          <table:table-cell table:formula="of:=MAX([$Knn.E30];[$RandomForest.E30];[$BayesNaive.E30])" office:value-type="float" office:value="0.983" calcext:value-type="float">
            <text:p>0,98300</text:p>
          </table:table-cell>
          <table:table-cell table:formula="of:=MAX([$Knn.F30];[$RandomForest.F30];[$BayesNaive.F30])" office:value-type="float" office:value="0.925" calcext:value-type="float">
            <text:p>0,92500</text:p>
          </table:table-cell>
          <table:table-cell table:formula="of:=MAX([$Knn.G30];[$RandomForest.G30];[$BayesNaive.G30])" office:value-type="float" office:value="0.019" calcext:value-type="float">
            <text:p>0,01900</text:p>
          </table:table-cell>
          <table:table-cell table:formula="of:=MAX([$Knn.H30];[$RandomForest.H30];[$BayesNaive.H30])" office:value-type="float" office:value="0.018" calcext:value-type="float">
            <text:p>0,018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lasse_1</text:p>
          </table:table-cell>
          <table:table-cell table:formula="of:=IF(MAX([.D31:.M31])=[.D31];&quot;ACERTO&quot;;&quot;ERRO&quot;)" office:value-type="string" office:string-value="ACERTO" calcext:value-type="string">
            <text:p>ACERTO</text:p>
          </table:table-cell>
          <table:table-cell table:formula="of:=MAX([$Knn.D31];[$RandomForest.D31];[$BayesNaive.D31])" office:value-type="float" office:value="1" calcext:value-type="float">
            <text:p>1,00000</text:p>
          </table:table-cell>
          <table:table-cell table:formula="of:=MAX([$Knn.E31];[$RandomForest.E31];[$BayesNaive.E31])" office:value-type="float" office:value="0.005" calcext:value-type="float">
            <text:p>0,00500</text:p>
          </table:table-cell>
          <table:table-cell table:formula="of:=MAX([$Knn.F31];[$RandomForest.F31];[$BayesNaive.F31])" office:value-type="float" office:value="0.975" calcext:value-type="float">
            <text:p>0,97500</text:p>
          </table:table-cell>
          <table:table-cell table:formula="of:=MAX([$Knn.G31];[$RandomForest.G31];[$BayesNaive.G31])" office:value-type="float" office:value="0.004" calcext:value-type="float">
            <text:p>0,00400</text:p>
          </table:table-cell>
          <table:table-cell table:formula="of:=MAX([$Knn.H31];[$RandomForest.H31];[$BayesNaive.H31])" office:value-type="float" office:value="0.004" calcext:value-type="float">
            <text:p>0,004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lasse_1</text:p>
          </table:table-cell>
          <table:table-cell table:formula="of:=IF(MAX([.D32:.M32])=[.D32];&quot;ACERTO&quot;;&quot;ERRO&quot;)" office:value-type="string" office:string-value="ACERTO" calcext:value-type="string">
            <text:p>ACERTO</text:p>
          </table:table-cell>
          <table:table-cell table:formula="of:=MAX([$Knn.D32];[$RandomForest.D32];[$BayesNaive.D32])" office:value-type="float" office:value="1" calcext:value-type="float">
            <text:p>1,00000</text:p>
          </table:table-cell>
          <table:table-cell table:formula="of:=MAX([$Knn.E32];[$RandomForest.E32];[$BayesNaive.E32])" office:value-type="float" office:value="0.004" calcext:value-type="float">
            <text:p>0,00400</text:p>
          </table:table-cell>
          <table:table-cell table:formula="of:=MAX([$Knn.F32];[$RandomForest.F32];[$BayesNaive.F32])" office:value-type="float" office:value="0.983" calcext:value-type="float">
            <text:p>0,98300</text:p>
          </table:table-cell>
          <table:table-cell table:formula="of:=MAX([$Knn.G32];[$RandomForest.G32];[$BayesNaive.G32])" office:value-type="float" office:value="0.006" calcext:value-type="float">
            <text:p>0,00600</text:p>
          </table:table-cell>
          <table:table-cell table:formula="of:=MAX([$Knn.H32];[$RandomForest.H32];[$BayesNaive.H32])" office:value-type="float" office:value="0.006" calcext:value-type="float">
            <text:p>0,006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lasse_2</text:p>
          </table:table-cell>
          <table:table-cell table:formula="of:=IF(MAX([.D33:.M33])=[.D33];&quot;ACERTO&quot;;&quot;ERRO&quot;)" office:value-type="string" office:string-value="ACERTO" calcext:value-type="string">
            <text:p>ACERTO</text:p>
          </table:table-cell>
          <table:table-cell table:formula="of:=MAX([$Knn.D33];[$RandomForest.D33];[$BayesNaive.D33])" office:value-type="float" office:value="1" calcext:value-type="float">
            <text:p>1,00000</text:p>
          </table:table-cell>
          <table:table-cell table:formula="of:=MAX([$Knn.E33];[$RandomForest.E33];[$BayesNaive.E33])" office:value-type="float" office:value="0.014" calcext:value-type="float">
            <text:p>0,01400</text:p>
          </table:table-cell>
          <table:table-cell table:formula="of:=MAX([$Knn.F33];[$RandomForest.F33];[$BayesNaive.F33])" office:value-type="float" office:value="0.921" calcext:value-type="float">
            <text:p>0,92100</text:p>
          </table:table-cell>
          <table:table-cell table:formula="of:=MAX([$Knn.G33];[$RandomForest.G33];[$BayesNaive.G33])" office:value-type="float" office:value="0.983" calcext:value-type="float">
            <text:p>0,98300</text:p>
          </table:table-cell>
          <table:table-cell table:formula="of:=MAX([$Knn.H33];[$RandomForest.H33];[$BayesNaive.H33])" office:value-type="float" office:value="0.016" calcext:value-type="float">
            <text:p>0,016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lasse_2</text:p>
          </table:table-cell>
          <table:table-cell table:formula="of:=IF(MAX([.D34:.M34])=[.D34];&quot;ACERTO&quot;;&quot;ERRO&quot;)" office:value-type="string" office:string-value="ACERTO" calcext:value-type="string">
            <text:p>ACERTO</text:p>
          </table:table-cell>
          <table:table-cell table:formula="of:=MAX([$Knn.D34];[$RandomForest.D34];[$BayesNaive.D34])" office:value-type="float" office:value="1" calcext:value-type="float">
            <text:p>1,00000</text:p>
          </table:table-cell>
          <table:table-cell table:formula="of:=MAX([$Knn.E34];[$RandomForest.E34];[$BayesNaive.E34])" office:value-type="float" office:value="0.031" calcext:value-type="float">
            <text:p>0,03100</text:p>
          </table:table-cell>
          <table:table-cell table:formula="of:=MAX([$Knn.F34];[$RandomForest.F34];[$BayesNaive.F34])" office:value-type="float" office:value="0.829" calcext:value-type="float">
            <text:p>0,82900</text:p>
          </table:table-cell>
          <table:table-cell table:formula="of:=MAX([$Knn.G34];[$RandomForest.G34];[$BayesNaive.G34])" office:value-type="float" office:value="0.032" calcext:value-type="float">
            <text:p>0,03200</text:p>
          </table:table-cell>
          <table:table-cell table:formula="of:=MAX([$Knn.H34];[$RandomForest.H34];[$BayesNaive.H34])" office:value-type="float" office:value="0.032" calcext:value-type="float">
            <text:p>0,032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lasse_2</text:p>
          </table:table-cell>
          <table:table-cell table:formula="of:=IF(MAX([.D35:.M35])=[.D35];&quot;ACERTO&quot;;&quot;ERRO&quot;)" office:value-type="string" office:string-value="ACERTO" calcext:value-type="string">
            <text:p>ACERTO</text:p>
          </table:table-cell>
          <table:table-cell table:formula="of:=MAX([$Knn.D35];[$RandomForest.D35];[$BayesNaive.D35])" office:value-type="float" office:value="0.983" calcext:value-type="float">
            <text:p>0,98300</text:p>
          </table:table-cell>
          <table:table-cell table:formula="of:=MAX([$Knn.E35];[$RandomForest.E35];[$BayesNaive.E35])" office:value-type="float" office:value="0.015" calcext:value-type="float">
            <text:p>0,01500</text:p>
          </table:table-cell>
          <table:table-cell table:formula="of:=MAX([$Knn.F35];[$RandomForest.F35];[$BayesNaive.F35])" office:value-type="float" office:value="0.916" calcext:value-type="float">
            <text:p>0,91600</text:p>
          </table:table-cell>
          <table:table-cell table:formula="of:=MAX([$Knn.G35];[$RandomForest.G35];[$BayesNaive.G35])" office:value-type="float" office:value="0.1" calcext:value-type="float">
            <text:p>0,10000</text:p>
          </table:table-cell>
          <table:table-cell table:formula="of:=MAX([$Knn.H35];[$RandomForest.H35];[$BayesNaive.H35])" office:value-type="float" office:value="0.017" calcext:value-type="float">
            <text:p>0,017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lasse_2</text:p>
          </table:table-cell>
          <table:table-cell table:formula="of:=IF(MAX([.D36:.M36])=[.D36];&quot;ACERTO&quot;;&quot;ERRO&quot;)" office:value-type="string" office:string-value="ACERTO" calcext:value-type="string">
            <text:p>ACERTO</text:p>
          </table:table-cell>
          <table:table-cell table:formula="of:=MAX([$Knn.D36];[$RandomForest.D36];[$BayesNaive.D36])" office:value-type="float" office:value="1" calcext:value-type="float">
            <text:p>1,00000</text:p>
          </table:table-cell>
          <table:table-cell table:formula="of:=MAX([$Knn.E36];[$RandomForest.E36];[$BayesNaive.E36])" office:value-type="float" office:value="0.031" calcext:value-type="float">
            <text:p>0,03100</text:p>
          </table:table-cell>
          <table:table-cell table:formula="of:=MAX([$Knn.F36];[$RandomForest.F36];[$BayesNaive.F36])" office:value-type="float" office:value="0.821" calcext:value-type="float">
            <text:p>0,82100</text:p>
          </table:table-cell>
          <table:table-cell table:formula="of:=MAX([$Knn.G36];[$RandomForest.G36];[$BayesNaive.G36])" office:value-type="float" office:value="0.034" calcext:value-type="float">
            <text:p>0,03400</text:p>
          </table:table-cell>
          <table:table-cell table:formula="of:=MAX([$Knn.H36];[$RandomForest.H36];[$BayesNaive.H36])" office:value-type="float" office:value="0.036" calcext:value-type="float">
            <text:p>0,036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asse_2</text:p>
          </table:table-cell>
          <table:table-cell table:formula="of:=IF(MAX([.D37:.M37])=[.D37];&quot;ACERTO&quot;;&quot;ERRO&quot;)" office:value-type="string" office:string-value="ERRO" calcext:value-type="string">
            <text:p>ERRO</text:p>
          </table:table-cell>
          <table:table-cell table:formula="of:=MAX([$Knn.D37];[$RandomForest.D37];[$BayesNaive.D37])" office:value-type="float" office:value="0.073" calcext:value-type="float">
            <text:p>0,07300</text:p>
          </table:table-cell>
          <table:table-cell table:formula="of:=MAX([$Knn.E37];[$RandomForest.E37];[$BayesNaive.E37])" office:value-type="float" office:value="1" calcext:value-type="float">
            <text:p>1,00000</text:p>
          </table:table-cell>
          <table:table-cell table:formula="of:=MAX([$Knn.F37];[$RandomForest.F37];[$BayesNaive.F37])" office:value-type="float" office:value="0.848" calcext:value-type="float">
            <text:p>0,84800</text:p>
          </table:table-cell>
          <table:table-cell table:formula="of:=MAX([$Knn.G37];[$RandomForest.G37];[$BayesNaive.G37])" office:value-type="float" office:value="0.012" calcext:value-type="float">
            <text:p>0,01200</text:p>
          </table:table-cell>
          <table:table-cell table:formula="of:=MAX([$Knn.H37];[$RandomForest.H37];[$BayesNaive.H37])" office:value-type="float" office:value="0.004" calcext:value-type="float">
            <text:p>0,004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lasse_2</text:p>
          </table:table-cell>
          <table:table-cell table:formula="of:=IF(MAX([.D38:.M38])=[.D38];&quot;ACERTO&quot;;&quot;ERRO&quot;)" office:value-type="string" office:string-value="ERRO" calcext:value-type="string">
            <text:p>ERRO</text:p>
          </table:table-cell>
          <table:table-cell table:formula="of:=MAX([$Knn.D38];[$RandomForest.D38];[$BayesNaive.D38])" office:value-type="float" office:value="0.073" calcext:value-type="float">
            <text:p>0,07300</text:p>
          </table:table-cell>
          <table:table-cell table:formula="of:=MAX([$Knn.E38];[$RandomForest.E38];[$BayesNaive.E38])" office:value-type="float" office:value="1" calcext:value-type="float">
            <text:p>1,00000</text:p>
          </table:table-cell>
          <table:table-cell table:formula="of:=MAX([$Knn.F38];[$RandomForest.F38];[$BayesNaive.F38])" office:value-type="float" office:value="0.848" calcext:value-type="float">
            <text:p>0,84800</text:p>
          </table:table-cell>
          <table:table-cell table:formula="of:=MAX([$Knn.G38];[$RandomForest.G38];[$BayesNaive.G38])" office:value-type="float" office:value="0.012" calcext:value-type="float">
            <text:p>0,01200</text:p>
          </table:table-cell>
          <table:table-cell table:formula="of:=MAX([$Knn.H38];[$RandomForest.H38];[$BayesNaive.H38])" office:value-type="float" office:value="0.004" calcext:value-type="float">
            <text:p>0,004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lasse_2</text:p>
          </table:table-cell>
          <table:table-cell table:formula="of:=IF(MAX([.D39:.M39])=[.D39];&quot;ACERTO&quot;;&quot;ERRO&quot;)" office:value-type="string" office:string-value="ERRO" calcext:value-type="string">
            <text:p>ERRO</text:p>
          </table:table-cell>
          <table:table-cell table:formula="of:=MAX([$Knn.D39];[$RandomForest.D39];[$BayesNaive.D39])" office:value-type="float" office:value="0.012" calcext:value-type="float">
            <text:p>0,01200</text:p>
          </table:table-cell>
          <table:table-cell table:formula="of:=MAX([$Knn.E39];[$RandomForest.E39];[$BayesNaive.E39])" office:value-type="float" office:value="1" calcext:value-type="float">
            <text:p>1,00000</text:p>
          </table:table-cell>
          <table:table-cell table:formula="of:=MAX([$Knn.F39];[$RandomForest.F39];[$BayesNaive.F39])" office:value-type="float" office:value="0.004" calcext:value-type="float">
            <text:p>0,00400</text:p>
          </table:table-cell>
          <table:table-cell table:formula="of:=MAX([$Knn.G39];[$RandomForest.G39];[$BayesNaive.G39])" office:value-type="float" office:value="0.004" calcext:value-type="float">
            <text:p>0,00400</text:p>
          </table:table-cell>
          <table:table-cell table:formula="of:=MAX([$Knn.H39];[$RandomForest.H39];[$BayesNaive.H39])" office:value-type="float" office:value="0.004" calcext:value-type="float">
            <text:p>0,00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lasse_2</text:p>
          </table:table-cell>
          <table:table-cell table:formula="of:=IF(MAX([.D40:.M40])=[.D40];&quot;ACERTO&quot;;&quot;ERRO&quot;)" office:value-type="string" office:string-value="ERRO" calcext:value-type="string">
            <text:p>ERRO</text:p>
          </table:table-cell>
          <table:table-cell table:formula="of:=MAX([$Knn.D40];[$RandomForest.D40];[$BayesNaive.D40])" office:value-type="float" office:value="0.983" calcext:value-type="float">
            <text:p>0,98300</text:p>
          </table:table-cell>
          <table:table-cell table:formula="of:=MAX([$Knn.E40];[$RandomForest.E40];[$BayesNaive.E40])" office:value-type="float" office:value="1" calcext:value-type="float">
            <text:p>1,00000</text:p>
          </table:table-cell>
          <table:table-cell table:formula="of:=MAX([$Knn.F40];[$RandomForest.F40];[$BayesNaive.F40])" office:value-type="float" office:value="0.24" calcext:value-type="float">
            <text:p>0,24000</text:p>
          </table:table-cell>
          <table:table-cell table:formula="of:=MAX([$Knn.G40];[$RandomForest.G40];[$BayesNaive.G40])" office:value-type="float" office:value="0.1" calcext:value-type="float">
            <text:p>0,10000</text:p>
          </table:table-cell>
          <table:table-cell table:formula="of:=MAX([$Knn.H40];[$RandomForest.H40];[$BayesNaive.H40])" office:value-type="float" office:value="0.004" calcext:value-type="float">
            <text:p>0,004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lasse_2</text:p>
          </table:table-cell>
          <table:table-cell table:formula="of:=IF(MAX([.D41:.M41])=[.D41];&quot;ACERTO&quot;;&quot;ERRO&quot;)" office:value-type="string" office:string-value="ERRO" calcext:value-type="string">
            <text:p>ERRO</text:p>
          </table:table-cell>
          <table:table-cell table:formula="of:=MAX([$Knn.D41];[$RandomForest.D41];[$BayesNaive.D41])" office:value-type="float" office:value="0.983" calcext:value-type="float">
            <text:p>0,98300</text:p>
          </table:table-cell>
          <table:table-cell table:formula="of:=MAX([$Knn.E41];[$RandomForest.E41];[$BayesNaive.E41])" office:value-type="float" office:value="1" calcext:value-type="float">
            <text:p>1,00000</text:p>
          </table:table-cell>
          <table:table-cell table:formula="of:=MAX([$Knn.F41];[$RandomForest.F41];[$BayesNaive.F41])" office:value-type="float" office:value="0.165" calcext:value-type="float">
            <text:p>0,16500</text:p>
          </table:table-cell>
          <table:table-cell table:formula="of:=MAX([$Knn.G41];[$RandomForest.G41];[$BayesNaive.G41])" office:value-type="float" office:value="0.05" calcext:value-type="float">
            <text:p>0,05000</text:p>
          </table:table-cell>
          <table:table-cell table:formula="of:=MAX([$Knn.H41];[$RandomForest.H41];[$BayesNaive.H41])" office:value-type="float" office:value="0.004" calcext:value-type="float">
            <text:p>0,004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lasse_2</text:p>
          </table:table-cell>
          <table:table-cell table:formula="of:=IF(MAX([.D42:.M42])=[.D42];&quot;ACERTO&quot;;&quot;ERRO&quot;)" office:value-type="string" office:string-value="ERRO" calcext:value-type="string">
            <text:p>ERRO</text:p>
          </table:table-cell>
          <table:table-cell table:formula="of:=MAX([$Knn.D42];[$RandomForest.D42];[$BayesNaive.D42])" office:value-type="float" office:value="0.247" calcext:value-type="float">
            <text:p>0,24700</text:p>
          </table:table-cell>
          <table:table-cell table:formula="of:=MAX([$Knn.E42];[$RandomForest.E42];[$BayesNaive.E42])" office:value-type="float" office:value="1" calcext:value-type="float">
            <text:p>1,00000</text:p>
          </table:table-cell>
          <table:table-cell table:formula="of:=MAX([$Knn.F42];[$RandomForest.F42];[$BayesNaive.F42])" office:value-type="float" office:value="0.004" calcext:value-type="float">
            <text:p>0,00400</text:p>
          </table:table-cell>
          <table:table-cell table:formula="of:=MAX([$Knn.G42];[$RandomForest.G42];[$BayesNaive.G42])" office:value-type="float" office:value="0.053" calcext:value-type="float">
            <text:p>0,05300</text:p>
          </table:table-cell>
          <table:table-cell table:formula="of:=MAX([$Knn.H42];[$RandomForest.H42];[$BayesNaive.H42])" office:value-type="float" office:value="0.004" calcext:value-type="float">
            <text:p>0,004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lasse_2</text:p>
          </table:table-cell>
          <table:table-cell table:formula="of:=IF(MAX([.D43:.M43])=[.D43];&quot;ACERTO&quot;;&quot;ERRO&quot;)" office:value-type="string" office:string-value="ERRO" calcext:value-type="string">
            <text:p>ERRO</text:p>
          </table:table-cell>
          <table:table-cell table:formula="of:=MAX([$Knn.D43];[$RandomForest.D43];[$BayesNaive.D43])" office:value-type="float" office:value="0.013" calcext:value-type="float">
            <text:p>0,01300</text:p>
          </table:table-cell>
          <table:table-cell table:formula="of:=MAX([$Knn.E43];[$RandomForest.E43];[$BayesNaive.E43])" office:value-type="float" office:value="1" calcext:value-type="float">
            <text:p>1,00000</text:p>
          </table:table-cell>
          <table:table-cell table:formula="of:=MAX([$Knn.F43];[$RandomForest.F43];[$BayesNaive.F43])" office:value-type="float" office:value="0.983" calcext:value-type="float">
            <text:p>0,98300</text:p>
          </table:table-cell>
          <table:table-cell table:formula="of:=MAX([$Knn.G43];[$RandomForest.G43];[$BayesNaive.G43])" office:value-type="float" office:value="0.009" calcext:value-type="float">
            <text:p>0,00900</text:p>
          </table:table-cell>
          <table:table-cell table:formula="of:=MAX([$Knn.H43];[$RandomForest.H43];[$BayesNaive.H43])" office:value-type="float" office:value="0.01" calcext:value-type="float">
            <text:p>0,010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lasse_2</text:p>
          </table:table-cell>
          <table:table-cell table:formula="of:=IF(MAX([.D44:.M44])=[.D44];&quot;ACERTO&quot;;&quot;ERRO&quot;)" office:value-type="string" office:string-value="ERRO" calcext:value-type="string">
            <text:p>ERRO</text:p>
          </table:table-cell>
          <table:table-cell table:formula="of:=MAX([$Knn.D44];[$RandomForest.D44];[$BayesNaive.D44])" office:value-type="float" office:value="0.562" calcext:value-type="float">
            <text:p>0,56200</text:p>
          </table:table-cell>
          <table:table-cell table:formula="of:=MAX([$Knn.E44];[$RandomForest.E44];[$BayesNaive.E44])" office:value-type="float" office:value="1" calcext:value-type="float">
            <text:p>1,00000</text:p>
          </table:table-cell>
          <table:table-cell table:formula="of:=MAX([$Knn.F44];[$RandomForest.F44];[$BayesNaive.F44])" office:value-type="float" office:value="0.004" calcext:value-type="float">
            <text:p>0,00400</text:p>
          </table:table-cell>
          <table:table-cell table:formula="of:=MAX([$Knn.G44];[$RandomForest.G44];[$BayesNaive.G44])" office:value-type="float" office:value="0.983" calcext:value-type="float">
            <text:p>0,98300</text:p>
          </table:table-cell>
          <table:table-cell table:formula="of:=MAX([$Knn.H44];[$RandomForest.H44];[$BayesNaive.H44])" office:value-type="float" office:value="0.004" calcext:value-type="float">
            <text:p>0,004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lasse_2</text:p>
          </table:table-cell>
          <table:table-cell table:formula="of:=IF(MAX([.D45:.M45])=[.D45];&quot;ACERTO&quot;;&quot;ERRO&quot;)" office:value-type="string" office:string-value="ERRO" calcext:value-type="string">
            <text:p>ERRO</text:p>
          </table:table-cell>
          <table:table-cell table:formula="of:=MAX([$Knn.D45];[$RandomForest.D45];[$BayesNaive.D45])" office:value-type="float" office:value="0.587" calcext:value-type="float">
            <text:p>0,58700</text:p>
          </table:table-cell>
          <table:table-cell table:formula="of:=MAX([$Knn.E45];[$RandomForest.E45];[$BayesNaive.E45])" office:value-type="float" office:value="1" calcext:value-type="float">
            <text:p>1,00000</text:p>
          </table:table-cell>
          <table:table-cell table:formula="of:=MAX([$Knn.F45];[$RandomForest.F45];[$BayesNaive.F45])" office:value-type="float" office:value="0.004" calcext:value-type="float">
            <text:p>0,00400</text:p>
          </table:table-cell>
          <table:table-cell table:formula="of:=MAX([$Knn.G45];[$RandomForest.G45];[$BayesNaive.G45])" office:value-type="float" office:value="0.105" calcext:value-type="float">
            <text:p>0,10500</text:p>
          </table:table-cell>
          <table:table-cell table:formula="of:=MAX([$Knn.H45];[$RandomForest.H45];[$BayesNaive.H45])" office:value-type="float" office:value="0.004" calcext:value-type="float">
            <text:p>0,004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lasse_2</text:p>
          </table:table-cell>
          <table:table-cell table:formula="of:=IF(MAX([.D46:.M46])=[.D46];&quot;ACERTO&quot;;&quot;ERRO&quot;)" office:value-type="string" office:string-value="ERRO" calcext:value-type="string">
            <text:p>ERRO</text:p>
          </table:table-cell>
          <table:table-cell table:formula="of:=MAX([$Knn.D46];[$RandomForest.D46];[$BayesNaive.D46])" office:value-type="float" office:value="0.004" calcext:value-type="float">
            <text:p>0,00400</text:p>
          </table:table-cell>
          <table:table-cell table:formula="of:=MAX([$Knn.E46];[$RandomForest.E46];[$BayesNaive.E46])" office:value-type="float" office:value="1" calcext:value-type="float">
            <text:p>1,00000</text:p>
          </table:table-cell>
          <table:table-cell table:formula="of:=MAX([$Knn.F46];[$RandomForest.F46];[$BayesNaive.F46])" office:value-type="float" office:value="0.004" calcext:value-type="float">
            <text:p>0,00400</text:p>
          </table:table-cell>
          <table:table-cell table:formula="of:=MAX([$Knn.G46];[$RandomForest.G46];[$BayesNaive.G46])" office:value-type="float" office:value="0.004" calcext:value-type="float">
            <text:p>0,00400</text:p>
          </table:table-cell>
          <table:table-cell table:formula="of:=MAX([$Knn.H46];[$RandomForest.H46];[$BayesNaive.H46])" office:value-type="float" office:value="1" calcext:value-type="float">
            <text:p>1,00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lasse_2</text:p>
          </table:table-cell>
          <table:table-cell table:formula="of:=IF(MAX([.D47:.M47])=[.D47];&quot;ACERTO&quot;;&quot;ERRO&quot;)" office:value-type="string" office:string-value="ERRO" calcext:value-type="string">
            <text:p>ERRO</text:p>
          </table:table-cell>
          <table:table-cell table:formula="of:=MAX([$Knn.D47];[$RandomForest.D47];[$BayesNaive.D47])" office:value-type="float" office:value="0.038" calcext:value-type="float">
            <text:p>0,03800</text:p>
          </table:table-cell>
          <table:table-cell table:formula="of:=MAX([$Knn.E47];[$RandomForest.E47];[$BayesNaive.E47])" office:value-type="float" office:value="1" calcext:value-type="float">
            <text:p>1,00000</text:p>
          </table:table-cell>
          <table:table-cell table:formula="of:=MAX([$Knn.F47];[$RandomForest.F47];[$BayesNaive.F47])" office:value-type="float" office:value="0.983" calcext:value-type="float">
            <text:p>0,98300</text:p>
          </table:table-cell>
          <table:table-cell table:formula="of:=MAX([$Knn.G47];[$RandomForest.G47];[$BayesNaive.G47])" office:value-type="float" office:value="0.031" calcext:value-type="float">
            <text:p>0,03100</text:p>
          </table:table-cell>
          <table:table-cell table:formula="of:=MAX([$Knn.H47];[$RandomForest.H47];[$BayesNaive.H47])" office:value-type="float" office:value="0.026" calcext:value-type="float">
            <text:p>0,026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lasse_2</text:p>
          </table:table-cell>
          <table:table-cell table:formula="of:=IF(MAX([.D48:.M48])=[.D48];&quot;ACERTO&quot;;&quot;ERRO&quot;)" office:value-type="string" office:string-value="ERRO" calcext:value-type="string">
            <text:p>ERRO</text:p>
          </table:table-cell>
          <table:table-cell table:formula="of:=MAX([$Knn.D48];[$RandomForest.D48];[$BayesNaive.D48])" office:value-type="float" office:value="0.004" calcext:value-type="float">
            <text:p>0,00400</text:p>
          </table:table-cell>
          <table:table-cell table:formula="of:=MAX([$Knn.E48];[$RandomForest.E48];[$BayesNaive.E48])" office:value-type="float" office:value="1" calcext:value-type="float">
            <text:p>1,00000</text:p>
          </table:table-cell>
          <table:table-cell table:formula="of:=MAX([$Knn.F48];[$RandomForest.F48];[$BayesNaive.F48])" office:value-type="float" office:value="0.004" calcext:value-type="float">
            <text:p>0,00400</text:p>
          </table:table-cell>
          <table:table-cell table:formula="of:=MAX([$Knn.G48];[$RandomForest.G48];[$BayesNaive.G48])" office:value-type="float" office:value="0.983" calcext:value-type="float">
            <text:p>0,98300</text:p>
          </table:table-cell>
          <table:table-cell table:formula="of:=MAX([$Knn.H48];[$RandomForest.H48];[$BayesNaive.H48])" office:value-type="float" office:value="0.012" calcext:value-type="float">
            <text:p>0,012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lasse_2</text:p>
          </table:table-cell>
          <table:table-cell table:formula="of:=IF(MAX([.D49:.M49])=[.D49];&quot;ACERTO&quot;;&quot;ERRO&quot;)" office:value-type="string" office:string-value="ERRO" calcext:value-type="string">
            <text:p>ERRO</text:p>
          </table:table-cell>
          <table:table-cell table:formula="of:=MAX([$Knn.D49];[$RandomForest.D49];[$BayesNaive.D49])" office:value-type="float" office:value="0.983" calcext:value-type="float">
            <text:p>0,98300</text:p>
          </table:table-cell>
          <table:table-cell table:formula="of:=MAX([$Knn.E49];[$RandomForest.E49];[$BayesNaive.E49])" office:value-type="float" office:value="1" calcext:value-type="float">
            <text:p>1,00000</text:p>
          </table:table-cell>
          <table:table-cell table:formula="of:=MAX([$Knn.F49];[$RandomForest.F49];[$BayesNaive.F49])" office:value-type="float" office:value="0.004" calcext:value-type="float">
            <text:p>0,00400</text:p>
          </table:table-cell>
          <table:table-cell table:formula="of:=MAX([$Knn.G49];[$RandomForest.G49];[$BayesNaive.G49])" office:value-type="float" office:value="0.322" calcext:value-type="float">
            <text:p>0,32200</text:p>
          </table:table-cell>
          <table:table-cell table:formula="of:=MAX([$Knn.H49];[$RandomForest.H49];[$BayesNaive.H49])" office:value-type="float" office:value="0.004" calcext:value-type="float">
            <text:p>0,004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lasse_2</text:p>
          </table:table-cell>
          <table:table-cell table:formula="of:=IF(MAX([.D50:.M50])=[.D50];&quot;ACERTO&quot;;&quot;ERRO&quot;)" office:value-type="string" office:string-value="ERRO" calcext:value-type="string">
            <text:p>ERRO</text:p>
          </table:table-cell>
          <table:table-cell table:formula="of:=MAX([$Knn.D50];[$RandomForest.D50];[$BayesNaive.D50])" office:value-type="float" office:value="0.004" calcext:value-type="float">
            <text:p>0,00400</text:p>
          </table:table-cell>
          <table:table-cell table:formula="of:=MAX([$Knn.E50];[$RandomForest.E50];[$BayesNaive.E50])" office:value-type="float" office:value="1" calcext:value-type="float">
            <text:p>1,00000</text:p>
          </table:table-cell>
          <table:table-cell table:formula="of:=MAX([$Knn.F50];[$RandomForest.F50];[$BayesNaive.F50])" office:value-type="float" office:value="0.627" calcext:value-type="float">
            <text:p>0,62700</text:p>
          </table:table-cell>
          <table:table-cell table:formula="of:=MAX([$Knn.G50];[$RandomForest.G50];[$BayesNaive.G50])" office:value-type="float" office:value="0.004" calcext:value-type="float">
            <text:p>0,00400</text:p>
          </table:table-cell>
          <table:table-cell table:formula="of:=MAX([$Knn.H50];[$RandomForest.H50];[$BayesNaive.H50])" office:value-type="float" office:value="0.287" calcext:value-type="float">
            <text:p>0,287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lasse_2</text:p>
          </table:table-cell>
          <table:table-cell table:formula="of:=IF(MAX([.D51:.M51])=[.D51];&quot;ACERTO&quot;;&quot;ERRO&quot;)" office:value-type="string" office:string-value="ERRO" calcext:value-type="string">
            <text:p>ERRO</text:p>
          </table:table-cell>
          <table:table-cell table:formula="of:=MAX([$Knn.D51];[$RandomForest.D51];[$BayesNaive.D51])" office:value-type="float" office:value="0.983" calcext:value-type="float">
            <text:p>0,98300</text:p>
          </table:table-cell>
          <table:table-cell table:formula="of:=MAX([$Knn.E51];[$RandomForest.E51];[$BayesNaive.E51])" office:value-type="float" office:value="1" calcext:value-type="float">
            <text:p>1,00000</text:p>
          </table:table-cell>
          <table:table-cell table:formula="of:=MAX([$Knn.F51];[$RandomForest.F51];[$BayesNaive.F51])" office:value-type="float" office:value="0.965" calcext:value-type="float">
            <text:p>0,96500</text:p>
          </table:table-cell>
          <table:table-cell table:formula="of:=MAX([$Knn.G51];[$RandomForest.G51];[$BayesNaive.G51])" office:value-type="float" office:value="0.009" calcext:value-type="float">
            <text:p>0,00900</text:p>
          </table:table-cell>
          <table:table-cell table:formula="of:=MAX([$Knn.H51];[$RandomForest.H51];[$BayesNaive.H51])" office:value-type="float" office:value="0.007" calcext:value-type="float">
            <text:p>0,007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asse_2</text:p>
          </table:table-cell>
          <table:table-cell table:formula="of:=IF(MAX([.D52:.M52])=[.D52];&quot;ACERTO&quot;;&quot;ERRO&quot;)" office:value-type="string" office:string-value="ERRO" calcext:value-type="string">
            <text:p>ERRO</text:p>
          </table:table-cell>
          <table:table-cell table:formula="of:=MAX([$Knn.D52];[$RandomForest.D52];[$BayesNaive.D52])" office:value-type="float" office:value="0.004" calcext:value-type="float">
            <text:p>0,00400</text:p>
          </table:table-cell>
          <table:table-cell table:formula="of:=MAX([$Knn.E52];[$RandomForest.E52];[$BayesNaive.E52])" office:value-type="float" office:value="1" calcext:value-type="float">
            <text:p>1,00000</text:p>
          </table:table-cell>
          <table:table-cell table:formula="of:=MAX([$Knn.F52];[$RandomForest.F52];[$BayesNaive.F52])" office:value-type="float" office:value="0.004" calcext:value-type="float">
            <text:p>0,00400</text:p>
          </table:table-cell>
          <table:table-cell table:formula="of:=MAX([$Knn.G52];[$RandomForest.G52];[$BayesNaive.G52])" office:value-type="float" office:value="0.004" calcext:value-type="float">
            <text:p>0,00400</text:p>
          </table:table-cell>
          <table:table-cell table:formula="of:=MAX([$Knn.H52];[$RandomForest.H52];[$BayesNaive.H52])" office:value-type="float" office:value="1" calcext:value-type="float">
            <text:p>1,000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lasse_2</text:p>
          </table:table-cell>
          <table:table-cell table:formula="of:=IF(MAX([.D53:.M53])=[.D53];&quot;ACERTO&quot;;&quot;ERRO&quot;)" office:value-type="string" office:string-value="ERRO" calcext:value-type="string">
            <text:p>ERRO</text:p>
          </table:table-cell>
          <table:table-cell table:formula="of:=MAX([$Knn.D53];[$RandomForest.D53];[$BayesNaive.D53])" office:value-type="float" office:value="0.983" calcext:value-type="float">
            <text:p>0,98300</text:p>
          </table:table-cell>
          <table:table-cell table:formula="of:=MAX([$Knn.E53];[$RandomForest.E53];[$BayesNaive.E53])" office:value-type="float" office:value="1" calcext:value-type="float">
            <text:p>1,00000</text:p>
          </table:table-cell>
          <table:table-cell table:formula="of:=MAX([$Knn.F53];[$RandomForest.F53];[$BayesNaive.F53])" office:value-type="float" office:value="0.843" calcext:value-type="float">
            <text:p>0,84300</text:p>
          </table:table-cell>
          <table:table-cell table:formula="of:=MAX([$Knn.G53];[$RandomForest.G53];[$BayesNaive.G53])" office:value-type="float" office:value="0.027" calcext:value-type="float">
            <text:p>0,02700</text:p>
          </table:table-cell>
          <table:table-cell table:formula="of:=MAX([$Knn.H53];[$RandomForest.H53];[$BayesNaive.H53])" office:value-type="float" office:value="0.031" calcext:value-type="float">
            <text:p>0,03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lasse_2</text:p>
          </table:table-cell>
          <table:table-cell table:formula="of:=IF(MAX([.D54:.M54])=[.D54];&quot;ACERTO&quot;;&quot;ERRO&quot;)" office:value-type="string" office:string-value="ERRO" calcext:value-type="string">
            <text:p>ERRO</text:p>
          </table:table-cell>
          <table:table-cell table:formula="of:=MAX([$Knn.D54];[$RandomForest.D54];[$BayesNaive.D54])" office:value-type="float" office:value="0.248" calcext:value-type="float">
            <text:p>0,24800</text:p>
          </table:table-cell>
          <table:table-cell table:formula="of:=MAX([$Knn.E54];[$RandomForest.E54];[$BayesNaive.E54])" office:value-type="float" office:value="1" calcext:value-type="float">
            <text:p>1,00000</text:p>
          </table:table-cell>
          <table:table-cell table:formula="of:=MAX([$Knn.F54];[$RandomForest.F54];[$BayesNaive.F54])" office:value-type="float" office:value="0.004" calcext:value-type="float">
            <text:p>0,00400</text:p>
          </table:table-cell>
          <table:table-cell table:formula="of:=MAX([$Knn.G54];[$RandomForest.G54];[$BayesNaive.G54])" office:value-type="float" office:value="0.367" calcext:value-type="float">
            <text:p>0,36700</text:p>
          </table:table-cell>
          <table:table-cell table:formula="of:=MAX([$Knn.H54];[$RandomForest.H54];[$BayesNaive.H54])" office:value-type="float" office:value="0.983" calcext:value-type="float">
            <text:p>0,983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lasse_2</text:p>
          </table:table-cell>
          <table:table-cell table:formula="of:=IF(MAX([.D55:.M55])=[.D55];&quot;ACERTO&quot;;&quot;ERRO&quot;)" office:value-type="string" office:string-value="ERRO" calcext:value-type="string">
            <text:p>ERRO</text:p>
          </table:table-cell>
          <table:table-cell table:formula="of:=MAX([$Knn.D55];[$RandomForest.D55];[$BayesNaive.D55])" office:value-type="float" office:value="0.983" calcext:value-type="float">
            <text:p>0,98300</text:p>
          </table:table-cell>
          <table:table-cell table:formula="of:=MAX([$Knn.E55];[$RandomForest.E55];[$BayesNaive.E55])" office:value-type="float" office:value="1" calcext:value-type="float">
            <text:p>1,00000</text:p>
          </table:table-cell>
          <table:table-cell table:formula="of:=MAX([$Knn.F55];[$RandomForest.F55];[$BayesNaive.F55])" office:value-type="float" office:value="0.917" calcext:value-type="float">
            <text:p>0,91700</text:p>
          </table:table-cell>
          <table:table-cell table:formula="of:=MAX([$Knn.G55];[$RandomForest.G55];[$BayesNaive.G55])" office:value-type="float" office:value="0.021" calcext:value-type="float">
            <text:p>0,02100</text:p>
          </table:table-cell>
          <table:table-cell table:formula="of:=MAX([$Knn.H55];[$RandomForest.H55];[$BayesNaive.H55])" office:value-type="float" office:value="0.015" calcext:value-type="float">
            <text:p>0,015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lasse_2</text:p>
          </table:table-cell>
          <table:table-cell table:formula="of:=IF(MAX([.D56:.M56])=[.D56];&quot;ACERTO&quot;;&quot;ERRO&quot;)" office:value-type="string" office:string-value="ERRO" calcext:value-type="string">
            <text:p>ERRO</text:p>
          </table:table-cell>
          <table:table-cell table:formula="of:=MAX([$Knn.D56];[$RandomForest.D56];[$BayesNaive.D56])" office:value-type="float" office:value="0.069" calcext:value-type="float">
            <text:p>0,06900</text:p>
          </table:table-cell>
          <table:table-cell table:formula="of:=MAX([$Knn.E56];[$RandomForest.E56];[$BayesNaive.E56])" office:value-type="float" office:value="1" calcext:value-type="float">
            <text:p>1,00000</text:p>
          </table:table-cell>
          <table:table-cell table:formula="of:=MAX([$Knn.F56];[$RandomForest.F56];[$BayesNaive.F56])" office:value-type="float" office:value="0.854" calcext:value-type="float">
            <text:p>0,85400</text:p>
          </table:table-cell>
          <table:table-cell table:formula="of:=MAX([$Knn.G56];[$RandomForest.G56];[$BayesNaive.G56])" office:value-type="float" office:value="0.017" calcext:value-type="float">
            <text:p>0,01700</text:p>
          </table:table-cell>
          <table:table-cell table:formula="of:=MAX([$Knn.H56];[$RandomForest.H56];[$BayesNaive.H56])" office:value-type="float" office:value="0.004" calcext:value-type="float">
            <text:p>0,004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lasse_2</text:p>
          </table:table-cell>
          <table:table-cell table:formula="of:=IF(MAX([.D57:.M57])=[.D57];&quot;ACERTO&quot;;&quot;ERRO&quot;)" office:value-type="string" office:string-value="ERRO" calcext:value-type="string">
            <text:p>ERRO</text:p>
          </table:table-cell>
          <table:table-cell table:formula="of:=MAX([$Knn.D57];[$RandomForest.D57];[$BayesNaive.D57])" office:value-type="float" office:value="0.068" calcext:value-type="float">
            <text:p>0,06800</text:p>
          </table:table-cell>
          <table:table-cell table:formula="of:=MAX([$Knn.E57];[$RandomForest.E57];[$BayesNaive.E57])" office:value-type="float" office:value="1" calcext:value-type="float">
            <text:p>1,00000</text:p>
          </table:table-cell>
          <table:table-cell table:formula="of:=MAX([$Knn.F57];[$RandomForest.F57];[$BayesNaive.F57])" office:value-type="float" office:value="0.85" calcext:value-type="float">
            <text:p>0,85000</text:p>
          </table:table-cell>
          <table:table-cell table:formula="of:=MAX([$Knn.G57];[$RandomForest.G57];[$BayesNaive.G57])" office:value-type="float" office:value="0.029" calcext:value-type="float">
            <text:p>0,02900</text:p>
          </table:table-cell>
          <table:table-cell table:formula="of:=MAX([$Knn.H57];[$RandomForest.H57];[$BayesNaive.H57])" office:value-type="float" office:value="0.027" calcext:value-type="float">
            <text:p>0,027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lasse_2</text:p>
          </table:table-cell>
          <table:table-cell table:formula="of:=IF(MAX([.D58:.M58])=[.D58];&quot;ACERTO&quot;;&quot;ERRO&quot;)" office:value-type="string" office:string-value="ERRO" calcext:value-type="string">
            <text:p>ERRO</text:p>
          </table:table-cell>
          <table:table-cell table:formula="of:=MAX([$Knn.D58];[$RandomForest.D58];[$BayesNaive.D58])" office:value-type="float" office:value="0.983" calcext:value-type="float">
            <text:p>0,98300</text:p>
          </table:table-cell>
          <table:table-cell table:formula="of:=MAX([$Knn.E58];[$RandomForest.E58];[$BayesNaive.E58])" office:value-type="float" office:value="1" calcext:value-type="float">
            <text:p>1,00000</text:p>
          </table:table-cell>
          <table:table-cell table:formula="of:=MAX([$Knn.F58];[$RandomForest.F58];[$BayesNaive.F58])" office:value-type="float" office:value="0.853" calcext:value-type="float">
            <text:p>0,85300</text:p>
          </table:table-cell>
          <table:table-cell table:formula="of:=MAX([$Knn.G58];[$RandomForest.G58];[$BayesNaive.G58])" office:value-type="float" office:value="0.032" calcext:value-type="float">
            <text:p>0,03200</text:p>
          </table:table-cell>
          <table:table-cell table:formula="of:=MAX([$Knn.H58];[$RandomForest.H58];[$BayesNaive.H58])" office:value-type="float" office:value="0.027" calcext:value-type="float">
            <text:p>0,027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lasse_2</text:p>
          </table:table-cell>
          <table:table-cell table:formula="of:=IF(MAX([.D59:.M59])=[.D59];&quot;ACERTO&quot;;&quot;ERRO&quot;)" office:value-type="string" office:string-value="ERRO" calcext:value-type="string">
            <text:p>ERRO</text:p>
          </table:table-cell>
          <table:table-cell table:formula="of:=MAX([$Knn.D59];[$RandomForest.D59];[$BayesNaive.D59])" office:value-type="float" office:value="0.042" calcext:value-type="float">
            <text:p>0,04200</text:p>
          </table:table-cell>
          <table:table-cell table:formula="of:=MAX([$Knn.E59];[$RandomForest.E59];[$BayesNaive.E59])" office:value-type="float" office:value="1" calcext:value-type="float">
            <text:p>1,00000</text:p>
          </table:table-cell>
          <table:table-cell table:formula="of:=MAX([$Knn.F59];[$RandomForest.F59];[$BayesNaive.F59])" office:value-type="float" office:value="0.915" calcext:value-type="float">
            <text:p>0,91500</text:p>
          </table:table-cell>
          <table:table-cell table:formula="of:=MAX([$Knn.G59];[$RandomForest.G59];[$BayesNaive.G59])" office:value-type="float" office:value="0.012" calcext:value-type="float">
            <text:p>0,01200</text:p>
          </table:table-cell>
          <table:table-cell table:formula="of:=MAX([$Knn.H59];[$RandomForest.H59];[$BayesNaive.H59])" office:value-type="float" office:value="0.015" calcext:value-type="float">
            <text:p>0,01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lasse_2</text:p>
          </table:table-cell>
          <table:table-cell table:formula="of:=IF(MAX([.D60:.M60])=[.D60];&quot;ACERTO&quot;;&quot;ERRO&quot;)" office:value-type="string" office:string-value="ERRO" calcext:value-type="string">
            <text:p>ERRO</text:p>
          </table:table-cell>
          <table:table-cell table:formula="of:=MAX([$Knn.D60];[$RandomForest.D60];[$BayesNaive.D60])" office:value-type="float" office:value="0.144" calcext:value-type="float">
            <text:p>0,14400</text:p>
          </table:table-cell>
          <table:table-cell table:formula="of:=MAX([$Knn.E60];[$RandomForest.E60];[$BayesNaive.E60])" office:value-type="float" office:value="1" calcext:value-type="float">
            <text:p>1,00000</text:p>
          </table:table-cell>
          <table:table-cell table:formula="of:=MAX([$Knn.F60];[$RandomForest.F60];[$BayesNaive.F60])" office:value-type="float" office:value="0.635" calcext:value-type="float">
            <text:p>0,63500</text:p>
          </table:table-cell>
          <table:table-cell table:formula="of:=MAX([$Knn.G60];[$RandomForest.G60];[$BayesNaive.G60])" office:value-type="float" office:value="0.077" calcext:value-type="float">
            <text:p>0,07700</text:p>
          </table:table-cell>
          <table:table-cell table:formula="of:=MAX([$Knn.H60];[$RandomForest.H60];[$BayesNaive.H60])" office:value-type="float" office:value="0.983" calcext:value-type="float">
            <text:p>0,983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lasse_2</text:p>
          </table:table-cell>
          <table:table-cell table:formula="of:=IF(MAX([.D61:.M61])=[.D61];&quot;ACERTO&quot;;&quot;ERRO&quot;)" office:value-type="string" office:string-value="ERRO" calcext:value-type="string">
            <text:p>ERRO</text:p>
          </table:table-cell>
          <table:table-cell table:formula="of:=MAX([$Knn.D61];[$RandomForest.D61];[$BayesNaive.D61])" office:value-type="float" office:value="0.029" calcext:value-type="float">
            <text:p>0,02900</text:p>
          </table:table-cell>
          <table:table-cell table:formula="of:=MAX([$Knn.E61];[$RandomForest.E61];[$BayesNaive.E61])" office:value-type="float" office:value="1" calcext:value-type="float">
            <text:p>1,00000</text:p>
          </table:table-cell>
          <table:table-cell table:formula="of:=MAX([$Knn.F61];[$RandomForest.F61];[$BayesNaive.F61])" office:value-type="float" office:value="0.004" calcext:value-type="float">
            <text:p>0,00400</text:p>
          </table:table-cell>
          <table:table-cell table:formula="of:=MAX([$Knn.G61];[$RandomForest.G61];[$BayesNaive.G61])" office:value-type="float" office:value="0.004" calcext:value-type="float">
            <text:p>0,00400</text:p>
          </table:table-cell>
          <table:table-cell table:formula="of:=MAX([$Knn.H61];[$RandomForest.H61];[$BayesNaive.H61])" office:value-type="float" office:value="0.004" calcext:value-type="float">
            <text:p>0,004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lasse_2</text:p>
          </table:table-cell>
          <table:table-cell table:formula="of:=IF(MAX([.D62:.M62])=[.D62];&quot;ACERTO&quot;;&quot;ERRO&quot;)" office:value-type="string" office:string-value="ERRO" calcext:value-type="string">
            <text:p>ERRO</text:p>
          </table:table-cell>
          <table:table-cell table:formula="of:=MAX([$Knn.D62];[$RandomForest.D62];[$BayesNaive.D62])" office:value-type="float" office:value="0.077" calcext:value-type="float">
            <text:p>0,07700</text:p>
          </table:table-cell>
          <table:table-cell table:formula="of:=MAX([$Knn.E62];[$RandomForest.E62];[$BayesNaive.E62])" office:value-type="float" office:value="0.062" calcext:value-type="float">
            <text:p>0,06200</text:p>
          </table:table-cell>
          <table:table-cell table:formula="of:=MAX([$Knn.F62];[$RandomForest.F62];[$BayesNaive.F62])" office:value-type="float" office:value="0.983" calcext:value-type="float">
            <text:p>0,98300</text:p>
          </table:table-cell>
          <table:table-cell table:formula="of:=MAX([$Knn.G62];[$RandomForest.G62];[$BayesNaive.G62])" office:value-type="float" office:value="0.013" calcext:value-type="float">
            <text:p>0,01300</text:p>
          </table:table-cell>
          <table:table-cell table:formula="of:=MAX([$Knn.H62];[$RandomForest.H62];[$BayesNaive.H62])" office:value-type="float" office:value="0.1" calcext:value-type="float">
            <text:p>0,10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lasse_3</text:p>
          </table:table-cell>
          <table:table-cell table:formula="of:=IF(MAX([.D63:.M63])=[.D63];&quot;ACERTO&quot;;&quot;ERRO&quot;)" office:value-type="string" office:string-value="ERRO" calcext:value-type="string">
            <text:p>ERRO</text:p>
          </table:table-cell>
          <table:table-cell table:formula="of:=MAX([$Knn.D63];[$RandomForest.D63];[$BayesNaive.D63])" office:value-type="float" office:value="0.014" calcext:value-type="float">
            <text:p>0,01400</text:p>
          </table:table-cell>
          <table:table-cell table:formula="of:=MAX([$Knn.E63];[$RandomForest.E63];[$BayesNaive.E63])" office:value-type="float" office:value="0.005" calcext:value-type="float">
            <text:p>0,00500</text:p>
          </table:table-cell>
          <table:table-cell table:formula="of:=MAX([$Knn.F63];[$RandomForest.F63];[$BayesNaive.F63])" office:value-type="float" office:value="1" calcext:value-type="float">
            <text:p>1,00000</text:p>
          </table:table-cell>
          <table:table-cell table:formula="of:=MAX([$Knn.G63];[$RandomForest.G63];[$BayesNaive.G63])" office:value-type="float" office:value="0.008" calcext:value-type="float">
            <text:p>0,00800</text:p>
          </table:table-cell>
          <table:table-cell table:formula="of:=MAX([$Knn.H63];[$RandomForest.H63];[$BayesNaive.H63])" office:value-type="float" office:value="0.006" calcext:value-type="float">
            <text:p>0,006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lasse_3</text:p>
          </table:table-cell>
          <table:table-cell table:formula="of:=IF(MAX([.D64:.M64])=[.D64];&quot;ACERTO&quot;;&quot;ERRO&quot;)" office:value-type="string" office:string-value="ERRO" calcext:value-type="string">
            <text:p>ERRO</text:p>
          </table:table-cell>
          <table:table-cell table:formula="of:=MAX([$Knn.D64];[$RandomForest.D64];[$BayesNaive.D64])" office:value-type="float" office:value="0.014" calcext:value-type="float">
            <text:p>0,01400</text:p>
          </table:table-cell>
          <table:table-cell table:formula="of:=MAX([$Knn.E64];[$RandomForest.E64];[$BayesNaive.E64])" office:value-type="float" office:value="0.005" calcext:value-type="float">
            <text:p>0,00500</text:p>
          </table:table-cell>
          <table:table-cell table:formula="of:=MAX([$Knn.F64];[$RandomForest.F64];[$BayesNaive.F64])" office:value-type="float" office:value="1" calcext:value-type="float">
            <text:p>1,00000</text:p>
          </table:table-cell>
          <table:table-cell table:formula="of:=MAX([$Knn.G64];[$RandomForest.G64];[$BayesNaive.G64])" office:value-type="float" office:value="0.008" calcext:value-type="float">
            <text:p>0,00800</text:p>
          </table:table-cell>
          <table:table-cell table:formula="of:=MAX([$Knn.H64];[$RandomForest.H64];[$BayesNaive.H64])" office:value-type="float" office:value="0.006" calcext:value-type="float">
            <text:p>0,006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lasse_3</text:p>
          </table:table-cell>
          <table:table-cell table:formula="of:=IF(MAX([.D65:.M65])=[.D65];&quot;ACERTO&quot;;&quot;ERRO&quot;)" office:value-type="string" office:string-value="ERRO" calcext:value-type="string">
            <text:p>ERRO</text:p>
          </table:table-cell>
          <table:table-cell table:formula="of:=MAX([$Knn.D65];[$RandomForest.D65];[$BayesNaive.D65])" office:value-type="float" office:value="0.983" calcext:value-type="float">
            <text:p>0,98300</text:p>
          </table:table-cell>
          <table:table-cell table:formula="of:=MAX([$Knn.E65];[$RandomForest.E65];[$BayesNaive.E65])" office:value-type="float" office:value="0.177" calcext:value-type="float">
            <text:p>0,17700</text:p>
          </table:table-cell>
          <table:table-cell table:formula="of:=MAX([$Knn.F65];[$RandomForest.F65];[$BayesNaive.F65])" office:value-type="float" office:value="1" calcext:value-type="float">
            <text:p>1,00000</text:p>
          </table:table-cell>
          <table:table-cell table:formula="of:=MAX([$Knn.G65];[$RandomForest.G65];[$BayesNaive.G65])" office:value-type="float" office:value="0.225" calcext:value-type="float">
            <text:p>0,22500</text:p>
          </table:table-cell>
          <table:table-cell table:formula="of:=MAX([$Knn.H65];[$RandomForest.H65];[$BayesNaive.H65])" office:value-type="float" office:value="0.156" calcext:value-type="float">
            <text:p>0,156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lasse_3</text:p>
          </table:table-cell>
          <table:table-cell table:formula="of:=IF(MAX([.D66:.M66])=[.D66];&quot;ACERTO&quot;;&quot;ERRO&quot;)" office:value-type="string" office:string-value="ERRO" calcext:value-type="string">
            <text:p>ERRO</text:p>
          </table:table-cell>
          <table:table-cell table:formula="of:=MAX([$Knn.D66];[$RandomForest.D66];[$BayesNaive.D66])" office:value-type="float" office:value="0.358" calcext:value-type="float">
            <text:p>0,35800</text:p>
          </table:table-cell>
          <table:table-cell table:formula="of:=MAX([$Knn.E66];[$RandomForest.E66];[$BayesNaive.E66])" office:value-type="float" office:value="0.201" calcext:value-type="float">
            <text:p>0,20100</text:p>
          </table:table-cell>
          <table:table-cell table:formula="of:=MAX([$Knn.F66];[$RandomForest.F66];[$BayesNaive.F66])" office:value-type="float" office:value="1" calcext:value-type="float">
            <text:p>1,00000</text:p>
          </table:table-cell>
          <table:table-cell table:formula="of:=MAX([$Knn.G66];[$RandomForest.G66];[$BayesNaive.G66])" office:value-type="float" office:value="0.078" calcext:value-type="float">
            <text:p>0,07800</text:p>
          </table:table-cell>
          <table:table-cell table:formula="of:=MAX([$Knn.H66];[$RandomForest.H66];[$BayesNaive.H66])" office:value-type="float" office:value="0.004" calcext:value-type="float">
            <text:p>0,004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lasse_3</text:p>
          </table:table-cell>
          <table:table-cell table:formula="of:=IF(MAX([.D67:.M67])=[.D67];&quot;ACERTO&quot;;&quot;ERRO&quot;)" office:value-type="string" office:string-value="ERRO" calcext:value-type="string">
            <text:p>ERRO</text:p>
          </table:table-cell>
          <table:table-cell table:formula="of:=MAX([$Knn.D67];[$RandomForest.D67];[$BayesNaive.D67])" office:value-type="float" office:value="0.983" calcext:value-type="float">
            <text:p>0,98300</text:p>
          </table:table-cell>
          <table:table-cell table:formula="of:=MAX([$Knn.E67];[$RandomForest.E67];[$BayesNaive.E67])" office:value-type="float" office:value="0.011" calcext:value-type="float">
            <text:p>0,01100</text:p>
          </table:table-cell>
          <table:table-cell table:formula="of:=MAX([$Knn.F67];[$RandomForest.F67];[$BayesNaive.F67])" office:value-type="float" office:value="1" calcext:value-type="float">
            <text:p>1,00000</text:p>
          </table:table-cell>
          <table:table-cell table:formula="of:=MAX([$Knn.G67];[$RandomForest.G67];[$BayesNaive.G67])" office:value-type="float" office:value="0.022" calcext:value-type="float">
            <text:p>0,02200</text:p>
          </table:table-cell>
          <table:table-cell table:formula="of:=MAX([$Knn.H67];[$RandomForest.H67];[$BayesNaive.H67])" office:value-type="float" office:value="0.015" calcext:value-type="float">
            <text:p>0,015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lasse_3</text:p>
          </table:table-cell>
          <table:table-cell table:formula="of:=IF(MAX([.D68:.M68])=[.D68];&quot;ACERTO&quot;;&quot;ERRO&quot;)" office:value-type="string" office:string-value="ERRO" calcext:value-type="string">
            <text:p>ERRO</text:p>
          </table:table-cell>
          <table:table-cell table:formula="of:=MAX([$Knn.D68];[$RandomForest.D68];[$BayesNaive.D68])" office:value-type="float" office:value="0.983" calcext:value-type="float">
            <text:p>0,98300</text:p>
          </table:table-cell>
          <table:table-cell table:formula="of:=MAX([$Knn.E68];[$RandomForest.E68];[$BayesNaive.E68])" office:value-type="float" office:value="0.111" calcext:value-type="float">
            <text:p>0,11100</text:p>
          </table:table-cell>
          <table:table-cell table:formula="of:=MAX([$Knn.F68];[$RandomForest.F68];[$BayesNaive.F68])" office:value-type="float" office:value="1" calcext:value-type="float">
            <text:p>1,00000</text:p>
          </table:table-cell>
          <table:table-cell table:formula="of:=MAX([$Knn.G68];[$RandomForest.G68];[$BayesNaive.G68])" office:value-type="float" office:value="0.227" calcext:value-type="float">
            <text:p>0,22700</text:p>
          </table:table-cell>
          <table:table-cell table:formula="of:=MAX([$Knn.H68];[$RandomForest.H68];[$BayesNaive.H68])" office:value-type="float" office:value="0.2" calcext:value-type="float">
            <text:p>0,200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lasse_3</text:p>
          </table:table-cell>
          <table:table-cell table:formula="of:=IF(MAX([.D69:.M69])=[.D69];&quot;ACERTO&quot;;&quot;ERRO&quot;)" office:value-type="string" office:string-value="ERRO" calcext:value-type="string">
            <text:p>ERRO</text:p>
          </table:table-cell>
          <table:table-cell table:formula="of:=MAX([$Knn.D69];[$RandomForest.D69];[$BayesNaive.D69])" office:value-type="float" office:value="0.012" calcext:value-type="float">
            <text:p>0,01200</text:p>
          </table:table-cell>
          <table:table-cell table:formula="of:=MAX([$Knn.E69];[$RandomForest.E69];[$BayesNaive.E69])" office:value-type="float" office:value="0.983" calcext:value-type="float">
            <text:p>0,98300</text:p>
          </table:table-cell>
          <table:table-cell table:formula="of:=MAX([$Knn.F69];[$RandomForest.F69];[$BayesNaive.F69])" office:value-type="float" office:value="1" calcext:value-type="float">
            <text:p>1,00000</text:p>
          </table:table-cell>
          <table:table-cell table:formula="of:=MAX([$Knn.G69];[$RandomForest.G69];[$BayesNaive.G69])" office:value-type="float" office:value="0.006" calcext:value-type="float">
            <text:p>0,00600</text:p>
          </table:table-cell>
          <table:table-cell table:formula="of:=MAX([$Knn.H69];[$RandomForest.H69];[$BayesNaive.H69])" office:value-type="float" office:value="0.008" calcext:value-type="float">
            <text:p>0,008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lasse_3</text:p>
          </table:table-cell>
          <table:table-cell table:formula="of:=IF(MAX([.D70:.M70])=[.D70];&quot;ACERTO&quot;;&quot;ERRO&quot;)" office:value-type="string" office:string-value="ERRO" calcext:value-type="string">
            <text:p>ERRO</text:p>
          </table:table-cell>
          <table:table-cell table:formula="of:=MAX([$Knn.D70];[$RandomForest.D70];[$BayesNaive.D70])" office:value-type="float" office:value="0.983" calcext:value-type="float">
            <text:p>0,98300</text:p>
          </table:table-cell>
          <table:table-cell table:formula="of:=MAX([$Knn.E70];[$RandomForest.E70];[$BayesNaive.E70])" office:value-type="float" office:value="0.06" calcext:value-type="float">
            <text:p>0,06000</text:p>
          </table:table-cell>
          <table:table-cell table:formula="of:=MAX([$Knn.F70];[$RandomForest.F70];[$BayesNaive.F70])" office:value-type="float" office:value="1" calcext:value-type="float">
            <text:p>1,00000</text:p>
          </table:table-cell>
          <table:table-cell table:formula="of:=MAX([$Knn.G70];[$RandomForest.G70];[$BayesNaive.G70])" office:value-type="float" office:value="0.396" calcext:value-type="float">
            <text:p>0,39600</text:p>
          </table:table-cell>
          <table:table-cell table:formula="of:=MAX([$Knn.H70];[$RandomForest.H70];[$BayesNaive.H70])" office:value-type="float" office:value="0.235" calcext:value-type="float">
            <text:p>0,235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lasse_3</text:p>
          </table:table-cell>
          <table:table-cell table:formula="of:=IF(MAX([.D71:.M71])=[.D71];&quot;ACERTO&quot;;&quot;ERRO&quot;)" office:value-type="string" office:string-value="ERRO" calcext:value-type="string">
            <text:p>ERRO</text:p>
          </table:table-cell>
          <table:table-cell table:formula="of:=MAX([$Knn.D71];[$RandomForest.D71];[$BayesNaive.D71])" office:value-type="float" office:value="0.063" calcext:value-type="float">
            <text:p>0,06300</text:p>
          </table:table-cell>
          <table:table-cell table:formula="of:=MAX([$Knn.E71];[$RandomForest.E71];[$BayesNaive.E71])" office:value-type="float" office:value="0.029" calcext:value-type="float">
            <text:p>0,02900</text:p>
          </table:table-cell>
          <table:table-cell table:formula="of:=MAX([$Knn.F71];[$RandomForest.F71];[$BayesNaive.F71])" office:value-type="float" office:value="1" calcext:value-type="float">
            <text:p>1,00000</text:p>
          </table:table-cell>
          <table:table-cell table:formula="of:=MAX([$Knn.G71];[$RandomForest.G71];[$BayesNaive.G71])" office:value-type="float" office:value="0.983" calcext:value-type="float">
            <text:p>0,98300</text:p>
          </table:table-cell>
          <table:table-cell table:formula="of:=MAX([$Knn.H71];[$RandomForest.H71];[$BayesNaive.H71])" office:value-type="float" office:value="0.027" calcext:value-type="float">
            <text:p>0,027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lasse_3</text:p>
          </table:table-cell>
          <table:table-cell table:formula="of:=IF(MAX([.D72:.M72])=[.D72];&quot;ACERTO&quot;;&quot;ERRO&quot;)" office:value-type="string" office:string-value="ERRO" calcext:value-type="string">
            <text:p>ERRO</text:p>
          </table:table-cell>
          <table:table-cell table:formula="of:=MAX([$Knn.D72];[$RandomForest.D72];[$BayesNaive.D72])" office:value-type="float" office:value="0.042" calcext:value-type="float">
            <text:p>0,04200</text:p>
          </table:table-cell>
          <table:table-cell table:formula="of:=MAX([$Knn.E72];[$RandomForest.E72];[$BayesNaive.E72])" office:value-type="float" office:value="0.018" calcext:value-type="float">
            <text:p>0,01800</text:p>
          </table:table-cell>
          <table:table-cell table:formula="of:=MAX([$Knn.F72];[$RandomForest.F72];[$BayesNaive.F72])" office:value-type="float" office:value="1" calcext:value-type="float">
            <text:p>1,00000</text:p>
          </table:table-cell>
          <table:table-cell table:formula="of:=MAX([$Knn.G72];[$RandomForest.G72];[$BayesNaive.G72])" office:value-type="float" office:value="0.983" calcext:value-type="float">
            <text:p>0,98300</text:p>
          </table:table-cell>
          <table:table-cell table:formula="of:=MAX([$Knn.H72];[$RandomForest.H72];[$BayesNaive.H72])" office:value-type="float" office:value="0.019" calcext:value-type="float">
            <text:p>0,019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lasse_3</text:p>
          </table:table-cell>
          <table:table-cell table:formula="of:=IF(MAX([.D73:.M73])=[.D73];&quot;ACERTO&quot;;&quot;ERRO&quot;)" office:value-type="string" office:string-value="ERRO" calcext:value-type="string">
            <text:p>ERRO</text:p>
          </table:table-cell>
          <table:table-cell table:formula="of:=MAX([$Knn.D73];[$RandomForest.D73];[$BayesNaive.D73])" office:value-type="float" office:value="0.024" calcext:value-type="float">
            <text:p>0,02400</text:p>
          </table:table-cell>
          <table:table-cell table:formula="of:=MAX([$Knn.E73];[$RandomForest.E73];[$BayesNaive.E73])" office:value-type="float" office:value="0.497" calcext:value-type="float">
            <text:p>0,49700</text:p>
          </table:table-cell>
          <table:table-cell table:formula="of:=MAX([$Knn.F73];[$RandomForest.F73];[$BayesNaive.F73])" office:value-type="float" office:value="1" calcext:value-type="float">
            <text:p>1,00000</text:p>
          </table:table-cell>
          <table:table-cell table:formula="of:=MAX([$Knn.G73];[$RandomForest.G73];[$BayesNaive.G73])" office:value-type="float" office:value="0.013" calcext:value-type="float">
            <text:p>0,01300</text:p>
          </table:table-cell>
          <table:table-cell table:formula="of:=MAX([$Knn.H73];[$RandomForest.H73];[$BayesNaive.H73])" office:value-type="float" office:value="0.011" calcext:value-type="float">
            <text:p>0,01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lasse_3</text:p>
          </table:table-cell>
          <table:table-cell table:formula="of:=IF(MAX([.D74:.M74])=[.D74];&quot;ACERTO&quot;;&quot;ERRO&quot;)" office:value-type="string" office:string-value="ERRO" calcext:value-type="string">
            <text:p>ERRO</text:p>
          </table:table-cell>
          <table:table-cell table:formula="of:=MAX([$Knn.D74];[$RandomForest.D74];[$BayesNaive.D74])" office:value-type="float" office:value="0.029" calcext:value-type="float">
            <text:p>0,02900</text:p>
          </table:table-cell>
          <table:table-cell table:formula="of:=MAX([$Knn.E74];[$RandomForest.E74];[$BayesNaive.E74])" office:value-type="float" office:value="0.013" calcext:value-type="float">
            <text:p>0,01300</text:p>
          </table:table-cell>
          <table:table-cell table:formula="of:=MAX([$Knn.F74];[$RandomForest.F74];[$BayesNaive.F74])" office:value-type="float" office:value="1" calcext:value-type="float">
            <text:p>1,00000</text:p>
          </table:table-cell>
          <table:table-cell table:formula="of:=MAX([$Knn.G74];[$RandomForest.G74];[$BayesNaive.G74])" office:value-type="float" office:value="0.015" calcext:value-type="float">
            <text:p>0,01500</text:p>
          </table:table-cell>
          <table:table-cell table:formula="of:=MAX([$Knn.H74];[$RandomForest.H74];[$BayesNaive.H74])" office:value-type="float" office:value="0.017" calcext:value-type="float">
            <text:p>0,017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lasse_3</text:p>
          </table:table-cell>
          <table:table-cell table:formula="of:=IF(MAX([.D75:.M75])=[.D75];&quot;ACERTO&quot;;&quot;ERRO&quot;)" office:value-type="string" office:string-value="ACERTO" calcext:value-type="string">
            <text:p>ACERTO</text:p>
          </table:table-cell>
          <table:table-cell table:formula="of:=MAX([$Knn.D75];[$RandomForest.D75];[$BayesNaive.D75])" office:value-type="float" office:value="0.983" calcext:value-type="float">
            <text:p>0,98300</text:p>
          </table:table-cell>
          <table:table-cell table:formula="of:=MAX([$Knn.E75];[$RandomForest.E75];[$BayesNaive.E75])" office:value-type="float" office:value="0.08" calcext:value-type="float">
            <text:p>0,08000</text:p>
          </table:table-cell>
          <table:table-cell table:formula="of:=MAX([$Knn.F75];[$RandomForest.F75];[$BayesNaive.F75])" office:value-type="float" office:value="0.744" calcext:value-type="float">
            <text:p>0,74400</text:p>
          </table:table-cell>
          <table:table-cell table:formula="of:=MAX([$Knn.G75];[$RandomForest.G75];[$BayesNaive.G75])" office:value-type="float" office:value="0.9" calcext:value-type="float">
            <text:p>0,90000</text:p>
          </table:table-cell>
          <table:table-cell table:formula="of:=MAX([$Knn.H75];[$RandomForest.H75];[$BayesNaive.H75])" office:value-type="float" office:value="0.034" calcext:value-type="float">
            <text:p>0,034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lasse_3</text:p>
          </table:table-cell>
          <table:table-cell table:formula="of:=IF(MAX([.D76:.M76])=[.D76];&quot;ACERTO&quot;;&quot;ERRO&quot;)" office:value-type="string" office:string-value="ACERTO" calcext:value-type="string">
            <text:p>ACERTO</text:p>
          </table:table-cell>
          <table:table-cell table:formula="of:=MAX([$Knn.D76];[$RandomForest.D76];[$BayesNaive.D76])" office:value-type="float" office:value="0.983" calcext:value-type="float">
            <text:p>0,98300</text:p>
          </table:table-cell>
          <table:table-cell table:formula="of:=MAX([$Knn.E76];[$RandomForest.E76];[$BayesNaive.E76])" office:value-type="float" office:value="0.015" calcext:value-type="float">
            <text:p>0,01500</text:p>
          </table:table-cell>
          <table:table-cell table:formula="of:=MAX([$Knn.F76];[$RandomForest.F76];[$BayesNaive.F76])" office:value-type="float" office:value="0.91" calcext:value-type="float">
            <text:p>0,91000</text:p>
          </table:table-cell>
          <table:table-cell table:formula="of:=MAX([$Knn.G76];[$RandomForest.G76];[$BayesNaive.G76])" office:value-type="float" office:value="0.1" calcext:value-type="float">
            <text:p>0,10000</text:p>
          </table:table-cell>
          <table:table-cell table:formula="of:=MAX([$Knn.H76];[$RandomForest.H76];[$BayesNaive.H76])" office:value-type="float" office:value="0.9" calcext:value-type="float">
            <text:p>0,90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lasse_3</text:p>
          </table:table-cell>
          <table:table-cell table:formula="of:=IF(MAX([.D77:.M77])=[.D77];&quot;ACERTO&quot;;&quot;ERRO&quot;)" office:value-type="string" office:string-value="ERRO" calcext:value-type="string">
            <text:p>ERRO</text:p>
          </table:table-cell>
          <table:table-cell table:formula="of:=MAX([$Knn.D77];[$RandomForest.D77];[$BayesNaive.D77])" office:value-type="float" office:value="0.081" calcext:value-type="float">
            <text:p>0,08100</text:p>
          </table:table-cell>
          <table:table-cell table:formula="of:=MAX([$Knn.E77];[$RandomForest.E77];[$BayesNaive.E77])" office:value-type="float" office:value="0.037" calcext:value-type="float">
            <text:p>0,03700</text:p>
          </table:table-cell>
          <table:table-cell table:formula="of:=MAX([$Knn.F77];[$RandomForest.F77];[$BayesNaive.F77])" office:value-type="float" office:value="0.811" calcext:value-type="float">
            <text:p>0,81100</text:p>
          </table:table-cell>
          <table:table-cell table:formula="of:=MAX([$Knn.G77];[$RandomForest.G77];[$BayesNaive.G77])" office:value-type="float" office:value="1" calcext:value-type="float">
            <text:p>1,00000</text:p>
          </table:table-cell>
          <table:table-cell table:formula="of:=MAX([$Knn.H77];[$RandomForest.H77];[$BayesNaive.H77])" office:value-type="float" office:value="0.032" calcext:value-type="float">
            <text:p>0,032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lasse_3</text:p>
          </table:table-cell>
          <table:table-cell table:formula="of:=IF(MAX([.D78:.M78])=[.D78];&quot;ACERTO&quot;;&quot;ERRO&quot;)" office:value-type="string" office:string-value="ERRO" calcext:value-type="string">
            <text:p>ERRO</text:p>
          </table:table-cell>
          <table:table-cell table:formula="of:=MAX([$Knn.D78];[$RandomForest.D78];[$BayesNaive.D78])" office:value-type="float" office:value="0.081" calcext:value-type="float">
            <text:p>0,08100</text:p>
          </table:table-cell>
          <table:table-cell table:formula="of:=MAX([$Knn.E78];[$RandomForest.E78];[$BayesNaive.E78])" office:value-type="float" office:value="0.037" calcext:value-type="float">
            <text:p>0,03700</text:p>
          </table:table-cell>
          <table:table-cell table:formula="of:=MAX([$Knn.F78];[$RandomForest.F78];[$BayesNaive.F78])" office:value-type="float" office:value="0.811" calcext:value-type="float">
            <text:p>0,81100</text:p>
          </table:table-cell>
          <table:table-cell table:formula="of:=MAX([$Knn.G78];[$RandomForest.G78];[$BayesNaive.G78])" office:value-type="float" office:value="1" calcext:value-type="float">
            <text:p>1,00000</text:p>
          </table:table-cell>
          <table:table-cell table:formula="of:=MAX([$Knn.H78];[$RandomForest.H78];[$BayesNaive.H78])" office:value-type="float" office:value="0.032" calcext:value-type="float">
            <text:p>0,032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lasse_3</text:p>
          </table:table-cell>
          <table:table-cell table:formula="of:=IF(MAX([.D79:.M79])=[.D79];&quot;ACERTO&quot;;&quot;ERRO&quot;)" office:value-type="string" office:string-value="ACERTO" calcext:value-type="string">
            <text:p>ACERTO</text:p>
          </table:table-cell>
          <table:table-cell table:formula="of:=MAX([$Knn.D79];[$RandomForest.D79];[$BayesNaive.D79])" office:value-type="float" office:value="0.983" calcext:value-type="float">
            <text:p>0,98300</text:p>
          </table:table-cell>
          <table:table-cell table:formula="of:=MAX([$Knn.E79];[$RandomForest.E79];[$BayesNaive.E79])" office:value-type="float" office:value="0.018" calcext:value-type="float">
            <text:p>0,01800</text:p>
          </table:table-cell>
          <table:table-cell table:formula="of:=MAX([$Knn.F79];[$RandomForest.F79];[$BayesNaive.F79])" office:value-type="float" office:value="0.885" calcext:value-type="float">
            <text:p>0,88500</text:p>
          </table:table-cell>
          <table:table-cell table:formula="of:=MAX([$Knn.G79];[$RandomForest.G79];[$BayesNaive.G79])" office:value-type="float" office:value="0.8" calcext:value-type="float">
            <text:p>0,80000</text:p>
          </table:table-cell>
          <table:table-cell table:formula="of:=MAX([$Knn.H79];[$RandomForest.H79];[$BayesNaive.H79])" office:value-type="float" office:value="0.023" calcext:value-type="float">
            <text:p>0,023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lasse_3</text:p>
          </table:table-cell>
          <table:table-cell table:formula="of:=IF(MAX([.D80:.M80])=[.D80];&quot;ACERTO&quot;;&quot;ERRO&quot;)" office:value-type="string" office:string-value="ERRO" calcext:value-type="string">
            <text:p>ERRO</text:p>
          </table:table-cell>
          <table:table-cell table:formula="of:=MAX([$Knn.D80];[$RandomForest.D80];[$BayesNaive.D80])" office:value-type="float" office:value="0.6" calcext:value-type="float">
            <text:p>0,60000</text:p>
          </table:table-cell>
          <table:table-cell table:formula="of:=MAX([$Knn.E80];[$RandomForest.E80];[$BayesNaive.E80])" office:value-type="float" office:value="0.983" calcext:value-type="float">
            <text:p>0,98300</text:p>
          </table:table-cell>
          <table:table-cell table:formula="of:=MAX([$Knn.F80];[$RandomForest.F80];[$BayesNaive.F80])" office:value-type="float" office:value="0.912" calcext:value-type="float">
            <text:p>0,91200</text:p>
          </table:table-cell>
          <table:table-cell table:formula="of:=MAX([$Knn.G80];[$RandomForest.G80];[$BayesNaive.G80])" office:value-type="float" office:value="0.4" calcext:value-type="float">
            <text:p>0,40000</text:p>
          </table:table-cell>
          <table:table-cell table:formula="of:=MAX([$Knn.H80];[$RandomForest.H80];[$BayesNaive.H80])" office:value-type="float" office:value="0.004" calcext:value-type="float">
            <text:p>0,004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lasse_3</text:p>
          </table:table-cell>
          <table:table-cell table:formula="of:=IF(MAX([.D81:.M81])=[.D81];&quot;ACERTO&quot;;&quot;ERRO&quot;)" office:value-type="string" office:string-value="ACERTO" calcext:value-type="string">
            <text:p>ACERTO</text:p>
          </table:table-cell>
          <table:table-cell table:formula="of:=MAX([$Knn.D81];[$RandomForest.D81];[$BayesNaive.D81])" office:value-type="float" office:value="0.983" calcext:value-type="float">
            <text:p>0,98300</text:p>
          </table:table-cell>
          <table:table-cell table:formula="of:=MAX([$Knn.E81];[$RandomForest.E81];[$BayesNaive.E81])" office:value-type="float" office:value="0.037" calcext:value-type="float">
            <text:p>0,03700</text:p>
          </table:table-cell>
          <table:table-cell table:formula="of:=MAX([$Knn.F81];[$RandomForest.F81];[$BayesNaive.F81])" office:value-type="float" office:value="0.752" calcext:value-type="float">
            <text:p>0,75200</text:p>
          </table:table-cell>
          <table:table-cell table:formula="of:=MAX([$Knn.G81];[$RandomForest.G81];[$BayesNaive.G81])" office:value-type="float" office:value="0.7" calcext:value-type="float">
            <text:p>0,70000</text:p>
          </table:table-cell>
          <table:table-cell table:formula="of:=MAX([$Knn.H81];[$RandomForest.H81];[$BayesNaive.H81])" office:value-type="float" office:value="0.053" calcext:value-type="float">
            <text:p>0,053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lasse_3</text:p>
          </table:table-cell>
          <table:table-cell table:formula="of:=IF(MAX([.D82:.M82])=[.D82];&quot;ACERTO&quot;;&quot;ERRO&quot;)" office:value-type="string" office:string-value="ERRO" calcext:value-type="string">
            <text:p>ERRO</text:p>
          </table:table-cell>
          <table:table-cell table:formula="of:=MAX([$Knn.D82];[$RandomForest.D82];[$BayesNaive.D82])" office:value-type="float" office:value="0.983" calcext:value-type="float">
            <text:p>0,98300</text:p>
          </table:table-cell>
          <table:table-cell table:formula="of:=MAX([$Knn.E82];[$RandomForest.E82];[$BayesNaive.E82])" office:value-type="float" office:value="0.008" calcext:value-type="float">
            <text:p>0,00800</text:p>
          </table:table-cell>
          <table:table-cell table:formula="of:=MAX([$Knn.F82];[$RandomForest.F82];[$BayesNaive.F82])" office:value-type="float" office:value="0.955" calcext:value-type="float">
            <text:p>0,95500</text:p>
          </table:table-cell>
          <table:table-cell table:formula="of:=MAX([$Knn.G82];[$RandomForest.G82];[$BayesNaive.G82])" office:value-type="float" office:value="1" calcext:value-type="float">
            <text:p>1,00000</text:p>
          </table:table-cell>
          <table:table-cell table:formula="of:=MAX([$Knn.H82];[$RandomForest.H82];[$BayesNaive.H82])" office:value-type="float" office:value="0.006" calcext:value-type="float">
            <text:p>0,006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lasse_3</text:p>
          </table:table-cell>
          <table:table-cell table:formula="of:=IF(MAX([.D83:.M83])=[.D83];&quot;ACERTO&quot;;&quot;ERRO&quot;)" office:value-type="string" office:string-value="ERRO" calcext:value-type="string">
            <text:p>ERRO</text:p>
          </table:table-cell>
          <table:table-cell table:formula="of:=MAX([$Knn.D83];[$RandomForest.D83];[$BayesNaive.D83])" office:value-type="float" office:value="0.025" calcext:value-type="float">
            <text:p>0,02500</text:p>
          </table:table-cell>
          <table:table-cell table:formula="of:=MAX([$Knn.E83];[$RandomForest.E83];[$BayesNaive.E83])" office:value-type="float" office:value="0.983" calcext:value-type="float">
            <text:p>0,98300</text:p>
          </table:table-cell>
          <table:table-cell table:formula="of:=MAX([$Knn.F83];[$RandomForest.F83];[$BayesNaive.F83])" office:value-type="float" office:value="0.947" calcext:value-type="float">
            <text:p>0,94700</text:p>
          </table:table-cell>
          <table:table-cell table:formula="of:=MAX([$Knn.G83];[$RandomForest.G83];[$BayesNaive.G83])" office:value-type="float" office:value="1" calcext:value-type="float">
            <text:p>1,00000</text:p>
          </table:table-cell>
          <table:table-cell table:formula="of:=MAX([$Knn.H83];[$RandomForest.H83];[$BayesNaive.H83])" office:value-type="float" office:value="0.009" calcext:value-type="float">
            <text:p>0,009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lasse_3</text:p>
          </table:table-cell>
          <table:table-cell table:formula="of:=IF(MAX([.D84:.M84])=[.D84];&quot;ACERTO&quot;;&quot;ERRO&quot;)" office:value-type="string" office:string-value="ERRO" calcext:value-type="string">
            <text:p>ERRO</text:p>
          </table:table-cell>
          <table:table-cell table:formula="of:=MAX([$Knn.D84];[$RandomForest.D84];[$BayesNaive.D84])" office:value-type="float" office:value="0.983" calcext:value-type="float">
            <text:p>0,98300</text:p>
          </table:table-cell>
          <table:table-cell table:formula="of:=MAX([$Knn.E84];[$RandomForest.E84];[$BayesNaive.E84])" office:value-type="float" office:value="0.279" calcext:value-type="float">
            <text:p>0,27900</text:p>
          </table:table-cell>
          <table:table-cell table:formula="of:=MAX([$Knn.F84];[$RandomForest.F84];[$BayesNaive.F84])" office:value-type="float" office:value="0.265" calcext:value-type="float">
            <text:p>0,26500</text:p>
          </table:table-cell>
          <table:table-cell table:formula="of:=MAX([$Knn.G84];[$RandomForest.G84];[$BayesNaive.G84])" office:value-type="float" office:value="1" calcext:value-type="float">
            <text:p>1,00000</text:p>
          </table:table-cell>
          <table:table-cell table:formula="of:=MAX([$Knn.H84];[$RandomForest.H84];[$BayesNaive.H84])" office:value-type="float" office:value="0.004" calcext:value-type="float">
            <text:p>0,004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lasse_3</text:p>
          </table:table-cell>
          <table:table-cell table:formula="of:=IF(MAX([.D85:.M85])=[.D85];&quot;ACERTO&quot;;&quot;ERRO&quot;)" office:value-type="string" office:string-value="ERRO" calcext:value-type="string">
            <text:p>ERRO</text:p>
          </table:table-cell>
          <table:table-cell table:formula="of:=MAX([$Knn.D85];[$RandomForest.D85];[$BayesNaive.D85])" office:value-type="float" office:value="0.004" calcext:value-type="float">
            <text:p>0,00400</text:p>
          </table:table-cell>
          <table:table-cell table:formula="of:=MAX([$Knn.E85];[$RandomForest.E85];[$BayesNaive.E85])" office:value-type="float" office:value="0.004" calcext:value-type="float">
            <text:p>0,00400</text:p>
          </table:table-cell>
          <table:table-cell table:formula="of:=MAX([$Knn.F85];[$RandomForest.F85];[$BayesNaive.F85])" office:value-type="float" office:value="0.004" calcext:value-type="float">
            <text:p>0,00400</text:p>
          </table:table-cell>
          <table:table-cell table:formula="of:=MAX([$Knn.G85];[$RandomForest.G85];[$BayesNaive.G85])" office:value-type="float" office:value="1" calcext:value-type="float">
            <text:p>1,00000</text:p>
          </table:table-cell>
          <table:table-cell table:formula="of:=MAX([$Knn.H85];[$RandomForest.H85];[$BayesNaive.H85])" office:value-type="float" office:value="0.531" calcext:value-type="float">
            <text:p>0,531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lasse_3</text:p>
          </table:table-cell>
          <table:table-cell table:formula="of:=IF(MAX([.D86:.M86])=[.D86];&quot;ACERTO&quot;;&quot;ERRO&quot;)" office:value-type="string" office:string-value="ERRO" calcext:value-type="string">
            <text:p>ERRO</text:p>
          </table:table-cell>
          <table:table-cell table:formula="of:=MAX([$Knn.D86];[$RandomForest.D86];[$BayesNaive.D86])" office:value-type="float" office:value="0.004" calcext:value-type="float">
            <text:p>0,00400</text:p>
          </table:table-cell>
          <table:table-cell table:formula="of:=MAX([$Knn.E86];[$RandomForest.E86];[$BayesNaive.E86])" office:value-type="float" office:value="0.004" calcext:value-type="float">
            <text:p>0,00400</text:p>
          </table:table-cell>
          <table:table-cell table:formula="of:=MAX([$Knn.F86];[$RandomForest.F86];[$BayesNaive.F86])" office:value-type="float" office:value="0.004" calcext:value-type="float">
            <text:p>0,00400</text:p>
          </table:table-cell>
          <table:table-cell table:formula="of:=MAX([$Knn.G86];[$RandomForest.G86];[$BayesNaive.G86])" office:value-type="float" office:value="0.983" calcext:value-type="float">
            <text:p>0,98300</text:p>
          </table:table-cell>
          <table:table-cell table:formula="of:=MAX([$Knn.H86];[$RandomForest.H86];[$BayesNaive.H86])" office:value-type="float" office:value="1" calcext:value-type="float">
            <text:p>1,00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lasse_3</text:p>
          </table:table-cell>
          <table:table-cell table:formula="of:=IF(MAX([.D87:.M87])=[.D87];&quot;ACERTO&quot;;&quot;ERRO&quot;)" office:value-type="string" office:string-value="ERRO" calcext:value-type="string">
            <text:p>ERRO</text:p>
          </table:table-cell>
          <table:table-cell table:formula="of:=MAX([$Knn.D87];[$RandomForest.D87];[$BayesNaive.D87])" office:value-type="float" office:value="0.004" calcext:value-type="float">
            <text:p>0,00400</text:p>
          </table:table-cell>
          <table:table-cell table:formula="of:=MAX([$Knn.E87];[$RandomForest.E87];[$BayesNaive.E87])" office:value-type="float" office:value="0.004" calcext:value-type="float">
            <text:p>0,00400</text:p>
          </table:table-cell>
          <table:table-cell table:formula="of:=MAX([$Knn.F87];[$RandomForest.F87];[$BayesNaive.F87])" office:value-type="float" office:value="0.004" calcext:value-type="float">
            <text:p>0,00400</text:p>
          </table:table-cell>
          <table:table-cell table:formula="of:=MAX([$Knn.G87];[$RandomForest.G87];[$BayesNaive.G87])" office:value-type="float" office:value="0.983" calcext:value-type="float">
            <text:p>0,98300</text:p>
          </table:table-cell>
          <table:table-cell table:formula="of:=MAX([$Knn.H87];[$RandomForest.H87];[$BayesNaive.H87])" office:value-type="float" office:value="0.461" calcext:value-type="float">
            <text:p>0,461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lasse_3</text:p>
          </table:table-cell>
          <table:table-cell table:formula="of:=IF(MAX([.D88:.M88])=[.D88];&quot;ACERTO&quot;;&quot;ERRO&quot;)" office:value-type="string" office:string-value="ERRO" calcext:value-type="string">
            <text:p>ERRO</text:p>
          </table:table-cell>
          <table:table-cell table:formula="of:=MAX([$Knn.D88];[$RandomForest.D88];[$BayesNaive.D88])" office:value-type="float" office:value="0.022" calcext:value-type="float">
            <text:p>0,02200</text:p>
          </table:table-cell>
          <table:table-cell table:formula="of:=MAX([$Knn.E88];[$RandomForest.E88];[$BayesNaive.E88])" office:value-type="float" office:value="0.009" calcext:value-type="float">
            <text:p>0,00900</text:p>
          </table:table-cell>
          <table:table-cell table:formula="of:=MAX([$Knn.F88];[$RandomForest.F88];[$BayesNaive.F88])" office:value-type="float" office:value="0.942" calcext:value-type="float">
            <text:p>0,94200</text:p>
          </table:table-cell>
          <table:table-cell table:formula="of:=MAX([$Knn.G88];[$RandomForest.G88];[$BayesNaive.G88])" office:value-type="float" office:value="0.983" calcext:value-type="float">
            <text:p>0,98300</text:p>
          </table:table-cell>
          <table:table-cell table:formula="of:=MAX([$Knn.H88];[$RandomForest.H88];[$BayesNaive.H88])" office:value-type="float" office:value="1" calcext:value-type="float">
            <text:p>1,00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lasse_3</text:p>
          </table:table-cell>
          <table:table-cell table:formula="of:=IF(MAX([.D89:.M89])=[.D89];&quot;ACERTO&quot;;&quot;ERRO&quot;)" office:value-type="string" office:string-value="ERRO" calcext:value-type="string">
            <text:p>ERRO</text:p>
          </table:table-cell>
          <table:table-cell table:formula="of:=MAX([$Knn.D89];[$RandomForest.D89];[$BayesNaive.D89])" office:value-type="float" office:value="0.023" calcext:value-type="float">
            <text:p>0,02300</text:p>
          </table:table-cell>
          <table:table-cell table:formula="of:=MAX([$Knn.E89];[$RandomForest.E89];[$BayesNaive.E89])" office:value-type="float" office:value="0.011" calcext:value-type="float">
            <text:p>0,01100</text:p>
          </table:table-cell>
          <table:table-cell table:formula="of:=MAX([$Knn.F89];[$RandomForest.F89];[$BayesNaive.F89])" office:value-type="float" office:value="0.931" calcext:value-type="float">
            <text:p>0,93100</text:p>
          </table:table-cell>
          <table:table-cell table:formula="of:=MAX([$Knn.G89];[$RandomForest.G89];[$BayesNaive.G89])" office:value-type="float" office:value="0.983" calcext:value-type="float">
            <text:p>0,98300</text:p>
          </table:table-cell>
          <table:table-cell table:formula="of:=MAX([$Knn.H89];[$RandomForest.H89];[$BayesNaive.H89])" office:value-type="float" office:value="1" calcext:value-type="float">
            <text:p>1,000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lasse_3</text:p>
          </table:table-cell>
          <table:table-cell table:formula="of:=IF(MAX([.D90:.M90])=[.D90];&quot;ACERTO&quot;;&quot;ERRO&quot;)" office:value-type="string" office:string-value="ERRO" calcext:value-type="string">
            <text:p>ERRO</text:p>
          </table:table-cell>
          <table:table-cell table:formula="of:=MAX([$Knn.D90];[$RandomForest.D90];[$BayesNaive.D90])" office:value-type="float" office:value="0.021" calcext:value-type="float">
            <text:p>0,02100</text:p>
          </table:table-cell>
          <table:table-cell table:formula="of:=MAX([$Knn.E90];[$RandomForest.E90];[$BayesNaive.E90])" office:value-type="float" office:value="0.009" calcext:value-type="float">
            <text:p>0,00900</text:p>
          </table:table-cell>
          <table:table-cell table:formula="of:=MAX([$Knn.F90];[$RandomForest.F90];[$BayesNaive.F90])" office:value-type="float" office:value="0.938" calcext:value-type="float">
            <text:p>0,93800</text:p>
          </table:table-cell>
          <table:table-cell table:formula="of:=MAX([$Knn.G90];[$RandomForest.G90];[$BayesNaive.G90])" office:value-type="float" office:value="0.018" calcext:value-type="float">
            <text:p>0,01800</text:p>
          </table:table-cell>
          <table:table-cell table:formula="of:=MAX([$Knn.H90];[$RandomForest.H90];[$BayesNaive.H90])" office:value-type="float" office:value="1" calcext:value-type="float">
            <text:p>1,000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lasse_3</text:p>
          </table:table-cell>
          <table:table-cell table:formula="of:=IF(MAX([.D91:.M91])=[.D91];&quot;ACERTO&quot;;&quot;ERRO&quot;)" office:value-type="string" office:string-value="ERRO" calcext:value-type="string">
            <text:p>ERRO</text:p>
          </table:table-cell>
          <table:table-cell table:formula="of:=MAX([$Knn.D91];[$RandomForest.D91];[$BayesNaive.D91])" office:value-type="float" office:value="0.021" calcext:value-type="float">
            <text:p>0,02100</text:p>
          </table:table-cell>
          <table:table-cell table:formula="of:=MAX([$Knn.E91];[$RandomForest.E91];[$BayesNaive.E91])" office:value-type="float" office:value="0.009" calcext:value-type="float">
            <text:p>0,00900</text:p>
          </table:table-cell>
          <table:table-cell table:formula="of:=MAX([$Knn.F91];[$RandomForest.F91];[$BayesNaive.F91])" office:value-type="float" office:value="0.938" calcext:value-type="float">
            <text:p>0,93800</text:p>
          </table:table-cell>
          <table:table-cell table:formula="of:=MAX([$Knn.G91];[$RandomForest.G91];[$BayesNaive.G91])" office:value-type="float" office:value="0.018" calcext:value-type="float">
            <text:p>0,01800</text:p>
          </table:table-cell>
          <table:table-cell table:formula="of:=MAX([$Knn.H91];[$RandomForest.H91];[$BayesNaive.H91])" office:value-type="float" office:value="1" calcext:value-type="float">
            <text:p>1,000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lasse_3</text:p>
          </table:table-cell>
          <table:table-cell table:formula="of:=IF(MAX([.D92:.M92])=[.D92];&quot;ACERTO&quot;;&quot;ERRO&quot;)" office:value-type="string" office:string-value="ERRO" calcext:value-type="string">
            <text:p>ERRO</text:p>
          </table:table-cell>
          <table:table-cell table:formula="of:=MAX([$Knn.D92];[$RandomForest.D92];[$BayesNaive.D92])" office:value-type="float" office:value="0.217" calcext:value-type="float">
            <text:p>0,21700</text:p>
          </table:table-cell>
          <table:table-cell table:formula="of:=MAX([$Knn.E92];[$RandomForest.E92];[$BayesNaive.E92])" office:value-type="float" office:value="0.983" calcext:value-type="float">
            <text:p>0,98300</text:p>
          </table:table-cell>
          <table:table-cell table:formula="of:=MAX([$Knn.F92];[$RandomForest.F92];[$BayesNaive.F92])" office:value-type="float" office:value="0.004" calcext:value-type="float">
            <text:p>0,00400</text:p>
          </table:table-cell>
          <table:table-cell table:formula="of:=MAX([$Knn.G92];[$RandomForest.G92];[$BayesNaive.G92])" office:value-type="float" office:value="0.779" calcext:value-type="float">
            <text:p>0,77900</text:p>
          </table:table-cell>
          <table:table-cell table:formula="of:=MAX([$Knn.H92];[$RandomForest.H92];[$BayesNaive.H92])" office:value-type="float" office:value="1" calcext:value-type="float">
            <text:p>1,000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lasse_4</text:p>
          </table:table-cell>
          <table:table-cell table:formula="of:=IF(MAX([.D93:.M93])=[.D93];&quot;ACERTO&quot;;&quot;ERRO&quot;)" office:value-type="string" office:string-value="ERRO" calcext:value-type="string">
            <text:p>ERRO</text:p>
          </table:table-cell>
          <table:table-cell table:formula="of:=MAX([$Knn.D93];[$RandomForest.D93];[$BayesNaive.D93])" office:value-type="float" office:value="0.024" calcext:value-type="float">
            <text:p>0,02400</text:p>
          </table:table-cell>
          <table:table-cell table:formula="of:=MAX([$Knn.E93];[$RandomForest.E93];[$BayesNaive.E93])" office:value-type="float" office:value="0.004" calcext:value-type="float">
            <text:p>0,00400</text:p>
          </table:table-cell>
          <table:table-cell table:formula="of:=MAX([$Knn.F93];[$RandomForest.F93];[$BayesNaive.F93])" office:value-type="float" office:value="0.004" calcext:value-type="float">
            <text:p>0,00400</text:p>
          </table:table-cell>
          <table:table-cell table:formula="of:=MAX([$Knn.G93];[$RandomForest.G93];[$BayesNaive.G93])" office:value-type="float" office:value="0.983" calcext:value-type="float">
            <text:p>0,98300</text:p>
          </table:table-cell>
          <table:table-cell table:formula="of:=MAX([$Knn.H93];[$RandomForest.H93];[$BayesNaive.H93])" office:value-type="float" office:value="1" calcext:value-type="float">
            <text:p>1,000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lasse_4</text:p>
          </table:table-cell>
          <table:table-cell table:formula="of:=IF(MAX([.D94:.M94])=[.D94];&quot;ACERTO&quot;;&quot;ERRO&quot;)" office:value-type="string" office:string-value="ERRO" calcext:value-type="string">
            <text:p>ERRO</text:p>
          </table:table-cell>
          <table:table-cell table:formula="of:=MAX([$Knn.D94];[$RandomForest.D94];[$BayesNaive.D94])" office:value-type="float" office:value="0.004" calcext:value-type="float">
            <text:p>0,00400</text:p>
          </table:table-cell>
          <table:table-cell table:formula="of:=MAX([$Knn.E94];[$RandomForest.E94];[$BayesNaive.E94])" office:value-type="float" office:value="0.004" calcext:value-type="float">
            <text:p>0,00400</text:p>
          </table:table-cell>
          <table:table-cell table:formula="of:=MAX([$Knn.F94];[$RandomForest.F94];[$BayesNaive.F94])" office:value-type="float" office:value="0.004" calcext:value-type="float">
            <text:p>0,00400</text:p>
          </table:table-cell>
          <table:table-cell table:formula="of:=MAX([$Knn.G94];[$RandomForest.G94];[$BayesNaive.G94])" office:value-type="float" office:value="0.983" calcext:value-type="float">
            <text:p>0,98300</text:p>
          </table:table-cell>
          <table:table-cell table:formula="of:=MAX([$Knn.H94];[$RandomForest.H94];[$BayesNaive.H94])" office:value-type="float" office:value="1" calcext:value-type="float">
            <text:p>1,000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lasse_4</text:p>
          </table:table-cell>
          <table:table-cell table:formula="of:=IF(MAX([.D95:.M95])=[.D95];&quot;ACERTO&quot;;&quot;ERRO&quot;)" office:value-type="string" office:string-value="ERRO" calcext:value-type="string">
            <text:p>ERRO</text:p>
          </table:table-cell>
          <table:table-cell table:formula="of:=MAX([$Knn.D95];[$RandomForest.D95];[$BayesNaive.D95])" office:value-type="float" office:value="0.983" calcext:value-type="float">
            <text:p>0,98300</text:p>
          </table:table-cell>
          <table:table-cell table:formula="of:=MAX([$Knn.E95];[$RandomForest.E95];[$BayesNaive.E95])" office:value-type="float" office:value="0.132" calcext:value-type="float">
            <text:p>0,13200</text:p>
          </table:table-cell>
          <table:table-cell table:formula="of:=MAX([$Knn.F95];[$RandomForest.F95];[$BayesNaive.F95])" office:value-type="float" office:value="0.62" calcext:value-type="float">
            <text:p>0,62000</text:p>
          </table:table-cell>
          <table:table-cell table:formula="of:=MAX([$Knn.G95];[$RandomForest.G95];[$BayesNaive.G95])" office:value-type="float" office:value="0.033" calcext:value-type="float">
            <text:p>0,03300</text:p>
          </table:table-cell>
          <table:table-cell table:formula="of:=MAX([$Knn.H95];[$RandomForest.H95];[$BayesNaive.H95])" office:value-type="float" office:value="1" calcext:value-type="float">
            <text:p>1,000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lasse_4</text:p>
          </table:table-cell>
          <table:table-cell table:formula="of:=IF(MAX([.D96:.M96])=[.D96];&quot;ACERTO&quot;;&quot;ERRO&quot;)" office:value-type="string" office:string-value="ERRO" calcext:value-type="string">
            <text:p>ERRO</text:p>
          </table:table-cell>
          <table:table-cell table:formula="of:=MAX([$Knn.D96];[$RandomForest.D96];[$BayesNaive.D96])" office:value-type="float" office:value="0.4" calcext:value-type="float">
            <text:p>0,40000</text:p>
          </table:table-cell>
          <table:table-cell table:formula="of:=MAX([$Knn.E96];[$RandomForest.E96];[$BayesNaive.E96])" office:value-type="float" office:value="0.983" calcext:value-type="float">
            <text:p>0,98300</text:p>
          </table:table-cell>
          <table:table-cell table:formula="of:=MAX([$Knn.F96];[$RandomForest.F96];[$BayesNaive.F96])" office:value-type="float" office:value="0.004" calcext:value-type="float">
            <text:p>0,00400</text:p>
          </table:table-cell>
          <table:table-cell table:formula="of:=MAX([$Knn.G96];[$RandomForest.G96];[$BayesNaive.G96])" office:value-type="float" office:value="0.349" calcext:value-type="float">
            <text:p>0,34900</text:p>
          </table:table-cell>
          <table:table-cell table:formula="of:=MAX([$Knn.H96];[$RandomForest.H96];[$BayesNaive.H96])" office:value-type="float" office:value="0.411" calcext:value-type="float">
            <text:p>0,41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lasse_4</text:p>
          </table:table-cell>
          <table:table-cell table:formula="of:=IF(MAX([.D97:.M97])=[.D97];&quot;ACERTO&quot;;&quot;ERRO&quot;)" office:value-type="string" office:string-value="ERRO" calcext:value-type="string">
            <text:p>ERRO</text:p>
          </table:table-cell>
          <table:table-cell table:formula="of:=MAX([$Knn.D97];[$RandomForest.D97];[$BayesNaive.D97])" office:value-type="float" office:value="0.5" calcext:value-type="float">
            <text:p>0,50000</text:p>
          </table:table-cell>
          <table:table-cell table:formula="of:=MAX([$Knn.E97];[$RandomForest.E97];[$BayesNaive.E97])" office:value-type="float" office:value="0.983" calcext:value-type="float">
            <text:p>0,98300</text:p>
          </table:table-cell>
          <table:table-cell table:formula="of:=MAX([$Knn.F97];[$RandomForest.F97];[$BayesNaive.F97])" office:value-type="float" office:value="0.773" calcext:value-type="float">
            <text:p>0,77300</text:p>
          </table:table-cell>
          <table:table-cell table:formula="of:=MAX([$Knn.G97];[$RandomForest.G97];[$BayesNaive.G97])" office:value-type="float" office:value="0.004" calcext:value-type="float">
            <text:p>0,00400</text:p>
          </table:table-cell>
          <table:table-cell table:formula="of:=MAX([$Knn.H97];[$RandomForest.H97];[$BayesNaive.H97])" office:value-type="float" office:value="0.171" calcext:value-type="float">
            <text:p>0,171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lasse_4</text:p>
          </table:table-cell>
          <table:table-cell table:formula="of:=IF(MAX([.D98:.M98])=[.D98];&quot;ACERTO&quot;;&quot;ERRO&quot;)" office:value-type="string" office:string-value="ERRO" calcext:value-type="string">
            <text:p>ERRO</text:p>
          </table:table-cell>
          <table:table-cell table:formula="of:=MAX([$Knn.D98];[$RandomForest.D98];[$BayesNaive.D98])" office:value-type="float" office:value="0.5" calcext:value-type="float">
            <text:p>0,50000</text:p>
          </table:table-cell>
          <table:table-cell table:formula="of:=MAX([$Knn.E98];[$RandomForest.E98];[$BayesNaive.E98])" office:value-type="float" office:value="0.1" calcext:value-type="float">
            <text:p>0,10000</text:p>
          </table:table-cell>
          <table:table-cell table:formula="of:=MAX([$Knn.F98];[$RandomForest.F98];[$BayesNaive.F98])" office:value-type="float" office:value="0.1" calcext:value-type="float">
            <text:p>0,10000</text:p>
          </table:table-cell>
          <table:table-cell table:formula="of:=MAX([$Knn.G98];[$RandomForest.G98];[$BayesNaive.G98])" office:value-type="float" office:value="0.983" calcext:value-type="float">
            <text:p>0,98300</text:p>
          </table:table-cell>
          <table:table-cell table:formula="of:=MAX([$Knn.H98];[$RandomForest.H98];[$BayesNaive.H98])" office:value-type="float" office:value="0.517" calcext:value-type="float">
            <text:p>0,517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lasse_4</text:p>
          </table:table-cell>
          <table:table-cell table:formula="of:=IF(MAX([.D99:.M99])=[.D99];&quot;ACERTO&quot;;&quot;ERRO&quot;)" office:value-type="string" office:string-value="ERRO" calcext:value-type="string">
            <text:p>ERRO</text:p>
          </table:table-cell>
          <table:table-cell table:formula="of:=MAX([$Knn.D99];[$RandomForest.D99];[$BayesNaive.D99])" office:value-type="float" office:value="0.2" calcext:value-type="float">
            <text:p>0,20000</text:p>
          </table:table-cell>
          <table:table-cell table:formula="of:=MAX([$Knn.E99];[$RandomForest.E99];[$BayesNaive.E99])" office:value-type="float" office:value="0.4" calcext:value-type="float">
            <text:p>0,40000</text:p>
          </table:table-cell>
          <table:table-cell table:formula="of:=MAX([$Knn.F99];[$RandomForest.F99];[$BayesNaive.F99])" office:value-type="float" office:value="0.931" calcext:value-type="float">
            <text:p>0,93100</text:p>
          </table:table-cell>
          <table:table-cell table:formula="of:=MAX([$Knn.G99];[$RandomForest.G99];[$BayesNaive.G99])" office:value-type="float" office:value="0.983" calcext:value-type="float">
            <text:p>0,98300</text:p>
          </table:table-cell>
          <table:table-cell table:formula="of:=MAX([$Knn.H99];[$RandomForest.H99];[$BayesNaive.H99])" office:value-type="float" office:value="0.1" calcext:value-type="float">
            <text:p>0,100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lasse_4</text:p>
          </table:table-cell>
          <table:table-cell table:formula="of:=IF(MAX([.D100:.M100])=[.D100];&quot;ACERTO&quot;;&quot;ERRO&quot;)" office:value-type="string" office:string-value="ERRO" calcext:value-type="string">
            <text:p>ERRO</text:p>
          </table:table-cell>
          <table:table-cell table:formula="of:=MAX([$Knn.D100];[$RandomForest.D100];[$BayesNaive.D100])" office:value-type="float" office:value="0.983" calcext:value-type="float">
            <text:p>0,98300</text:p>
          </table:table-cell>
          <table:table-cell table:formula="of:=MAX([$Knn.E100];[$RandomForest.E100];[$BayesNaive.E100])" office:value-type="float" office:value="0.99" calcext:value-type="float">
            <text:p>0,99000</text:p>
          </table:table-cell>
          <table:table-cell table:formula="of:=MAX([$Knn.F100];[$RandomForest.F100];[$BayesNaive.F100])" office:value-type="float" office:value="0.004" calcext:value-type="float">
            <text:p>0,00400</text:p>
          </table:table-cell>
          <table:table-cell table:formula="of:=MAX([$Knn.G100];[$RandomForest.G100];[$BayesNaive.G100])" office:value-type="float" office:value="0.2" calcext:value-type="float">
            <text:p>0,20000</text:p>
          </table:table-cell>
          <table:table-cell table:formula="of:=MAX([$Knn.H100];[$RandomForest.H100];[$BayesNaive.H100])" office:value-type="float" office:value="0.1" calcext:value-type="float">
            <text:p>0,100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lasse_4</text:p>
          </table:table-cell>
          <table:table-cell table:formula="of:=IF(MAX([.D101:.M101])=[.D101];&quot;ACERTO&quot;;&quot;ERRO&quot;)" office:value-type="string" office:string-value="ERRO" calcext:value-type="string">
            <text:p>ERRO</text:p>
          </table:table-cell>
          <table:table-cell table:formula="of:=MAX([$Knn.D101];[$RandomForest.D101];[$BayesNaive.D101])" office:value-type="float" office:value="0.5" calcext:value-type="float">
            <text:p>0,50000</text:p>
          </table:table-cell>
          <table:table-cell table:formula="of:=MAX([$Knn.E101];[$RandomForest.E101];[$BayesNaive.E101])" office:value-type="float" office:value="0.2" calcext:value-type="float">
            <text:p>0,20000</text:p>
          </table:table-cell>
          <table:table-cell table:formula="of:=MAX([$Knn.F101];[$RandomForest.F101];[$BayesNaive.F101])" office:value-type="float" office:value="0.792" calcext:value-type="float">
            <text:p>0,79200</text:p>
          </table:table-cell>
          <table:table-cell table:formula="of:=MAX([$Knn.G101];[$RandomForest.G101];[$BayesNaive.G101])" office:value-type="float" office:value="0.1" calcext:value-type="float">
            <text:p>0,10000</text:p>
          </table:table-cell>
          <table:table-cell table:formula="of:=MAX([$Knn.H101];[$RandomForest.H101];[$BayesNaive.H101])" office:value-type="float" office:value="0.983" calcext:value-type="float">
            <text:p>0,98300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/>
          <table:table-cell table:style-name="ce5" office:value-type="string" calcext:value-type="string">
            <text:p>ACERTO</text:p>
          </table:table-cell>
          <table:table-cell table:style-name="ce7" table:formula="of:=COUNTIF([.C3:.C302];&quot;ACERTO&quot;)" office:value-type="float" office:value="36" calcext:value-type="float">
            <text:p>36,00000</text:p>
          </table:table-cell>
          <table:table-cell table:style-name="ce9" table:formula="of:=[.C103]/300" office:value-type="percentage" office:value="0.12" calcext:value-type="percentage">
            <text:p>12,00%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 table:style-name="ce5" office:value-type="string" calcext:value-type="string">
            <text:p>ERRO</text:p>
          </table:table-cell>
          <table:table-cell table:style-name="ce7" table:formula="of:=COUNTIF([.C3:.C302];&quot;ERRO&quot;)" office:value-type="float" office:value="63" calcext:value-type="float">
            <text:p>63,00000</text:p>
          </table:table-cell>
          <table:table-cell table:style-name="ce9" table:formula="of:=[.C104]/300" office:value-type="percentage" office:value="0.21" calcext:value-type="percentage">
            <text:p>21,00%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5">
      <number:number number:decimal-places="5" loext:min-decimal-places="5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 style:data-style-name="N2" text:time-value="21:19:49.8872985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knn" style:display-name="PageStyle_kn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VM_5f_a" style:display-name="PageStyle_SVM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VM_5f_b" style:display-name="PageStyle_SVM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mploSoma" style:display-name="PageStyle_ExemploSom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15T18:16:53</meta:creation-date>
    <dc:date>2016-12-02T23:19:02.428263462</dc:date>
    <meta:editing-cycles>11</meta:editing-cycles>
    <meta:editing-duration>PT6H6M49S</meta:editing-duration>
    <meta:generator>LibreOffice/5.0.3.2$Linux_X86_64 LibreOffice_project/00m0$Build-2</meta:generator>
    <meta:document-statistic meta:table-count="5" meta:cell-count="4052" meta:object-count="0"/>
  </office:meta>
</office:document-meta>
</file>